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Footnote">
      <style:text-properties style:font-name="Noto Sans Mono" fo:font-size="7pt" officeooo:rsid="010d36c0" officeooo:paragraph-rsid="010d36c0" style:font-size-asian="7pt" style:font-size-complex="7pt"/>
    </style:style>
    <style:style style:name="P3" style:family="paragraph" style:parent-style-name="Footnote">
      <style:text-properties style:font-name="Noto Sans Mono" fo:font-size="7pt" officeooo:rsid="010e1b39" officeooo:paragraph-rsid="010e1b39" style:font-size-asian="7pt" style:font-size-complex="7pt"/>
    </style:style>
    <style:style style:name="P4" style:family="paragraph" style:parent-style-name="Footnote">
      <style:text-properties style:font-name="Noto Sans Mono" fo:font-size="7pt" officeooo:rsid="012956c5" officeooo:paragraph-rsid="012956c5" style:font-size-asian="6.09999990463257pt" style:font-size-complex="7pt"/>
    </style:style>
    <style:style style:name="P5" style:family="paragraph" style:parent-style-name="Footnote">
      <style:text-properties style:font-name="Noto Sans Mono" fo:font-size="7pt" officeooo:rsid="0134987a" officeooo:paragraph-rsid="0134987a" style:font-size-asian="6.09999990463257pt" style:font-size-complex="7pt"/>
    </style:style>
    <style:style style:name="P6" style:family="paragraph" style:parent-style-name="Footnote">
      <style:text-properties fo:font-size="8pt" officeooo:rsid="01c3e50a" officeooo:paragraph-rsid="01c3e50a" style:font-size-asian="8pt" style:font-size-complex="8pt"/>
    </style:style>
    <style:style style:name="P7" style:family="paragraph" style:parent-style-name="Footnote">
      <style:text-properties fo:font-size="8pt" officeooo:rsid="01ce783c" officeooo:paragraph-rsid="01ce783c" style:font-size-asian="7pt" style:font-size-complex="8pt"/>
    </style:style>
    <style:style style:name="P8" style:family="paragraph" style:parent-style-name="Footnote">
      <style:text-properties fo:font-size="8pt" officeooo:rsid="01e314cf" officeooo:paragraph-rsid="01e314cf" style:font-size-asian="7pt" style:font-size-complex="8pt"/>
    </style:style>
    <style:style style:name="P9" style:family="paragraph" style:parent-style-name="Footnote">
      <style:text-properties fo:font-size="8pt" officeooo:rsid="01e679aa" officeooo:paragraph-rsid="01e679aa" style:font-size-asian="7pt" style:font-size-complex="8pt"/>
    </style:style>
    <style:style style:name="P10" style:family="paragraph" style:parent-style-name="Footnote">
      <style:text-properties fo:font-size="8pt" officeooo:rsid="01efbd68" officeooo:paragraph-rsid="01efbd68" style:font-size-asian="7pt" style:font-size-complex="8pt"/>
    </style:style>
    <style:style style:name="P11" style:family="paragraph" style:parent-style-name="Footnote">
      <style:text-properties fo:font-size="8pt" officeooo:rsid="022a1f07" officeooo:paragraph-rsid="022a1f07" style:font-size-asian="7pt" style:font-size-complex="8pt"/>
    </style:style>
    <style:style style:name="P1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13" style:family="paragraph" style:parent-style-name="Standard">
      <style:text-properties fo:color="#ffffff" loext:opacity="100%" style:font-name="PT Mono" fo:font-size="8pt" officeooo:paragraph-rsid="0013202e" fo:background-color="transparent" style:font-size-asian="8pt" style:font-size-complex="8pt"/>
    </style:style>
    <style:style style:name="P14" style:family="paragraph" style:parent-style-name="Standard">
      <style:paragraph-properties fo:text-align="center" style:justify-single-word="false"/>
      <style:text-properties fo:color="#ffffff" loext:opacity="100%" style:font-name="PT Mono" fo:font-size="8pt" officeooo:paragraph-rsid="010cb7c2" fo:background-color="transparent" style:font-size-asian="8pt" style:font-size-complex="8pt"/>
    </style:style>
    <style:style style:name="P15" style:family="paragraph" style:parent-style-name="Standard">
      <style:paragraph-properties fo:text-align="center" style:justify-single-word="false" fo:break-before="page"/>
      <style:text-properties fo:color="#ffffff" loext:opacity="100%" style:font-name="PT Mono" fo:font-size="8pt" officeooo:paragraph-rsid="010cb7c2" fo:background-color="transparent" style:font-size-asian="8pt" style:font-size-complex="8pt"/>
    </style:style>
    <style:style style:name="P16" style:family="paragraph" style:parent-style-name="Standard">
      <style:paragraph-properties fo:text-align="start" style:justify-single-word="false"/>
      <style:text-properties fo:color="#ffffff" loext:opacity="100%" style:font-name="PT Mono" fo:font-size="8pt" officeooo:paragraph-rsid="010cb7c2" fo:background-color="transparent" style:font-size-asian="8pt" style:font-size-complex="8pt"/>
    </style:style>
    <style:style style:name="P17" style:family="paragraph" style:parent-style-name="Standard">
      <style:paragraph-properties fo:text-align="start" style:justify-single-word="false"/>
      <style:text-properties fo:color="#ffffff" loext:opacity="100%" style:font-name="PT Mono" fo:font-size="8pt" officeooo:rsid="010cf5d0" officeooo:paragraph-rsid="010cf5d0" fo:background-color="transparent" style:font-size-asian="8pt" style:font-size-complex="8pt"/>
    </style:style>
    <style:style style:name="P18" style:family="paragraph" style:parent-style-name="Standard">
      <style:paragraph-properties fo:text-align="justify" style:justify-single-word="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9"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0" style:family="paragraph" style:parent-style-name="Standard">
      <style:paragraph-properties fo:margin-left="2.954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1" style:family="paragraph" style:parent-style-name="Standard">
      <style:paragraph-properties fo:text-align="start" style:justify-single-word="false"/>
      <style:text-properties fo:color="#ffffff" loext:opacity="100%" style:font-name="PT Mono" fo:font-size="8pt" fo:font-style="italic" officeooo:rsid="011d84e4" officeooo:paragraph-rsid="011d84e4" fo:background-color="transparent" style:font-size-asian="8pt" style:font-style-asian="italic" style:font-size-complex="8pt" style:font-style-complex="italic"/>
    </style:style>
    <style:style style:name="P22" style:family="paragraph" style:parent-style-name="Standard">
      <style:paragraph-properties fo:text-align="start" style:justify-single-word="false"/>
      <style:text-properties fo:color="#ffffff" loext:opacity="100%" style:font-name="PT Mono" fo:font-size="8pt" fo:font-style="italic" officeooo:rsid="011e291f" officeooo:paragraph-rsid="011e291f" fo:background-color="transparent" style:font-size-asian="8pt" style:font-style-asian="italic" style:font-size-complex="8pt" style:font-style-complex="italic"/>
    </style:style>
    <style:style style:name="P23" style:family="paragraph" style:parent-style-name="Standard">
      <style:text-properties fo:color="#ffffff" loext:opacity="100%" style:font-name="PT Mono" fo:font-size="8pt" fo:font-style="italic" fo:font-weight="normal" officeooo:rsid="01218838" officeooo:paragraph-rsid="01225537" fo:background-color="transparent" style:font-size-asian="8pt" style:font-style-asian="italic" style:font-weight-asian="normal" style:font-size-complex="8pt" style:font-style-complex="italic" style:font-weight-complex="normal"/>
    </style:style>
    <style:style style:name="P24" style:family="paragraph" style:parent-style-name="Standard">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5" style:family="paragraph" style:parent-style-name="Standard">
      <style:paragraph-properties fo:margin-left="1.4772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6"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7"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8"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officeooo:paragraph-rsid="0124ab63" fo:background-color="transparent" style:font-size-asian="8pt" style:font-style-asian="italic" style:font-weight-asian="normal" style:font-size-complex="8pt" style:font-style-complex="italic"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officeooo:rsid="010d36c0" officeooo:paragraph-rsid="010cf5d0" fo:background-color="transparent" style:font-size-asian="8pt" style:font-style-asian="normal" style:font-size-complex="8pt" style:font-style-complex="normal"/>
    </style:style>
    <style:style style:name="P30" style:family="paragraph" style:parent-style-name="Standard">
      <style:paragraph-properties fo:text-align="start" style:justify-single-word="false"/>
      <style:text-properties fo:color="#ffffff" loext:opacity="100%" style:font-name="PT Mono" fo:font-size="8pt" fo:font-style="normal" officeooo:rsid="010e1b39" officeooo:paragraph-rsid="010cf5d0" fo:background-color="transparent" style:font-size-asian="8pt" style:font-style-asian="normal" style:font-size-complex="8pt" style:font-style-complex="normal"/>
    </style:style>
    <style:style style:name="P31" style:family="paragraph" style:parent-style-name="Standard">
      <style:paragraph-properties fo:text-align="center" style:justify-single-word="false"/>
      <style:text-properties fo:color="#ffffff" loext:opacity="100%" style:font-name="PT Mono" fo:font-size="8pt" fo:font-style="normal" officeooo:rsid="0119599a" officeooo:paragraph-rsid="0116d2d9" fo:background-color="transparent" style:font-size-asian="8pt" style:font-style-asian="normal" style:font-size-complex="8pt" style:font-style-complex="normal"/>
    </style:style>
    <style:style style:name="P32" style:family="paragraph" style:parent-style-name="Standard">
      <style:paragraph-properties fo:text-align="start" style:justify-single-word="false"/>
      <style:text-properties fo:color="#ffffff" loext:opacity="100%" style:font-name="PT Mono" fo:font-size="8pt" fo:font-style="normal" officeooo:rsid="011d84e4" officeooo:paragraph-rsid="011b4787" fo:background-color="transparent" style:font-size-asian="8pt" style:font-style-asian="normal" style:font-size-complex="8pt" style:font-style-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11f27c7" officeooo:paragraph-rsid="011f27c7"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bold" officeooo:rsid="011f27c7" officeooo:paragraph-rsid="011f27c7" fo:background-color="transparent" style:font-size-asian="8pt" style:font-style-asian="normal" style:font-weight-asian="bold" style:font-size-complex="8pt" style:font-style-complex="normal" style:font-weight-complex="bold"/>
    </style:style>
    <style:style style:name="P35" style:family="paragraph" style:parent-style-name="Standard">
      <style:text-properties fo:color="#ffffff" loext:opacity="100%" style:font-name="PT Mono" fo:font-size="8pt" fo:font-weight="normal" officeooo:rsid="0120c6b4" fo:background-color="transparent" style:font-size-asian="8pt" style:font-weight-asian="normal" style:font-size-complex="8pt" style:font-weight-complex="normal"/>
    </style:style>
    <style:style style:name="P36" style:family="paragraph" style:parent-style-name="Standard">
      <style:text-properties fo:color="#ffffff" loext:opacity="100%" style:font-name="PT Mono" fo:font-size="8pt" fo:font-weight="normal" officeooo:rsid="01218838" fo:background-color="transparent" style:font-size-asian="8pt" style:font-weight-asian="normal" style:font-size-complex="8pt" style:font-weight-complex="normal"/>
    </style:style>
    <style:style style:name="P37"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margin-right="0in" fo:text-align="center" style:justify-single-word="false" fo:text-indent="0in" style:auto-text-indent="false" fo:break-before="pag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2ff9a0"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31aac3"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7" style:family="paragraph" style:parent-style-name="Standard">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ef02f"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dec50"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f7232" officeooo:paragraph-rsid="013f723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150e4"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center" style:justify-single-word="false" fo:break-before="pag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6effc" officeooo:paragraph-rsid="0146effc"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a7b2d" officeooo:paragraph-rsid="014a7b2d"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bold" officeooo:rsid="0131aac3" officeooo:paragraph-rsid="0131aac3" fo:background-color="transparent" style:font-size-asian="8pt" style:font-style-asian="normal" style:font-weight-asian="bold" style:font-size-complex="8pt" style:font-style-complex="normal" style:font-weight-complex="bold"/>
    </style:style>
    <style:style style:name="P6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3f7232" officeooo:paragraph-rsid="013f7232" fo:background-color="transparent" style:font-size-asian="8pt" style:font-style-asian="normal" style:font-weight-asian="bold" style:font-size-complex="8pt" style:font-style-complex="normal" style:font-weight-complex="bold"/>
    </style:style>
    <style:style style:name="P63" style:family="paragraph" style:parent-style-name="Standard">
      <style:paragraph-properties fo:text-align="end"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5" style:family="paragraph" style:parent-style-name="Standard">
      <style:text-properties style:font-name="PT Mono" officeooo:paragraph-rsid="0013202e"/>
    </style:style>
    <style:style style:name="P66" style:family="paragraph" style:parent-style-name="Standard">
      <style:text-properties style:font-name="PT Mono" officeooo:paragraph-rsid="010cb7c2"/>
    </style:style>
    <style:style style:name="P67" style:family="paragraph" style:parent-style-name="Standard">
      <style:paragraph-properties fo:text-align="start" style:justify-single-word="false"/>
      <style:text-properties style:font-name="PT Mono" fo:font-style="italic" officeooo:rsid="010cf5d0" officeooo:paragraph-rsid="010cf5d0" style:font-style-asian="italic" style:font-style-complex="italic"/>
    </style:style>
    <style:style style:name="P68" style:family="paragraph" style:parent-style-name="Standard">
      <style:paragraph-properties fo:text-align="start" style:justify-single-word="false"/>
      <style:text-properties style:font-name="PT Mono" fo:font-style="italic" officeooo:rsid="011114c2" officeooo:paragraph-rsid="0116d2d9" style:font-style-asian="italic" style:font-style-complex="italic"/>
    </style:style>
    <style:style style:name="P69" style:family="paragraph" style:parent-style-name="Standard">
      <style:paragraph-properties fo:text-align="start" style:justify-single-word="false"/>
      <style:text-properties style:font-name="PT Mono" fo:font-style="italic" officeooo:rsid="011b4787" officeooo:paragraph-rsid="011b4787" style:font-style-asian="italic" style:font-style-complex="italic"/>
    </style:style>
    <style:style style:name="P70" style:family="paragraph" style:parent-style-name="Standard">
      <style:text-properties style:font-name="PT Mono"/>
    </style:style>
    <style:style style:name="P71" style:family="paragraph" style:parent-style-name="Standard">
      <style:paragraph-properties fo:margin-left="0in" fo:margin-right="0in" fo:text-align="start" style:justify-single-word="false" fo:text-indent="0in" style:auto-text-indent="false"/>
      <style:text-properties style:font-name="PT Mono" fo:font-style="normal" officeooo:paragraph-rsid="01237a45"/>
    </style:style>
    <style:style style:name="P72" style:family="paragraph" style:parent-style-name="Standard">
      <style:paragraph-properties fo:margin-left="0in" fo:margin-right="0in" fo:text-align="start" style:justify-single-word="false" fo:text-indent="0in" style:auto-text-indent="false"/>
      <style:text-properties style:font-name="PT Mono" fo:font-style="normal" officeooo:paragraph-rsid="0127feb2"/>
    </style:style>
    <style:style style:name="P73" style:family="paragraph" style:parent-style-name="Standard">
      <style:paragraph-properties fo:margin-left="0in" fo:margin-right="0in" fo:text-align="start" style:justify-single-word="false" fo:text-indent="0in" style:auto-text-indent="false"/>
      <style:text-properties style:font-name="PT Mono" fo:font-style="normal" officeooo:rsid="0127feb2" officeooo:paragraph-rsid="0127feb2"/>
    </style:style>
    <style:style style:name="P74" style:family="paragraph" style:parent-style-name="Standard">
      <style:paragraph-properties fo:margin-left="0in" fo:margin-right="0in" fo:text-align="start" style:justify-single-word="false" fo:text-indent="0in" style:auto-text-indent="false"/>
      <style:text-properties style:font-name="PT Mono" fo:font-style="normal" officeooo:rsid="0131b117" officeooo:paragraph-rsid="0131b117"/>
    </style:style>
    <style:style style:name="P75"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2ff9a0"/>
    </style:style>
    <style:style style:name="P76"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31aac3"/>
    </style:style>
    <style:style style:name="P77" style:family="paragraph" style:parent-style-name="Standard">
      <style:paragraph-properties fo:margin-left="0in" fo:margin-right="0in" fo:text-align="start" style:justify-single-word="false" fo:text-indent="0in" style:auto-text-indent="false"/>
      <style:text-properties style:font-name="PT Mono" fo:font-style="normal" officeooo:rsid="012ff9a0" officeooo:paragraph-rsid="0131aac3"/>
    </style:style>
    <style:style style:name="P78" style:family="paragraph" style:parent-style-name="Standard">
      <style:paragraph-properties fo:margin-left="0in" fo:margin-right="0in" fo:text-align="start" style:justify-single-word="false" fo:text-indent="0in" style:auto-text-indent="false"/>
      <style:text-properties style:font-name="PT Mono" fo:font-style="normal" officeooo:rsid="0135b51b" officeooo:paragraph-rsid="0135b51b"/>
    </style:style>
    <style:style style:name="P79" style:family="paragraph" style:parent-style-name="Standard">
      <style:paragraph-properties fo:text-align="start" style:justify-single-word="false"/>
      <style:text-properties style:font-name="PT Mono" officeooo:rsid="013dec50" officeooo:paragraph-rsid="013ef02f"/>
    </style:style>
    <style:style style:name="P80" style:family="paragraph" style:parent-style-name="Standard">
      <style:paragraph-properties fo:text-align="start" style:justify-single-word="false"/>
      <style:text-properties style:font-name="PT Mono" officeooo:rsid="013dec50" officeooo:paragraph-rsid="013dec50"/>
    </style:style>
    <style:style style:name="P81" style:family="paragraph" style:parent-style-name="Standard">
      <style:text-properties style:font-name="PT Mono" fo:font-size="8pt" style:font-size-asian="8pt" style:font-size-complex="8pt"/>
    </style:style>
    <style:style style:name="P82" style:family="paragraph" style:parent-style-name="Standard">
      <style:paragraph-properties fo:text-align="start" style:justify-single-word="false" fo:break-before="page"/>
      <style:text-properties style:font-name="PT Mono" fo:font-size="8pt" officeooo:rsid="014f6884" officeooo:paragraph-rsid="014f6884" style:font-size-asian="8pt" style:font-size-complex="8pt"/>
    </style:style>
    <style:style style:name="P83" style:family="paragraph" style:parent-style-name="Standard">
      <style:paragraph-properties fo:text-align="start" style:justify-single-word="false"/>
      <style:text-properties style:font-name="PT Mono" fo:font-size="8pt" officeooo:rsid="014f6884" officeooo:paragraph-rsid="014f6884" style:font-size-asian="8pt" style:font-size-complex="8pt"/>
    </style:style>
    <style:style style:name="P84" style:family="paragraph" style:parent-style-name="Standard">
      <style:paragraph-properties fo:text-align="start" style:justify-single-word="false"/>
      <style:text-properties style:font-name="PT Mono" fo:font-size="8pt" officeooo:rsid="01589b68" officeooo:paragraph-rsid="01589b68" style:font-size-asian="8pt" style:font-size-complex="8pt"/>
    </style:style>
    <style:style style:name="P85" style:family="paragraph" style:parent-style-name="Standard">
      <style:paragraph-properties fo:margin-left="0in" fo:text-align="start" style:justify-single-word="false" fo:text-indent="0in" style:auto-text-indent="false"/>
      <style:text-properties style:font-name="PT Mono" fo:font-size="8pt" officeooo:paragraph-rsid="020a15ac" style:font-size-asian="8pt" style:font-size-complex="8pt"/>
    </style:style>
    <style:style style:name="P86" style:family="paragraph" style:parent-style-name="Standard">
      <style:paragraph-properties fo:margin-left="0in" fo:text-align="start" style:justify-single-word="false" fo:text-indent="0in" style:auto-text-indent="false"/>
      <style:text-properties style:font-name="PT Mono" fo:font-size="8pt" officeooo:rsid="020e99cf" officeooo:paragraph-rsid="020e99cf" style:font-size-asian="8pt" style:font-size-complex="8pt"/>
    </style:style>
    <style:style style:name="P87" style:family="paragraph" style:parent-style-name="Standard">
      <style:paragraph-properties fo:margin-left="0in" fo:text-align="start" style:justify-single-word="false" fo:text-indent="0in" style:auto-text-indent="false"/>
      <style:text-properties style:font-name="PT Mono" fo:font-size="8pt" officeooo:rsid="020f7b6f" officeooo:paragraph-rsid="020f7b6f" style:font-size-asian="8pt" style:font-size-complex="8pt"/>
    </style:style>
    <style:style style:name="P88" style:family="paragraph" style:parent-style-name="Standard">
      <style:paragraph-properties fo:margin-left="0in" fo:text-align="start" style:justify-single-word="false" fo:text-indent="0in" style:auto-text-indent="false"/>
      <style:text-properties style:font-name="PT Mono" fo:font-size="8pt" officeooo:rsid="020f7b6f" officeooo:paragraph-rsid="021379ac" style:font-size-asian="8pt" style:font-size-complex="8pt"/>
    </style:style>
    <style:style style:name="P89" style:family="paragraph" style:parent-style-name="Standard">
      <style:text-properties style:font-name="PT Mono" fo:font-size="8pt" fo:font-style="normal" officeooo:rsid="014caf54" style:font-size-asian="8pt" style:font-style-asian="normal" style:font-size-complex="8pt" style:font-style-complex="normal"/>
    </style:style>
    <style:style style:name="P90" style:family="paragraph" style:parent-style-name="Standard">
      <style:text-properties style:font-name="PT Mono" fo:font-size="8pt" fo:font-style="normal" officeooo:rsid="014caf54" officeooo:paragraph-rsid="014caf54" style:font-size-asian="8pt" style:font-style-asian="normal" style:font-size-complex="8pt" style:font-style-complex="normal"/>
    </style:style>
    <style:style style:name="P91" style:family="paragraph" style:parent-style-name="Standard">
      <style:paragraph-properties fo:text-align="center" style:justify-single-word="false"/>
      <style:text-properties style:font-name="PT Mono" fo:font-size="8pt" fo:font-style="normal" officeooo:rsid="014caf54" officeooo:paragraph-rsid="014caf54" style:font-size-asian="8pt" style:font-style-asian="normal" style:font-size-complex="8pt" style:font-style-complex="normal"/>
    </style:style>
    <style:style style:name="P92" style:family="paragraph" style:parent-style-name="Standard">
      <style:paragraph-properties fo:text-align="start"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3" style:family="paragraph" style:parent-style-name="Standard">
      <style:paragraph-properties fo:text-align="center"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4" style:family="paragraph" style:parent-style-name="Standard">
      <style:paragraph-properties fo:text-align="start" style:justify-single-word="false"/>
      <style:text-properties style:font-name="PT Mono" fo:font-size="8pt" fo:font-style="normal" officeooo:rsid="01589b68" officeooo:paragraph-rsid="01589b68" style:font-size-asian="8pt" style:font-style-asian="normal" style:font-size-complex="8pt" style:font-style-complex="normal"/>
    </style:style>
    <style:style style:name="P95" style:family="paragraph" style:parent-style-name="Standard">
      <style:paragraph-properties fo:text-align="start" style:justify-single-word="false"/>
      <style:text-properties style:font-name="PT Mono" fo:font-size="8pt" fo:font-style="normal" fo:font-weight="bold" officeooo:rsid="0159d683" officeooo:paragraph-rsid="0159d683" style:font-size-asian="8pt" style:font-style-asian="normal" style:font-weight-asian="bold" style:font-size-complex="8pt" style:font-style-complex="normal" style:font-weight-complex="bold"/>
    </style:style>
    <style:style style:name="P96"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bold" officeooo:rsid="0162408d" officeooo:paragraph-rsid="01638894" style:font-size-asian="8pt" style:font-style-asian="normal" style:font-weight-asian="bold" style:font-size-complex="8pt" style:font-style-complex="normal" style:font-weight-complex="bold"/>
    </style:style>
    <style:style style:name="P97" style:family="paragraph" style:parent-style-name="Standard">
      <style:paragraph-properties fo:text-align="end"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8" style:family="paragraph" style:parent-style-name="Standard">
      <style:paragraph-properties fo:text-align="start"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9" style:family="paragraph" style:parent-style-name="Standard">
      <style:paragraph-properties fo:text-align="end"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0" style:family="paragraph" style:parent-style-name="Standard">
      <style:paragraph-properties fo:text-align="start"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1" style:family="paragraph" style:parent-style-name="Standard">
      <style:paragraph-properties fo:text-align="start" style:justify-single-word="false"/>
      <style:text-properties style:font-name="PT Mono" fo:font-size="8pt" fo:font-style="normal" fo:font-weight="bold" officeooo:rsid="01822e28" officeooo:paragraph-rsid="01822e28" style:font-size-asian="8pt" style:font-style-asian="normal" style:font-weight-asian="bold" style:font-size-complex="8pt" style:font-style-complex="normal" style:font-weight-complex="bold"/>
    </style:style>
    <style:style style:name="P102" style:family="paragraph" style:parent-style-name="Standard">
      <style:paragraph-properties fo:text-align="start"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3" style:family="paragraph" style:parent-style-name="Standard">
      <style:paragraph-properties fo:text-align="end"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4" style:family="paragraph" style:parent-style-name="Standard">
      <style:paragraph-properties fo:text-align="start"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105" style:family="paragraph" style:parent-style-name="Standard">
      <style:paragraph-properties fo:text-align="start" style:justify-single-word="false"/>
      <style:text-properties style:font-name="PT Mono" fo:font-size="8pt" fo:font-style="normal" fo:font-weight="bold" officeooo:rsid="019c7ffa" officeooo:paragraph-rsid="019dbc38" style:font-size-asian="8pt" style:font-style-asian="normal" style:font-weight-asian="bold" style:font-size-complex="8pt" style:font-style-complex="normal" style:font-weight-complex="bold"/>
    </style:style>
    <style:style style:name="P106" style:family="paragraph" style:parent-style-name="Standard">
      <style:paragraph-properties fo:text-align="start" style:justify-single-word="false"/>
      <style:text-properties style:font-name="PT Mono" fo:font-size="8pt" fo:font-style="normal" fo:font-weight="bold" officeooo:rsid="01a115e3" officeooo:paragraph-rsid="01a115e3" style:font-size-asian="8pt" style:font-style-asian="normal" style:font-weight-asian="bold" style:font-size-complex="8pt" style:font-style-complex="normal" style:font-weight-complex="bold"/>
    </style:style>
    <style:style style:name="P107" style:family="paragraph" style:parent-style-name="Standard">
      <style:paragraph-properties fo:text-align="start" style:justify-single-word="false"/>
      <style:text-properties style:font-name="PT Mono" fo:font-size="8pt" fo:font-style="normal" fo:font-weight="bold" officeooo:rsid="01a115e3" officeooo:paragraph-rsid="01a27e9f" style:font-size-asian="8pt" style:font-style-asian="normal" style:font-weight-asian="bold" style:font-size-complex="8pt" style:font-style-complex="normal" style:font-weight-complex="bold"/>
    </style:style>
    <style:style style:name="P108" style:family="paragraph" style:parent-style-name="Standard">
      <style:paragraph-properties fo:text-align="start"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09" style:family="paragraph" style:parent-style-name="Standard">
      <style:paragraph-properties fo:text-align="start" style:justify-single-word="fals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10" style:family="paragraph" style:parent-style-name="Standard">
      <style:paragraph-properties fo:text-align="start" style:justify-single-word="false"/>
      <style:text-properties style:font-name="PT Mono" fo:font-size="8pt" fo:font-style="normal" fo:font-weight="bold" officeooo:rsid="01a7cad0" officeooo:paragraph-rsid="01a7cad0" style:font-size-asian="8pt" style:font-style-asian="normal" style:font-weight-asian="bold" style:font-size-complex="8pt" style:font-style-complex="normal" style:font-weight-complex="bold"/>
    </style:style>
    <style:style style:name="P11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1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1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20f00" style:font-size-asian="8pt" style:font-style-asian="normal" style:font-weight-asian="bold" style:font-size-complex="8pt" style:font-style-complex="normal" style:font-weight-complex="bold"/>
    </style:style>
    <style:style style:name="P11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1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59ddd" style:font-size-asian="8pt" style:font-style-asian="normal" style:font-weight-asian="bold" style:font-size-complex="8pt" style:font-style-complex="normal" style:font-weight-complex="bold"/>
    </style:style>
    <style:style style:name="P116"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1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2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bd8706" style:font-size-asian="8pt" style:font-style-asian="normal" style:font-weight-asian="bold" style:font-size-complex="8pt" style:font-style-complex="normal" style:font-weight-complex="bold"/>
    </style:style>
    <style:style style:name="P12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c020e2" style:font-size-asian="8pt" style:font-style-asian="normal" style:font-weight-asian="bold" style:font-size-complex="8pt" style:font-style-complex="normal" style:font-weight-complex="bold"/>
    </style:style>
    <style:style style:name="P122"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85b6" style:font-size-asian="8pt" style:font-style-asian="normal" style:font-weight-asian="bold" style:font-size-complex="8pt" style:font-style-complex="normal" style:font-weight-complex="bold"/>
    </style:style>
    <style:style style:name="P12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72cef" style:font-size-asian="8pt" style:font-style-asian="normal" style:font-weight-asian="bold" style:font-size-complex="8pt" style:font-style-complex="normal" style:font-weight-complex="bold"/>
    </style:style>
    <style:style style:name="P12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ba5c1" officeooo:paragraph-rsid="01cba5c1" style:font-size-asian="8pt" style:font-style-asian="normal" style:font-weight-asian="bold" style:font-size-complex="8pt" style:font-style-complex="normal" style:font-weight-complex="bold"/>
    </style:style>
    <style:style style:name="P12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cba5c1" style:font-size-asian="8pt" style:font-style-asian="normal" style:font-weight-asian="bold" style:font-size-complex="8pt" style:font-style-complex="normal" style:font-weight-complex="bold"/>
    </style:style>
    <style:style style:name="P12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d346a8" style:font-size-asian="8pt" style:font-style-asian="normal" style:font-weight-asian="bold" style:font-size-complex="8pt" style:font-style-complex="normal" style:font-weight-complex="bold"/>
    </style:style>
    <style:style style:name="P12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58561" style:font-size-asian="8pt" style:font-style-asian="normal" style:font-weight-asian="bold" style:font-size-complex="8pt" style:font-style-complex="normal" style:font-weight-complex="bold"/>
    </style:style>
    <style:style style:name="P13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2bde" style:font-size-asian="8pt" style:font-style-asian="normal" style:font-weight-asian="bold" style:font-size-complex="8pt" style:font-style-complex="normal" style:font-weight-complex="bold"/>
    </style:style>
    <style:style style:name="P13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7eb9" style:font-size-asian="8pt" style:font-style-asian="normal" style:font-weight-asian="bold" style:font-size-complex="8pt" style:font-style-complex="normal" style:font-weight-complex="bold"/>
    </style:style>
    <style:style style:name="P13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a3a1" style:font-size-asian="8pt" style:font-style-asian="normal" style:font-weight-asian="bold" style:font-size-complex="8pt" style:font-style-complex="normal" style:font-weight-complex="bold"/>
    </style:style>
    <style:style style:name="P13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7eb9" style:font-size-asian="8pt" style:font-style-asian="normal" style:font-weight-asian="bold" style:font-size-complex="8pt" style:font-style-complex="normal" style:font-weight-complex="bold"/>
    </style:style>
    <style:style style:name="P13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7eb9" officeooo:paragraph-rsid="01e04a53" style:font-size-asian="8pt" style:font-style-asian="normal" style:font-weight-asian="bold" style:font-size-complex="8pt" style:font-style-complex="normal" style:font-weight-complex="bold"/>
    </style:style>
    <style:style style:name="P13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0d63f" officeooo:paragraph-rsid="01e0d63f" style:font-size-asian="8pt" style:font-style-asian="normal" style:font-weight-asian="bold" style:font-size-complex="8pt" style:font-style-complex="normal" style:font-weight-complex="bold"/>
    </style:style>
    <style:style style:name="P13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3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4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5fe8" officeooo:paragraph-rsid="01e85fe8" style:font-size-asian="8pt" style:font-style-asian="normal" style:font-weight-asian="bold" style:font-size-complex="8pt" style:font-style-complex="normal" style:font-weight-complex="bold"/>
    </style:style>
    <style:style style:name="P14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8e77f" style:font-size-asian="8pt" style:font-style-asian="normal" style:font-weight-asian="bold" style:font-size-complex="8pt" style:font-style-complex="normal" style:font-weight-complex="bold"/>
    </style:style>
    <style:style style:name="P14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97e7e" style:font-size-asian="8pt" style:font-style-asian="normal" style:font-weight-asian="bold" style:font-size-complex="8pt" style:font-style-complex="normal" style:font-weight-complex="bold"/>
    </style:style>
    <style:style style:name="P14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c01e2" officeooo:paragraph-rsid="01ec01e2" style:font-size-asian="8pt" style:font-style-asian="normal" style:font-weight-asian="bold" style:font-size-complex="8pt" style:font-style-complex="normal" style:font-weight-complex="bold"/>
    </style:style>
    <style:style style:name="P14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fbd68" officeooo:paragraph-rsid="01efbd68" style:font-size-asian="8pt" style:font-style-asian="normal" style:font-weight-asian="bold" style:font-size-complex="8pt" style:font-style-complex="normal" style:font-weight-complex="bold"/>
    </style:style>
    <style:style style:name="P14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7ea67" style:font-size-asian="8pt" style:font-style-asian="normal" style:font-weight-asian="bold" style:font-size-complex="8pt" style:font-style-complex="normal" style:font-weight-complex="bold"/>
    </style:style>
    <style:style style:name="P14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f1ee7" style:font-size-asian="8pt" style:font-style-asian="normal" style:font-weight-asian="bold" style:font-size-complex="8pt" style:font-style-complex="normal" style:font-weight-complex="bold"/>
    </style:style>
    <style:style style:name="P14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4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f1ee7" style:font-size-asian="8pt" style:font-style-asian="normal" style:font-weight-asian="bold" style:font-size-complex="8pt" style:font-style-complex="normal" style:font-weight-complex="bold"/>
    </style:style>
    <style:style style:name="P14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5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d0ece" officeooo:paragraph-rsid="01fd0ece" style:font-size-asian="8pt" style:font-style-asian="normal" style:font-weight-asian="bold" style:font-size-complex="8pt" style:font-style-complex="normal" style:font-weight-complex="bold"/>
    </style:style>
    <style:style style:name="P15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5b79" officeooo:paragraph-rsid="02005b79" style:font-size-asian="8pt" style:font-style-asian="normal" style:font-weight-asian="bold" style:font-size-complex="8pt" style:font-style-complex="normal" style:font-weight-complex="bold"/>
    </style:style>
    <style:style style:name="P152"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5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5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55"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5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6844e" style:font-size-asian="8pt" style:font-style-asian="normal" style:font-weight-asian="bold" style:font-size-complex="8pt" style:font-style-complex="normal" style:font-weight-complex="bold"/>
    </style:style>
    <style:style style:name="P15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714ee" style:font-size-asian="8pt" style:font-style-asian="normal" style:font-weight-asian="bold" style:font-size-complex="8pt" style:font-style-complex="normal" style:font-weight-complex="bold"/>
    </style:style>
    <style:style style:name="P15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714ee" officeooo:paragraph-rsid="020714ee" style:font-size-asian="8pt" style:font-style-asian="normal" style:font-weight-asian="bold" style:font-size-complex="8pt" style:font-style-complex="normal" style:font-weight-complex="bold"/>
    </style:style>
    <style:style style:name="P15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a15ac" officeooo:paragraph-rsid="020a15ac" style:font-size-asian="8pt" style:font-style-asian="normal" style:font-weight-asian="bold" style:font-size-complex="8pt" style:font-style-complex="normal" style:font-weight-complex="bold"/>
    </style:style>
    <style:style style:name="P160" style:family="paragraph" style:parent-style-name="Standard">
      <style:paragraph-properties fo:margin-left="0.4925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61"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6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d3d39" officeooo:paragraph-rsid="022a1f07" style:font-size-asian="8pt" style:font-style-asian="normal" style:font-weight-asian="bold" style:font-size-complex="8pt" style:font-style-complex="normal" style:font-weight-complex="bold"/>
    </style:style>
    <style:style style:name="P16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e2176" style:font-size-asian="8pt" style:font-style-asian="normal" style:font-weight-asian="bold" style:font-size-complex="8pt" style:font-style-complex="normal" style:font-weight-complex="bold"/>
    </style:style>
    <style:style style:name="P16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fed40" style:font-size-asian="8pt" style:font-style-asian="normal" style:font-weight-asian="bold" style:font-size-complex="8pt" style:font-style-complex="normal" style:font-weight-complex="bold"/>
    </style:style>
    <style:style style:name="P16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370811" style:font-size-asian="8pt" style:font-style-asian="normal" style:font-weight-asian="bold" style:font-size-complex="8pt" style:font-style-complex="normal" style:font-weight-complex="bold"/>
    </style:style>
    <style:style style:name="P16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fed40" officeooo:paragraph-rsid="02302a49" style:font-size-asian="8pt" style:font-style-asian="normal" style:font-weight-asian="bold" style:font-size-complex="8pt" style:font-style-complex="normal" style:font-weight-complex="bold"/>
    </style:style>
    <style:style style:name="P16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1ee89" officeooo:paragraph-rsid="0231ee89" style:font-size-asian="8pt" style:font-style-asian="normal" style:font-weight-asian="bold" style:font-size-complex="8pt" style:font-style-complex="normal" style:font-weight-complex="bold"/>
    </style:style>
    <style:style style:name="P16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34cfbc" officeooo:paragraph-rsid="0234cfbc" style:font-size-asian="8pt" style:font-style-asian="normal" style:font-weight-asian="bold" style:font-size-complex="8pt" style:font-style-complex="normal" style:font-weight-complex="bold"/>
    </style:style>
    <style:style style:name="P16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4cfbc" officeooo:paragraph-rsid="0234cfbc" style:font-size-asian="8pt" style:font-style-asian="normal" style:font-weight-asian="bold" style:font-size-complex="8pt" style:font-style-complex="normal" style:font-weight-complex="bold"/>
    </style:style>
    <style:style style:name="P17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70811" officeooo:paragraph-rsid="02370811" style:font-size-asian="8pt" style:font-style-asian="normal" style:font-weight-asian="bold" style:font-size-complex="8pt" style:font-style-complex="normal" style:font-weight-complex="bold"/>
    </style:style>
    <style:style style:name="P17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9e100" officeooo:paragraph-rsid="0239e100" style:font-size-asian="8pt" style:font-style-asian="normal" style:font-weight-asian="bold" style:font-size-complex="8pt" style:font-style-complex="normal" style:font-weight-complex="bold"/>
    </style:style>
    <style:style style:name="P17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73" style:family="paragraph" style:parent-style-name="Standard">
      <style:paragraph-properties fo:margin-left="0in" fo:text-align="center" style:justify-single-word="false" fo:text-indent="0in" style:auto-text-indent="false" fo:break-before="pag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7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1e7f2e" officeooo:paragraph-rsid="021e7f2e" style:font-size-asian="8pt" style:font-style-asian="normal" style:font-weight-asian="bold" style:font-size-complex="8pt" style:font-style-complex="normal" style:font-weight-complex="bold"/>
    </style:style>
    <style:style style:name="P17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48a58" officeooo:paragraph-rsid="02248a58" style:font-size-asian="8pt" style:font-style-asian="normal" style:font-weight-asian="bold" style:font-size-complex="8pt" style:font-style-complex="normal" style:font-weight-complex="bold"/>
    </style:style>
    <style:style style:name="P176"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327ec" officeooo:paragraph-rsid="023f54e2" style:font-size-asian="8pt" style:font-style-asian="normal" style:font-weight-asian="bold" style:font-size-complex="8pt" style:font-style-complex="normal" style:font-weight-complex="bold"/>
    </style:style>
    <style:style style:name="P17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4327ec" officeooo:paragraph-rsid="023f54e2" style:font-size-asian="8pt" style:font-style-asian="normal" style:font-weight-asian="bold" style:font-size-complex="8pt" style:font-style-complex="normal" style:font-weight-complex="bold"/>
    </style:style>
    <style:style style:name="P17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5da9a" officeooo:paragraph-rsid="0245da9a" style:font-size-asian="8pt" style:font-style-asian="normal" style:font-weight-asian="bold" style:font-size-complex="8pt" style:font-style-complex="normal" style:font-weight-complex="bold"/>
    </style:style>
    <style:style style:name="P179"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dcc93" officeooo:paragraph-rsid="024dcc93" style:font-size-asian="8pt" style:font-style-asian="normal" style:font-weight-asian="bold" style:font-size-complex="8pt" style:font-style-complex="normal" style:font-weight-complex="bold"/>
    </style:style>
    <style:style style:name="P18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57d6c8" officeooo:paragraph-rsid="0257d6c8" style:font-size-asian="8pt" style:font-style-asian="normal" style:font-weight-asian="bold" style:font-size-complex="8pt" style:font-style-complex="normal" style:font-weight-complex="bold"/>
    </style:style>
    <style:style style:name="P181"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5bfe00" officeooo:paragraph-rsid="025bfe00" style:font-size-asian="8pt" style:font-style-asian="normal" style:font-weight-asian="bold" style:font-size-complex="8pt" style:font-style-complex="normal" style:font-weight-complex="bold"/>
    </style:style>
    <style:style style:name="P18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5cd2e3" officeooo:paragraph-rsid="025cd2e3" style:font-size-asian="8pt" style:font-style-asian="normal" style:font-weight-asian="bold" style:font-size-complex="8pt" style:font-style-complex="normal" style:font-weight-complex="bold"/>
    </style:style>
    <style:style style:name="P18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5f9a35" officeooo:paragraph-rsid="025f9a35" style:font-size-asian="8pt" style:font-style-asian="normal" style:font-weight-asian="bold" style:font-size-complex="8pt" style:font-style-complex="normal" style:font-weight-complex="bold"/>
    </style:style>
    <style:style style:name="P18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6b1483" officeooo:paragraph-rsid="026b1483" style:font-size-asian="8pt" style:font-style-asian="normal" style:font-weight-asian="bold" style:font-size-complex="8pt" style:font-style-complex="normal" style:font-weight-complex="bold"/>
    </style:style>
    <style:style style:name="P185"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9227de" officeooo:paragraph-rsid="029227de" style:font-size-asian="8pt" style:font-style-asian="normal" style:font-weight-asian="bold" style:font-size-complex="8pt" style:font-style-complex="normal" style:font-weight-complex="bold"/>
    </style:style>
    <style:style style:name="P18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975601" officeooo:paragraph-rsid="02975601" style:font-size-asian="8pt" style:font-style-asian="normal" style:font-weight-asian="bold" style:font-size-complex="8pt" style:font-style-complex="normal" style:font-weight-complex="bold"/>
    </style:style>
    <style:style style:name="P18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a7bf4e" officeooo:paragraph-rsid="02a7bf4e" style:font-size-asian="8pt" style:font-style-asian="normal" style:font-weight-asian="bold" style:font-size-complex="8pt" style:font-style-complex="normal" style:font-weight-complex="bold"/>
    </style:style>
    <style:style style:name="P18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b2aab5" officeooo:paragraph-rsid="02b2aab5" style:font-size-asian="8pt" style:font-style-asian="normal" style:font-weight-asian="bold" style:font-size-complex="8pt" style:font-style-complex="normal" style:font-weight-complex="bold"/>
    </style:style>
    <style:style style:name="P189" style:family="paragraph" style:parent-style-name="Standard">
      <style:paragraph-properties fo:text-align="start" style:justify-single-word="false"/>
      <style:text-properties style:font-name="PT Mono" fo:font-size="8pt" fo:font-style="normal" fo:font-weight="normal" officeooo:rsid="0159d683" officeooo:paragraph-rsid="0159d683" style:font-size-asian="8pt" style:font-style-asian="normal" style:font-weight-asian="normal" style:font-size-complex="8pt" style:font-style-complex="normal" style:font-weight-complex="normal"/>
    </style:style>
    <style:style style:name="P190" style:family="paragraph" style:parent-style-name="Standard">
      <style:paragraph-properties fo:text-align="start" style:justify-single-word="false"/>
      <style:text-properties style:font-name="PT Mono" fo:font-size="8pt" fo:font-style="normal" fo:font-weight="normal" officeooo:rsid="015b570e" officeooo:paragraph-rsid="0159d683" style:font-size-asian="8pt" style:font-style-asian="normal" style:font-weight-asian="normal" style:font-size-complex="8pt" style:font-style-complex="normal" style:font-weight-complex="normal"/>
    </style:style>
    <style:style style:name="P191" style:family="paragraph" style:parent-style-name="Standard">
      <style:paragraph-properties fo:text-align="start"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92" style:family="paragraph" style:parent-style-name="Standard">
      <style:paragraph-properties fo:text-align="center"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93" style:family="paragraph" style:parent-style-name="Standard">
      <style:paragraph-properties fo:text-align="start"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94" style:family="paragraph" style:parent-style-name="Standard">
      <style:paragraph-properties fo:text-align="center"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95" style:family="paragraph" style:parent-style-name="Standard">
      <style:paragraph-properties fo:text-align="start"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96" style:family="paragraph" style:parent-style-name="Standard">
      <style:paragraph-properties fo:text-align="center"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97" style:family="paragraph" style:parent-style-name="Standard">
      <style:paragraph-properties fo:text-align="start" style:justify-single-word="false"/>
      <style:text-properties style:font-name="PT Mono" fo:font-size="8pt" fo:font-style="normal" fo:font-weight="normal" officeooo:rsid="01617bc5" officeooo:paragraph-rsid="01617bc5" style:font-size-asian="8pt" style:font-style-asian="normal" style:font-weight-asian="normal" style:font-size-complex="8pt" style:font-style-complex="normal" style:font-weight-complex="normal"/>
    </style:style>
    <style:style style:name="P198"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normal" officeooo:rsid="0162408d" officeooo:paragraph-rsid="0162408d" style:font-size-asian="8pt" style:font-style-asian="normal" style:font-weight-asian="normal" style:font-size-complex="8pt" style:font-style-complex="normal" style:font-weight-complex="normal"/>
    </style:style>
    <style:style style:name="P199" style:family="paragraph" style:parent-style-name="Standard">
      <style:paragraph-properties fo:text-align="start"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200" style:family="paragraph" style:parent-style-name="Standard">
      <style:paragraph-properties fo:text-align="start" style:justify-single-word="false" fo:break-before="pag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201" style:family="paragraph" style:parent-style-name="Standard">
      <style:paragraph-properties fo:text-align="center"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202" style:family="paragraph" style:parent-style-name="Standard">
      <style:paragraph-properties fo:text-align="start"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203" style:family="paragraph" style:parent-style-name="Standard">
      <style:paragraph-properties fo:text-align="center"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204" style:family="paragraph" style:parent-style-name="Standard">
      <style:paragraph-properties fo:text-align="start" style:justify-single-word="false"/>
      <style:text-properties style:font-name="PT Mono" fo:font-size="8pt" fo:font-style="normal" fo:font-weight="normal" officeooo:rsid="0183e691" officeooo:paragraph-rsid="0183e691" style:font-size-asian="8pt" style:font-style-asian="normal" style:font-weight-asian="normal" style:font-size-complex="8pt" style:font-style-complex="normal" style:font-weight-complex="normal"/>
    </style:style>
    <style:style style:name="P205" style:family="paragraph" style:parent-style-name="Standard">
      <style:paragraph-properties fo:text-align="start"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6" style:family="paragraph" style:parent-style-name="Standard">
      <style:paragraph-properties fo:text-align="center"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7" style:family="paragraph" style:parent-style-name="Standard">
      <style:paragraph-properties fo:text-align="center" style:justify-single-word="false" fo:break-before="pag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8" style:family="paragraph" style:parent-style-name="Standard">
      <style:paragraph-properties fo:text-align="start" style:justify-single-word="false"/>
      <style:text-properties style:font-name="PT Mono" fo:font-size="8pt" fo:font-style="normal" fo:font-weight="normal" officeooo:rsid="01879257" officeooo:paragraph-rsid="0189b2f0" style:font-size-asian="8pt" style:font-style-asian="normal" style:font-weight-asian="normal" style:font-size-complex="8pt" style:font-style-complex="normal" style:font-weight-complex="normal"/>
    </style:style>
    <style:style style:name="P209" style:family="paragraph" style:parent-style-name="Standard">
      <style:paragraph-properties fo:text-align="start" style:justify-single-word="false"/>
      <style:text-properties style:font-name="PT Mono" fo:font-size="8pt" fo:font-style="normal" fo:font-weight="normal" officeooo:rsid="01879257" officeooo:paragraph-rsid="018757a7" style:font-size-asian="8pt" style:font-style-asian="normal" style:font-weight-asian="normal" style:font-size-complex="8pt" style:font-style-complex="normal" style:font-weight-complex="normal"/>
    </style:style>
    <style:style style:name="P210" style:family="paragraph" style:parent-style-name="Standard">
      <style:paragraph-properties fo:text-align="start" style:justify-single-word="false"/>
      <style:text-properties style:font-name="PT Mono" fo:font-size="8pt" fo:font-style="normal" fo:font-weight="normal" officeooo:rsid="0189b2f0" officeooo:paragraph-rsid="0189b2f0" style:font-size-asian="8pt" style:font-style-asian="normal" style:font-weight-asian="normal" style:font-size-complex="8pt" style:font-style-complex="normal" style:font-weight-complex="normal"/>
    </style:style>
    <style:style style:name="P211" style:family="paragraph" style:parent-style-name="Standard">
      <style:paragraph-properties fo:text-align="start" style:justify-single-word="false"/>
      <style:text-properties style:font-name="PT Mono" fo:font-size="8pt" fo:font-style="normal" fo:font-weight="normal" officeooo:rsid="018daa30" officeooo:paragraph-rsid="018daa30" style:font-size-asian="8pt" style:font-style-asian="normal" style:font-weight-asian="normal" style:font-size-complex="8pt" style:font-style-complex="normal" style:font-weight-complex="normal"/>
    </style:style>
    <style:style style:name="P212" style:family="paragraph" style:parent-style-name="Standard">
      <style:paragraph-properties fo:text-align="start" style:justify-single-word="false"/>
      <style:text-properties style:font-name="PT Mono" fo:font-size="8pt" fo:font-style="normal" fo:font-weight="normal" officeooo:rsid="018daa30" officeooo:paragraph-rsid="018f533d" style:font-size-asian="8pt" style:font-style-asian="normal" style:font-weight-asian="normal" style:font-size-complex="8pt" style:font-style-complex="normal" style:font-weight-complex="normal"/>
    </style:style>
    <style:style style:name="P213" style:family="paragraph" style:parent-style-name="Standard">
      <style:paragraph-properties fo:text-align="center"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14" style:family="paragraph" style:parent-style-name="Standard">
      <style:paragraph-properties fo:text-align="start"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15" style:family="paragraph" style:parent-style-name="Standard">
      <style:paragraph-properties fo:text-align="start" style:justify-single-word="false"/>
      <style:text-properties style:font-name="PT Mono" fo:font-size="8pt" fo:font-style="normal" fo:font-weight="normal" officeooo:rsid="0190b531" officeooo:paragraph-rsid="0190b531" style:font-size-asian="8pt" style:font-style-asian="normal" style:font-weight-asian="normal" style:font-size-complex="8pt" style:font-style-complex="normal" style:font-weight-complex="normal"/>
    </style:style>
    <style:style style:name="P216" style:family="paragraph" style:parent-style-name="Standard">
      <style:paragraph-properties fo:text-align="start" style:justify-single-word="false"/>
      <style:text-properties style:font-name="PT Mono" fo:font-size="8pt" fo:font-style="normal" fo:font-weight="normal" officeooo:rsid="019575a0" officeooo:paragraph-rsid="019575a0" style:font-size-asian="8pt" style:font-style-asian="normal" style:font-weight-asian="normal" style:font-size-complex="8pt" style:font-style-complex="normal" style:font-weight-complex="normal"/>
    </style:style>
    <style:style style:name="P217" style:family="paragraph" style:parent-style-name="Standard">
      <style:paragraph-properties fo:text-align="center"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18" style:family="paragraph" style:parent-style-name="Standard">
      <style:paragraph-properties fo:text-align="start"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19" style:family="paragraph" style:parent-style-name="Standard">
      <style:paragraph-properties fo:text-align="start"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20" style:family="paragraph" style:parent-style-name="Standard">
      <style:paragraph-properties fo:text-align="center"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21" style:family="paragraph" style:parent-style-name="Standard">
      <style:paragraph-properties fo:text-align="start" style:justify-single-word="false"/>
      <style:text-properties style:font-name="PT Mono" fo:font-size="8pt" fo:font-style="normal" fo:font-weight="normal" officeooo:rsid="01984360" officeooo:paragraph-rsid="01984360" style:font-size-asian="8pt" style:font-style-asian="normal" style:font-weight-asian="normal" style:font-size-complex="8pt" style:font-style-complex="normal" style:font-weight-complex="normal"/>
    </style:style>
    <style:style style:name="P222" style:family="paragraph" style:parent-style-name="Standard">
      <style:paragraph-properties fo:text-align="start" style:justify-single-word="false"/>
      <style:text-properties style:font-name="PT Mono" fo:font-size="8pt" fo:font-style="normal" fo:font-weight="normal" officeooo:rsid="0199a26c" officeooo:paragraph-rsid="0199a26c" style:font-size-asian="8pt" style:font-style-asian="normal" style:font-weight-asian="normal" style:font-size-complex="8pt" style:font-style-complex="normal" style:font-weight-complex="normal"/>
    </style:style>
    <style:style style:name="P223" style:family="paragraph" style:parent-style-name="Standard">
      <style:paragraph-properties fo:text-align="center"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24" style:family="paragraph" style:parent-style-name="Standard">
      <style:paragraph-properties fo:text-align="start"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25" style:family="paragraph" style:parent-style-name="Standard">
      <style:paragraph-properties fo:text-align="center"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26" style:family="paragraph" style:parent-style-name="Standard">
      <style:paragraph-properties fo:text-align="start"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27" style:family="paragraph" style:parent-style-name="Standard">
      <style:paragraph-properties fo:text-align="start" style:justify-single-word="false"/>
      <style:text-properties style:font-name="PT Mono" fo:font-size="8pt" fo:font-style="normal" fo:font-weight="normal" officeooo:rsid="0197b448" officeooo:paragraph-rsid="0197b448" style:font-size-asian="8pt" style:font-style-asian="normal" style:font-weight-asian="normal" style:font-size-complex="8pt" style:font-style-complex="normal" style:font-weight-complex="normal"/>
    </style:style>
    <style:style style:name="P228" style:family="paragraph" style:parent-style-name="Standard">
      <style:paragraph-properties fo:text-align="start" style:justify-single-word="false"/>
      <style:text-properties style:font-name="PT Mono" fo:font-size="8pt" fo:font-style="normal" fo:font-weight="normal" officeooo:rsid="019dbc38" officeooo:paragraph-rsid="019dbc38" style:font-size-asian="8pt" style:font-style-asian="normal" style:font-weight-asian="normal" style:font-size-complex="8pt" style:font-style-complex="normal" style:font-weight-complex="normal"/>
    </style:style>
    <style:style style:name="P229" style:family="paragraph" style:parent-style-name="Standard">
      <style:paragraph-properties fo:text-align="start" style:justify-single-word="false"/>
      <style:text-properties style:font-name="PT Mono" fo:font-size="8pt" fo:font-style="normal" fo:font-weight="normal" officeooo:rsid="01a27e9f" officeooo:paragraph-rsid="01a27e9f" style:font-size-asian="8pt" style:font-style-asian="normal" style:font-weight-asian="normal" style:font-size-complex="8pt" style:font-style-complex="normal" style:font-weight-complex="normal"/>
    </style:style>
    <style:style style:name="P230" style:family="paragraph" style:parent-style-name="Standard">
      <style:paragraph-properties fo:text-align="center" style:justify-single-word="false"/>
      <style:text-properties style:font-name="PT Mono" fo:font-size="8pt" fo:font-style="normal" fo:font-weight="normal" officeooo:rsid="01a27e9f" officeooo:paragraph-rsid="01a27e9f" style:font-size-asian="8pt" style:font-style-asian="normal" style:font-weight-asian="normal" style:font-size-complex="8pt" style:font-style-complex="normal" style:font-weight-complex="normal"/>
    </style:style>
    <style:style style:name="P231" style:family="paragraph" style:parent-style-name="Standard">
      <style:paragraph-properties fo:text-align="center" style:justify-single-word="false" fo:break-before="page"/>
      <style:text-properties style:font-name="PT Mono" fo:font-size="8pt" fo:font-style="normal" fo:font-weight="normal" officeooo:rsid="01a27e9f" officeooo:paragraph-rsid="01a67f61" style:font-size-asian="8pt" style:font-style-asian="normal" style:font-weight-asian="normal" style:font-size-complex="8pt" style:font-style-complex="normal" style:font-weight-complex="normal"/>
    </style:style>
    <style:style style:name="P232" style:family="paragraph" style:parent-style-name="Standard">
      <style:paragraph-properties fo:text-align="start" style:justify-single-word="false"/>
      <style:text-properties style:font-name="PT Mono" fo:font-size="8pt" fo:font-style="normal" fo:font-weight="normal" officeooo:rsid="01a4a1a7" officeooo:paragraph-rsid="01a27e9f" style:font-size-asian="8pt" style:font-style-asian="normal" style:font-weight-asian="normal" style:font-size-complex="8pt" style:font-style-complex="normal" style:font-weight-complex="normal"/>
    </style:style>
    <style:style style:name="P23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aca4cf" officeooo:paragraph-rsid="01ab17fa" style:font-size-asian="8pt" style:font-style-asian="normal" style:font-weight-asian="normal" style:font-size-complex="8pt" style:font-style-complex="normal" style:font-weight-complex="normal"/>
    </style:style>
    <style:style style:name="P23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03ab4" officeooo:paragraph-rsid="01b03ab4" style:font-size-asian="8pt" style:font-style-asian="normal" style:font-weight-asian="normal" style:font-size-complex="8pt" style:font-style-complex="normal" style:font-weight-complex="normal"/>
    </style:style>
    <style:style style:name="P23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03ab4" officeooo:paragraph-rsid="01b40450" style:font-size-asian="8pt" style:font-style-asian="normal" style:font-weight-asian="normal" style:font-size-complex="8pt" style:font-style-complex="normal" style:font-weight-complex="normal"/>
    </style:style>
    <style:style style:name="P23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03ab4" officeooo:paragraph-rsid="01b03ab4" style:font-size-asian="8pt" style:font-style-asian="normal" style:font-weight-asian="normal" style:font-size-complex="8pt" style:font-style-complex="normal" style:font-weight-complex="normal"/>
    </style:style>
    <style:style style:name="P23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03ab4" officeooo:paragraph-rsid="01b40450" style:font-size-asian="8pt" style:font-style-asian="normal" style:font-weight-asian="normal" style:font-size-complex="8pt" style:font-style-complex="normal" style:font-weight-complex="normal"/>
    </style:style>
    <style:style style:name="P23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38f6a" officeooo:paragraph-rsid="01b20f00" style:font-size-asian="8pt" style:font-style-asian="normal" style:font-weight-asian="normal" style:font-size-complex="8pt" style:font-style-complex="normal" style:font-weight-complex="normal"/>
    </style:style>
    <style:style style:name="P23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99897" officeooo:paragraph-rsid="01b40450" style:font-size-asian="8pt" style:font-style-asian="normal" style:font-weight-asian="normal" style:font-size-complex="8pt" style:font-style-complex="normal" style:font-weight-complex="normal"/>
    </style:style>
    <style:style style:name="P24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ae8cf" officeooo:paragraph-rsid="01bae8cf" style:font-size-asian="8pt" style:font-style-asian="normal" style:font-weight-asian="normal" style:font-size-complex="8pt" style:font-style-complex="normal" style:font-weight-complex="normal"/>
    </style:style>
    <style:style style:name="P24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ae8cf" officeooo:paragraph-rsid="01bae8cf" style:font-size-asian="8pt" style:font-style-asian="normal" style:font-weight-asian="normal" style:font-size-complex="8pt" style:font-style-complex="normal" style:font-weight-complex="normal"/>
    </style:style>
    <style:style style:name="P24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d8706" officeooo:paragraph-rsid="01bd8706" style:font-size-asian="8pt" style:font-style-asian="normal" style:font-weight-asian="normal" style:font-size-complex="8pt" style:font-style-complex="normal" style:font-weight-complex="normal"/>
    </style:style>
    <style:style style:name="P24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020e2" officeooo:paragraph-rsid="01c020e2" style:font-size-asian="8pt" style:font-style-asian="normal" style:font-weight-asian="normal" style:font-size-complex="8pt" style:font-style-complex="normal" style:font-weight-complex="normal"/>
    </style:style>
    <style:style style:name="P24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585b6" officeooo:paragraph-rsid="01c585b6" style:font-size-asian="8pt" style:font-style-asian="normal" style:font-weight-asian="normal" style:font-size-complex="8pt" style:font-style-complex="normal" style:font-weight-complex="normal"/>
    </style:style>
    <style:style style:name="P24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532f5" officeooo:paragraph-rsid="01c532f5" style:font-size-asian="8pt" style:font-style-asian="normal" style:font-weight-asian="normal" style:font-size-complex="8pt" style:font-style-complex="normal" style:font-weight-complex="normal"/>
    </style:style>
    <style:style style:name="P24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ba5c1" officeooo:paragraph-rsid="01cba5c1" style:font-size-asian="8pt" style:font-style-asian="normal" style:font-weight-asian="normal" style:font-size-complex="8pt" style:font-style-complex="normal" style:font-weight-complex="normal"/>
    </style:style>
    <style:style style:name="P24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346a8" officeooo:paragraph-rsid="01d346a8" style:font-size-asian="8pt" style:font-style-asian="normal" style:font-weight-asian="normal" style:font-size-complex="8pt" style:font-style-complex="normal" style:font-weight-complex="normal"/>
    </style:style>
    <style:style style:name="P24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346a8" officeooo:paragraph-rsid="01d58561" style:font-size-asian="8pt" style:font-style-asian="normal" style:font-weight-asian="normal" style:font-size-complex="8pt" style:font-style-complex="normal" style:font-weight-complex="normal"/>
    </style:style>
    <style:style style:name="P24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48515" officeooo:paragraph-rsid="01d346a8" style:font-size-asian="8pt" style:font-style-asian="normal" style:font-weight-asian="normal" style:font-size-complex="8pt" style:font-style-complex="normal" style:font-weight-complex="normal"/>
    </style:style>
    <style:style style:name="P25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99d71" officeooo:paragraph-rsid="01dba3a1" style:font-size-asian="8pt" style:font-style-asian="normal" style:font-weight-asian="normal" style:font-size-complex="8pt" style:font-style-complex="normal" style:font-weight-complex="normal"/>
    </style:style>
    <style:style style:name="P25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b2bde" officeooo:paragraph-rsid="01dba3a1" style:font-size-asian="8pt" style:font-style-asian="normal" style:font-weight-asian="normal" style:font-size-complex="8pt" style:font-style-complex="normal" style:font-weight-complex="normal"/>
    </style:style>
    <style:style style:name="P25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b7eb9" officeooo:paragraph-rsid="01e04a53" style:font-size-asian="8pt" style:font-style-asian="normal" style:font-weight-asian="normal" style:font-size-complex="8pt" style:font-style-complex="normal" style:font-weight-complex="normal"/>
    </style:style>
    <style:style style:name="P25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0d63f" officeooo:paragraph-rsid="01e0d63f" style:font-size-asian="8pt" style:font-style-asian="normal" style:font-weight-asian="normal" style:font-size-complex="8pt" style:font-style-complex="normal" style:font-weight-complex="normal"/>
    </style:style>
    <style:style style:name="P25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0d63f" officeooo:paragraph-rsid="01e0d63f" style:font-size-asian="8pt" style:font-style-asian="normal" style:font-weight-asian="normal" style:font-size-complex="8pt" style:font-style-complex="normal" style:font-weight-complex="normal"/>
    </style:style>
    <style:style style:name="P25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3e0ae" officeooo:paragraph-rsid="01e314cf" style:font-size-asian="8pt" style:font-style-asian="normal" style:font-weight-asian="normal" style:font-size-complex="8pt" style:font-style-complex="normal" style:font-weight-complex="normal"/>
    </style:style>
    <style:style style:name="P25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85fe8" officeooo:paragraph-rsid="01e85fe8" style:font-size-asian="8pt" style:font-style-asian="normal" style:font-weight-asian="normal" style:font-size-complex="8pt" style:font-style-complex="normal" style:font-weight-complex="normal"/>
    </style:style>
    <style:style style:name="P25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85fe8" officeooo:paragraph-rsid="01e85fe8" style:font-size-asian="8pt" style:font-style-asian="normal" style:font-weight-asian="normal" style:font-size-complex="8pt" style:font-style-complex="normal" style:font-weight-complex="normal"/>
    </style:style>
    <style:style style:name="P25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97e7e" officeooo:paragraph-rsid="01e97e7e" style:font-size-asian="8pt" style:font-style-asian="normal" style:font-weight-asian="normal" style:font-size-complex="8pt" style:font-style-complex="normal" style:font-weight-complex="normal"/>
    </style:style>
    <style:style style:name="P25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989fd" officeooo:paragraph-rsid="01e97e7e" style:font-size-asian="8pt" style:font-style-asian="normal" style:font-weight-asian="normal" style:font-size-complex="8pt" style:font-style-complex="normal" style:font-weight-complex="normal"/>
    </style:style>
    <style:style style:name="P26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dcc0d" officeooo:paragraph-rsid="01ec01e2" style:font-size-asian="8pt" style:font-style-asian="normal" style:font-weight-asian="normal" style:font-size-complex="8pt" style:font-style-complex="normal" style:font-weight-complex="normal"/>
    </style:style>
    <style:style style:name="P26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dcc0d" officeooo:paragraph-rsid="01ec01e2" style:font-size-asian="8pt" style:font-style-asian="normal" style:font-weight-asian="normal" style:font-size-complex="8pt" style:font-style-complex="normal" style:font-weight-complex="normal"/>
    </style:style>
    <style:style style:name="P26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0195f" officeooo:paragraph-rsid="01efbd68" style:font-size-asian="8pt" style:font-style-asian="normal" style:font-weight-asian="normal" style:font-size-complex="8pt" style:font-style-complex="normal" style:font-weight-complex="normal"/>
    </style:style>
    <style:style style:name="P26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43c9a" officeooo:paragraph-rsid="01efbd68" style:font-size-asian="8pt" style:font-style-asian="normal" style:font-weight-asian="normal" style:font-size-complex="8pt" style:font-style-complex="normal" style:font-weight-complex="normal"/>
    </style:style>
    <style:style style:name="P26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f9ad4f" officeooo:paragraph-rsid="01f7ea67" style:font-size-asian="8pt" style:font-style-asian="normal" style:font-weight-asian="normal" style:font-size-complex="8pt" style:font-style-complex="normal" style:font-weight-complex="normal"/>
    </style:style>
    <style:style style:name="P26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a2035" officeooo:paragraph-rsid="01fa2035" style:font-size-asian="8pt" style:font-style-asian="normal" style:font-weight-asian="normal" style:font-size-complex="8pt" style:font-style-complex="normal" style:font-weight-complex="normal"/>
    </style:style>
    <style:style style:name="P26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a2035" officeooo:paragraph-rsid="01ff1ee7" style:font-size-asian="8pt" style:font-style-asian="normal" style:font-weight-asian="normal" style:font-size-complex="8pt" style:font-style-complex="normal" style:font-weight-complex="normal"/>
    </style:style>
    <style:style style:name="P26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fb1d63" officeooo:paragraph-rsid="01fa2035" style:font-size-asian="8pt" style:font-style-asian="normal" style:font-weight-asian="normal" style:font-size-complex="8pt" style:font-style-complex="normal" style:font-weight-complex="normal"/>
    </style:style>
    <style:style style:name="P26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01908" officeooo:paragraph-rsid="01fd0ece" style:font-size-asian="8pt" style:font-style-asian="normal" style:font-weight-asian="normal" style:font-size-complex="8pt" style:font-style-complex="normal" style:font-weight-complex="normal"/>
    </style:style>
    <style:style style:name="P26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05b79" officeooo:paragraph-rsid="02005b79" style:font-size-asian="8pt" style:font-style-asian="normal" style:font-weight-asian="normal" style:font-size-complex="8pt" style:font-style-complex="normal" style:font-weight-complex="normal"/>
    </style:style>
    <style:style style:name="P27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39ff4" officeooo:paragraph-rsid="02039ff4" style:font-size-asian="8pt" style:font-style-asian="normal" style:font-weight-asian="normal" style:font-size-complex="8pt" style:font-style-complex="normal" style:font-weight-complex="normal"/>
    </style:style>
    <style:style style:name="P27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39ff4" officeooo:paragraph-rsid="02039ff4" style:font-size-asian="8pt" style:font-style-asian="normal" style:font-weight-asian="normal" style:font-size-complex="8pt" style:font-style-complex="normal" style:font-weight-complex="normal"/>
    </style:style>
    <style:style style:name="P27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714ee" officeooo:paragraph-rsid="0206844e" style:font-size-asian="8pt" style:font-style-asian="normal" style:font-weight-asian="normal" style:font-size-complex="8pt" style:font-style-complex="normal" style:font-weight-complex="normal"/>
    </style:style>
    <style:style style:name="P27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e99cf" officeooo:paragraph-rsid="020e99cf" style:font-size-asian="8pt" style:font-style-asian="normal" style:font-weight-asian="normal" style:font-size-complex="8pt" style:font-style-complex="normal" style:font-weight-complex="normal"/>
    </style:style>
    <style:style style:name="P27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f7b6f" officeooo:paragraph-rsid="020f7b6f" style:font-size-asian="8pt" style:font-style-asian="normal" style:font-weight-asian="normal" style:font-size-complex="8pt" style:font-style-complex="normal" style:font-weight-complex="normal"/>
    </style:style>
    <style:style style:name="P27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48869" officeooo:paragraph-rsid="0211e2be" style:font-size-asian="8pt" style:font-style-asian="normal" style:font-weight-asian="normal" style:font-size-complex="8pt" style:font-style-complex="normal" style:font-weight-complex="normal"/>
    </style:style>
    <style:style style:name="P27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148869" officeooo:paragraph-rsid="0211e2be" style:font-size-asian="8pt" style:font-style-asian="normal" style:font-weight-asian="normal" style:font-size-complex="8pt" style:font-style-complex="normal" style:font-weight-complex="normal"/>
    </style:style>
    <style:style style:name="P27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7928a" officeooo:paragraph-rsid="0217928a" style:font-size-asian="8pt" style:font-style-asian="normal" style:font-weight-asian="normal" style:font-size-complex="8pt" style:font-style-complex="normal" style:font-weight-complex="normal"/>
    </style:style>
    <style:style style:name="P27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a67cc" officeooo:paragraph-rsid="0219f322" style:font-size-asian="8pt" style:font-style-asian="normal" style:font-weight-asian="normal" style:font-size-complex="8pt" style:font-style-complex="normal" style:font-weight-complex="normal"/>
    </style:style>
    <style:style style:name="P27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a67cc" officeooo:paragraph-rsid="021a67cc" style:font-size-asian="8pt" style:font-style-asian="normal" style:font-weight-asian="normal" style:font-size-complex="8pt" style:font-style-complex="normal" style:font-weight-complex="normal"/>
    </style:style>
    <style:style style:name="P28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becd4" officeooo:paragraph-rsid="021becd4" style:font-size-asian="8pt" style:font-style-asian="normal" style:font-weight-asian="normal" style:font-size-complex="8pt" style:font-style-complex="normal" style:font-weight-complex="normal"/>
    </style:style>
    <style:style style:name="P28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1becd4" officeooo:paragraph-rsid="021becd4" style:font-size-asian="8pt" style:font-style-asian="normal" style:font-weight-asian="normal" style:font-size-complex="8pt" style:font-style-complex="normal" style:font-weight-complex="normal"/>
    </style:style>
    <style:style style:name="P28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d317b" officeooo:paragraph-rsid="021d317b" style:font-size-asian="8pt" style:font-style-asian="normal" style:font-weight-asian="normal" style:font-size-complex="8pt" style:font-style-complex="normal" style:font-weight-complex="normal"/>
    </style:style>
    <style:style style:name="P28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e7f2e" officeooo:paragraph-rsid="021d317b" style:font-size-asian="8pt" style:font-style-asian="normal" style:font-weight-asian="normal" style:font-size-complex="8pt" style:font-style-complex="normal" style:font-weight-complex="normal"/>
    </style:style>
    <style:style style:name="P28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13712" officeooo:paragraph-rsid="02254b35" style:font-size-asian="8pt" style:font-style-asian="normal" style:font-weight-asian="normal" style:font-size-complex="8pt" style:font-style-complex="normal" style:font-weight-complex="normal"/>
    </style:style>
    <style:style style:name="P28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13712" officeooo:paragraph-rsid="021e7f2e" style:font-size-asian="8pt" style:font-style-asian="normal" style:font-weight-asian="normal" style:font-size-complex="8pt" style:font-style-complex="normal" style:font-weight-complex="normal"/>
    </style:style>
    <style:style style:name="P28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13712" officeooo:paragraph-rsid="021e7f2e" style:font-size-asian="8pt" style:font-style-asian="normal" style:font-weight-asian="normal" style:font-size-complex="8pt" style:font-style-complex="normal" style:font-weight-complex="normal"/>
    </style:style>
    <style:style style:name="P28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2c554" officeooo:paragraph-rsid="0222c554" style:font-size-asian="8pt" style:font-style-asian="normal" style:font-weight-asian="normal" style:font-size-complex="8pt" style:font-style-complex="normal" style:font-weight-complex="normal"/>
    </style:style>
    <style:style style:name="P28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54b35" officeooo:paragraph-rsid="02248a58" style:font-size-asian="8pt" style:font-style-asian="normal" style:font-weight-asian="normal" style:font-size-complex="8pt" style:font-style-complex="normal" style:font-weight-complex="normal"/>
    </style:style>
    <style:style style:name="P28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6b1ab" officeooo:paragraph-rsid="0226b1ab" style:font-size-asian="8pt" style:font-style-asian="normal" style:font-weight-asian="normal" style:font-size-complex="8pt" style:font-style-complex="normal" style:font-weight-complex="normal"/>
    </style:style>
    <style:style style:name="P29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7ac70" officeooo:paragraph-rsid="0227ac70" style:font-size-asian="8pt" style:font-style-asian="normal" style:font-weight-asian="normal" style:font-size-complex="8pt" style:font-style-complex="normal" style:font-weight-complex="normal"/>
    </style:style>
    <style:style style:name="P29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7ac70" officeooo:paragraph-rsid="0227ac70" style:font-size-asian="8pt" style:font-style-asian="normal" style:font-weight-asian="normal" style:font-size-complex="8pt" style:font-style-complex="normal" style:font-weight-complex="normal"/>
    </style:style>
    <style:style style:name="P29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9daea" officeooo:paragraph-rsid="0229daea" style:font-size-asian="8pt" style:font-style-asian="normal" style:font-weight-asian="normal" style:font-size-complex="8pt" style:font-style-complex="normal" style:font-weight-complex="normal"/>
    </style:style>
    <style:style style:name="P29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9daea" officeooo:paragraph-rsid="0229daea" style:font-size-asian="8pt" style:font-style-asian="normal" style:font-weight-asian="normal" style:font-size-complex="8pt" style:font-style-complex="normal" style:font-weight-complex="normal"/>
    </style:style>
    <style:style style:name="P29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d3d39" officeooo:paragraph-rsid="022d3d39" style:font-size-asian="8pt" style:font-style-asian="normal" style:font-weight-asian="normal" style:font-size-complex="8pt" style:font-style-complex="normal" style:font-weight-complex="normal"/>
    </style:style>
    <style:style style:name="P29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bcb11" officeooo:paragraph-rsid="022a1f07" style:font-size-asian="8pt" style:font-style-asian="normal" style:font-weight-asian="normal" style:font-size-complex="8pt" style:font-style-complex="normal" style:font-weight-complex="normal"/>
    </style:style>
    <style:style style:name="P29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ecb03" officeooo:paragraph-rsid="022e2176" style:font-size-asian="8pt" style:font-style-asian="normal" style:font-weight-asian="normal" style:font-size-complex="8pt" style:font-style-complex="normal" style:font-weight-complex="normal"/>
    </style:style>
    <style:style style:name="P29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ecb03" officeooo:paragraph-rsid="022fed40" style:font-size-asian="8pt" style:font-style-asian="normal" style:font-weight-asian="normal" style:font-size-complex="8pt" style:font-style-complex="normal" style:font-weight-complex="normal"/>
    </style:style>
    <style:style style:name="P29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1ee89" officeooo:paragraph-rsid="0231ee89" style:font-size-asian="8pt" style:font-style-asian="normal" style:font-weight-asian="normal" style:font-size-complex="8pt" style:font-style-complex="normal" style:font-weight-complex="normal"/>
    </style:style>
    <style:style style:name="P29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84134" officeooo:paragraph-rsid="02370811" style:font-size-asian="8pt" style:font-style-asian="normal" style:font-weight-asian="normal" style:font-size-complex="8pt" style:font-style-complex="normal" style:font-weight-complex="normal"/>
    </style:style>
    <style:style style:name="P30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384134" officeooo:paragraph-rsid="02370811" style:font-size-asian="8pt" style:font-style-asian="normal" style:font-weight-asian="normal" style:font-size-complex="8pt" style:font-style-complex="normal" style:font-weight-complex="normal"/>
    </style:style>
    <style:style style:name="P30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9e100" officeooo:paragraph-rsid="0239e100" style:font-size-asian="8pt" style:font-style-asian="normal" style:font-weight-asian="normal" style:font-size-complex="8pt" style:font-style-complex="normal" style:font-weight-complex="normal"/>
    </style:style>
    <style:style style:name="P30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a2ffb" officeooo:paragraph-rsid="0239e100" style:font-size-asian="8pt" style:font-style-asian="normal" style:font-weight-asian="normal" style:font-size-complex="8pt" style:font-style-complex="normal" style:font-weight-complex="normal"/>
    </style:style>
    <style:style style:name="P30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3a2ffb" officeooo:paragraph-rsid="0239e100" style:font-size-asian="8pt" style:font-style-asian="normal" style:font-weight-asian="normal" style:font-size-complex="8pt" style:font-style-complex="normal" style:font-weight-complex="normal"/>
    </style:style>
    <style:style style:name="P30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bf7e6" officeooo:paragraph-rsid="023bf7e6" style:font-size-asian="8pt" style:font-style-asian="normal" style:font-weight-asian="normal" style:font-size-complex="8pt" style:font-style-complex="normal" style:font-weight-complex="normal"/>
    </style:style>
    <style:style style:name="P30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e8ed4" officeooo:paragraph-rsid="023e8ed4" style:font-size-asian="8pt" style:font-style-asian="normal" style:font-weight-asian="normal" style:font-size-complex="8pt" style:font-style-complex="normal" style:font-weight-complex="normal"/>
    </style:style>
    <style:style style:name="P30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051c7" officeooo:paragraph-rsid="023f54e2" style:font-size-asian="8pt" style:font-style-asian="normal" style:font-weight-asian="normal" style:font-size-complex="8pt" style:font-style-complex="normal" style:font-weight-complex="normal"/>
    </style:style>
    <style:style style:name="P30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051c7" officeooo:paragraph-rsid="023f54e2" style:font-size-asian="8pt" style:font-style-asian="normal" style:font-weight-asian="normal" style:font-size-complex="8pt" style:font-style-complex="normal" style:font-weight-complex="normal"/>
    </style:style>
    <style:style style:name="P30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327ec" officeooo:paragraph-rsid="023f54e2" style:font-size-asian="8pt" style:font-style-asian="normal" style:font-weight-asian="normal" style:font-size-complex="8pt" style:font-style-complex="normal" style:font-weight-complex="normal"/>
    </style:style>
    <style:style style:name="P30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327ec" officeooo:paragraph-rsid="023f54e2" style:font-size-asian="8pt" style:font-style-asian="normal" style:font-weight-asian="normal" style:font-size-complex="8pt" style:font-style-complex="normal" style:font-weight-complex="normal"/>
    </style:style>
    <style:style style:name="P31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327ec" officeooo:paragraph-rsid="0244722f" style:font-size-asian="8pt" style:font-style-asian="normal" style:font-weight-asian="normal" style:font-size-complex="8pt" style:font-style-complex="normal" style:font-weight-complex="normal"/>
    </style:style>
    <style:style style:name="P31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5da9a" officeooo:paragraph-rsid="0244722f" style:font-size-asian="8pt" style:font-style-asian="normal" style:font-weight-asian="normal" style:font-size-complex="8pt" style:font-style-complex="normal" style:font-weight-complex="normal"/>
    </style:style>
    <style:style style:name="P31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5da9a" officeooo:paragraph-rsid="0245da9a" style:font-size-asian="8pt" style:font-style-asian="normal" style:font-weight-asian="normal" style:font-size-complex="8pt" style:font-style-complex="normal" style:font-weight-complex="normal"/>
    </style:style>
    <style:style style:name="P31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5da9a" officeooo:paragraph-rsid="0245da9a" style:font-size-asian="8pt" style:font-style-asian="normal" style:font-weight-asian="normal" style:font-size-complex="8pt" style:font-style-complex="normal" style:font-weight-complex="normal"/>
    </style:style>
    <style:style style:name="P31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6c8ac" officeooo:paragraph-rsid="0246c8ac" style:font-size-asian="8pt" style:font-style-asian="normal" style:font-weight-asian="normal" style:font-size-complex="8pt" style:font-style-complex="normal" style:font-weight-complex="normal"/>
    </style:style>
    <style:style style:name="P31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83c21" officeooo:paragraph-rsid="0246c8ac" style:font-size-asian="8pt" style:font-style-asian="normal" style:font-weight-asian="normal" style:font-size-complex="8pt" style:font-style-complex="normal" style:font-weight-complex="normal"/>
    </style:style>
    <style:style style:name="P31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9e210" officeooo:paragraph-rsid="0249e210" style:font-size-asian="8pt" style:font-style-asian="normal" style:font-weight-asian="normal" style:font-size-complex="8pt" style:font-style-complex="normal" style:font-weight-complex="normal"/>
    </style:style>
    <style:style style:name="P31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cd5b0" officeooo:paragraph-rsid="0249e210" style:font-size-asian="8pt" style:font-style-asian="normal" style:font-weight-asian="normal" style:font-size-complex="8pt" style:font-style-complex="normal" style:font-weight-complex="normal"/>
    </style:style>
    <style:style style:name="P31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f8162" officeooo:paragraph-rsid="024dcc93" style:font-size-asian="8pt" style:font-style-asian="normal" style:font-weight-asian="normal" style:font-size-complex="8pt" style:font-style-complex="normal" style:font-weight-complex="normal"/>
    </style:style>
    <style:style style:name="P31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f8162" officeooo:paragraph-rsid="0250f364" style:font-size-asian="8pt" style:font-style-asian="normal" style:font-weight-asian="normal" style:font-size-complex="8pt" style:font-style-complex="normal" style:font-weight-complex="normal"/>
    </style:style>
    <style:style style:name="P32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2943a" officeooo:paragraph-rsid="024dcc93" style:font-size-asian="8pt" style:font-style-asian="normal" style:font-weight-asian="normal" style:font-size-complex="8pt" style:font-style-complex="normal" style:font-weight-complex="normal"/>
    </style:style>
    <style:style style:name="P32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5610a" officeooo:paragraph-rsid="02538ead" style:font-size-asian="8pt" style:font-style-asian="normal" style:font-weight-asian="normal" style:font-size-complex="8pt" style:font-style-complex="normal" style:font-weight-complex="normal"/>
    </style:style>
    <style:style style:name="P32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75350" officeooo:paragraph-rsid="02575350" style:font-size-asian="8pt" style:font-style-asian="normal" style:font-weight-asian="normal" style:font-size-complex="8pt" style:font-style-complex="normal" style:font-weight-complex="normal"/>
    </style:style>
    <style:style style:name="P32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7d6c8" officeooo:paragraph-rsid="0257d6c8" style:font-size-asian="8pt" style:font-style-asian="normal" style:font-weight-asian="normal" style:font-size-complex="8pt" style:font-style-complex="normal" style:font-weight-complex="normal"/>
    </style:style>
    <style:style style:name="P32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7d6c8" officeooo:paragraph-rsid="0257d6c8" style:font-size-asian="8pt" style:font-style-asian="normal" style:font-weight-asian="normal" style:font-size-complex="8pt" style:font-style-complex="normal" style:font-weight-complex="normal"/>
    </style:style>
    <style:style style:name="P32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bfe00" officeooo:paragraph-rsid="025a1b3d" style:font-size-asian="8pt" style:font-style-asian="normal" style:font-weight-asian="normal" style:font-size-complex="8pt" style:font-style-complex="normal" style:font-weight-complex="normal"/>
    </style:style>
    <style:style style:name="P32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cd2e3" officeooo:paragraph-rsid="025cd2e3" style:font-size-asian="8pt" style:font-style-asian="normal" style:font-weight-asian="normal" style:font-size-complex="8pt" style:font-style-complex="normal" style:font-weight-complex="normal"/>
    </style:style>
    <style:style style:name="P32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dc7e1" officeooo:paragraph-rsid="025dc7e1" style:font-size-asian="8pt" style:font-style-asian="normal" style:font-weight-asian="normal" style:font-size-complex="8pt" style:font-style-complex="normal" style:font-weight-complex="normal"/>
    </style:style>
    <style:style style:name="P32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691a99" officeooo:paragraph-rsid="025f9a35" style:font-size-asian="8pt" style:font-style-asian="normal" style:font-weight-asian="normal" style:font-size-complex="8pt" style:font-style-complex="normal" style:font-weight-complex="normal"/>
    </style:style>
    <style:style style:name="P32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88fd86" officeooo:paragraph-rsid="02871ee0" style:font-size-asian="8pt" style:font-style-asian="normal" style:font-weight-asian="normal" style:font-size-complex="8pt" style:font-style-complex="normal" style:font-weight-complex="normal"/>
    </style:style>
    <style:style style:name="P33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8f5b40" officeooo:paragraph-rsid="028dfc91" style:font-size-asian="8pt" style:font-style-asian="normal" style:font-weight-asian="normal" style:font-size-complex="8pt" style:font-style-complex="normal" style:font-weight-complex="normal"/>
    </style:style>
    <style:style style:name="P33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8f5b40" officeooo:paragraph-rsid="028dfc91" style:font-size-asian="8pt" style:font-style-asian="normal" style:font-weight-asian="normal" style:font-size-complex="8pt" style:font-style-complex="normal" style:font-weight-complex="normal"/>
    </style:style>
    <style:style style:name="P33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9227de" officeooo:paragraph-rsid="029365b6" style:font-size-asian="8pt" style:font-style-asian="normal" style:font-weight-asian="normal" style:font-size-complex="8pt" style:font-style-complex="normal" style:font-weight-complex="normal"/>
    </style:style>
    <style:style style:name="P33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955f3c" officeooo:paragraph-rsid="029365b6" style:font-size-asian="8pt" style:font-style-asian="normal" style:font-weight-asian="normal" style:font-size-complex="8pt" style:font-style-complex="normal" style:font-weight-complex="normal"/>
    </style:style>
    <style:style style:name="P33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a02bc1" officeooo:paragraph-rsid="02a02bc1" style:font-size-asian="8pt" style:font-style-asian="normal" style:font-weight-asian="normal" style:font-size-complex="8pt" style:font-style-complex="normal" style:font-weight-complex="normal"/>
    </style:style>
    <style:style style:name="P33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a44344" officeooo:paragraph-rsid="02a02bc1" style:font-size-asian="8pt" style:font-style-asian="normal" style:font-weight-asian="normal" style:font-size-complex="8pt" style:font-style-complex="normal" style:font-weight-complex="normal"/>
    </style:style>
    <style:style style:name="P33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a63dbb" officeooo:paragraph-rsid="02a63dbb" style:font-size-asian="8pt" style:font-style-asian="normal" style:font-weight-asian="normal" style:font-size-complex="8pt" style:font-style-complex="normal" style:font-weight-complex="normal"/>
    </style:style>
    <style:style style:name="P33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a6ead1" officeooo:paragraph-rsid="02a6ead1" style:font-size-asian="8pt" style:font-style-asian="normal" style:font-weight-asian="normal" style:font-size-complex="8pt" style:font-style-complex="normal" style:font-weight-complex="normal"/>
    </style:style>
    <style:style style:name="P33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ada166" officeooo:paragraph-rsid="02ada166" style:font-size-asian="8pt" style:font-style-asian="normal" style:font-weight-asian="normal" style:font-size-complex="8pt" style:font-style-complex="normal" style:font-weight-complex="normal"/>
    </style:style>
    <style:style style:name="P33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ada166" officeooo:paragraph-rsid="02ada166" style:font-size-asian="8pt" style:font-style-asian="normal" style:font-weight-asian="normal" style:font-size-complex="8pt" style:font-style-complex="normal" style:font-weight-complex="normal"/>
    </style:style>
    <style:style style:name="P34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afc49e" officeooo:paragraph-rsid="02afc49e" style:font-size-asian="8pt" style:font-style-asian="normal" style:font-weight-asian="normal" style:font-size-complex="8pt" style:font-style-complex="normal" style:font-weight-complex="normal"/>
    </style:style>
    <style:style style:name="P34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b17578" officeooo:paragraph-rsid="02b17578" style:font-size-asian="8pt" style:font-style-asian="normal" style:font-weight-asian="normal" style:font-size-complex="8pt" style:font-style-complex="normal" style:font-weight-complex="normal"/>
    </style:style>
    <style:style style:name="P34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b3889d" officeooo:paragraph-rsid="02b2aab5" style:font-size-asian="8pt" style:font-style-asian="normal" style:font-weight-asian="normal" style:font-size-complex="8pt" style:font-style-complex="normal" style:font-weight-complex="normal"/>
    </style:style>
    <style:style style:name="P343" style:family="paragraph" style:parent-style-name="Standard">
      <style:paragraph-properties fo:text-align="start" style:justify-single-word="false"/>
      <style:text-properties style:font-name="PT Mono" fo:font-size="8pt" fo:font-weight="bold" officeooo:rsid="0159d683" officeooo:paragraph-rsid="0159d683" style:font-size-asian="8pt" style:font-weight-asian="bold" style:font-size-complex="8pt" style:font-weight-complex="bold"/>
    </style:style>
    <style:style style:name="P344" style:family="paragraph" style:parent-style-name="Standard">
      <style:paragraph-properties fo:text-align="start" style:justify-single-word="false"/>
      <style:text-properties style:font-name="PT Mono" fo:font-size="8pt" fo:font-weight="bold" officeooo:rsid="015b570e" officeooo:paragraph-rsid="015b570e" style:font-size-asian="8pt" style:font-weight-asian="bold" style:font-size-complex="8pt" style:font-weight-complex="bold"/>
    </style:style>
    <style:style style:name="P345" style:family="paragraph" style:parent-style-name="Standard">
      <style:paragraph-properties fo:text-align="start" style:justify-single-word="false"/>
      <style:text-properties style:font-name="PT Mono" fo:font-size="8pt" fo:font-weight="bold" officeooo:rsid="015b570e" officeooo:paragraph-rsid="015ed6fb" style:font-size-asian="8pt" style:font-weight-asian="bold" style:font-size-complex="8pt" style:font-weight-complex="bold"/>
    </style:style>
    <style:style style:name="P346" style:family="paragraph" style:parent-style-name="Standard">
      <style:paragraph-properties fo:text-align="start" style:justify-single-word="false"/>
      <style:text-properties style:font-name="PT Mono" fo:font-size="8pt" fo:font-weight="bold" officeooo:rsid="0160174b" officeooo:paragraph-rsid="0160174b" style:font-size-asian="8pt" style:font-weight-asian="bold" style:font-size-complex="8pt" style:font-weight-complex="bold"/>
    </style:style>
    <style:style style:name="P347" style:family="paragraph" style:parent-style-name="Standard">
      <style:paragraph-properties fo:text-align="start" style:justify-single-word="false"/>
      <style:text-properties style:font-name="PT Mono" fo:font-size="8pt" fo:font-weight="bold" officeooo:rsid="01617bc5" officeooo:paragraph-rsid="01617bc5" style:font-size-asian="8pt" style:font-weight-asian="bold" style:font-size-complex="8pt" style:font-weight-complex="bold"/>
    </style:style>
    <style:style style:name="P348" style:family="paragraph" style:parent-style-name="Standard">
      <style:paragraph-properties fo:text-align="start" style:justify-single-word="false"/>
      <style:text-properties style:font-name="PT Mono" fo:font-size="8pt" fo:font-weight="bold" officeooo:rsid="01617bc5" officeooo:paragraph-rsid="0162408d" style:font-size-asian="8pt" style:font-weight-asian="bold" style:font-size-complex="8pt" style:font-weight-complex="bold"/>
    </style:style>
    <style:style style:name="P349" style:family="paragraph" style:parent-style-name="Standard">
      <style:text-properties style:font-name="PT Mono" fo:font-size="8pt" fo:font-weight="bold" officeooo:rsid="016b6852" officeooo:paragraph-rsid="016b6852" style:font-size-asian="8pt" style:font-weight-asian="bold" style:font-size-complex="8pt" style:font-weight-complex="bold"/>
    </style:style>
    <style:style style:name="P350" style:family="paragraph" style:parent-style-name="Standard">
      <style:paragraph-properties fo:text-align="end"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351" style:family="paragraph" style:parent-style-name="Standard">
      <style:paragraph-properties fo:text-align="start"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352" style:family="paragraph" style:parent-style-name="Standard">
      <style:paragraph-properties fo:text-align="start" style:justify-single-word="false"/>
      <style:text-properties style:font-name="PT Mono" fo:font-size="8pt" fo:font-weight="bold" officeooo:rsid="016cfbc6" officeooo:paragraph-rsid="016cfbc6" style:font-size-asian="8pt" style:font-weight-asian="bold" style:font-size-complex="8pt" style:font-weight-complex="bold"/>
    </style:style>
    <style:style style:name="P353" style:family="paragraph" style:parent-style-name="Standard">
      <style:paragraph-properties fo:text-align="start" style:justify-single-word="false"/>
      <style:text-properties style:font-name="PT Mono" fo:font-size="8pt" fo:font-weight="bold" officeooo:rsid="016e6698" officeooo:paragraph-rsid="016e6698" style:font-size-asian="8pt" style:font-weight-asian="bold" style:font-size-complex="8pt" style:font-weight-complex="bold"/>
    </style:style>
    <style:style style:name="P354" style:family="paragraph" style:parent-style-name="Standard">
      <style:paragraph-properties fo:text-align="start"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355" style:family="paragraph" style:parent-style-name="Standard">
      <style:paragraph-properties fo:text-align="end"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356" style:family="paragraph" style:parent-style-name="Standard">
      <style:paragraph-properties fo:text-align="start" style:justify-single-word="false"/>
      <style:text-properties style:font-name="PT Mono" fo:font-size="8pt" fo:font-weight="bold" officeooo:rsid="01730961" officeooo:paragraph-rsid="01755ece" style:font-size-asian="8pt" style:font-weight-asian="bold" style:font-size-complex="8pt" style:font-weight-complex="bold"/>
    </style:style>
    <style:style style:name="P357" style:family="paragraph" style:parent-style-name="Standard">
      <style:paragraph-properties fo:text-align="start" style:justify-single-word="false"/>
      <style:text-properties style:font-name="PT Mono" fo:font-size="8pt" fo:font-weight="bold" officeooo:rsid="017676dd" officeooo:paragraph-rsid="017676dd" style:font-size-asian="8pt" style:font-weight-asian="bold" style:font-size-complex="8pt" style:font-weight-complex="bold"/>
    </style:style>
    <style:style style:name="P358" style:family="paragraph" style:parent-style-name="Standard">
      <style:paragraph-properties fo:text-align="start" style:justify-single-word="false"/>
      <style:text-properties style:font-name="PT Mono" fo:font-size="8pt" fo:font-weight="bold" officeooo:rsid="017bb3db" officeooo:paragraph-rsid="017bb3db" style:font-size-asian="8pt" style:font-weight-asian="bold" style:font-size-complex="8pt" style:font-weight-complex="bold"/>
    </style:style>
    <style:style style:name="P359" style:family="paragraph" style:parent-style-name="Standard">
      <style:paragraph-properties fo:margin-left="0in" fo:text-align="end"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60" style:family="paragraph" style:parent-style-name="Standard">
      <style:paragraph-properties fo:margin-left="0in" fo:text-align="start"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61" style:family="paragraph" style:parent-style-name="Standard">
      <style:paragraph-properties fo:margin-left="0in" fo:text-align="center"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62"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7928a" style:font-size-asian="8pt" style:font-weight-asian="bold" style:font-size-complex="8pt" style:font-weight-complex="bold"/>
    </style:style>
    <style:style style:name="P363"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9f322" style:font-size-asian="8pt" style:font-weight-asian="bold" style:font-size-complex="8pt" style:font-weight-complex="bold"/>
    </style:style>
    <style:style style:name="P364"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a67cc" style:font-size-asian="8pt" style:font-weight-asian="bold" style:font-size-complex="8pt" style:font-weight-complex="bold"/>
    </style:style>
    <style:style style:name="P365"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a67cc" style:font-size-asian="8pt" style:font-weight-asian="bold" style:font-size-complex="8pt" style:font-weight-complex="bold"/>
    </style:style>
    <style:style style:name="P366"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becd4" style:font-size-asian="8pt" style:font-weight-asian="bold" style:font-size-complex="8pt" style:font-weight-complex="bold"/>
    </style:style>
    <style:style style:name="P367" style:family="paragraph" style:parent-style-name="Standard">
      <style:paragraph-properties fo:margin-left="0in" fo:text-align="start" style:justify-single-word="false" fo:text-indent="0in" style:auto-text-indent="false"/>
      <style:text-properties style:font-name="PT Mono" fo:font-size="8pt" fo:font-weight="bold" officeooo:rsid="021d317b" officeooo:paragraph-rsid="021d317b" style:font-size-asian="8pt" style:font-weight-asian="bold" style:font-size-complex="8pt" style:font-weight-complex="bold"/>
    </style:style>
    <style:style style:name="P368"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1e7f2e" style:font-size-asian="8pt" style:font-weight-asian="bold" style:font-size-complex="8pt" style:font-weight-complex="bold"/>
    </style:style>
    <style:style style:name="P369"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254b35" style:font-size-asian="8pt" style:font-weight-asian="bold" style:font-size-complex="8pt" style:font-weight-complex="bold"/>
    </style:style>
    <style:style style:name="P370" style:family="paragraph" style:parent-style-name="Standard">
      <style:paragraph-properties fo:margin-left="0in" fo:text-align="start" style:justify-single-word="false" fo:text-indent="0in" style:auto-text-indent="false"/>
      <style:text-properties style:font-name="PT Mono" fo:font-size="8pt" fo:font-weight="bold" officeooo:rsid="0222c554" officeooo:paragraph-rsid="0222c554" style:font-size-asian="8pt" style:font-weight-asian="bold" style:font-size-complex="8pt" style:font-weight-complex="bold"/>
    </style:style>
    <style:style style:name="P371" style:family="paragraph" style:parent-style-name="Standard">
      <style:paragraph-properties fo:margin-left="0in" fo:text-align="start" style:justify-single-word="false" fo:text-indent="0in" style:auto-text-indent="false"/>
      <style:text-properties style:font-name="PT Mono" fo:font-size="8pt" fo:font-weight="bold" officeooo:rsid="02248a58" officeooo:paragraph-rsid="02248a58" style:font-size-asian="8pt" style:font-weight-asian="bold" style:font-size-complex="8pt" style:font-weight-complex="bold"/>
    </style:style>
    <style:style style:name="P372" style:family="paragraph" style:parent-style-name="Standard">
      <style:paragraph-properties fo:margin-left="0in" fo:text-align="start" style:justify-single-word="false" fo:text-indent="0in" style:auto-text-indent="false"/>
      <style:text-properties style:font-name="PT Mono" fo:font-size="8pt" fo:font-weight="bold" officeooo:rsid="0226b1ab" officeooo:paragraph-rsid="0226b1ab" style:font-size-asian="8pt" style:font-weight-asian="bold" style:font-size-complex="8pt" style:font-weight-complex="bold"/>
    </style:style>
    <style:style style:name="P373" style:family="paragraph" style:parent-style-name="Standard">
      <style:paragraph-properties fo:margin-left="0in" fo:text-align="start" style:justify-single-word="false" fo:text-indent="0in" style:auto-text-indent="false"/>
      <style:text-properties style:font-name="PT Mono" fo:font-size="8pt" fo:font-weight="bold" officeooo:rsid="0227ac70" officeooo:paragraph-rsid="0227ac70" style:font-size-asian="8pt" style:font-weight-asian="bold" style:font-size-complex="8pt" style:font-weight-complex="bold"/>
    </style:style>
    <style:style style:name="P374" style:family="paragraph" style:parent-style-name="Standard">
      <style:paragraph-properties fo:margin-left="0in" fo:text-align="start"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375" style:family="paragraph" style:parent-style-name="Standard">
      <style:paragraph-properties fo:margin-left="0in" fo:text-align="center"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376" style:family="paragraph" style:parent-style-name="Standard">
      <style:paragraph-properties fo:margin-left="0in" fo:text-align="start" style:justify-single-word="false" fo:text-indent="0in" style:auto-text-indent="false"/>
      <style:text-properties style:font-name="PT Mono" fo:font-size="8pt" fo:font-weight="bold" officeooo:rsid="022a1f07" officeooo:paragraph-rsid="0230bfca" style:font-size-asian="8pt" style:font-weight-asian="bold" style:font-size-complex="8pt" style:font-weight-complex="bold"/>
    </style:style>
    <style:style style:name="P377" style:family="paragraph" style:parent-style-name="Standard">
      <style:paragraph-properties fo:text-align="start" style:justify-single-word="false"/>
      <style:text-properties style:font-name="PT Mono" fo:font-size="8pt" fo:font-style="italic" fo:font-weight="normal" officeooo:rsid="01617bc5" officeooo:paragraph-rsid="0162408d" style:font-size-asian="8pt" style:font-style-asian="italic" style:font-weight-asian="normal" style:font-size-complex="8pt" style:font-style-complex="italic" style:font-weight-complex="normal"/>
    </style:style>
    <style:style style:name="P378" style:family="paragraph" style:parent-style-name="Standard">
      <style:paragraph-properties fo:text-align="start"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79" style:family="paragraph" style:parent-style-name="Standard">
      <style:paragraph-properties fo:text-align="start" style:justify-single-word="false"/>
      <style:text-properties style:font-name="PT Mono" fo:font-size="8pt" fo:font-style="italic" fo:font-weight="normal" officeooo:rsid="01617bc5" officeooo:paragraph-rsid="0164fc4e" style:font-size-asian="8pt" style:font-style-asian="italic" style:font-weight-asian="normal" style:font-size-complex="8pt" style:font-style-complex="italic" style:font-weight-complex="normal"/>
    </style:style>
    <style:style style:name="P380"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81" style:family="paragraph" style:parent-style-name="Standard">
      <style:paragraph-properties fo:margin-left="0.9846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82" style:family="paragraph" style:parent-style-name="Standard">
      <style:paragraph-properties fo:text-align="end"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83" style:family="paragraph" style:parent-style-name="Standard">
      <style:paragraph-properties fo:text-align="start"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384" style:family="paragraph" style:parent-style-name="Standard">
      <style:paragraph-properties fo:text-align="end"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385" style:family="paragraph" style:parent-style-name="Standard">
      <style:paragraph-properties fo:text-align="start" style:justify-single-word="false"/>
      <style:text-properties style:font-name="PT Mono" fo:font-size="8pt" fo:font-style="italic" fo:font-weight="normal" officeooo:rsid="017f1254" officeooo:paragraph-rsid="017bb3db" style:font-size-asian="8pt" style:font-style-asian="italic" style:font-weight-asian="normal" style:font-size-complex="8pt" style:font-style-complex="italic" style:font-weight-complex="normal"/>
    </style:style>
    <style:style style:name="P386" style:family="paragraph" style:parent-style-name="Standard">
      <style:paragraph-properties fo:text-align="start"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387" style:family="paragraph" style:parent-style-name="Standard">
      <style:paragraph-properties fo:text-align="start" style:justify-single-word="false"/>
      <style:text-properties style:font-name="PT Mono" fo:font-size="8pt" fo:font-style="italic" fo:font-weight="normal" officeooo:rsid="01822e28" officeooo:paragraph-rsid="01822e28" style:font-size-asian="8pt" style:font-style-asian="italic" style:font-weight-asian="normal" style:font-size-complex="8pt" style:font-style-complex="italic" style:font-weight-complex="normal"/>
    </style:style>
    <style:style style:name="P388" style:family="paragraph" style:parent-style-name="Standard">
      <style:paragraph-properties fo:text-align="end"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389" style:family="paragraph" style:parent-style-name="Standard">
      <style:paragraph-properties fo:text-align="start" style:justify-single-word="false"/>
      <style:text-properties style:font-name="PT Mono" fo:font-size="8pt" fo:font-style="italic" fo:font-weight="normal" officeooo:rsid="01a7cad0" officeooo:paragraph-rsid="01a7cad0" style:font-size-asian="8pt" style:font-style-asian="italic" style:font-weight-asian="normal" style:font-size-complex="8pt" style:font-style-complex="italic" style:font-weight-complex="normal"/>
    </style:style>
    <style:style style:name="P390"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1a9b13e" officeooo:paragraph-rsid="01a9b13e" style:font-size-asian="8pt" style:font-style-asian="italic" style:font-weight-asian="normal" style:font-size-complex="8pt" style:font-style-complex="italic" style:font-weight-complex="normal"/>
    </style:style>
    <style:style style:name="P391"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392"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2d5731" style:font-size-asian="8pt" style:font-style-asian="italic" style:font-weight-asian="normal" style:font-size-complex="8pt" style:font-style-complex="italic" style:font-weight-complex="normal"/>
    </style:style>
    <style:style style:name="P393"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302a49" style:font-size-asian="8pt" style:font-style-asian="italic" style:font-weight-asian="normal" style:font-size-complex="8pt" style:font-style-complex="italic" style:font-weight-complex="normal"/>
    </style:style>
    <style:style style:name="P394"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395" style:family="paragraph" style:parent-style-name="Standard">
      <style:paragraph-properties fo:margin-left="0in" fo:text-align="end"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396"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2d3d39" officeooo:paragraph-rsid="022d5731" style:font-size-asian="8pt" style:font-style-asian="italic" style:font-weight-asian="normal" style:font-size-complex="8pt" style:font-style-complex="italic" style:font-weight-complex="normal"/>
    </style:style>
    <style:style style:name="P397"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39e100" officeooo:paragraph-rsid="0239e100" style:font-size-asian="8pt" style:font-style-asian="italic" style:font-weight-asian="normal" style:font-size-complex="8pt" style:font-style-complex="italic" style:font-weight-complex="normal"/>
    </style:style>
    <style:style style:name="P398"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39e100" officeooo:paragraph-rsid="0239e100" style:font-size-asian="8pt" style:font-style-asian="italic" style:font-weight-asian="normal" style:font-size-complex="8pt" style:font-style-complex="italic" style:font-weight-complex="normal"/>
    </style:style>
    <style:style style:name="P399"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3e8ed4" officeooo:paragraph-rsid="023e8ed4" style:font-size-asian="8pt" style:font-style-asian="italic" style:font-weight-asian="normal" style:font-size-complex="8pt" style:font-style-complex="italic" style:font-weight-complex="normal"/>
    </style:style>
    <style:style style:name="P400"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3e8ed4" officeooo:paragraph-rsid="023e8ed4" style:font-size-asian="8pt" style:font-style-asian="italic" style:font-weight-asian="normal" style:font-size-complex="8pt" style:font-style-complex="italic" style:font-weight-complex="normal"/>
    </style:style>
    <style:style style:name="P401"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24051c7" officeooo:paragraph-rsid="023f54e2" style:font-size-asian="8pt" style:font-style-asian="italic" style:font-weight-asian="normal" style:font-size-complex="8pt" style:font-style-complex="italic" style:font-weight-complex="normal"/>
    </style:style>
    <style:style style:name="P402"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24dcc93" officeooo:paragraph-rsid="024dcc93" style:font-size-asian="8pt" style:font-style-asian="italic" style:font-weight-asian="normal" style:font-size-complex="8pt" style:font-style-complex="italic" style:font-weight-complex="normal"/>
    </style:style>
    <style:style style:name="P403"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bold" officeooo:rsid="01617bc5" officeooo:paragraph-rsid="01617bc5" style:font-size-asian="8pt" style:font-style-asian="italic" style:font-weight-asian="bold" style:font-size-complex="8pt" style:font-style-complex="italic" style:font-weight-complex="bold"/>
    </style:style>
    <style:style style:name="P404" style:family="paragraph" style:parent-style-name="Standard">
      <style:paragraph-properties fo:text-align="start" style:justify-single-word="false"/>
      <style:text-properties style:font-name="PT Mono" fo:font-size="8pt" fo:font-style="italic" fo:font-weight="bold" officeooo:rsid="01822e28" officeooo:paragraph-rsid="01822e28" style:font-size-asian="8pt" style:font-style-asian="italic" style:font-weight-asian="bold" style:font-size-complex="8pt" style:font-style-complex="italic" style:font-weight-complex="bold"/>
    </style:style>
    <style:style style:name="P405" style:family="paragraph" style:parent-style-name="Standard">
      <style:paragraph-properties fo:text-align="start"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406" style:family="paragraph" style:parent-style-name="Standard">
      <style:paragraph-properties fo:text-align="center"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407" style:family="paragraph" style:parent-style-name="Standard">
      <style:paragraph-properties fo:text-align="start" style:justify-single-word="false"/>
      <style:text-properties style:font-name="PT Mono" fo:font-size="8pt" fo:font-style="italic" fo:font-weight="bold" officeooo:rsid="018757a7" officeooo:paragraph-rsid="018757a7" style:font-size-asian="8pt" style:font-style-asian="italic" style:font-weight-asian="bold" style:font-size-complex="8pt" style:font-style-complex="italic" style:font-weight-complex="bold"/>
    </style:style>
    <style:style style:name="P408" style:family="paragraph" style:parent-style-name="Standard">
      <style:paragraph-properties fo:text-align="start" style:justify-single-word="false"/>
      <style:text-properties style:font-name="PT Mono" fo:font-size="8pt" fo:font-style="italic" fo:font-weight="bold" officeooo:rsid="018757a7" officeooo:paragraph-rsid="0189b2f0" style:font-size-asian="8pt" style:font-style-asian="italic" style:font-weight-asian="bold" style:font-size-complex="8pt" style:font-style-complex="italic" style:font-weight-complex="bold"/>
    </style:style>
    <style:style style:name="P409" style:family="paragraph" style:parent-style-name="Standard">
      <style:paragraph-properties fo:text-align="start" style:justify-single-word="false"/>
      <style:text-properties style:font-name="PT Mono" fo:font-size="8pt" fo:font-style="italic" fo:font-weight="bold" officeooo:rsid="0189b2f0" officeooo:paragraph-rsid="0189b2f0" style:font-size-asian="8pt" style:font-style-asian="italic" style:font-weight-asian="bold" style:font-size-complex="8pt" style:font-style-complex="italic" style:font-weight-complex="bold"/>
    </style:style>
    <style:style style:name="P410" style:family="paragraph" style:parent-style-name="Standard">
      <style:paragraph-properties fo:text-align="center"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411" style:family="paragraph" style:parent-style-name="Standard">
      <style:paragraph-properties fo:text-align="start"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412" style:family="paragraph" style:parent-style-name="Standard">
      <style:paragraph-properties fo:text-align="start" style:justify-single-word="false"/>
      <style:text-properties style:font-name="PT Mono" fo:font-size="8pt" fo:font-style="italic" fo:font-weight="bold" officeooo:rsid="01a7cad0" officeooo:paragraph-rsid="01a7cad0" style:font-size-asian="8pt" style:font-style-asian="italic" style:font-weight-asian="bold" style:font-size-complex="8pt" style:font-style-complex="italic" style:font-weight-complex="bold"/>
    </style:style>
    <style:style style:name="P413"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1a9b13e" officeooo:paragraph-rsid="01a9b13e" style:font-size-asian="8pt" style:font-style-asian="italic" style:font-weight-asian="bold" style:font-size-complex="8pt" style:font-style-complex="italic" style:font-weight-complex="bold"/>
    </style:style>
    <style:style style:name="P414"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415"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416"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417"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418"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9e100" officeooo:paragraph-rsid="0239e100" style:font-size-asian="8pt" style:font-style-asian="italic" style:font-weight-asian="bold" style:font-size-complex="8pt" style:font-style-complex="italic" style:font-weight-complex="bold"/>
    </style:style>
    <style:style style:name="P419"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bf7e6" officeooo:paragraph-rsid="023bf7e6" style:font-size-asian="8pt" style:font-style-asian="italic" style:font-weight-asian="bold" style:font-size-complex="8pt" style:font-style-complex="italic" style:font-weight-complex="bold"/>
    </style:style>
    <style:style style:name="P420" style:family="paragraph" style:parent-style-name="Standard">
      <style:paragraph-properties fo:margin-left="0in" fo:text-align="end"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21"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22"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23"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23f54e2" officeooo:paragraph-rsid="023f54e2" style:font-size-asian="8pt" style:font-style-asian="italic" style:font-weight-asian="bold" style:font-size-complex="8pt" style:font-style-complex="italic" style:font-weight-complex="bold"/>
    </style:style>
    <style:style style:name="P424" style:family="paragraph" style:parent-style-name="Standard">
      <style:text-properties style:font-name="PT Mono" fo:font-size="8pt" fo:font-weight="normal" officeooo:rsid="016a016c" style:font-size-asian="8pt" style:font-weight-asian="normal" style:font-size-complex="8pt" style:font-weight-complex="normal"/>
    </style:style>
    <style:style style:name="P425" style:family="paragraph" style:parent-style-name="Standard">
      <style:text-properties style:font-name="PT Mono" fo:font-size="8pt" fo:font-weight="normal" officeooo:rsid="016b6852" officeooo:paragraph-rsid="016b6852" style:font-size-asian="8pt" style:font-weight-asian="normal" style:font-size-complex="8pt" style:font-weight-complex="normal"/>
    </style:style>
    <style:style style:name="P426" style:family="paragraph" style:parent-style-name="Standard">
      <style:paragraph-properties fo:text-align="center"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427" style:family="paragraph" style:parent-style-name="Standard">
      <style:paragraph-properties fo:text-align="center" style:justify-single-word="false" fo:break-before="page"/>
      <style:text-properties style:font-name="PT Mono" fo:font-size="8pt" fo:font-weight="normal" officeooo:rsid="016b6852" officeooo:paragraph-rsid="016b6852" style:font-size-asian="8pt" style:font-weight-asian="normal" style:font-size-complex="8pt" style:font-weight-complex="normal"/>
    </style:style>
    <style:style style:name="P428" style:family="paragraph" style:parent-style-name="Standard">
      <style:paragraph-properties fo:text-align="start"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429" style:family="paragraph" style:parent-style-name="Standard">
      <style:paragraph-properties fo:text-align="start"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30" style:family="paragraph" style:parent-style-name="Standard">
      <style:paragraph-properties fo:text-align="end"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31" style:family="paragraph" style:parent-style-name="Standard">
      <style:paragraph-properties fo:text-align="center"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32" style:family="paragraph" style:parent-style-name="Standard">
      <style:paragraph-properties fo:text-align="start" style:justify-single-word="false"/>
      <style:text-properties style:font-name="PT Mono" fo:font-size="8pt" fo:font-weight="normal" officeooo:rsid="016cfbc6" officeooo:paragraph-rsid="016cfbc6" style:font-size-asian="8pt" style:font-weight-asian="normal" style:font-size-complex="8pt" style:font-weight-complex="normal"/>
    </style:style>
    <style:style style:name="P433" style:family="paragraph" style:parent-style-name="Standard">
      <style:paragraph-properties fo:text-align="start" style:justify-single-word="false"/>
      <style:text-properties style:font-name="PT Mono" fo:font-size="8pt" fo:font-weight="normal" officeooo:rsid="016e6698" officeooo:paragraph-rsid="016cfbc6" style:font-size-asian="8pt" style:font-weight-asian="normal" style:font-size-complex="8pt" style:font-weight-complex="normal"/>
    </style:style>
    <style:style style:name="P434" style:family="paragraph" style:parent-style-name="Standard">
      <style:paragraph-properties fo:text-align="start"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435" style:family="paragraph" style:parent-style-name="Standard">
      <style:paragraph-properties fo:text-align="start" style:justify-single-word="false" fo:break-before="page"/>
      <style:text-properties style:font-name="PT Mono" fo:font-size="8pt" fo:font-weight="normal" officeooo:rsid="016e6698" officeooo:paragraph-rsid="016e6698" style:font-size-asian="8pt" style:font-weight-asian="normal" style:font-size-complex="8pt" style:font-weight-complex="normal"/>
    </style:style>
    <style:style style:name="P436" style:family="paragraph" style:parent-style-name="Standard">
      <style:paragraph-properties fo:text-align="center"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437" style:family="paragraph" style:parent-style-name="Standard">
      <style:paragraph-properties fo:text-align="start" style:justify-single-word="false"/>
      <style:text-properties style:font-name="PT Mono" fo:font-size="8pt" fo:font-weight="normal" officeooo:rsid="0170f230" officeooo:paragraph-rsid="0170f230" style:font-size-asian="8pt" style:font-weight-asian="normal" style:font-size-complex="8pt" style:font-weight-complex="normal"/>
    </style:style>
    <style:style style:name="P438" style:family="paragraph" style:parent-style-name="Standard">
      <style:paragraph-properties fo:text-align="start" style:justify-single-word="false"/>
      <style:text-properties style:font-name="PT Mono" fo:font-size="8pt" fo:font-weight="normal" officeooo:rsid="017259ea" officeooo:paragraph-rsid="017259ea" style:font-size-asian="8pt" style:font-weight-asian="normal" style:font-size-complex="8pt" style:font-weight-complex="normal"/>
    </style:style>
    <style:style style:name="P439" style:family="paragraph" style:parent-style-name="Standard">
      <style:paragraph-properties fo:text-align="start" style:justify-single-word="false"/>
      <style:text-properties style:font-name="PT Mono" fo:font-size="8pt" fo:font-weight="normal" officeooo:rsid="01730961" officeooo:paragraph-rsid="01730961" style:font-size-asian="8pt" style:font-weight-asian="normal" style:font-size-complex="8pt" style:font-weight-complex="normal"/>
    </style:style>
    <style:style style:name="P440" style:family="paragraph" style:parent-style-name="Standard">
      <style:paragraph-properties fo:text-align="start" style:justify-single-word="false"/>
      <style:text-properties style:font-name="PT Mono" fo:font-size="8pt" fo:font-weight="normal" officeooo:rsid="01755ece" officeooo:paragraph-rsid="01755ece" style:font-size-asian="8pt" style:font-weight-asian="normal" style:font-size-complex="8pt" style:font-weight-complex="normal"/>
    </style:style>
    <style:style style:name="P441" style:family="paragraph" style:parent-style-name="Standard">
      <style:paragraph-properties fo:text-align="start" style:justify-single-word="false"/>
      <style:text-properties style:font-name="PT Mono" fo:font-size="8pt" fo:font-weight="normal" officeooo:rsid="017676dd" officeooo:paragraph-rsid="017676dd" style:font-size-asian="8pt" style:font-weight-asian="normal" style:font-size-complex="8pt" style:font-weight-complex="normal"/>
    </style:style>
    <style:style style:name="P442" style:family="paragraph" style:parent-style-name="Standard">
      <style:paragraph-properties fo:text-align="start" style:justify-single-word="false"/>
      <style:text-properties style:font-name="PT Mono" fo:font-size="8pt" fo:font-weight="normal" officeooo:rsid="0177978f" officeooo:paragraph-rsid="017676dd" style:font-size-asian="8pt" style:font-weight-asian="normal" style:font-size-complex="8pt" style:font-weight-complex="normal"/>
    </style:style>
    <style:style style:name="P443" style:family="paragraph" style:parent-style-name="Standard">
      <style:paragraph-properties fo:text-align="start"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444" style:family="paragraph" style:parent-style-name="Standard">
      <style:paragraph-properties fo:text-align="center"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445" style:family="paragraph" style:parent-style-name="Standard">
      <style:paragraph-properties fo:text-align="start" style:justify-single-word="false"/>
      <style:text-properties style:font-name="PT Mono" fo:font-size="8pt" fo:font-weight="normal" officeooo:rsid="017bb3db" officeooo:paragraph-rsid="017bb3db" style:font-size-asian="8pt" style:font-weight-asian="normal" style:font-size-complex="8pt" style:font-weight-complex="normal"/>
    </style:style>
    <style:style style:name="P446" style:family="paragraph" style:parent-style-name="Standard">
      <style:paragraph-properties fo:margin-left="0in" fo:text-align="center" style:justify-single-word="false" fo:text-indent="0in" style:auto-text-indent="false"/>
      <style:text-properties style:font-name="PT Mono" fo:font-size="8pt" fo:font-weight="normal" officeooo:rsid="020d7a95" officeooo:paragraph-rsid="020a15ac" style:font-size-asian="8pt" style:font-weight-asian="normal" style:font-size-complex="8pt" style:font-weight-complex="normal"/>
    </style:style>
    <style:style style:name="P447" style:family="paragraph" style:parent-style-name="Standard">
      <style:paragraph-properties fo:margin-left="0in" fo:text-align="start" style:justify-single-word="false" fo:text-indent="0in" style:auto-text-indent="false"/>
      <style:text-properties style:font-name="PT Mono" fo:font-size="8pt" fo:font-weight="normal" officeooo:rsid="020e99cf" officeooo:paragraph-rsid="020e99cf" style:font-size-asian="8pt" style:font-weight-asian="normal" style:font-size-complex="8pt" style:font-weight-complex="normal"/>
    </style:style>
    <style:style style:name="P448" style:family="paragraph" style:parent-style-name="Standard">
      <style:paragraph-properties fo:margin-left="0in" fo:text-align="start" style:justify-single-word="false" fo:text-indent="0in" style:auto-text-indent="false"/>
      <style:text-properties officeooo:paragraph-rsid="0244722f"/>
    </style:style>
    <style:style style:name="P449" style:family="paragraph" style:parent-style-name="Standard">
      <style:paragraph-properties fo:text-align="start" style:justify-single-word="false"/>
      <style:text-properties officeooo:rsid="0197b448" officeooo:paragraph-rsid="0197b448"/>
    </style:style>
    <style:style style:name="P450" style:family="paragraph" style:parent-style-name="Standard">
      <style:paragraph-properties fo:margin-left="0in" fo:text-align="end" style:justify-single-word="false" fo:text-indent="0in" style:auto-text-indent="false"/>
      <style:text-properties fo:font-weight="normal" officeooo:rsid="0245da9a" officeooo:paragraph-rsid="0245da9a" style:font-weight-asian="normal" style:font-weight-complex="normal"/>
    </style:style>
    <style:style style:name="P451" style:family="paragraph" style:parent-style-name="Standard">
      <style:paragraph-properties fo:margin-left="0in" fo:text-align="start" style:justify-single-word="false" fo:text-indent="0in" style:auto-text-indent="false"/>
      <style:text-properties fo:font-weight="normal" officeooo:rsid="0245da9a" officeooo:paragraph-rsid="0245da9a" style:font-weight-asian="normal" style:font-weight-complex="normal"/>
    </style:style>
    <style:style style:name="P452" style:family="paragraph" style:parent-style-name="Standard">
      <style:paragraph-properties fo:margin-left="0in" fo:text-align="start" style:justify-single-word="false" fo:text-indent="0in" style:auto-text-indent="false"/>
      <style:text-properties fo:font-weight="normal" officeooo:rsid="0246c8ac" officeooo:paragraph-rsid="0246c8ac" style:font-weight-asian="normal" style:font-weight-complex="normal"/>
    </style:style>
    <style:style style:name="P453" style:family="paragraph" style:parent-style-name="Standard">
      <style:paragraph-properties fo:margin-left="0in" fo:text-align="end" style:justify-single-word="false" fo:text-indent="0in" style:auto-text-indent="false"/>
      <style:text-properties fo:font-weight="bold" officeooo:rsid="0249e210" officeooo:paragraph-rsid="0249e210" style:font-weight-asian="bold" style:font-weight-complex="bold"/>
    </style:style>
    <style:style style:name="P454" style:family="paragraph" style:parent-style-name="Standard">
      <style:paragraph-properties fo:margin-left="0in" fo:text-align="start" style:justify-single-word="false" fo:text-indent="0in" style:auto-text-indent="false"/>
      <style:text-properties fo:font-weight="bold" officeooo:rsid="0249e210" officeooo:paragraph-rsid="0249e210" style:font-weight-asian="bold" style:font-weight-complex="bold"/>
    </style:style>
    <style:style style:name="P455" style:family="paragraph" style:parent-style-name="Standard">
      <style:paragraph-properties fo:margin-left="0in" fo:text-align="start" style:justify-single-word="false" fo:text-indent="0in" style:auto-text-indent="false"/>
      <style:text-properties fo:font-weight="bold" officeooo:rsid="024dcc93" officeooo:paragraph-rsid="024dcc93" style:font-weight-asian="bold" style:font-weight-complex="bold"/>
    </style:style>
    <style:style style:name="P456" style:family="paragraph" style:parent-style-name="Standard">
      <style:paragraph-properties fo:margin-left="0.4925in" fo:text-align="start" style:justify-single-word="false" fo:text-indent="0in" style:auto-text-indent="false"/>
      <style:text-properties fo:font-style="italic" fo:font-weight="bold" officeooo:rsid="024dcc93" officeooo:paragraph-rsid="024dcc93" style:font-style-asian="italic" style:font-weight-asian="bold" style:font-style-complex="italic" style:font-weight-complex="bold"/>
    </style:style>
    <style:style style:name="P457" style:family="paragraph" style:parent-style-name="Standard">
      <style:paragraph-properties fo:margin-left="0in" fo:text-align="start" style:justify-single-word="false" fo:text-indent="0in" style:auto-text-indent="false"/>
      <style:text-properties fo:font-style="normal" fo:font-weight="bold" officeooo:rsid="024dcc93" officeooo:paragraph-rsid="024dcc93" style:font-style-asian="normal" style:font-weight-asian="bold" style:font-style-complex="normal" style:font-weight-complex="bold"/>
    </style:style>
    <style:style style:name="P458" style:family="paragraph" style:parent-style-name="Standard">
      <style:paragraph-properties fo:margin-left="0in" fo:text-align="start" style:justify-single-word="false" fo:text-indent="0in" style:auto-text-indent="false"/>
      <style:text-properties fo:font-style="normal" fo:font-weight="bold" officeooo:rsid="024dcc93" officeooo:paragraph-rsid="0250f364" style:font-style-asian="normal" style:font-weight-asian="bold" style:font-style-complex="normal" style:font-weight-complex="bold"/>
    </style:style>
    <style:style style:name="P459" style:family="paragraph" style:parent-style-name="Standard">
      <style:paragraph-properties fo:margin-left="0in" fo:text-align="start" style:justify-single-word="false" fo:text-indent="0in" style:auto-text-indent="false"/>
      <style:text-properties fo:font-style="normal" fo:font-weight="bold" officeooo:rsid="02538ead" officeooo:paragraph-rsid="02538ead" style:font-style-asian="normal" style:font-weight-asian="bold" style:font-style-complex="normal" style:font-weight-complex="bold"/>
    </style:style>
    <style:style style:name="P460" style:family="paragraph" style:parent-style-name="Standard">
      <style:paragraph-properties fo:margin-left="0in" fo:text-align="start" style:justify-single-word="false" fo:text-indent="0in" style:auto-text-indent="false" fo:break-before="page"/>
      <style:text-properties fo:font-style="normal" fo:font-weight="bold" officeooo:rsid="02575350" officeooo:paragraph-rsid="02575350" style:font-style-asian="normal" style:font-weight-asian="bold" style:font-style-complex="normal" style:font-weight-complex="bold"/>
    </style:style>
    <style:style style:name="P461" style:family="paragraph" style:parent-style-name="Standard">
      <style:paragraph-properties fo:margin-left="0in" fo:text-align="start" style:justify-single-word="false" fo:text-indent="0in" style:auto-text-indent="false"/>
      <style:text-properties fo:font-style="normal" fo:font-weight="bold" officeooo:rsid="02575350" officeooo:paragraph-rsid="02575350" style:font-style-asian="normal" style:font-weight-asian="bold" style:font-style-complex="normal" style:font-weight-complex="bold"/>
    </style:style>
    <style:style style:name="P462" style:family="paragraph" style:parent-style-name="Standard">
      <style:paragraph-properties fo:margin-left="0in" fo:text-align="center" style:justify-single-word="false" fo:text-indent="0in" style:auto-text-indent="false"/>
      <style:text-properties fo:font-style="normal" fo:font-weight="bold" officeooo:rsid="02575350" officeooo:paragraph-rsid="02575350" style:font-style-asian="normal" style:font-weight-asian="bold" style:font-style-complex="normal" style:font-weight-complex="bold"/>
    </style:style>
    <style:style style:name="P463" style:family="paragraph" style:parent-style-name="Standard">
      <style:paragraph-properties fo:margin-left="0in" fo:text-align="start" style:justify-single-word="false" fo:text-indent="0in" style:auto-text-indent="false"/>
      <style:text-properties fo:font-style="normal" fo:font-weight="bold" officeooo:rsid="0257d6c8" officeooo:paragraph-rsid="0257d6c8" style:font-style-asian="normal" style:font-weight-asian="bold" style:font-style-complex="normal" style:font-weight-complex="bold"/>
    </style:style>
    <style:style style:name="P464" style:family="paragraph" style:parent-style-name="Standard">
      <style:paragraph-properties fo:margin-left="0in" fo:text-align="start" style:justify-single-word="false" fo:text-indent="0in" style:auto-text-indent="false"/>
      <style:text-properties fo:font-style="normal" fo:font-weight="bold" officeooo:rsid="025a1b3d" officeooo:paragraph-rsid="025a1b3d" style:font-style-asian="normal" style:font-weight-asian="bold" style:font-style-complex="normal" style:font-weight-complex="bold"/>
    </style:style>
    <style:style style:name="P465" style:family="paragraph" style:parent-style-name="Standard">
      <style:paragraph-properties fo:margin-left="0in" fo:text-align="start" style:justify-single-word="false" fo:text-indent="0in" style:auto-text-indent="false"/>
      <style:text-properties fo:font-style="normal" fo:font-weight="bold" officeooo:rsid="025bfe00" officeooo:paragraph-rsid="025bfe00" style:font-style-asian="normal" style:font-weight-asian="bold" style:font-style-complex="normal" style:font-weight-complex="bold"/>
    </style:style>
    <style:style style:name="P466" style:family="paragraph" style:parent-style-name="Standard">
      <style:paragraph-properties fo:margin-left="0in" fo:text-align="start" style:justify-single-word="false" fo:text-indent="0in" style:auto-text-indent="false"/>
      <style:text-properties fo:font-style="normal" fo:font-weight="bold" officeooo:rsid="025cd2e3" officeooo:paragraph-rsid="025cd2e3" style:font-style-asian="normal" style:font-weight-asian="bold" style:font-style-complex="normal" style:font-weight-complex="bold"/>
    </style:style>
    <style:style style:name="P467" style:family="paragraph" style:parent-style-name="Standard">
      <style:paragraph-properties fo:margin-left="0in" fo:text-align="start" style:justify-single-word="false" fo:text-indent="0in" style:auto-text-indent="false"/>
      <style:text-properties fo:font-style="normal" fo:font-weight="bold" officeooo:rsid="025f9a35" officeooo:paragraph-rsid="025f9a35" style:font-style-asian="normal" style:font-weight-asian="bold" style:font-style-complex="normal" style:font-weight-complex="bold"/>
    </style:style>
    <style:style style:name="P468" style:family="paragraph" style:parent-style-name="Standard">
      <style:paragraph-properties fo:margin-left="0in" fo:text-align="start" style:justify-single-word="false" fo:text-indent="0in" style:auto-text-indent="false"/>
      <style:text-properties fo:font-style="normal" fo:font-weight="bold" officeooo:rsid="026abf70" officeooo:paragraph-rsid="026abf70" style:font-style-asian="normal" style:font-weight-asian="bold" style:font-style-complex="normal" style:font-weight-complex="bold"/>
    </style:style>
    <style:style style:name="P469" style:family="paragraph" style:parent-style-name="Standard">
      <style:paragraph-properties fo:margin-left="0in" fo:text-align="start" style:justify-single-word="false" fo:text-indent="0in" style:auto-text-indent="false"/>
      <style:text-properties fo:font-style="normal" fo:font-weight="bold" officeooo:rsid="026b1483" officeooo:paragraph-rsid="026b1483" style:font-style-asian="normal" style:font-weight-asian="bold" style:font-style-complex="normal" style:font-weight-complex="bold"/>
    </style:style>
    <style:style style:name="P470" style:family="paragraph" style:parent-style-name="Standard">
      <style:paragraph-properties fo:margin-left="0in" fo:text-align="start" style:justify-single-word="false" fo:text-indent="0in" style:auto-text-indent="false"/>
      <style:text-properties fo:font-style="normal" fo:font-weight="bold" officeooo:rsid="026b1483" officeooo:paragraph-rsid="0270ce91" style:font-style-asian="normal" style:font-weight-asian="bold" style:font-style-complex="normal" style:font-weight-complex="bold"/>
    </style:style>
    <style:style style:name="P471" style:family="paragraph" style:parent-style-name="Standard">
      <style:paragraph-properties fo:margin-left="0in" fo:text-align="end" style:justify-single-word="false" fo:text-indent="0in" style:auto-text-indent="false"/>
      <style:text-properties fo:font-style="normal" fo:font-weight="bold" officeooo:rsid="027954c2" officeooo:paragraph-rsid="027954c2" style:font-style-asian="normal" style:font-weight-asian="bold" style:font-style-complex="normal" style:font-weight-complex="bold"/>
    </style:style>
    <style:style style:name="P472" style:family="paragraph" style:parent-style-name="Standard">
      <style:paragraph-properties fo:margin-left="0in" fo:text-align="start" style:justify-single-word="false" fo:text-indent="0in" style:auto-text-indent="false"/>
      <style:text-properties fo:font-style="normal" fo:font-weight="bold" officeooo:rsid="027954c2" officeooo:paragraph-rsid="027954c2" style:font-style-asian="normal" style:font-weight-asian="bold" style:font-style-complex="normal" style:font-weight-complex="bold"/>
    </style:style>
    <style:style style:name="P473" style:family="paragraph" style:parent-style-name="Standard">
      <style:paragraph-properties fo:margin-left="0in" fo:text-align="end" style:justify-single-word="false" fo:text-indent="0in" style:auto-text-indent="false"/>
      <style:text-properties fo:font-style="normal" fo:font-weight="bold" officeooo:rsid="02871ee0" officeooo:paragraph-rsid="02871ee0" style:font-style-asian="normal" style:font-weight-asian="bold" style:font-style-complex="normal" style:font-weight-complex="bold"/>
    </style:style>
    <style:style style:name="P474" style:family="paragraph" style:parent-style-name="Standard">
      <style:paragraph-properties fo:margin-left="0in" fo:text-align="start" style:justify-single-word="false" fo:text-indent="0in" style:auto-text-indent="false"/>
      <style:text-properties fo:font-style="normal" fo:font-weight="bold" officeooo:rsid="02871ee0" officeooo:paragraph-rsid="02871ee0" style:font-style-asian="normal" style:font-weight-asian="bold" style:font-style-complex="normal" style:font-weight-complex="bold"/>
    </style:style>
    <style:style style:name="P475" style:family="paragraph" style:parent-style-name="Standard">
      <style:paragraph-properties fo:margin-left="0in" fo:text-align="start" style:justify-single-word="false" fo:text-indent="0in" style:auto-text-indent="false"/>
      <style:text-properties fo:font-style="normal" fo:font-weight="bold" officeooo:rsid="028dfc91" officeooo:paragraph-rsid="028dfc91" style:font-style-asian="normal" style:font-weight-asian="bold" style:font-style-complex="normal" style:font-weight-complex="bold"/>
    </style:style>
    <style:style style:name="P476" style:family="paragraph" style:parent-style-name="Standard">
      <style:paragraph-properties fo:margin-left="0in" fo:text-align="start" style:justify-single-word="false" fo:text-indent="0in" style:auto-text-indent="false"/>
      <style:text-properties fo:font-style="normal" fo:font-weight="bold" officeooo:rsid="029021c4" officeooo:paragraph-rsid="029021c4" style:font-style-asian="normal" style:font-weight-asian="bold" style:font-style-complex="normal" style:font-weight-complex="bold"/>
    </style:style>
    <style:style style:name="P477" style:family="paragraph" style:parent-style-name="Standard">
      <style:paragraph-properties fo:margin-left="0in" fo:text-align="start" style:justify-single-word="false" fo:text-indent="0in" style:auto-text-indent="false"/>
      <style:text-properties fo:font-style="normal" fo:font-weight="bold" officeooo:rsid="029227de" officeooo:paragraph-rsid="029365b6" style:font-style-asian="normal" style:font-weight-asian="bold" style:font-style-complex="normal" style:font-weight-complex="bold"/>
    </style:style>
    <style:style style:name="P478" style:family="paragraph" style:parent-style-name="Standard">
      <style:paragraph-properties fo:margin-left="0in" fo:text-align="end" style:justify-single-word="false" fo:text-indent="0in" style:auto-text-indent="false"/>
      <style:text-properties fo:font-style="normal" fo:font-weight="bold" officeooo:rsid="029227de" officeooo:paragraph-rsid="029227de" style:font-style-asian="normal" style:font-weight-asian="bold" style:font-style-complex="normal" style:font-weight-complex="bold"/>
    </style:style>
    <style:style style:name="P479" style:family="paragraph" style:parent-style-name="Standard">
      <style:paragraph-properties fo:margin-left="0in" fo:text-align="start" style:justify-single-word="false" fo:text-indent="0in" style:auto-text-indent="false"/>
      <style:text-properties fo:font-style="normal" fo:font-weight="bold" officeooo:rsid="0295afdc" officeooo:paragraph-rsid="0295afdc" style:font-style-asian="normal" style:font-weight-asian="bold" style:font-style-complex="normal" style:font-weight-complex="bold"/>
    </style:style>
    <style:style style:name="P480" style:family="paragraph" style:parent-style-name="Standard">
      <style:paragraph-properties fo:margin-left="0in" fo:text-align="start" style:justify-single-word="false" fo:text-indent="0in" style:auto-text-indent="false"/>
      <style:text-properties fo:font-style="normal" fo:font-weight="bold" officeooo:rsid="02975601" officeooo:paragraph-rsid="02975601" style:font-style-asian="normal" style:font-weight-asian="bold" style:font-style-complex="normal" style:font-weight-complex="bold"/>
    </style:style>
    <style:style style:name="P481" style:family="paragraph" style:parent-style-name="Standard">
      <style:paragraph-properties fo:margin-left="0in" fo:text-align="start" style:justify-single-word="false" fo:text-indent="0in" style:auto-text-indent="false"/>
      <style:text-properties fo:font-style="normal" fo:font-weight="bold" officeooo:rsid="02975601" officeooo:paragraph-rsid="029e9d3b" style:font-style-asian="normal" style:font-weight-asian="bold" style:font-style-complex="normal" style:font-weight-complex="bold"/>
    </style:style>
    <style:style style:name="P482" style:family="paragraph" style:parent-style-name="Standard">
      <style:paragraph-properties fo:margin-left="0in" fo:text-align="start" style:justify-single-word="false" fo:text-indent="0in" style:auto-text-indent="false"/>
      <style:text-properties fo:font-style="normal" fo:font-weight="bold" officeooo:rsid="02a02bc1" officeooo:paragraph-rsid="02a02bc1" style:font-style-asian="normal" style:font-weight-asian="bold" style:font-style-complex="normal" style:font-weight-complex="bold"/>
    </style:style>
    <style:style style:name="P483" style:family="paragraph" style:parent-style-name="Standard">
      <style:paragraph-properties fo:margin-left="0in" fo:text-align="start" style:justify-single-word="false" fo:text-indent="0in" style:auto-text-indent="false"/>
      <style:text-properties fo:font-style="normal" fo:font-weight="bold" officeooo:rsid="02a5f6a6" officeooo:paragraph-rsid="02a5f6a6" style:font-style-asian="normal" style:font-weight-asian="bold" style:font-style-complex="normal" style:font-weight-complex="bold"/>
    </style:style>
    <style:style style:name="P484" style:family="paragraph" style:parent-style-name="Standard">
      <style:paragraph-properties fo:margin-left="0in" fo:text-align="start" style:justify-single-word="false" fo:text-indent="0in" style:auto-text-indent="false"/>
      <style:text-properties fo:font-style="normal" fo:font-weight="bold" officeooo:rsid="02a63dbb" officeooo:paragraph-rsid="02a63dbb" style:font-style-asian="normal" style:font-weight-asian="bold" style:font-style-complex="normal" style:font-weight-complex="bold"/>
    </style:style>
    <style:style style:name="P485" style:family="paragraph" style:parent-style-name="Standard">
      <style:paragraph-properties fo:margin-left="0in" fo:text-align="center" style:justify-single-word="false" fo:text-indent="0in" style:auto-text-indent="false"/>
      <style:text-properties fo:font-style="normal" fo:font-weight="bold" officeooo:rsid="02a63dbb" officeooo:paragraph-rsid="02a63dbb" style:font-style-asian="normal" style:font-weight-asian="bold" style:font-style-complex="normal" style:font-weight-complex="bold"/>
    </style:style>
    <style:style style:name="P486" style:family="paragraph" style:parent-style-name="Standard">
      <style:paragraph-properties fo:margin-left="0in" fo:text-align="start" style:justify-single-word="false" fo:text-indent="0in" style:auto-text-indent="false"/>
      <style:text-properties fo:font-style="normal" fo:font-weight="bold" officeooo:rsid="02a6ead1" officeooo:paragraph-rsid="02a6ead1" style:font-style-asian="normal" style:font-weight-asian="bold" style:font-style-complex="normal" style:font-weight-complex="bold"/>
    </style:style>
    <style:style style:name="P487" style:family="paragraph" style:parent-style-name="Standard">
      <style:paragraph-properties fo:margin-left="0in" fo:text-align="start" style:justify-single-word="false" fo:text-indent="0in" style:auto-text-indent="false"/>
      <style:text-properties fo:font-style="normal" fo:font-weight="bold" officeooo:rsid="02a7bf4e" officeooo:paragraph-rsid="02a7bf4e" style:font-style-asian="normal" style:font-weight-asian="bold" style:font-style-complex="normal" style:font-weight-complex="bold"/>
    </style:style>
    <style:style style:name="P488" style:family="paragraph" style:parent-style-name="Standard">
      <style:paragraph-properties fo:margin-left="0in" fo:text-align="start" style:justify-single-word="false" fo:text-indent="0in" style:auto-text-indent="false"/>
      <style:text-properties fo:font-style="normal" fo:font-weight="bold" officeooo:rsid="02a7bf4e" officeooo:paragraph-rsid="02ab70d5" style:font-style-asian="normal" style:font-weight-asian="bold" style:font-style-complex="normal" style:font-weight-complex="bold"/>
    </style:style>
    <style:style style:name="P489" style:family="paragraph" style:parent-style-name="Standard">
      <style:paragraph-properties fo:margin-left="0in" fo:text-align="start" style:justify-single-word="false" fo:text-indent="0in" style:auto-text-indent="false"/>
      <style:text-properties fo:font-style="normal" fo:font-weight="bold" officeooo:rsid="02ada166" officeooo:paragraph-rsid="02ada166" style:font-style-asian="normal" style:font-weight-asian="bold" style:font-style-complex="normal" style:font-weight-complex="bold"/>
    </style:style>
    <style:style style:name="P490" style:family="paragraph" style:parent-style-name="Standard">
      <style:paragraph-properties fo:margin-left="0in" fo:text-align="center" style:justify-single-word="false" fo:text-indent="0in" style:auto-text-indent="false"/>
      <style:text-properties fo:font-style="normal" fo:font-weight="bold" officeooo:rsid="02ada166" officeooo:paragraph-rsid="02ada166" style:font-style-asian="normal" style:font-weight-asian="bold" style:font-style-complex="normal" style:font-weight-complex="bold"/>
    </style:style>
    <style:style style:name="P491" style:family="paragraph" style:parent-style-name="Standard">
      <style:paragraph-properties fo:margin-left="0in" fo:text-align="start" style:justify-single-word="false" fo:text-indent="0in" style:auto-text-indent="false"/>
      <style:text-properties fo:font-style="normal" fo:font-weight="bold" officeooo:rsid="02afc49e" officeooo:paragraph-rsid="02afc49e" style:font-style-asian="normal" style:font-weight-asian="bold" style:font-style-complex="normal" style:font-weight-complex="bold"/>
    </style:style>
    <style:style style:name="P492" style:family="paragraph" style:parent-style-name="Standard">
      <style:paragraph-properties fo:margin-left="0in" fo:text-align="start" style:justify-single-word="false" fo:text-indent="0in" style:auto-text-indent="false"/>
      <style:text-properties fo:font-style="normal" fo:font-weight="bold" officeooo:rsid="02b17578" officeooo:paragraph-rsid="02b17578" style:font-style-asian="normal" style:font-weight-asian="bold" style:font-style-complex="normal" style:font-weight-complex="bold"/>
    </style:style>
    <style:style style:name="P493" style:family="paragraph" style:parent-style-name="Standard">
      <style:paragraph-properties fo:margin-left="0in" fo:text-align="start" style:justify-single-word="false" fo:text-indent="0in" style:auto-text-indent="false"/>
      <style:text-properties fo:font-style="normal" fo:font-weight="bold" officeooo:rsid="02b2aab5" officeooo:paragraph-rsid="02b2aab5" style:font-style-asian="normal" style:font-weight-asian="bold" style:font-style-complex="normal" style:font-weight-complex="bold"/>
    </style:style>
    <style:style style:name="P494" style:family="paragraph" style:parent-style-name="Standard">
      <style:paragraph-properties fo:margin-left="0in" fo:text-align="center" style:justify-single-word="false" fo:text-indent="0in" style:auto-text-indent="false"/>
      <style:text-properties fo:font-style="normal" fo:font-weight="bold" officeooo:rsid="02b2aab5" officeooo:paragraph-rsid="02b2aab5" style:font-style-asian="normal" style:font-weight-asian="bold" style:font-style-complex="normal" style:font-weight-complex="bold"/>
    </style:style>
    <style:style style:name="P495" style:family="paragraph" style:parent-style-name="Standard">
      <style:paragraph-properties fo:margin-left="0in" fo:text-align="start" style:justify-single-word="false" fo:text-indent="0in" style:auto-text-indent="false"/>
      <style:text-properties fo:font-style="normal" fo:font-weight="bold" officeooo:rsid="02b4b989" officeooo:paragraph-rsid="02b4b989" style:font-style-asian="normal" style:font-weight-asian="bold" style:font-style-complex="normal" style:font-weight-complex="bold"/>
    </style:style>
    <style:style style:name="P496" style:family="paragraph" style:parent-style-name="Standard">
      <style:paragraph-properties fo:margin-left="0in" fo:text-align="end" style:justify-single-word="false" fo:text-indent="0in" style:auto-text-indent="false"/>
      <style:text-properties fo:font-style="normal" fo:font-weight="bold" officeooo:rsid="02c0e930" officeooo:paragraph-rsid="02c0e930" style:font-style-asian="normal" style:font-weight-asian="bold" style:font-style-complex="normal" style:font-weight-complex="bold"/>
    </style:style>
    <style:style style:name="P497" style:family="paragraph" style:parent-style-name="Standard">
      <style:paragraph-properties fo:margin-left="0in" fo:text-align="start" style:justify-single-word="false" fo:text-indent="0in" style:auto-text-indent="false"/>
      <style:text-properties fo:font-style="normal" fo:font-weight="bold" officeooo:rsid="02c0e930" officeooo:paragraph-rsid="02c0e930" style:font-style-asian="normal" style:font-weight-asian="bold" style:font-style-complex="normal" style:font-weight-complex="bold"/>
    </style:style>
    <style:style style:name="P498" style:family="paragraph" style:parent-style-name="Standard">
      <style:paragraph-properties fo:margin-left="0in" fo:text-align="start" style:justify-single-word="false" fo:text-indent="0in" style:auto-text-indent="false"/>
      <style:text-properties fo:font-style="normal" fo:font-weight="bold" officeooo:rsid="02ca308a" officeooo:paragraph-rsid="02ca308a" style:font-style-asian="normal" style:font-weight-asian="bold" style:font-style-complex="normal" style:font-weight-complex="bold"/>
    </style:style>
    <style:style style:name="P499" style:family="paragraph" style:parent-style-name="Standard">
      <style:paragraph-properties fo:margin-left="0in" fo:text-align="start" style:justify-single-word="false" fo:text-indent="0in" style:auto-text-indent="false"/>
      <style:text-properties fo:font-style="normal" fo:font-weight="bold" officeooo:rsid="02cb2d24" officeooo:paragraph-rsid="02cb2d24" style:font-style-asian="normal" style:font-weight-asian="bold" style:font-style-complex="normal" style:font-weight-complex="bold"/>
    </style:style>
    <style:style style:name="P500" style:family="paragraph" style:parent-style-name="Standard">
      <style:paragraph-properties fo:margin-left="0in" fo:text-align="end" style:justify-single-word="false" fo:text-indent="0in" style:auto-text-indent="false"/>
      <style:text-properties fo:font-style="normal" fo:font-weight="bold" officeooo:rsid="02cb2d24" officeooo:paragraph-rsid="02cb2d24" style:font-style-asian="normal" style:font-weight-asian="bold" style:font-style-complex="normal" style:font-weight-complex="bold"/>
    </style:style>
    <style:style style:name="P501" style:family="paragraph" style:parent-style-name="Standard">
      <style:paragraph-properties fo:margin-left="0in" fo:text-align="start" style:justify-single-word="false" fo:text-indent="0in" style:auto-text-indent="false"/>
      <style:text-properties fo:font-style="normal" fo:font-weight="normal" officeooo:rsid="025dc7e1" officeooo:paragraph-rsid="025dc7e1" style:font-style-asian="normal" style:font-weight-asian="normal" style:font-style-complex="normal" style:font-weight-complex="normal"/>
    </style:style>
    <style:style style:name="P502" style:family="paragraph" style:parent-style-name="Standard">
      <style:paragraph-properties fo:margin-left="0in" fo:text-align="start" style:justify-single-word="false" fo:text-indent="0in" style:auto-text-indent="false"/>
      <style:text-properties fo:font-style="normal" fo:font-weight="normal" officeooo:rsid="025f9a35" officeooo:paragraph-rsid="025f9a35" style:font-style-asian="normal" style:font-weight-asian="normal" style:font-style-complex="normal" style:font-weight-complex="normal"/>
    </style:style>
    <style:style style:name="P503" style:family="paragraph" style:parent-style-name="Standard">
      <style:paragraph-properties fo:margin-left="0in" fo:text-align="start" style:justify-single-word="false" fo:text-indent="0in" style:auto-text-indent="false"/>
      <style:text-properties fo:font-style="normal" fo:font-weight="normal" officeooo:rsid="02cb2d24" officeooo:paragraph-rsid="02cb2d24" style:font-style-asian="normal" style:font-weight-asian="normal" style:font-style-complex="normal" style:font-weight-complex="normal"/>
    </style:style>
    <style:style style:name="P504" style:family="paragraph" style:parent-style-name="Standard" style:list-style-name="L1">
      <style:paragraph-properties fo:margin-left="0.4925in" fo:text-align="start" style:justify-single-word="false" fo:text-indent="0in" style:auto-text-indent="false"/>
      <style:text-properties style:font-name="PT Mono" fo:font-size="8pt" fo:font-style="italic" fo:font-weight="normal" officeooo:rsid="024dcc93" officeooo:paragraph-rsid="024dcc93" style:font-size-asian="8pt" style:font-style-asian="italic" style:font-weight-asian="normal" style:font-size-complex="8pt" style:font-style-complex="italic" style:font-weight-complex="normal"/>
    </style:style>
    <style:style style:name="P50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b43ab8" officeooo:paragraph-rsid="02b2aab5" style:font-size-asian="8pt" style:font-style-asian="normal" style:font-weight-asian="normal" style:font-size-complex="8pt" style:font-style-complex="normal" style:font-weight-complex="normal"/>
    </style:style>
    <style:style style:name="P50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b43ab8" officeooo:paragraph-rsid="02b2aab5" style:font-size-asian="8pt" style:font-style-asian="normal" style:font-weight-asian="normal" style:font-size-complex="8pt" style:font-style-complex="normal" style:font-weight-complex="normal"/>
    </style:style>
    <style:style style:name="P50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b4b989" officeooo:paragraph-rsid="02b4b989" style:font-size-asian="8pt" style:font-style-asian="normal" style:font-weight-asian="normal" style:font-size-complex="8pt" style:font-style-complex="normal" style:font-weight-complex="normal"/>
    </style:style>
    <style:style style:name="P50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ca308a" officeooo:paragraph-rsid="02c0e930" style:font-size-asian="8pt" style:font-style-asian="normal" style:font-weight-asian="normal" style:font-size-complex="8pt" style:font-style-complex="normal" style:font-weight-complex="normal"/>
    </style:style>
    <style:style style:name="P50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cb2d24" officeooo:paragraph-rsid="02cb2d24" style:font-size-asian="8pt" style:font-style-asian="normal" style:font-weight-asian="normal" style:font-size-complex="8pt" style:font-style-complex="normal" style:font-weight-complex="normal"/>
    </style:style>
    <style:style style:name="P510"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c0e930" officeooo:paragraph-rsid="02c0e930" style:font-size-asian="8pt" style:font-style-asian="normal" style:font-weight-asian="bold" style:font-size-complex="8pt" style:font-style-complex="normal" style:font-weight-complex="bold"/>
    </style:style>
    <style:style style:name="P511" style:family="paragraph" style:parent-style-name="Standard">
      <style:paragraph-properties fo:margin-left="0in" fo:text-align="start" style:justify-single-word="false" fo:text-indent="0in" style:auto-text-indent="false"/>
      <style:text-properties fo:font-style="normal" fo:font-weight="normal" officeooo:rsid="02cb2d24" officeooo:paragraph-rsid="02cb2d24" style:font-style-asian="normal" style:font-weight-asian="normal" style:font-style-complex="normal" style:font-weight-complex="normal"/>
    </style:style>
    <style:style style:name="P512" style:family="paragraph" style:parent-style-name="Standard">
      <style:paragraph-properties fo:margin-left="0in" fo:text-align="center" style:justify-single-word="false" fo:text-indent="0in" style:auto-text-indent="false"/>
      <style:text-properties fo:font-style="normal" fo:font-weight="normal" officeooo:rsid="02cb2d24" officeooo:paragraph-rsid="02cb2d24" style:font-style-asian="normal" style:font-weight-asian="normal" style:font-style-complex="normal" style:font-weight-complex="normal"/>
    </style:style>
    <style:style style:name="P513" style:family="paragraph" style:parent-style-name="Standard">
      <style:paragraph-properties fo:margin-left="0in" fo:text-align="start" style:justify-single-word="false" fo:text-indent="0in" style:auto-text-indent="false"/>
      <style:text-properties fo:font-style="normal" fo:font-weight="normal" officeooo:rsid="02cf4c79" officeooo:paragraph-rsid="02cf4c79" style:font-style-asian="normal" style:font-weight-asian="normal" style:font-style-complex="normal" style:font-weight-complex="normal"/>
    </style:style>
    <style:style style:name="P514" style:family="paragraph" style:parent-style-name="Standard">
      <style:paragraph-properties fo:margin-left="0in" fo:text-align="start" style:justify-single-word="false" fo:text-indent="0in" style:auto-text-indent="false"/>
      <style:text-properties fo:font-style="normal" fo:font-weight="bold" officeooo:rsid="02d1d559" officeooo:paragraph-rsid="02d1d559" style:font-style-asian="normal" style:font-weight-asian="bold" style:font-style-complex="normal" style:font-weight-complex="bold"/>
    </style:style>
    <style:style style:name="P515" style:family="paragraph" style:parent-style-name="Standard">
      <style:paragraph-properties fo:margin-left="0in" fo:text-align="center" style:justify-single-word="false" fo:text-indent="0in" style:auto-text-indent="false"/>
      <style:text-properties fo:font-style="normal" fo:font-weight="bold" officeooo:rsid="02d1d559" officeooo:paragraph-rsid="02d1d559" style:font-style-asian="normal" style:font-weight-asian="bold" style:font-style-complex="normal" style:font-weight-complex="bold"/>
    </style:style>
    <style:style style:name="P516" style:family="paragraph" style:parent-style-name="Standard">
      <style:paragraph-properties fo:margin-left="0in" fo:text-align="start" style:justify-single-word="false" fo:text-indent="0in" style:auto-text-indent="false"/>
      <style:text-properties fo:font-style="normal" fo:font-weight="bold" officeooo:rsid="02d3b140" officeooo:paragraph-rsid="02d3b140" style:font-style-asian="normal" style:font-weight-asian="bold" style:font-style-complex="normal" style:font-weight-complex="bold"/>
    </style:style>
    <style:style style:name="T1" style:family="text">
      <style:text-properties fo:font-variant="normal" fo:text-transform="none" fo:color="#ffffff" loext:opacity="100%" fo:font-size="8pt" fo:letter-spacing="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font-variant="normal" fo:text-transform="none" fo:color="#ffffff" loext:opacity="100%" fo:font-size="8pt" fo:letter-spacing="normal" fo:font-weight="normal" officeooo:rsid="01237a45"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font-variant="normal" fo:text-transform="none" fo:color="#ffffff" loext:opacity="100%" fo:font-size="8pt" fo:letter-spacing="normal" fo:font-weight="normal" officeooo:rsid="0124ec00"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font-variant="normal" fo:text-transform="none" fo:color="#ffffff" loext:opacity="100%" fo:font-size="8pt" fo:letter-spacing="normal" fo:font-weight="normal" officeooo:rsid="01260055"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font-variant="normal" fo:text-transform="none" fo:color="#ffffff" loext:opacity="100%" fo:font-size="8pt" fo:letter-spacing="normal" fo:font-weight="normal" officeooo:rsid="012956c5"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font-variant="normal" fo:text-transform="none" fo:color="#ffffff" loext:opacity="100%" fo:font-size="8pt" fo:letter-spacing="normal" fo:font-weight="normal" officeooo:rsid="0127feb2"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font-variant="normal" fo:text-transform="none" fo:color="#ffffff" loext:opacity="100%" fo:font-size="8pt" fo:letter-spacing="normal" fo:font-weight="normal" officeooo:rsid="01283ad7"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font-variant="normal" fo:text-transform="none" fo:color="#ffffff" loext:opacity="100%" fo:font-size="8pt" fo:letter-spacing="normal" fo:font-weight="normal" officeooo:rsid="012aff71"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font-variant="normal" fo:text-transform="none" fo:color="#ffffff" loext:opacity="100%" fo:font-size="8pt" fo:letter-spacing="normal" fo:font-weight="normal" officeooo:rsid="012f4f98"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font-variant="normal" fo:text-transform="none" fo:color="#ffffff" loext:opacity="100%" fo:font-size="8pt" fo:letter-spacing="normal" fo:font-weight="normal" officeooo:rsid="0131aac3"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font-variant="normal" fo:text-transform="none" fo:color="#ffffff" loext:opacity="100%" fo:font-size="8pt" fo:letter-spacing="normal" fo:font-weight="normal" officeooo:rsid="0134987a"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font-variant="normal" fo:text-transform="none" fo:color="#ffffff" loext:opacity="100%" fo:font-size="8pt" fo:letter-spacing="normal" fo:font-weight="normal" officeooo:rsid="013722da"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font-variant="normal" fo:text-transform="none" fo:color="#ffffff" loext:opacity="100%" fo:font-size="8pt" fo:letter-spacing="normal" fo:font-weight="normal" officeooo:rsid="013ae806"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font-variant="normal" fo:text-transform="none" fo:color="#ffffff" loext:opacity="100%" fo:font-size="8pt" fo:letter-spacing="normal" fo:font-weight="normal" officeooo:rsid="0138ee94"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font-variant="normal" fo:text-transform="none" fo:color="#ffffff" loext:opacity="100%" fo:font-size="8pt" fo:letter-spacing="normal" fo:font-weight="normal" officeooo:rsid="013606ee"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font-variant="normal" fo:text-transform="none" fo:color="#ffffff" loext:opacity="100%" fo:font-size="8pt" fo:letter-spacing="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font-variant="normal" fo:text-transform="none" fo:color="#ffffff" loext:opacity="100%" fo:font-size="8pt" fo:letter-spacing="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font-variant="normal" fo:text-transform="none" fo:color="#ffffff" loext:opacity="100%" fo:font-size="8pt" fo:letter-spacing="normal" fo:font-style="italic" fo:font-weight="normal" fo:background-color="transparent" loext:char-shading-value="0" style:font-size-asian="8pt" style:font-style-asian="italic" style:font-weight-asian="normal" style:font-size-complex="8pt" style:font-style-complex="italic" style:font-weight-complex="normal"/>
    </style:style>
    <style:style style:name="T19" style:family="text">
      <style:text-properties fo:font-variant="normal" fo:text-transform="none" fo:color="#ffffff" loext:opacity="100%" fo:font-size="8pt" fo:letter-spacing="normal" fo:font-style="italic" fo:font-weight="normal" officeooo:rsid="0124ec00" fo:background-color="transparent" loext:char-shading-value="0" style:font-size-asian="8pt" style:font-style-asian="italic" style:font-weight-asian="normal" style:font-size-complex="8pt" style:font-style-complex="italic" style:font-weight-complex="normal"/>
    </style:style>
    <style:style style:name="T20" style:family="text">
      <style:text-properties fo:font-variant="normal" fo:text-transform="none" fo:color="#ffffff" loext:opacity="100%" fo:font-size="8pt" fo:letter-spacing="normal" fo:font-style="italic" fo:font-weight="normal" officeooo:rsid="0131aac3" fo:background-color="transparent" loext:char-shading-value="0" style:font-size-asian="8pt" style:font-style-asian="italic" style:font-weight-asian="normal" style:font-size-complex="8pt" style:font-style-complex="italic" style:font-weight-complex="normal"/>
    </style:style>
    <style:style style:name="T21" style:family="text">
      <style:text-properties fo:font-variant="normal" fo:text-transform="none" fo:color="#ffffff" loext:opacity="100%" fo:font-size="8pt" fo:letter-spacing="normal" fo:font-weight="bold" fo:background-color="transparent" loext:char-shading-value="0" style:font-size-asian="8pt" style:font-style-asian="normal" style:font-weight-asian="bold" style:font-size-complex="8pt" style:font-style-complex="normal" style:font-weight-complex="bold"/>
    </style:style>
    <style:style style:name="T22" style:family="text">
      <style:text-properties fo:font-variant="normal" fo:text-transform="none" fo:color="#ffffff" loext:opacity="100%" fo:font-size="8pt" fo:letter-spacing="normal" fo:font-weight="bold" officeooo:rsid="012956c5" fo:background-color="transparent" loext:char-shading-value="0" style:font-size-asian="8pt" style:font-style-asian="normal" style:font-weight-asian="bold" style:font-size-complex="8pt" style:font-style-complex="normal" style:font-weight-complex="bold"/>
    </style:style>
    <style:style style:name="T23" style:family="text">
      <style:text-properties fo:font-variant="normal" fo:text-transform="none" fo:color="#ffffff" loext:opacity="100%" fo:font-size="8pt" fo:letter-spacing="normal" fo:font-weight="bold" officeooo:rsid="0131aac3" fo:background-color="transparent" loext:char-shading-value="0" style:font-size-asian="8pt" style:font-style-asian="normal" style:font-weight-asian="bold" style:font-size-complex="8pt" style:font-style-complex="normal" style:font-weight-complex="bold"/>
    </style:style>
    <style:style style:name="T24" style:family="text">
      <style:text-properties fo:font-variant="normal" fo:text-transform="none" fo:color="#ffffff" loext:opacity="100%" fo:font-size="8pt" fo:letter-spacing="normal" fo:font-style="normal" fo:font-weight="normal"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font-variant="normal" fo:text-transform="none" fo:color="#ffffff" loext:opacity="100%" fo:font-size="8pt" fo:letter-spacing="normal" fo:font-style="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font-variant="normal" fo:text-transform="none" fo:color="#ffffff" loext:opacity="100%" fo:font-size="8pt" fo:letter-spacing="normal" fo:font-style="normal" fo:font-weight="normal" officeooo:rsid="013db7c2"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font-variant="normal" fo:text-transform="none" fo:color="#ffffff" loext:opacity="100%" fo:font-size="8pt" fo:letter-spacing="normal" fo:font-style="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fo:font-size="8pt" fo:background-color="transparent" loext:char-shading-value="0" style:font-size-asian="8pt" style:font-size-complex="8pt"/>
    </style:style>
    <style:style style:name="T29" style:family="text">
      <style:text-properties fo:color="#ffffff" loext:opacity="100%" fo:font-size="8pt" officeooo:rsid="010b087a" fo:background-color="transparent" loext:char-shading-value="0" style:font-size-asian="8pt" style:font-size-complex="8pt"/>
    </style:style>
    <style:style style:name="T30" style:family="text">
      <style:text-properties fo:color="#ffffff" loext:opacity="100%" fo:font-size="8pt" officeooo:rsid="010cb7c2" fo:background-color="transparent" loext:char-shading-value="0" style:font-size-asian="8pt" style:font-size-complex="8pt"/>
    </style:style>
    <style:style style:name="T31" style:family="text">
      <style:text-properties fo:color="#ffffff" loext:opacity="100%" fo:font-size="8pt" officeooo:rsid="010cf4c6" fo:background-color="transparent" loext:char-shading-value="0" style:font-size-asian="8pt" style:font-size-complex="8pt"/>
    </style:style>
    <style:style style:name="T32" style:family="text">
      <style:text-properties fo:color="#ffffff" loext:opacity="100%" fo:font-size="8pt" officeooo:rsid="010d36c0" fo:background-color="transparent" loext:char-shading-value="0" style:font-size-asian="8pt" style:font-size-complex="8pt"/>
    </style:style>
    <style:style style:name="T33" style:family="text">
      <style:text-properties fo:color="#ffffff" loext:opacity="100%" fo:font-size="8pt" fo:font-style="italic" fo:background-color="transparent" loext:char-shading-value="0" style:font-size-asian="8pt" style:font-style-asian="italic" style:font-size-complex="8pt" style:font-style-complex="italic"/>
    </style:style>
    <style:style style:name="T34" style:family="text">
      <style:text-properties fo:color="#ffffff" loext:opacity="100%" fo:font-size="8pt" fo:font-style="italic" officeooo:rsid="010cb7c2" fo:background-color="transparent" loext:char-shading-value="0" style:font-size-asian="8pt" style:font-style-asian="italic" style:font-size-complex="8pt" style:font-style-complex="italic"/>
    </style:style>
    <style:style style:name="T35" style:family="text">
      <style:text-properties fo:color="#ffffff" loext:opacity="100%" fo:font-size="8pt" fo:font-style="normal" fo:background-color="transparent" loext:char-shading-value="0" style:font-size-asian="8pt" style:font-style-asian="normal" style:font-size-complex="8pt" style:font-style-complex="normal"/>
    </style:style>
    <style:style style:name="T36" style:family="text">
      <style:text-properties fo:color="#ffffff" loext:opacity="100%" fo:font-size="8pt" fo:font-style="normal" officeooo:rsid="010d36c0" fo:background-color="transparent" loext:char-shading-value="0" style:font-size-asian="8pt" style:font-style-asian="normal" style:font-size-complex="8pt" style:font-style-complex="normal"/>
    </style:style>
    <style:style style:name="T37" style:family="text">
      <style:text-properties fo:color="#ffffff" loext:opacity="100%" fo:font-size="8pt" fo:font-style="normal" officeooo:rsid="010e1b39" fo:background-color="transparent" loext:char-shading-value="0" style:font-size-asian="8pt" style:font-style-asian="normal" style:font-size-complex="8pt" style:font-style-complex="normal"/>
    </style:style>
    <style:style style:name="T38" style:family="text">
      <style:text-properties fo:color="#ffffff" loext:opacity="100%" fo:font-size="8pt" fo:font-style="normal" officeooo:rsid="0112308d" fo:background-color="transparent" loext:char-shading-value="0" style:font-size-asian="8pt" style:font-style-asian="normal" style:font-size-complex="8pt" style:font-style-complex="normal"/>
    </style:style>
    <style:style style:name="T39" style:family="text">
      <style:text-properties fo:color="#ffffff" loext:opacity="100%" fo:font-size="8pt" fo:font-style="normal" officeooo:rsid="0114e3ec" fo:background-color="transparent" loext:char-shading-value="0" style:font-size-asian="8pt" style:font-style-asian="normal" style:font-size-complex="8pt" style:font-style-complex="normal"/>
    </style:style>
    <style:style style:name="T40" style:family="text">
      <style:text-properties fo:color="#ffffff" loext:opacity="100%" fo:font-size="8pt" fo:font-style="normal" officeooo:rsid="01153ef3" fo:background-color="transparent" loext:char-shading-value="0" style:font-size-asian="8pt" style:font-style-asian="normal" style:font-size-complex="8pt" style:font-style-complex="normal"/>
    </style:style>
    <style:style style:name="T41" style:family="text">
      <style:text-properties fo:color="#ffffff" loext:opacity="100%" fo:font-size="8pt" fo:font-style="normal" officeooo:rsid="01155157" fo:background-color="transparent" loext:char-shading-value="0" style:font-size-asian="8pt" style:font-style-asian="normal" style:font-size-complex="8pt" style:font-style-complex="normal"/>
    </style:style>
    <style:style style:name="T42" style:family="text">
      <style:text-properties fo:color="#ffffff" loext:opacity="100%" fo:font-size="8pt" fo:font-style="normal" officeooo:rsid="0119599a" fo:background-color="transparent" loext:char-shading-value="0" style:font-size-asian="8pt" style:font-style-asian="normal" style:font-size-complex="8pt" style:font-style-complex="normal"/>
    </style:style>
    <style:style style:name="T43" style:family="text">
      <style:text-properties fo:color="#ffffff" loext:opacity="100%" fo:font-size="8pt" fo:font-style="normal" officeooo:rsid="011d84e4" fo:background-color="transparent" loext:char-shading-value="0" style:font-size-asian="8pt" style:font-style-asian="normal" style:font-size-complex="8pt" style:font-style-complex="normal"/>
    </style:style>
    <style:style style:name="T44" style:family="text">
      <style:text-properties fo:color="#ffffff" loext:opacity="100%" fo:font-size="8pt" fo:font-style="normal" officeooo:rsid="011e291f" fo:background-color="transparent" loext:char-shading-value="0" style:font-size-asian="8pt" style:font-style-asian="normal" style:font-size-complex="8pt" style:font-style-complex="normal"/>
    </style:style>
    <style:style style:name="T45" style:family="text">
      <style:text-properties fo:color="#ffffff" loext:opacity="100%" fo:font-size="8pt" fo:font-weight="normal" fo:background-color="transparent" loext:char-shading-value="0" style:font-size-asian="8pt" style:font-weight-asian="normal" style:font-size-complex="8pt" style:font-weight-complex="normal"/>
    </style:style>
    <style:style style:name="T46" style:family="text">
      <style:text-properties fo:color="#ffffff" loext:opacity="100%" fo:font-size="8pt" fo:font-weight="normal" officeooo:rsid="0120c6b4" fo:background-color="transparent" loext:char-shading-value="0" style:font-size-asian="8pt" style:font-weight-asian="normal" style:font-size-complex="8pt" style:font-weight-complex="normal"/>
    </style:style>
    <style:style style:name="T47" style:family="text">
      <style:text-properties fo:color="#ffffff" loext:opacity="100%" fo:font-size="8pt" fo:font-weight="normal" officeooo:rsid="01218838" fo:background-color="transparent" loext:char-shading-value="0" style:font-size-asian="8pt" style:font-weight-asian="normal" style:font-size-complex="8pt" style:font-weight-complex="normal"/>
    </style:style>
    <style:style style:name="T48" style:family="text">
      <style:text-properties fo:color="#ffffff" loext:opacity="100%" fo:font-size="8pt" fo:font-weight="normal" officeooo:rsid="01225537" fo:background-color="transparent" loext:char-shading-value="0" style:font-size-asian="8pt" style:font-weight-asian="normal" style:font-size-complex="8pt" style:font-weight-complex="normal"/>
    </style:style>
    <style:style style:name="T49" style:family="text">
      <style:text-properties officeooo:rsid="010b087a"/>
    </style:style>
    <style:style style:name="T50" style:family="text">
      <style:text-properties officeooo:rsid="011ce2cf"/>
    </style:style>
    <style:style style:name="T51" style:family="text">
      <style:text-properties officeooo:rsid="012bd477"/>
    </style:style>
    <style:style style:name="T52" style:family="text">
      <style:text-properties officeooo:rsid="014150e4"/>
    </style:style>
    <style:style style:name="T53" style:family="text">
      <style:text-properties fo:font-style="italic" style:font-style-asian="italic" style:font-style-complex="italic"/>
    </style:style>
    <style:style style:name="T54" style:family="text">
      <style:text-properties fo:font-style="italic" officeooo:rsid="014caf54" style:font-style-asian="italic" style:font-style-complex="italic"/>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fo:font-style="italic" fo:font-weight="normal" officeooo:rsid="01b40450" style:font-style-asian="italic" style:font-weight-asian="normal" style:font-style-complex="italic" style:font-weight-complex="normal"/>
    </style:style>
    <style:style style:name="T57" style:family="text">
      <style:text-properties fo:font-style="italic" fo:font-weight="normal" officeooo:rsid="01e3e0ae" style:font-style-asian="italic" style:font-weight-asian="normal" style:font-style-complex="italic" style:font-weight-complex="normal"/>
    </style:style>
    <style:style style:name="T58" style:family="text">
      <style:text-properties fo:font-style="italic" fo:font-weight="normal" officeooo:rsid="01e46101" style:font-style-asian="italic" style:font-weight-asian="normal" style:font-style-complex="italic" style:font-weight-complex="normal"/>
    </style:style>
    <style:style style:name="T59" style:family="text">
      <style:text-properties fo:font-style="italic" fo:font-weight="normal" officeooo:rsid="01e97e7e" style:font-style-asian="italic" style:font-weight-asian="normal" style:font-style-complex="italic" style:font-weight-complex="normal"/>
    </style:style>
    <style:style style:name="T60" style:family="text">
      <style:text-properties fo:font-style="italic" fo:font-weight="normal" officeooo:rsid="020714ee" style:font-style-asian="italic" style:font-weight-asian="normal" style:font-style-complex="italic" style:font-weight-complex="normal"/>
    </style:style>
    <style:style style:name="T61" style:family="text">
      <style:text-properties fo:font-style="italic" fo:font-weight="normal" officeooo:rsid="021379ac" style:font-style-asian="italic" style:font-weight-asian="normal" style:font-style-complex="italic" style:font-weight-complex="normal"/>
    </style:style>
    <style:style style:name="T62" style:family="text">
      <style:text-properties fo:font-style="italic" fo:font-weight="normal" officeooo:rsid="022d3d39" style:font-style-asian="italic" style:font-weight-asian="normal" style:font-style-complex="italic" style:font-weight-complex="normal"/>
    </style:style>
    <style:style style:name="T63" style:family="text">
      <style:text-properties fo:font-style="italic" fo:font-weight="normal" officeooo:rsid="022ecb03" style:font-style-asian="italic" style:font-weight-asian="normal" style:font-style-complex="italic" style:font-weight-complex="normal"/>
    </style:style>
    <style:style style:name="T64" style:family="text">
      <style:text-properties fo:font-style="normal" style:font-style-asian="normal" style:font-style-complex="normal"/>
    </style:style>
    <style:style style:name="T65" style:family="text">
      <style:text-properties fo:font-style="normal" officeooo:rsid="014caf54" style:font-style-asian="normal" style:font-style-complex="normal"/>
    </style:style>
    <style:style style:name="T66" style:family="text">
      <style:text-properties fo:font-style="normal" officeooo:rsid="01515047" style:font-style-asian="normal" style:font-style-complex="normal"/>
    </style:style>
    <style:style style:name="T67" style:family="text">
      <style:text-properties fo:font-style="normal" officeooo:rsid="01518375" style:font-style-asian="normal" style:font-style-complex="normal"/>
    </style:style>
    <style:style style:name="T68" style:family="text">
      <style:text-properties fo:font-style="normal" officeooo:rsid="0151ee9e" style:font-style-asian="normal" style:font-style-complex="normal"/>
    </style:style>
    <style:style style:name="T69" style:family="text">
      <style:text-properties fo:font-style="normal" officeooo:rsid="015316e8" style:font-style-asian="normal" style:font-style-complex="normal"/>
    </style:style>
    <style:style style:name="T70" style:family="text">
      <style:text-properties fo:font-style="normal" officeooo:rsid="015433d6" style:font-style-asian="normal" style:font-style-complex="normal"/>
    </style:style>
    <style:style style:name="T71" style:family="text">
      <style:text-properties fo:font-style="normal" officeooo:rsid="015544d7" style:font-style-asian="normal" style:font-style-complex="normal"/>
    </style:style>
    <style:style style:name="T72" style:family="text">
      <style:text-properties fo:font-style="normal" officeooo:rsid="01879257" style:font-style-asian="normal" style:font-style-complex="normal"/>
    </style:style>
    <style:style style:name="T73" style:family="text">
      <style:text-properties fo:font-style="normal" officeooo:rsid="0218d1fe" style:font-style-asian="normal" style:font-style-complex="normal"/>
    </style:style>
    <style:style style:name="T74" style:family="text">
      <style:text-properties fo:font-style="normal" officeooo:rsid="02275faf" style:font-style-asian="normal" style:font-style-complex="normal"/>
    </style:style>
    <style:style style:name="T75" style:family="text">
      <style:text-properties fo:font-style="normal" officeooo:rsid="022d3d39" style:font-style-asian="normal" style:font-style-complex="normal"/>
    </style:style>
    <style:style style:name="T76" style:family="text">
      <style:text-properties fo:font-style="normal" officeooo:rsid="022d5731" style:font-style-asian="normal" style:font-style-complex="normal"/>
    </style:style>
    <style:style style:name="T77" style:family="text">
      <style:text-properties fo:font-style="normal" officeooo:rsid="023dbf38" style:font-style-asian="normal" style:font-style-complex="normal"/>
    </style:style>
    <style:style style:name="T78" style:family="text">
      <style:text-properties fo:font-style="normal" fo:font-weight="normal" style:font-style-asian="normal" style:font-weight-asian="normal" style:font-style-complex="normal" style:font-weight-complex="normal"/>
    </style:style>
    <style:style style:name="T79" style:family="text">
      <style:text-properties fo:font-style="normal" fo:font-weight="normal" officeooo:rsid="015b570e" style:font-style-asian="normal" style:font-weight-asian="normal" style:font-style-complex="normal" style:font-weight-complex="normal"/>
    </style:style>
    <style:style style:name="T80" style:family="text">
      <style:text-properties fo:font-style="normal" fo:font-weight="normal" officeooo:rsid="015c5158" style:font-style-asian="normal" style:font-weight-asian="normal" style:font-style-complex="normal" style:font-weight-complex="normal"/>
    </style:style>
    <style:style style:name="T81" style:family="text">
      <style:text-properties fo:font-style="normal" fo:font-weight="normal" officeooo:rsid="015cbc4d" style:font-style-asian="normal" style:font-weight-asian="normal" style:font-style-complex="normal" style:font-weight-complex="normal"/>
    </style:style>
    <style:style style:name="T82" style:family="text">
      <style:text-properties fo:font-style="normal" fo:font-weight="normal" officeooo:rsid="015d9d64" style:font-style-asian="normal" style:font-weight-asian="normal" style:font-style-complex="normal" style:font-weight-complex="normal"/>
    </style:style>
    <style:style style:name="T83" style:family="text">
      <style:text-properties fo:font-style="normal" fo:font-weight="normal" officeooo:rsid="015f6e4d" style:font-style-asian="normal" style:font-weight-asian="normal" style:font-style-complex="normal" style:font-weight-complex="normal"/>
    </style:style>
    <style:style style:name="T84" style:family="text">
      <style:text-properties fo:font-style="normal" fo:font-weight="normal" officeooo:rsid="01608212" style:font-style-asian="normal" style:font-weight-asian="normal" style:font-style-complex="normal" style:font-weight-complex="normal"/>
    </style:style>
    <style:style style:name="T85" style:family="text">
      <style:text-properties fo:font-style="normal" fo:font-weight="normal" officeooo:rsid="0162408d" style:font-style-asian="normal" style:font-weight-asian="normal" style:font-style-complex="normal" style:font-weight-complex="normal"/>
    </style:style>
    <style:style style:name="T86" style:family="text">
      <style:text-properties fo:font-style="normal" fo:font-weight="normal" officeooo:rsid="017f1254" style:font-style-asian="normal" style:font-weight-asian="normal" style:font-style-complex="normal" style:font-weight-complex="normal"/>
    </style:style>
    <style:style style:name="T87" style:family="text">
      <style:text-properties fo:font-style="normal" fo:font-weight="normal" officeooo:rsid="01845806" style:font-style-asian="normal" style:font-weight-asian="normal" style:font-style-complex="normal" style:font-weight-complex="normal"/>
    </style:style>
    <style:style style:name="T88" style:family="text">
      <style:text-properties fo:font-style="normal" fo:font-weight="normal" officeooo:rsid="01879257" style:font-style-asian="normal" style:font-weight-asian="normal" style:font-style-complex="normal" style:font-weight-complex="normal"/>
    </style:style>
    <style:style style:name="T89" style:family="text">
      <style:text-properties fo:font-style="normal" fo:font-weight="normal" officeooo:rsid="018bd22d" style:font-style-asian="normal" style:font-weight-asian="normal" style:font-style-complex="normal" style:font-weight-complex="normal"/>
    </style:style>
    <style:style style:name="T90" style:family="text">
      <style:text-properties fo:font-style="normal" fo:font-weight="normal" officeooo:rsid="018d32aa" style:font-style-asian="normal" style:font-weight-asian="normal" style:font-style-complex="normal" style:font-weight-complex="normal"/>
    </style:style>
    <style:style style:name="T91" style:family="text">
      <style:text-properties fo:font-style="normal" fo:font-weight="normal" officeooo:rsid="018efaa8" style:font-style-asian="normal" style:font-weight-asian="normal" style:font-style-complex="normal" style:font-weight-complex="normal"/>
    </style:style>
    <style:style style:name="T92" style:family="text">
      <style:text-properties fo:font-style="normal" fo:font-weight="normal" officeooo:rsid="020a15ac" style:font-style-asian="normal" style:font-weight-asian="normal" style:font-style-complex="normal" style:font-weight-complex="normal"/>
    </style:style>
    <style:style style:name="T93" style:family="text">
      <style:text-properties fo:font-style="normal" fo:font-weight="normal" officeooo:rsid="020ae0e8" style:font-style-asian="normal" style:font-weight-asian="normal" style:font-style-complex="normal" style:font-weight-complex="normal"/>
    </style:style>
    <style:style style:name="T94" style:family="text">
      <style:text-properties fo:font-style="normal" fo:font-weight="normal" officeooo:rsid="021379ac" style:font-style-asian="normal" style:font-weight-asian="normal" style:font-style-complex="normal" style:font-weight-complex="normal"/>
    </style:style>
    <style:style style:name="T95" style:family="text">
      <style:text-properties fo:font-style="normal" fo:font-weight="normal" officeooo:rsid="02148869" style:font-style-asian="normal" style:font-weight-asian="normal" style:font-style-complex="normal" style:font-weight-complex="normal"/>
    </style:style>
    <style:style style:name="T96" style:family="text">
      <style:text-properties fo:font-style="normal" fo:font-weight="normal" officeooo:rsid="0215f4cc" style:font-style-asian="normal" style:font-weight-asian="normal" style:font-style-complex="normal" style:font-weight-complex="normal"/>
    </style:style>
    <style:style style:name="T97" style:family="text">
      <style:text-properties fo:font-style="normal" fo:font-weight="normal" officeooo:rsid="021609dc" style:font-style-asian="normal" style:font-weight-asian="normal" style:font-style-complex="normal" style:font-weight-complex="normal"/>
    </style:style>
    <style:style style:name="T98" style:family="text">
      <style:text-properties fo:font-style="normal" fo:font-weight="normal" officeooo:rsid="0218d1fe" style:font-style-asian="normal" style:font-weight-asian="normal" style:font-style-complex="normal" style:font-weight-complex="normal"/>
    </style:style>
    <style:style style:name="T99" style:family="text">
      <style:text-properties fo:font-style="normal" fo:font-weight="normal" officeooo:rsid="0219f322" style:font-style-asian="normal" style:font-weight-asian="normal" style:font-style-complex="normal" style:font-weight-complex="normal"/>
    </style:style>
    <style:style style:name="T100" style:family="text">
      <style:text-properties fo:font-style="normal" fo:font-weight="normal" officeooo:rsid="021a67cc" style:font-style-asian="normal" style:font-weight-asian="normal" style:font-style-complex="normal" style:font-weight-complex="normal"/>
    </style:style>
    <style:style style:name="T101" style:family="text">
      <style:text-properties fo:font-style="normal" fo:font-weight="normal" officeooo:rsid="021b6cf4" style:font-style-asian="normal" style:font-weight-asian="normal" style:font-style-complex="normal" style:font-weight-complex="normal"/>
    </style:style>
    <style:style style:name="T102" style:family="text">
      <style:text-properties fo:font-style="normal" fo:font-weight="normal" officeooo:rsid="021becd4" style:font-style-asian="normal" style:font-weight-asian="normal" style:font-style-complex="normal" style:font-weight-complex="normal"/>
    </style:style>
    <style:style style:name="T103" style:family="text">
      <style:text-properties fo:font-style="normal" fo:font-weight="normal" officeooo:rsid="021e7f2e" style:font-style-asian="normal" style:font-weight-asian="normal" style:font-style-complex="normal" style:font-weight-complex="normal"/>
    </style:style>
    <style:style style:name="T104" style:family="text">
      <style:text-properties fo:font-style="normal" fo:font-weight="normal" officeooo:rsid="021eac9b" style:font-style-asian="normal" style:font-weight-asian="normal" style:font-style-complex="normal" style:font-weight-complex="normal"/>
    </style:style>
    <style:style style:name="T105" style:family="text">
      <style:text-properties fo:font-style="normal" fo:font-weight="normal" officeooo:rsid="02207b45" style:font-style-asian="normal" style:font-weight-asian="normal" style:font-style-complex="normal" style:font-weight-complex="normal"/>
    </style:style>
    <style:style style:name="T106" style:family="text">
      <style:text-properties fo:font-style="normal" fo:font-weight="normal" officeooo:rsid="02213712" style:font-style-asian="normal" style:font-weight-asian="normal" style:font-style-complex="normal" style:font-weight-complex="normal"/>
    </style:style>
    <style:style style:name="T107" style:family="text">
      <style:text-properties fo:font-style="normal" fo:font-weight="normal" officeooo:rsid="02254b35" style:font-style-asian="normal" style:font-weight-asian="normal" style:font-style-complex="normal" style:font-weight-complex="normal"/>
    </style:style>
    <style:style style:name="T108" style:family="text">
      <style:text-properties fo:font-style="normal" fo:font-weight="normal" officeooo:rsid="02275faf" style:font-style-asian="normal" style:font-weight-asian="normal" style:font-style-complex="normal" style:font-weight-complex="normal"/>
    </style:style>
    <style:style style:name="T109" style:family="text">
      <style:text-properties fo:font-style="normal" fo:font-weight="normal" officeooo:rsid="022bcb11" style:font-style-asian="normal" style:font-weight-asian="normal" style:font-style-complex="normal" style:font-weight-complex="normal"/>
    </style:style>
    <style:style style:name="T110" style:family="text">
      <style:text-properties fo:font-style="normal" fo:font-weight="normal" officeooo:rsid="022d3d39" style:font-style-asian="normal" style:font-weight-asian="normal" style:font-style-complex="normal" style:font-weight-complex="normal"/>
    </style:style>
    <style:style style:name="T111" style:family="text">
      <style:text-properties fo:font-style="normal" fo:font-weight="normal" officeooo:rsid="022d5731" style:font-style-asian="normal" style:font-weight-asian="normal" style:font-style-complex="normal" style:font-weight-complex="normal"/>
    </style:style>
    <style:style style:name="T112" style:family="text">
      <style:text-properties fo:font-style="normal" fo:font-weight="normal" officeooo:rsid="0230bfca" style:font-style-asian="normal" style:font-weight-asian="normal" style:font-style-complex="normal" style:font-weight-complex="normal"/>
    </style:style>
    <style:style style:name="T113" style:family="text">
      <style:text-properties fo:font-style="normal" fo:font-weight="normal" officeooo:rsid="02363a67" style:font-style-asian="normal" style:font-weight-asian="normal" style:font-style-complex="normal" style:font-weight-complex="normal"/>
    </style:style>
    <style:style style:name="T114" style:family="text">
      <style:text-properties fo:font-style="normal" fo:font-weight="normal" officeooo:rsid="023a2ffb" style:font-style-asian="normal" style:font-weight-asian="normal" style:font-style-complex="normal" style:font-weight-complex="normal"/>
    </style:style>
    <style:style style:name="T115" style:family="text">
      <style:text-properties fo:font-style="normal" fo:font-weight="normal" officeooo:rsid="023bd90f" style:font-style-asian="normal" style:font-weight-asian="normal" style:font-style-complex="normal" style:font-weight-complex="normal"/>
    </style:style>
    <style:style style:name="T116" style:family="text">
      <style:text-properties fo:font-style="normal" fo:font-weight="normal" officeooo:rsid="023dbf38" style:font-style-asian="normal" style:font-weight-asian="normal" style:font-style-complex="normal" style:font-weight-complex="normal"/>
    </style:style>
    <style:style style:name="T117" style:family="text">
      <style:text-properties fo:font-style="normal" fo:font-weight="normal" officeooo:rsid="023e8ed4" style:font-style-asian="normal" style:font-weight-asian="normal" style:font-style-complex="normal" style:font-weight-complex="normal"/>
    </style:style>
    <style:style style:name="T118" style:family="text">
      <style:text-properties fo:font-style="normal" fo:font-weight="normal" officeooo:rsid="023f54e2" style:font-style-asian="normal" style:font-weight-asian="normal" style:font-style-complex="normal" style:font-weight-complex="normal"/>
    </style:style>
    <style:style style:name="T119" style:family="text">
      <style:text-properties fo:font-style="normal" fo:font-weight="bold" style:font-style-asian="normal" style:font-weight-asian="bold" style:font-style-complex="normal" style:font-weight-complex="bold"/>
    </style:style>
    <style:style style:name="T120" style:family="text">
      <style:text-properties officeooo:rsid="01424feb"/>
    </style:style>
    <style:style style:name="T121" style:family="text">
      <style:text-properties officeooo:rsid="01436c1a"/>
    </style:style>
    <style:style style:name="T122" style:family="text">
      <style:text-properties officeooo:rsid="01448daf"/>
    </style:style>
    <style:style style:name="T123" style:family="text">
      <style:text-properties officeooo:rsid="0146692d"/>
    </style:style>
    <style:style style:name="T124" style:family="text">
      <style:text-properties officeooo:rsid="014706b2"/>
    </style:style>
    <style:style style:name="T125" style:family="text">
      <style:text-properties fo:font-weight="normal" style:font-weight-asian="normal" style:font-weight-complex="normal"/>
    </style:style>
    <style:style style:name="T126" style:family="text">
      <style:text-properties fo:font-weight="normal" officeooo:rsid="014beb8e" style:font-weight-asian="normal" style:font-weight-complex="normal"/>
    </style:style>
    <style:style style:name="T127" style:family="text">
      <style:text-properties fo:font-weight="normal" officeooo:rsid="0162408d" style:font-weight-asian="normal" style:font-weight-complex="normal"/>
    </style:style>
    <style:style style:name="T128" style:family="text">
      <style:text-properties fo:font-weight="normal" officeooo:rsid="0164fc4e" style:font-weight-asian="normal" style:font-weight-complex="normal"/>
    </style:style>
    <style:style style:name="T129" style:family="text">
      <style:text-properties fo:font-weight="normal" officeooo:rsid="0165fd8b" style:font-weight-asian="normal" style:font-weight-complex="normal"/>
    </style:style>
    <style:style style:name="T130" style:family="text">
      <style:text-properties fo:font-weight="normal" officeooo:rsid="01675d63" style:font-weight-asian="normal" style:font-weight-complex="normal"/>
    </style:style>
    <style:style style:name="T131" style:family="text">
      <style:text-properties fo:font-weight="normal" officeooo:rsid="0167b6b0" style:font-weight-asian="normal" style:font-weight-complex="normal"/>
    </style:style>
    <style:style style:name="T132" style:family="text">
      <style:text-properties fo:font-weight="normal" officeooo:rsid="0168e042" style:font-weight-asian="normal" style:font-weight-complex="normal"/>
    </style:style>
    <style:style style:name="T133" style:family="text">
      <style:text-properties fo:font-weight="normal" officeooo:rsid="016a016c" style:font-weight-asian="normal" style:font-weight-complex="normal"/>
    </style:style>
    <style:style style:name="T134" style:family="text">
      <style:text-properties fo:font-weight="normal" officeooo:rsid="016e6698" style:font-weight-asian="normal" style:font-weight-complex="normal"/>
    </style:style>
    <style:style style:name="T135" style:family="text">
      <style:text-properties fo:font-weight="normal" officeooo:rsid="016fa57d" style:font-weight-asian="normal" style:font-weight-complex="normal"/>
    </style:style>
    <style:style style:name="T136" style:family="text">
      <style:text-properties fo:font-weight="normal" officeooo:rsid="0173b0c9" style:font-weight-asian="normal" style:font-weight-complex="normal"/>
    </style:style>
    <style:style style:name="T137" style:family="text">
      <style:text-properties fo:font-weight="normal" officeooo:rsid="0174791a" style:font-weight-asian="normal" style:font-weight-complex="normal"/>
    </style:style>
    <style:style style:name="T138" style:family="text">
      <style:text-properties fo:font-weight="normal" officeooo:rsid="01755ece" style:font-weight-asian="normal" style:font-weight-complex="normal"/>
    </style:style>
    <style:style style:name="T139" style:family="text">
      <style:text-properties fo:font-weight="normal" officeooo:rsid="0177978f" style:font-weight-asian="normal" style:font-weight-complex="normal"/>
    </style:style>
    <style:style style:name="T140" style:family="text">
      <style:text-properties fo:font-weight="normal" officeooo:rsid="017865ea" style:font-weight-asian="normal" style:font-weight-complex="normal"/>
    </style:style>
    <style:style style:name="T141" style:family="text">
      <style:text-properties fo:font-weight="normal" officeooo:rsid="017a3d80" style:font-weight-asian="normal" style:font-weight-complex="normal"/>
    </style:style>
    <style:style style:name="T142" style:family="text">
      <style:text-properties fo:font-weight="normal" officeooo:rsid="017adb23" style:font-weight-asian="normal" style:font-weight-complex="normal"/>
    </style:style>
    <style:style style:name="T143" style:family="text">
      <style:text-properties fo:font-weight="normal" officeooo:rsid="017c6bdd" style:font-weight-asian="normal" style:font-weight-complex="normal"/>
    </style:style>
    <style:style style:name="T144" style:family="text">
      <style:text-properties fo:font-weight="normal" officeooo:rsid="017d39b9" style:font-weight-asian="normal" style:font-weight-complex="normal"/>
    </style:style>
    <style:style style:name="T145" style:family="text">
      <style:text-properties fo:font-weight="normal" officeooo:rsid="017f1254" style:font-weight-asian="normal" style:font-weight-complex="normal"/>
    </style:style>
    <style:style style:name="T146" style:family="text">
      <style:text-properties fo:font-weight="normal" officeooo:rsid="0180b179" style:font-weight-asian="normal" style:font-weight-complex="normal"/>
    </style:style>
    <style:style style:name="T147" style:family="text">
      <style:text-properties fo:font-weight="normal" officeooo:rsid="019dbc38" style:font-weight-asian="normal" style:font-weight-complex="normal"/>
    </style:style>
    <style:style style:name="T148" style:family="text">
      <style:text-properties fo:font-weight="normal" officeooo:rsid="01a115e3" style:font-weight-asian="normal" style:font-weight-complex="normal"/>
    </style:style>
    <style:style style:name="T149" style:family="text">
      <style:text-properties fo:font-weight="normal" officeooo:rsid="01a27e9f" style:font-weight-asian="normal" style:font-weight-complex="normal"/>
    </style:style>
    <style:style style:name="T150" style:family="text">
      <style:text-properties fo:font-weight="normal" officeooo:rsid="01a4a1a7" style:font-weight-asian="normal" style:font-weight-complex="normal"/>
    </style:style>
    <style:style style:name="T151" style:family="text">
      <style:text-properties fo:font-weight="normal" officeooo:rsid="01a7cad0" style:font-weight-asian="normal" style:font-weight-complex="normal"/>
    </style:style>
    <style:style style:name="T152" style:family="text">
      <style:text-properties fo:font-weight="normal" officeooo:rsid="01a84130" style:font-weight-asian="normal" style:font-weight-complex="normal"/>
    </style:style>
    <style:style style:name="T153" style:family="text">
      <style:text-properties fo:font-weight="normal" officeooo:rsid="01a9b13e" style:font-weight-asian="normal" style:font-weight-complex="normal"/>
    </style:style>
    <style:style style:name="T154" style:family="text">
      <style:text-properties fo:font-weight="normal" officeooo:rsid="01aca4cf" style:font-weight-asian="normal" style:font-weight-complex="normal"/>
    </style:style>
    <style:style style:name="T155" style:family="text">
      <style:text-properties fo:font-weight="normal" officeooo:rsid="01b20f00" style:font-weight-asian="normal" style:font-weight-complex="normal"/>
    </style:style>
    <style:style style:name="T156" style:family="text">
      <style:text-properties fo:font-weight="normal" officeooo:rsid="01b38f6a" style:font-weight-asian="normal" style:font-weight-complex="normal"/>
    </style:style>
    <style:style style:name="T157" style:family="text">
      <style:text-properties fo:font-weight="normal" officeooo:rsid="01b40450" style:font-weight-asian="normal" style:font-weight-complex="normal"/>
    </style:style>
    <style:style style:name="T158" style:family="text">
      <style:text-properties fo:font-weight="normal" officeooo:rsid="01b59ddd" style:font-weight-asian="normal" style:font-weight-complex="normal"/>
    </style:style>
    <style:style style:name="T159" style:family="text">
      <style:text-properties fo:font-weight="normal" officeooo:rsid="01b729e0" style:font-weight-asian="normal" style:font-weight-complex="normal"/>
    </style:style>
    <style:style style:name="T160" style:family="text">
      <style:text-properties fo:font-weight="normal" officeooo:rsid="01b80650" style:font-weight-asian="normal" style:font-weight-complex="normal"/>
    </style:style>
    <style:style style:name="T161" style:family="text">
      <style:text-properties fo:font-weight="normal" officeooo:rsid="01b8a914" style:font-weight-asian="normal" style:font-weight-complex="normal"/>
    </style:style>
    <style:style style:name="T162" style:family="text">
      <style:text-properties fo:font-weight="normal" officeooo:rsid="01b99897" style:font-weight-asian="normal" style:font-weight-complex="normal"/>
    </style:style>
    <style:style style:name="T163" style:family="text">
      <style:text-properties fo:font-weight="normal" officeooo:rsid="01be3f17" style:font-weight-asian="normal" style:font-weight-complex="normal"/>
    </style:style>
    <style:style style:name="T164" style:family="text">
      <style:text-properties fo:font-weight="normal" officeooo:rsid="01c020e2" style:font-weight-asian="normal" style:font-weight-complex="normal"/>
    </style:style>
    <style:style style:name="T165" style:family="text">
      <style:text-properties fo:font-weight="normal" officeooo:rsid="01c0973f" style:font-weight-asian="normal" style:font-weight-complex="normal"/>
    </style:style>
    <style:style style:name="T166" style:family="text">
      <style:text-properties fo:font-weight="normal" officeooo:rsid="01c2a85c" style:font-weight-asian="normal" style:font-weight-complex="normal"/>
    </style:style>
    <style:style style:name="T167" style:family="text">
      <style:text-properties fo:font-weight="normal" officeooo:rsid="01c3e50a" style:font-weight-asian="normal" style:font-weight-complex="normal"/>
    </style:style>
    <style:style style:name="T168" style:family="text">
      <style:text-properties fo:font-weight="normal" officeooo:rsid="01c50223" style:font-weight-asian="normal" style:font-weight-complex="normal"/>
    </style:style>
    <style:style style:name="T169" style:family="text">
      <style:text-properties fo:font-weight="normal" officeooo:rsid="01c585b6" style:font-weight-asian="normal" style:font-weight-complex="normal"/>
    </style:style>
    <style:style style:name="T170" style:family="text">
      <style:text-properties fo:font-weight="normal" officeooo:rsid="01c72cef" style:font-weight-asian="normal" style:font-weight-complex="normal"/>
    </style:style>
    <style:style style:name="T171" style:family="text">
      <style:text-properties fo:font-weight="normal" officeooo:rsid="01c8a613" style:font-weight-asian="normal" style:font-weight-complex="normal"/>
    </style:style>
    <style:style style:name="T172" style:family="text">
      <style:text-properties fo:font-weight="normal" officeooo:rsid="01c8cda2" style:font-weight-asian="normal" style:font-weight-complex="normal"/>
    </style:style>
    <style:style style:name="T173" style:family="text">
      <style:text-properties fo:font-weight="normal" officeooo:rsid="01ca3b17" style:font-weight-asian="normal" style:font-weight-complex="normal"/>
    </style:style>
    <style:style style:name="T174" style:family="text">
      <style:text-properties fo:font-weight="normal" officeooo:rsid="01cb4cb5" style:font-weight-asian="normal" style:font-weight-complex="normal"/>
    </style:style>
    <style:style style:name="T175" style:family="text">
      <style:text-properties fo:font-weight="normal" officeooo:rsid="01cc00ca" style:font-weight-asian="normal" style:font-weight-complex="normal"/>
    </style:style>
    <style:style style:name="T176" style:family="text">
      <style:text-properties fo:font-weight="normal" officeooo:rsid="01cc9e83" style:font-weight-asian="normal" style:font-weight-complex="normal"/>
    </style:style>
    <style:style style:name="T177" style:family="text">
      <style:text-properties fo:font-weight="normal" officeooo:rsid="01cd64dc" style:font-weight-asian="normal" style:font-weight-complex="normal"/>
    </style:style>
    <style:style style:name="T178" style:family="text">
      <style:text-properties fo:font-weight="normal" officeooo:rsid="01ce783c" style:font-weight-asian="normal" style:font-weight-complex="normal"/>
    </style:style>
    <style:style style:name="T179" style:family="text">
      <style:text-properties fo:font-weight="normal" officeooo:rsid="01d152c9" style:font-weight-asian="normal" style:font-weight-complex="normal"/>
    </style:style>
    <style:style style:name="T180" style:family="text">
      <style:text-properties fo:font-weight="normal" officeooo:rsid="01d346a8" style:font-weight-asian="normal" style:font-weight-complex="normal"/>
    </style:style>
    <style:style style:name="T181" style:family="text">
      <style:text-properties fo:font-weight="normal" officeooo:rsid="01d48515" style:font-weight-asian="normal" style:font-weight-complex="normal"/>
    </style:style>
    <style:style style:name="T182" style:family="text">
      <style:text-properties fo:font-weight="normal" officeooo:rsid="01d6469f" style:font-weight-asian="normal" style:font-weight-complex="normal"/>
    </style:style>
    <style:style style:name="T183" style:family="text">
      <style:text-properties fo:font-weight="normal" officeooo:rsid="01d7f997" style:font-weight-asian="normal" style:font-weight-complex="normal"/>
    </style:style>
    <style:style style:name="T184" style:family="text">
      <style:text-properties fo:font-weight="normal" officeooo:rsid="01d9893f" style:font-weight-asian="normal" style:font-weight-complex="normal"/>
    </style:style>
    <style:style style:name="T185" style:family="text">
      <style:text-properties fo:font-weight="normal" officeooo:rsid="01d99d71" style:font-weight-asian="normal" style:font-weight-complex="normal"/>
    </style:style>
    <style:style style:name="T186" style:family="text">
      <style:text-properties fo:font-weight="normal" officeooo:rsid="01db2bde" style:font-weight-asian="normal" style:font-weight-complex="normal"/>
    </style:style>
    <style:style style:name="T187" style:family="text">
      <style:text-properties fo:font-weight="normal" officeooo:rsid="01db7eb9" style:font-weight-asian="normal" style:font-weight-complex="normal"/>
    </style:style>
    <style:style style:name="T188" style:family="text">
      <style:text-properties fo:font-weight="normal" officeooo:rsid="01dba3a1" style:font-weight-asian="normal" style:font-weight-complex="normal"/>
    </style:style>
    <style:style style:name="T189" style:family="text">
      <style:text-properties fo:font-weight="normal" officeooo:rsid="01dcb15f" style:font-weight-asian="normal" style:font-weight-complex="normal"/>
    </style:style>
    <style:style style:name="T190" style:family="text">
      <style:text-properties fo:font-weight="normal" officeooo:rsid="01ded0e0" style:font-weight-asian="normal" style:font-weight-complex="normal"/>
    </style:style>
    <style:style style:name="T191" style:family="text">
      <style:text-properties fo:font-weight="normal" officeooo:rsid="01dfcae6" style:font-weight-asian="normal" style:font-weight-complex="normal"/>
    </style:style>
    <style:style style:name="T192" style:family="text">
      <style:text-properties fo:font-weight="normal" officeooo:rsid="01e1d2ed" style:font-weight-asian="normal" style:font-weight-complex="normal"/>
    </style:style>
    <style:style style:name="T193" style:family="text">
      <style:text-properties fo:font-weight="normal" officeooo:rsid="01e314cf" style:font-weight-asian="normal" style:font-weight-complex="normal"/>
    </style:style>
    <style:style style:name="T194" style:family="text">
      <style:text-properties fo:font-weight="normal" officeooo:rsid="01e3e0ae" style:font-weight-asian="normal" style:font-weight-complex="normal"/>
    </style:style>
    <style:style style:name="T195" style:family="text">
      <style:text-properties fo:font-weight="normal" officeooo:rsid="01e46101" style:font-weight-asian="normal" style:font-weight-complex="normal"/>
    </style:style>
    <style:style style:name="T196" style:family="text">
      <style:text-properties fo:font-weight="normal" officeooo:rsid="01e48d0a" style:font-weight-asian="normal" style:font-weight-complex="normal"/>
    </style:style>
    <style:style style:name="T197" style:family="text">
      <style:text-properties fo:font-weight="normal" officeooo:rsid="01e4f1c1" style:font-weight-asian="normal" style:font-weight-complex="normal"/>
    </style:style>
    <style:style style:name="T198" style:family="text">
      <style:text-properties fo:font-weight="normal" officeooo:rsid="01e679aa" style:font-weight-asian="normal" style:font-weight-complex="normal"/>
    </style:style>
    <style:style style:name="T199" style:family="text">
      <style:text-properties fo:font-weight="normal" officeooo:rsid="01e7a869" style:font-weight-asian="normal" style:font-weight-complex="normal"/>
    </style:style>
    <style:style style:name="T200" style:family="text">
      <style:text-properties fo:font-weight="normal" officeooo:rsid="01e84399" style:font-weight-asian="normal" style:font-weight-complex="normal"/>
    </style:style>
    <style:style style:name="T201" style:family="text">
      <style:text-properties fo:font-weight="normal" officeooo:rsid="01e85fe8" style:font-weight-asian="normal" style:font-weight-complex="normal"/>
    </style:style>
    <style:style style:name="T202" style:family="text">
      <style:text-properties fo:font-weight="normal" officeooo:rsid="01e97e7e" style:font-weight-asian="normal" style:font-weight-complex="normal"/>
    </style:style>
    <style:style style:name="T203" style:family="text">
      <style:text-properties fo:font-weight="normal" officeooo:rsid="01e989fd" style:font-weight-asian="normal" style:font-weight-complex="normal"/>
    </style:style>
    <style:style style:name="T204" style:family="text">
      <style:text-properties fo:font-weight="normal" officeooo:rsid="01eadde1" style:font-weight-asian="normal" style:font-weight-complex="normal"/>
    </style:style>
    <style:style style:name="T205" style:family="text">
      <style:text-properties fo:font-weight="normal" officeooo:rsid="01ebe8ad" style:font-weight-asian="normal" style:font-weight-complex="normal"/>
    </style:style>
    <style:style style:name="T206" style:family="text">
      <style:text-properties fo:font-weight="normal" officeooo:rsid="01ecc8bb" style:font-weight-asian="normal" style:font-weight-complex="normal"/>
    </style:style>
    <style:style style:name="T207" style:family="text">
      <style:text-properties fo:font-weight="normal" officeooo:rsid="01edcc0d" style:font-weight-asian="normal" style:font-weight-complex="normal"/>
    </style:style>
    <style:style style:name="T208" style:family="text">
      <style:text-properties fo:font-weight="normal" officeooo:rsid="01f0195f" style:font-weight-asian="normal" style:font-weight-complex="normal"/>
    </style:style>
    <style:style style:name="T209" style:family="text">
      <style:text-properties fo:font-weight="normal" officeooo:rsid="01f072a4" style:font-weight-asian="normal" style:font-weight-complex="normal"/>
    </style:style>
    <style:style style:name="T210" style:family="text">
      <style:text-properties fo:font-weight="normal" officeooo:rsid="01f1b7d9" style:font-weight-asian="normal" style:font-weight-complex="normal"/>
    </style:style>
    <style:style style:name="T211" style:family="text">
      <style:text-properties fo:font-weight="normal" officeooo:rsid="01f3753c" style:font-weight-asian="normal" style:font-weight-complex="normal"/>
    </style:style>
    <style:style style:name="T212" style:family="text">
      <style:text-properties fo:font-weight="normal" officeooo:rsid="01f43c9a" style:font-weight-asian="normal" style:font-weight-complex="normal"/>
    </style:style>
    <style:style style:name="T213" style:family="text">
      <style:text-properties fo:font-weight="normal" officeooo:rsid="01f61f44" style:font-weight-asian="normal" style:font-weight-complex="normal"/>
    </style:style>
    <style:style style:name="T214" style:family="text">
      <style:text-properties fo:font-weight="normal" officeooo:rsid="01f9175f" style:font-weight-asian="normal" style:font-weight-complex="normal"/>
    </style:style>
    <style:style style:name="T215" style:family="text">
      <style:text-properties fo:font-weight="normal" officeooo:rsid="01f9480b" style:font-weight-asian="normal" style:font-weight-complex="normal"/>
    </style:style>
    <style:style style:name="T216" style:family="text">
      <style:text-properties fo:font-weight="normal" officeooo:rsid="01f9ad4f" style:font-weight-asian="normal" style:font-weight-complex="normal"/>
    </style:style>
    <style:style style:name="T217" style:family="text">
      <style:text-properties fo:font-weight="normal" officeooo:rsid="01fb1d63" style:font-weight-asian="normal" style:font-weight-complex="normal"/>
    </style:style>
    <style:style style:name="T218" style:family="text">
      <style:text-properties fo:font-weight="normal" officeooo:rsid="01fdb19e" style:font-weight-asian="normal" style:font-weight-complex="normal"/>
    </style:style>
    <style:style style:name="T219" style:family="text">
      <style:text-properties fo:font-weight="normal" officeooo:rsid="01ff1ee7" style:font-weight-asian="normal" style:font-weight-complex="normal"/>
    </style:style>
    <style:style style:name="T220" style:family="text">
      <style:text-properties fo:font-weight="normal" officeooo:rsid="02001908" style:font-weight-asian="normal" style:font-weight-complex="normal"/>
    </style:style>
    <style:style style:name="T221" style:family="text">
      <style:text-properties fo:font-weight="normal" officeooo:rsid="0200b903" style:font-weight-asian="normal" style:font-weight-complex="normal"/>
    </style:style>
    <style:style style:name="T222" style:family="text">
      <style:text-properties fo:font-weight="normal" officeooo:rsid="02029848" style:font-weight-asian="normal" style:font-weight-complex="normal"/>
    </style:style>
    <style:style style:name="T223" style:family="text">
      <style:text-properties fo:font-weight="normal" officeooo:rsid="0204d02e" style:font-weight-asian="normal" style:font-weight-complex="normal"/>
    </style:style>
    <style:style style:name="T224" style:family="text">
      <style:text-properties fo:font-weight="normal" officeooo:rsid="020714ee" style:font-weight-asian="normal" style:font-weight-complex="normal"/>
    </style:style>
    <style:style style:name="T225" style:family="text">
      <style:text-properties fo:font-weight="normal" officeooo:rsid="020a15ac" style:font-weight-asian="normal" style:font-weight-complex="normal"/>
    </style:style>
    <style:style style:name="T226" style:family="text">
      <style:text-properties fo:font-weight="normal" officeooo:rsid="020ae0e8" style:font-weight-asian="normal" style:font-weight-complex="normal"/>
    </style:style>
    <style:style style:name="T227" style:family="text">
      <style:text-properties fo:font-weight="normal" officeooo:rsid="020aea85" style:font-weight-asian="normal" style:font-weight-complex="normal"/>
    </style:style>
    <style:style style:name="T228" style:family="text">
      <style:text-properties fo:font-weight="normal" officeooo:rsid="020bbaa3" style:font-weight-asian="normal" style:font-weight-complex="normal"/>
    </style:style>
    <style:style style:name="T229" style:family="text">
      <style:text-properties fo:font-weight="normal" officeooo:rsid="020d7a95" style:font-weight-asian="normal" style:font-weight-complex="normal"/>
    </style:style>
    <style:style style:name="T230" style:family="text">
      <style:text-properties fo:font-weight="normal" officeooo:rsid="021379ac" style:font-weight-asian="normal" style:font-weight-complex="normal"/>
    </style:style>
    <style:style style:name="T231" style:family="text">
      <style:text-properties fo:font-weight="normal" officeooo:rsid="022d3d39" style:font-weight-asian="normal" style:font-weight-complex="normal"/>
    </style:style>
    <style:style style:name="T232" style:family="text">
      <style:text-properties fo:font-weight="normal" officeooo:rsid="022ecb03" style:font-weight-asian="normal" style:font-weight-complex="normal"/>
    </style:style>
    <style:style style:name="T233" style:family="text">
      <style:text-properties fo:font-weight="normal" officeooo:rsid="022fed40" style:font-weight-asian="normal" style:font-weight-complex="normal"/>
    </style:style>
    <style:style style:name="T234" style:family="text">
      <style:text-properties fo:font-weight="normal" officeooo:rsid="02302a49" style:font-weight-asian="normal" style:font-weight-complex="normal"/>
    </style:style>
    <style:style style:name="T235" style:family="text">
      <style:text-properties fo:font-weight="normal" officeooo:rsid="02325134" style:font-weight-asian="normal" style:font-weight-complex="normal"/>
    </style:style>
    <style:style style:name="T236" style:family="text">
      <style:text-properties fo:font-weight="normal" officeooo:rsid="02339d08" style:font-weight-asian="normal" style:font-weight-complex="normal"/>
    </style:style>
    <style:style style:name="T237" style:family="text">
      <style:text-properties fo:font-weight="normal" officeooo:rsid="02363a67" style:font-weight-asian="normal" style:font-weight-complex="normal"/>
    </style:style>
    <style:style style:name="T238" style:family="text">
      <style:text-properties fo:font-weight="normal" officeooo:rsid="02370811" style:font-weight-asian="normal" style:font-weight-complex="normal"/>
    </style:style>
    <style:style style:name="T239" style:family="text">
      <style:text-properties fo:font-weight="normal" officeooo:rsid="02384134" style:font-weight-asian="normal" style:font-weight-complex="normal"/>
    </style:style>
    <style:style style:name="T240" style:family="text">
      <style:text-properties fo:font-weight="normal" officeooo:rsid="023bd90f" style:font-weight-asian="normal" style:font-weight-complex="normal"/>
    </style:style>
    <style:style style:name="T241" style:family="text">
      <style:text-properties fo:font-weight="normal" officeooo:rsid="023e8ed4" style:font-weight-asian="normal" style:font-weight-complex="normal"/>
    </style:style>
    <style:style style:name="T242" style:family="text">
      <style:text-properties fo:font-weight="normal" officeooo:rsid="024051c7" style:font-weight-asian="normal" style:font-weight-complex="normal"/>
    </style:style>
    <style:style style:name="T243" style:family="text">
      <style:text-properties fo:font-weight="normal" officeooo:rsid="024327ec" style:font-weight-asian="normal" style:font-weight-complex="normal"/>
    </style:style>
    <style:style style:name="T244" style:family="text">
      <style:text-properties fo:font-weight="normal" officeooo:rsid="0243d230" style:font-weight-asian="normal" style:font-weight-complex="normal"/>
    </style:style>
    <style:style style:name="T245" style:family="text">
      <style:text-properties officeooo:rsid="0147b0a7"/>
    </style:style>
    <style:style style:name="T246" style:family="text">
      <style:text-properties officeooo:rsid="0148ef8e"/>
    </style:style>
    <style:style style:name="T247" style:family="text">
      <style:text-properties fo:font-size="11pt" style:font-size-asian="11pt" style:font-size-complex="11pt"/>
    </style:style>
    <style:style style:name="T248" style:family="text">
      <style:text-properties officeooo:rsid="014beb8e"/>
    </style:style>
    <style:style style:name="T249" style:family="text">
      <style:text-properties officeooo:rsid="014c1a49"/>
    </style:style>
    <style:style style:name="T250" style:family="text">
      <style:text-properties officeooo:rsid="014caf54"/>
    </style:style>
    <style:style style:name="T251" style:family="text">
      <style:text-properties style:text-position="super 58%"/>
    </style:style>
    <style:style style:name="T252" style:family="text">
      <style:text-properties officeooo:rsid="0171cc7a"/>
    </style:style>
    <style:style style:name="T253" style:family="text">
      <style:text-properties officeooo:rsid="0172227f"/>
    </style:style>
    <style:style style:name="T254" style:family="text">
      <style:text-properties officeooo:rsid="0181618f"/>
    </style:style>
    <style:style style:name="T255" style:family="text">
      <style:text-properties officeooo:rsid="018f533d"/>
    </style:style>
    <style:style style:name="T256" style:family="text">
      <style:text-properties officeooo:rsid="018efaa8"/>
    </style:style>
    <style:style style:name="T257" style:family="text">
      <style:text-properties officeooo:rsid="0190b531"/>
    </style:style>
    <style:style style:name="T258" style:family="text">
      <style:text-properties officeooo:rsid="0191d57c"/>
    </style:style>
    <style:style style:name="T259" style:family="text">
      <style:text-properties officeooo:rsid="0192f183"/>
    </style:style>
    <style:style style:name="T260" style:family="text">
      <style:text-properties officeooo:rsid="01947264"/>
    </style:style>
    <style:style style:name="T261" style:family="text">
      <style:text-properties officeooo:rsid="0196cf28"/>
    </style:style>
    <style:style style:name="T262" style:family="text">
      <style:text-properties style:font-name="PT Mono" fo:font-size="8pt" fo:font-style="normal" fo:font-weight="normal" style:font-size-asian="8pt" style:font-style-asian="normal" style:font-weight-asian="normal" style:font-size-complex="8pt" style:font-style-complex="normal" style:font-weight-complex="normal"/>
    </style:style>
    <style:style style:name="T263" style:family="text">
      <style:text-properties style:font-name="PT Mono" fo:font-size="8pt" fo:font-style="normal" fo:font-weight="normal" officeooo:rsid="0196f739" style:font-size-asian="8pt" style:font-style-asian="normal" style:font-weight-asian="normal" style:font-size-complex="8pt" style:font-style-complex="normal" style:font-weight-complex="normal"/>
    </style:style>
    <style:style style:name="T264" style:family="text">
      <style:text-properties style:font-name="PT Mono" fo:font-size="8pt" fo:font-style="normal" fo:font-weight="normal" officeooo:rsid="024327ec" style:font-size-asian="8pt" style:font-style-asian="normal" style:font-weight-asian="normal" style:font-size-complex="8pt" style:font-style-complex="normal" style:font-weight-complex="normal"/>
    </style:style>
    <style:style style:name="T265" style:family="text">
      <style:text-properties style:font-name="PT Mono" fo:font-size="8pt" fo:font-style="normal" fo:font-weight="normal" officeooo:rsid="0244722f" style:font-size-asian="8pt" style:font-style-asian="normal" style:font-weight-asian="normal" style:font-size-complex="8pt" style:font-style-complex="normal" style:font-weight-complex="normal"/>
    </style:style>
    <style:style style:name="T266" style:family="text">
      <style:text-properties style:font-name="PT Mono" fo:font-size="8pt" fo:font-style="normal" fo:font-weight="normal" officeooo:rsid="0245da9a" style:font-size-asian="8pt" style:font-style-asian="normal" style:font-weight-asian="normal" style:font-size-complex="8pt" style:font-style-complex="normal" style:font-weight-complex="normal"/>
    </style:style>
    <style:style style:name="T267" style:family="text">
      <style:text-properties style:font-name="PT Mono" fo:font-size="8pt" fo:font-style="normal" fo:font-weight="normal" officeooo:rsid="024a7356" style:font-size-asian="8pt" style:font-style-asian="normal" style:font-weight-asian="normal" style:font-size-complex="8pt" style:font-style-complex="normal" style:font-weight-complex="normal"/>
    </style:style>
    <style:style style:name="T268" style:family="text">
      <style:text-properties style:font-name="PT Mono" fo:font-size="8pt" fo:font-style="normal" fo:font-weight="normal" officeooo:rsid="024b035e" style:font-size-asian="8pt" style:font-style-asian="normal" style:font-weight-asian="normal" style:font-size-complex="8pt" style:font-style-complex="normal" style:font-weight-complex="normal"/>
    </style:style>
    <style:style style:name="T269" style:family="text">
      <style:text-properties style:font-name="PT Mono" fo:font-size="8pt" fo:font-style="normal" fo:font-weight="normal" officeooo:rsid="024cd5b0" style:font-size-asian="8pt" style:font-style-asian="normal" style:font-weight-asian="normal" style:font-size-complex="8pt" style:font-style-complex="normal" style:font-weight-complex="normal"/>
    </style:style>
    <style:style style:name="T270" style:family="text">
      <style:text-properties style:font-name="PT Mono" fo:font-size="8pt" fo:font-style="normal" style:font-size-asian="8pt" style:font-style-asian="normal" style:font-size-complex="8pt" style:font-style-complex="normal"/>
    </style:style>
    <style:style style:name="T271" style:family="text">
      <style:text-properties style:font-name="PT Mono" fo:font-size="8pt" fo:font-style="normal" officeooo:rsid="02483c21" style:font-size-asian="8pt" style:font-style-asian="normal" style:font-size-complex="8pt" style:font-style-complex="normal"/>
    </style:style>
    <style:style style:name="T272" style:family="text">
      <style:text-properties style:font-name="PT Mono" fo:font-size="8pt" fo:font-weight="normal" style:font-size-asian="8pt" style:font-weight-asian="normal" style:font-size-complex="8pt" style:font-weight-complex="normal"/>
    </style:style>
    <style:style style:name="T273" style:family="text">
      <style:text-properties style:font-name="PT Mono" fo:font-size="8pt" fo:font-weight="normal" officeooo:rsid="024f8162" style:font-size-asian="8pt" style:font-weight-asian="normal" style:font-size-complex="8pt" style:font-weight-complex="normal"/>
    </style:style>
    <style:style style:name="T274" style:family="text">
      <style:text-properties style:font-name="PT Mono" fo:font-size="8pt" fo:font-weight="normal" officeooo:rsid="0250f364" style:font-size-asian="8pt" style:font-weight-asian="normal" style:font-size-complex="8pt" style:font-weight-complex="normal"/>
    </style:style>
    <style:style style:name="T275" style:family="text">
      <style:text-properties style:font-name="PT Mono" fo:font-size="8pt" fo:font-weight="normal" officeooo:rsid="0251089d" style:font-size-asian="8pt" style:font-weight-asian="normal" style:font-size-complex="8pt" style:font-weight-complex="normal"/>
    </style:style>
    <style:style style:name="T276" style:family="text">
      <style:text-properties style:font-name="PT Mono" fo:font-size="8pt" fo:font-weight="normal" officeooo:rsid="0252943a" style:font-size-asian="8pt" style:font-weight-asian="normal" style:font-size-complex="8pt" style:font-weight-complex="normal"/>
    </style:style>
    <style:style style:name="T277" style:family="text">
      <style:text-properties style:font-name="PT Mono" fo:font-size="8pt" fo:font-weight="normal" officeooo:rsid="02551801" style:font-size-asian="8pt" style:font-weight-asian="normal" style:font-size-complex="8pt" style:font-weight-complex="normal"/>
    </style:style>
    <style:style style:name="T278" style:family="text">
      <style:text-properties style:font-name="PT Mono" fo:font-size="8pt" fo:font-weight="normal" officeooo:rsid="0255610a" style:font-size-asian="8pt" style:font-weight-asian="normal" style:font-size-complex="8pt" style:font-weight-complex="normal"/>
    </style:style>
    <style:style style:name="T279" style:family="text">
      <style:text-properties style:font-name="PT Mono" fo:font-size="8pt" fo:font-weight="normal" officeooo:rsid="02588958" style:font-size-asian="8pt" style:font-weight-asian="normal" style:font-size-complex="8pt" style:font-weight-complex="normal"/>
    </style:style>
    <style:style style:name="T280" style:family="text">
      <style:text-properties style:font-name="PT Mono" fo:font-size="8pt" fo:font-weight="normal" officeooo:rsid="025a71bc" style:font-size-asian="8pt" style:font-weight-asian="normal" style:font-size-complex="8pt" style:font-weight-complex="normal"/>
    </style:style>
    <style:style style:name="T281" style:family="text">
      <style:text-properties style:font-name="PT Mono" fo:font-size="8pt" fo:font-weight="normal" officeooo:rsid="025bfe00" style:font-size-asian="8pt" style:font-weight-asian="normal" style:font-size-complex="8pt" style:font-weight-complex="normal"/>
    </style:style>
    <style:style style:name="T282" style:family="text">
      <style:text-properties style:font-name="PT Mono" fo:font-size="8pt" fo:font-weight="normal" officeooo:rsid="025cd2e3" style:font-size-asian="8pt" style:font-weight-asian="normal" style:font-size-complex="8pt" style:font-weight-complex="normal"/>
    </style:style>
    <style:style style:name="T283" style:family="text">
      <style:text-properties style:font-name="PT Mono" fo:font-size="8pt" fo:font-weight="normal" officeooo:rsid="025dc7e1" style:font-size-asian="8pt" style:font-weight-asian="normal" style:font-size-complex="8pt" style:font-weight-complex="normal"/>
    </style:style>
    <style:style style:name="T284" style:family="text">
      <style:text-properties style:font-name="PT Mono" fo:font-size="8pt" fo:font-weight="normal" officeooo:rsid="02627cc8" style:font-size-asian="8pt" style:font-weight-asian="normal" style:font-size-complex="8pt" style:font-weight-complex="normal"/>
    </style:style>
    <style:style style:name="T285" style:family="text">
      <style:text-properties style:font-name="PT Mono" fo:font-size="8pt" fo:font-weight="normal" officeooo:rsid="0263d5aa" style:font-size-asian="8pt" style:font-weight-asian="normal" style:font-size-complex="8pt" style:font-weight-complex="normal"/>
    </style:style>
    <style:style style:name="T286" style:family="text">
      <style:text-properties style:font-name="PT Mono" fo:font-size="8pt" fo:font-weight="normal" officeooo:rsid="0263fe01" style:font-size-asian="8pt" style:font-weight-asian="normal" style:font-size-complex="8pt" style:font-weight-complex="normal"/>
    </style:style>
    <style:style style:name="T287" style:family="text">
      <style:text-properties style:font-name="PT Mono" fo:font-size="8pt" fo:font-weight="normal" officeooo:rsid="026526fe" style:font-size-asian="8pt" style:font-weight-asian="normal" style:font-size-complex="8pt" style:font-weight-complex="normal"/>
    </style:style>
    <style:style style:name="T288" style:family="text">
      <style:text-properties style:font-name="PT Mono" fo:font-size="8pt" fo:font-weight="normal" officeooo:rsid="0265b1f2" style:font-size-asian="8pt" style:font-weight-asian="normal" style:font-size-complex="8pt" style:font-weight-complex="normal"/>
    </style:style>
    <style:style style:name="T289" style:family="text">
      <style:text-properties style:font-name="PT Mono" fo:font-size="8pt" fo:font-weight="normal" officeooo:rsid="02670e2d" style:font-size-asian="8pt" style:font-weight-asian="normal" style:font-size-complex="8pt" style:font-weight-complex="normal"/>
    </style:style>
    <style:style style:name="T290" style:family="text">
      <style:text-properties style:font-name="PT Mono" fo:font-size="8pt" fo:font-weight="normal" officeooo:rsid="0268636e" style:font-size-asian="8pt" style:font-weight-asian="normal" style:font-size-complex="8pt" style:font-weight-complex="normal"/>
    </style:style>
    <style:style style:name="T291" style:family="text">
      <style:text-properties style:font-name="PT Mono" fo:font-size="8pt" fo:font-weight="normal" officeooo:rsid="02691a99" style:font-size-asian="8pt" style:font-weight-asian="normal" style:font-size-complex="8pt" style:font-weight-complex="normal"/>
    </style:style>
    <style:style style:name="T292" style:family="text">
      <style:text-properties style:font-name="PT Mono" fo:font-size="8pt" fo:font-weight="normal" officeooo:rsid="026b40b6" style:font-size-asian="8pt" style:font-weight-asian="normal" style:font-size-complex="8pt" style:font-weight-complex="normal"/>
    </style:style>
    <style:style style:name="T293" style:family="text">
      <style:text-properties style:font-name="PT Mono" fo:font-size="8pt" fo:font-weight="normal" officeooo:rsid="026cb2d5" style:font-size-asian="8pt" style:font-weight-asian="normal" style:font-size-complex="8pt" style:font-weight-complex="normal"/>
    </style:style>
    <style:style style:name="T294" style:family="text">
      <style:text-properties style:font-name="PT Mono" fo:font-size="8pt" fo:font-weight="normal" officeooo:rsid="026ceb5b" style:font-size-asian="8pt" style:font-weight-asian="normal" style:font-size-complex="8pt" style:font-weight-complex="normal"/>
    </style:style>
    <style:style style:name="T295" style:family="text">
      <style:text-properties style:font-name="PT Mono" fo:font-size="8pt" fo:font-weight="normal" officeooo:rsid="026e679b" style:font-size-asian="8pt" style:font-weight-asian="normal" style:font-size-complex="8pt" style:font-weight-complex="normal"/>
    </style:style>
    <style:style style:name="T296" style:family="text">
      <style:text-properties style:font-name="PT Mono" fo:font-size="8pt" fo:font-weight="normal" officeooo:rsid="026f2f92" style:font-size-asian="8pt" style:font-weight-asian="normal" style:font-size-complex="8pt" style:font-weight-complex="normal"/>
    </style:style>
    <style:style style:name="T297" style:family="text">
      <style:text-properties style:font-name="PT Mono" fo:font-size="8pt" fo:font-weight="normal" officeooo:rsid="0271eba0" style:font-size-asian="8pt" style:font-weight-asian="normal" style:font-size-complex="8pt" style:font-weight-complex="normal"/>
    </style:style>
    <style:style style:name="T298" style:family="text">
      <style:text-properties style:font-name="PT Mono" fo:font-size="8pt" fo:font-weight="normal" officeooo:rsid="02731f57" style:font-size-asian="8pt" style:font-weight-asian="normal" style:font-size-complex="8pt" style:font-weight-complex="normal"/>
    </style:style>
    <style:style style:name="T299" style:family="text">
      <style:text-properties style:font-name="PT Mono" fo:font-size="8pt" fo:font-weight="normal" officeooo:rsid="0273bd79" style:font-size-asian="8pt" style:font-weight-asian="normal" style:font-size-complex="8pt" style:font-weight-complex="normal"/>
    </style:style>
    <style:style style:name="T300" style:family="text">
      <style:text-properties style:font-name="PT Mono" fo:font-size="8pt" fo:font-weight="normal" officeooo:rsid="0273dc42" style:font-size-asian="8pt" style:font-weight-asian="normal" style:font-size-complex="8pt" style:font-weight-complex="normal"/>
    </style:style>
    <style:style style:name="T301" style:family="text">
      <style:text-properties style:font-name="PT Mono" fo:font-size="8pt" fo:font-weight="normal" officeooo:rsid="0275d17f" style:font-size-asian="8pt" style:font-weight-asian="normal" style:font-size-complex="8pt" style:font-weight-complex="normal"/>
    </style:style>
    <style:style style:name="T302" style:family="text">
      <style:text-properties style:font-name="PT Mono" fo:font-size="8pt" fo:font-weight="normal" officeooo:rsid="0277ac53" style:font-size-asian="8pt" style:font-weight-asian="normal" style:font-size-complex="8pt" style:font-weight-complex="normal"/>
    </style:style>
    <style:style style:name="T303" style:family="text">
      <style:text-properties style:font-name="PT Mono" fo:font-size="8pt" fo:font-weight="normal" officeooo:rsid="0278af51" style:font-size-asian="8pt" style:font-weight-asian="normal" style:font-size-complex="8pt" style:font-weight-complex="normal"/>
    </style:style>
    <style:style style:name="T304" style:family="text">
      <style:text-properties style:font-name="PT Mono" fo:font-size="8pt" fo:font-weight="normal" officeooo:rsid="027aec0b" style:font-size-asian="8pt" style:font-weight-asian="normal" style:font-size-complex="8pt" style:font-weight-complex="normal"/>
    </style:style>
    <style:style style:name="T305" style:family="text">
      <style:text-properties style:font-name="PT Mono" fo:font-size="8pt" fo:font-weight="normal" officeooo:rsid="027c9440" style:font-size-asian="8pt" style:font-weight-asian="normal" style:font-size-complex="8pt" style:font-weight-complex="normal"/>
    </style:style>
    <style:style style:name="T306" style:family="text">
      <style:text-properties style:font-name="PT Mono" fo:font-size="8pt" fo:font-weight="normal" officeooo:rsid="027ccd28" style:font-size-asian="8pt" style:font-weight-asian="normal" style:font-size-complex="8pt" style:font-weight-complex="normal"/>
    </style:style>
    <style:style style:name="T307" style:family="text">
      <style:text-properties style:font-name="PT Mono" fo:font-size="8pt" fo:font-weight="normal" officeooo:rsid="027d1017" style:font-size-asian="8pt" style:font-weight-asian="normal" style:font-size-complex="8pt" style:font-weight-complex="normal"/>
    </style:style>
    <style:style style:name="T308" style:family="text">
      <style:text-properties style:font-name="PT Mono" fo:font-size="8pt" fo:font-weight="normal" officeooo:rsid="027e0097" style:font-size-asian="8pt" style:font-weight-asian="normal" style:font-size-complex="8pt" style:font-weight-complex="normal"/>
    </style:style>
    <style:style style:name="T309" style:family="text">
      <style:text-properties style:font-name="PT Mono" fo:font-size="8pt" fo:font-weight="normal" officeooo:rsid="027ed331" style:font-size-asian="8pt" style:font-weight-asian="normal" style:font-size-complex="8pt" style:font-weight-complex="normal"/>
    </style:style>
    <style:style style:name="T310" style:family="text">
      <style:text-properties style:font-name="PT Mono" fo:font-size="8pt" fo:font-weight="normal" officeooo:rsid="0280c9fa" style:font-size-asian="8pt" style:font-weight-asian="normal" style:font-size-complex="8pt" style:font-weight-complex="normal"/>
    </style:style>
    <style:style style:name="T311" style:family="text">
      <style:text-properties style:font-name="PT Mono" fo:font-size="8pt" fo:font-weight="normal" officeooo:rsid="0280e7ff" style:font-size-asian="8pt" style:font-weight-asian="normal" style:font-size-complex="8pt" style:font-weight-complex="normal"/>
    </style:style>
    <style:style style:name="T312" style:family="text">
      <style:text-properties style:font-name="PT Mono" fo:font-size="8pt" fo:font-weight="normal" officeooo:rsid="0282805e" style:font-size-asian="8pt" style:font-weight-asian="normal" style:font-size-complex="8pt" style:font-weight-complex="normal"/>
    </style:style>
    <style:style style:name="T313" style:family="text">
      <style:text-properties style:font-name="PT Mono" fo:font-size="8pt" fo:font-weight="normal" officeooo:rsid="0283a2bd" style:font-size-asian="8pt" style:font-weight-asian="normal" style:font-size-complex="8pt" style:font-weight-complex="normal"/>
    </style:style>
    <style:style style:name="T314" style:family="text">
      <style:text-properties style:font-name="PT Mono" fo:font-size="8pt" fo:font-weight="normal" officeooo:rsid="02850af3" style:font-size-asian="8pt" style:font-weight-asian="normal" style:font-size-complex="8pt" style:font-weight-complex="normal"/>
    </style:style>
    <style:style style:name="T315" style:family="text">
      <style:text-properties style:font-name="PT Mono" fo:font-size="8pt" fo:font-weight="normal" officeooo:rsid="0286523a" style:font-size-asian="8pt" style:font-weight-asian="normal" style:font-size-complex="8pt" style:font-weight-complex="normal"/>
    </style:style>
    <style:style style:name="T316" style:family="text">
      <style:text-properties style:font-name="PT Mono" fo:font-size="8pt" fo:font-weight="normal" officeooo:rsid="0287b0cf" style:font-size-asian="8pt" style:font-weight-asian="normal" style:font-size-complex="8pt" style:font-weight-complex="normal"/>
    </style:style>
    <style:style style:name="T317" style:family="text">
      <style:text-properties style:font-name="PT Mono" fo:font-size="8pt" fo:font-weight="normal" officeooo:rsid="02883d31" style:font-size-asian="8pt" style:font-weight-asian="normal" style:font-size-complex="8pt" style:font-weight-complex="normal"/>
    </style:style>
    <style:style style:name="T318" style:family="text">
      <style:text-properties style:font-name="PT Mono" fo:font-size="8pt" fo:font-weight="normal" officeooo:rsid="0288fd86" style:font-size-asian="8pt" style:font-weight-asian="normal" style:font-size-complex="8pt" style:font-weight-complex="normal"/>
    </style:style>
    <style:style style:name="T319" style:family="text">
      <style:text-properties style:font-name="PT Mono" fo:font-size="8pt" fo:font-weight="normal" officeooo:rsid="0289cf81" style:font-size-asian="8pt" style:font-weight-asian="normal" style:font-size-complex="8pt" style:font-weight-complex="normal"/>
    </style:style>
    <style:style style:name="T320" style:family="text">
      <style:text-properties style:font-name="PT Mono" fo:font-size="8pt" fo:font-weight="normal" officeooo:rsid="028b47f2" style:font-size-asian="8pt" style:font-weight-asian="normal" style:font-size-complex="8pt" style:font-weight-complex="normal"/>
    </style:style>
    <style:style style:name="T321" style:family="text">
      <style:text-properties style:font-name="PT Mono" fo:font-size="8pt" fo:font-weight="normal" officeooo:rsid="028d46ce" style:font-size-asian="8pt" style:font-weight-asian="normal" style:font-size-complex="8pt" style:font-weight-complex="normal"/>
    </style:style>
    <style:style style:name="T322" style:family="text">
      <style:text-properties style:font-name="PT Mono" fo:font-size="8pt" fo:font-weight="normal" officeooo:rsid="028e8b7a" style:font-size-asian="8pt" style:font-weight-asian="normal" style:font-size-complex="8pt" style:font-weight-complex="normal"/>
    </style:style>
    <style:style style:name="T323" style:family="text">
      <style:text-properties style:font-name="PT Mono" fo:font-size="8pt" fo:font-weight="normal" officeooo:rsid="028f5b40" style:font-size-asian="8pt" style:font-weight-asian="normal" style:font-size-complex="8pt" style:font-weight-complex="normal"/>
    </style:style>
    <style:style style:name="T324" style:family="text">
      <style:text-properties style:font-name="PT Mono" fo:font-size="8pt" fo:font-weight="normal" officeooo:rsid="029045f1" style:font-size-asian="8pt" style:font-weight-asian="normal" style:font-size-complex="8pt" style:font-weight-complex="normal"/>
    </style:style>
    <style:style style:name="T325" style:family="text">
      <style:text-properties style:font-name="PT Mono" fo:font-size="8pt" fo:font-weight="normal" officeooo:rsid="029115d1" style:font-size-asian="8pt" style:font-weight-asian="normal" style:font-size-complex="8pt" style:font-weight-complex="normal"/>
    </style:style>
    <style:style style:name="T326" style:family="text">
      <style:text-properties style:font-name="PT Mono" fo:font-size="8pt" fo:font-weight="normal" officeooo:rsid="029227de" style:font-size-asian="8pt" style:font-weight-asian="normal" style:font-size-complex="8pt" style:font-weight-complex="normal"/>
    </style:style>
    <style:style style:name="T327" style:family="text">
      <style:text-properties style:font-name="PT Mono" fo:font-size="8pt" fo:font-weight="normal" officeooo:rsid="029365b6" style:font-size-asian="8pt" style:font-weight-asian="normal" style:font-size-complex="8pt" style:font-weight-complex="normal"/>
    </style:style>
    <style:style style:name="T328" style:family="text">
      <style:text-properties style:font-name="PT Mono" fo:font-size="8pt" fo:font-weight="normal" officeooo:rsid="029428dd" style:font-size-asian="8pt" style:font-weight-asian="normal" style:font-size-complex="8pt" style:font-weight-complex="normal"/>
    </style:style>
    <style:style style:name="T329" style:family="text">
      <style:text-properties style:font-name="PT Mono" fo:font-size="8pt" fo:font-weight="normal" officeooo:rsid="0294de8d" style:font-size-asian="8pt" style:font-weight-asian="normal" style:font-size-complex="8pt" style:font-weight-complex="normal"/>
    </style:style>
    <style:style style:name="T330" style:family="text">
      <style:text-properties style:font-name="PT Mono" fo:font-size="8pt" fo:font-weight="normal" officeooo:rsid="02955f3c" style:font-size-asian="8pt" style:font-weight-asian="normal" style:font-size-complex="8pt" style:font-weight-complex="normal"/>
    </style:style>
    <style:style style:name="T331" style:family="text">
      <style:text-properties style:font-name="PT Mono" fo:font-size="8pt" fo:font-weight="normal" officeooo:rsid="0298758f" style:font-size-asian="8pt" style:font-weight-asian="normal" style:font-size-complex="8pt" style:font-weight-complex="normal"/>
    </style:style>
    <style:style style:name="T332" style:family="text">
      <style:text-properties style:font-name="PT Mono" fo:font-size="8pt" fo:font-weight="normal" officeooo:rsid="0298e971" style:font-size-asian="8pt" style:font-weight-asian="normal" style:font-size-complex="8pt" style:font-weight-complex="normal"/>
    </style:style>
    <style:style style:name="T333" style:family="text">
      <style:text-properties style:font-name="PT Mono" fo:font-size="8pt" fo:font-weight="normal" officeooo:rsid="029a0ac0" style:font-size-asian="8pt" style:font-weight-asian="normal" style:font-size-complex="8pt" style:font-weight-complex="normal"/>
    </style:style>
    <style:style style:name="T334" style:family="text">
      <style:text-properties style:font-name="PT Mono" fo:font-size="8pt" fo:font-weight="normal" officeooo:rsid="029bbffd" style:font-size-asian="8pt" style:font-weight-asian="normal" style:font-size-complex="8pt" style:font-weight-complex="normal"/>
    </style:style>
    <style:style style:name="T335" style:family="text">
      <style:text-properties style:font-name="PT Mono" fo:font-size="8pt" fo:font-weight="normal" officeooo:rsid="029cd1bb" style:font-size-asian="8pt" style:font-weight-asian="normal" style:font-size-complex="8pt" style:font-weight-complex="normal"/>
    </style:style>
    <style:style style:name="T336" style:family="text">
      <style:text-properties style:font-name="PT Mono" fo:font-size="8pt" fo:font-weight="normal" officeooo:rsid="029d5135" style:font-size-asian="8pt" style:font-weight-asian="normal" style:font-size-complex="8pt" style:font-weight-complex="normal"/>
    </style:style>
    <style:style style:name="T337" style:family="text">
      <style:text-properties style:font-name="PT Mono" fo:font-size="8pt" fo:font-weight="normal" officeooo:rsid="029e9d3b" style:font-size-asian="8pt" style:font-weight-asian="normal" style:font-size-complex="8pt" style:font-weight-complex="normal"/>
    </style:style>
    <style:style style:name="T338" style:family="text">
      <style:text-properties style:font-name="PT Mono" fo:font-size="8pt" fo:font-weight="normal" officeooo:rsid="02a0b8a1" style:font-size-asian="8pt" style:font-weight-asian="normal" style:font-size-complex="8pt" style:font-weight-complex="normal"/>
    </style:style>
    <style:style style:name="T339" style:family="text">
      <style:text-properties style:font-name="PT Mono" fo:font-size="8pt" fo:font-weight="normal" officeooo:rsid="02a1fab1" style:font-size-asian="8pt" style:font-weight-asian="normal" style:font-size-complex="8pt" style:font-weight-complex="normal"/>
    </style:style>
    <style:style style:name="T340" style:family="text">
      <style:text-properties style:font-name="PT Mono" fo:font-size="8pt" fo:font-weight="normal" officeooo:rsid="02a262da" style:font-size-asian="8pt" style:font-weight-asian="normal" style:font-size-complex="8pt" style:font-weight-complex="normal"/>
    </style:style>
    <style:style style:name="T341" style:family="text">
      <style:text-properties style:font-name="PT Mono" fo:font-size="8pt" fo:font-weight="normal" officeooo:rsid="02a39c62" style:font-size-asian="8pt" style:font-weight-asian="normal" style:font-size-complex="8pt" style:font-weight-complex="normal"/>
    </style:style>
    <style:style style:name="T342" style:family="text">
      <style:text-properties style:font-name="PT Mono" fo:font-size="8pt" fo:font-weight="normal" officeooo:rsid="02a44344" style:font-size-asian="8pt" style:font-weight-asian="normal" style:font-size-complex="8pt" style:font-weight-complex="normal"/>
    </style:style>
    <style:style style:name="T343" style:family="text">
      <style:text-properties style:font-name="PT Mono" fo:font-size="8pt" fo:font-weight="normal" officeooo:rsid="02a5fdba" style:font-size-asian="8pt" style:font-weight-asian="normal" style:font-size-complex="8pt" style:font-weight-complex="normal"/>
    </style:style>
    <style:style style:name="T344" style:family="text">
      <style:text-properties style:font-name="PT Mono" fo:font-size="8pt" fo:font-weight="normal" officeooo:rsid="02a99d48" style:font-size-asian="8pt" style:font-weight-asian="normal" style:font-size-complex="8pt" style:font-weight-complex="normal"/>
    </style:style>
    <style:style style:name="T345" style:family="text">
      <style:text-properties style:font-name="PT Mono" fo:font-size="8pt" fo:font-weight="normal" officeooo:rsid="02aa0d3d" style:font-size-asian="8pt" style:font-weight-asian="normal" style:font-size-complex="8pt" style:font-weight-complex="normal"/>
    </style:style>
    <style:style style:name="T346" style:family="text">
      <style:text-properties style:font-name="PT Mono" fo:font-size="8pt" fo:font-weight="normal" officeooo:rsid="02ab70d5" style:font-size-asian="8pt" style:font-weight-asian="normal" style:font-size-complex="8pt" style:font-weight-complex="normal"/>
    </style:style>
    <style:style style:name="T347" style:family="text">
      <style:text-properties style:font-name="PT Mono" fo:font-size="8pt" fo:font-weight="normal" officeooo:rsid="02ac43da" style:font-size-asian="8pt" style:font-weight-asian="normal" style:font-size-complex="8pt" style:font-weight-complex="normal"/>
    </style:style>
    <style:style style:name="T348" style:family="text">
      <style:text-properties style:font-name="PT Mono" fo:font-size="8pt" fo:font-weight="normal" officeooo:rsid="02b3889d" style:font-size-asian="8pt" style:font-weight-asian="normal" style:font-size-complex="8pt" style:font-weight-complex="normal"/>
    </style:style>
    <style:style style:name="T349" style:family="text">
      <style:text-properties style:font-name="PT Mono" fo:font-size="8pt" fo:font-weight="normal" officeooo:rsid="02b43ab8" style:font-size-asian="8pt" style:font-weight-asian="normal" style:font-size-complex="8pt" style:font-weight-complex="normal"/>
    </style:style>
    <style:style style:name="T350" style:family="text">
      <style:text-properties style:font-name="PT Mono" fo:font-size="8pt" fo:font-weight="normal" officeooo:rsid="02b67f93" style:font-size-asian="8pt" style:font-weight-asian="normal" style:font-size-complex="8pt" style:font-weight-complex="normal"/>
    </style:style>
    <style:style style:name="T351" style:family="text">
      <style:text-properties style:font-name="PT Mono" fo:font-size="8pt" fo:font-weight="normal" officeooo:rsid="02b6dc60" style:font-size-asian="8pt" style:font-weight-asian="normal" style:font-size-complex="8pt" style:font-weight-complex="normal"/>
    </style:style>
    <style:style style:name="T352" style:family="text">
      <style:text-properties style:font-name="PT Mono" fo:font-size="8pt" fo:font-weight="normal" officeooo:rsid="02b877f1" style:font-size-asian="8pt" style:font-weight-asian="normal" style:font-size-complex="8pt" style:font-weight-complex="normal"/>
    </style:style>
    <style:style style:name="T353" style:family="text">
      <style:text-properties style:font-name="PT Mono" fo:font-size="8pt" fo:font-weight="normal" officeooo:rsid="02ba0fad" style:font-size-asian="8pt" style:font-weight-asian="normal" style:font-size-complex="8pt" style:font-weight-complex="normal"/>
    </style:style>
    <style:style style:name="T354" style:family="text">
      <style:text-properties style:font-name="PT Mono" fo:font-size="8pt" fo:font-weight="normal" officeooo:rsid="02bb5938" style:font-size-asian="8pt" style:font-weight-asian="normal" style:font-size-complex="8pt" style:font-weight-complex="normal"/>
    </style:style>
    <style:style style:name="T355" style:family="text">
      <style:text-properties style:font-name="PT Mono" fo:font-size="8pt" fo:font-weight="normal" officeooo:rsid="02bc856f" style:font-size-asian="8pt" style:font-weight-asian="normal" style:font-size-complex="8pt" style:font-weight-complex="normal"/>
    </style:style>
    <style:style style:name="T356" style:family="text">
      <style:text-properties style:font-name="PT Mono" fo:font-size="8pt" fo:font-weight="normal" officeooo:rsid="02be224d" style:font-size-asian="8pt" style:font-weight-asian="normal" style:font-size-complex="8pt" style:font-weight-complex="normal"/>
    </style:style>
    <style:style style:name="T357" style:family="text">
      <style:text-properties style:font-name="PT Mono" fo:font-size="8pt" fo:font-weight="normal" officeooo:rsid="02bf122d" style:font-size-asian="8pt" style:font-weight-asian="normal" style:font-size-complex="8pt" style:font-weight-complex="normal"/>
    </style:style>
    <style:style style:name="T358" style:family="text">
      <style:text-properties style:font-name="PT Mono" fo:font-size="8pt" fo:font-weight="normal" officeooo:rsid="02c06b3a" style:font-size-asian="8pt" style:font-weight-asian="normal" style:font-size-complex="8pt" style:font-weight-complex="normal"/>
    </style:style>
    <style:style style:name="T359" style:family="text">
      <style:text-properties style:font-name="PT Mono" fo:font-size="8pt" fo:font-weight="normal" officeooo:rsid="02c0e930" style:font-size-asian="8pt" style:font-weight-asian="normal" style:font-size-complex="8pt" style:font-weight-complex="normal"/>
    </style:style>
    <style:style style:name="T360" style:family="text">
      <style:text-properties style:font-name="PT Mono" fo:font-size="8pt" fo:font-weight="normal" officeooo:rsid="02c2c98e" style:font-size-asian="8pt" style:font-weight-asian="normal" style:font-size-complex="8pt" style:font-weight-complex="normal"/>
    </style:style>
    <style:style style:name="T361" style:family="text">
      <style:text-properties style:font-name="PT Mono" fo:font-size="8pt" fo:font-weight="normal" officeooo:rsid="02c384a0" style:font-size-asian="8pt" style:font-weight-asian="normal" style:font-size-complex="8pt" style:font-weight-complex="normal"/>
    </style:style>
    <style:style style:name="T362" style:family="text">
      <style:text-properties style:font-name="PT Mono" fo:font-size="8pt" fo:font-weight="normal" officeooo:rsid="02c48698" style:font-size-asian="8pt" style:font-weight-asian="normal" style:font-size-complex="8pt" style:font-weight-complex="normal"/>
    </style:style>
    <style:style style:name="T363" style:family="text">
      <style:text-properties style:font-name="PT Mono" fo:font-size="8pt" fo:font-weight="normal" officeooo:rsid="02c49423" style:font-size-asian="8pt" style:font-weight-asian="normal" style:font-size-complex="8pt" style:font-weight-complex="normal"/>
    </style:style>
    <style:style style:name="T364" style:family="text">
      <style:text-properties style:font-name="PT Mono" fo:font-size="8pt" fo:font-weight="normal" officeooo:rsid="02c575f2" style:font-size-asian="8pt" style:font-weight-asian="normal" style:font-size-complex="8pt" style:font-weight-complex="normal"/>
    </style:style>
    <style:style style:name="T365" style:family="text">
      <style:text-properties style:font-name="PT Mono" fo:font-size="8pt" fo:font-weight="normal" officeooo:rsid="02c75d64" style:font-size-asian="8pt" style:font-weight-asian="normal" style:font-size-complex="8pt" style:font-weight-complex="normal"/>
    </style:style>
    <style:style style:name="T366" style:family="text">
      <style:text-properties style:font-name="PT Mono" fo:font-size="8pt" fo:font-weight="normal" officeooo:rsid="02c8551f" style:font-size-asian="8pt" style:font-weight-asian="normal" style:font-size-complex="8pt" style:font-weight-complex="normal"/>
    </style:style>
    <style:style style:name="T367" style:family="text">
      <style:text-properties style:font-name="PT Mono" fo:font-size="8pt" fo:font-weight="normal" officeooo:rsid="02ca308a" style:font-size-asian="8pt" style:font-weight-asian="normal" style:font-size-complex="8pt" style:font-weight-complex="normal"/>
    </style:style>
    <style:style style:name="T368" style:family="text">
      <style:text-properties style:font-name="PT Mono" fo:font-size="8pt" fo:font-weight="normal" officeooo:rsid="02ca4b97" style:font-size-asian="8pt" style:font-weight-asian="normal" style:font-size-complex="8pt" style:font-weight-complex="normal"/>
    </style:style>
    <style:style style:name="T369" style:family="text">
      <style:text-properties style:font-name="PT Mono" fo:font-size="8pt" fo:font-weight="normal" officeooo:rsid="02d3a517" style:font-size-asian="8pt" style:font-weight-asian="normal" style:font-size-complex="8pt" style:font-weight-complex="normal"/>
    </style:style>
    <style:style style:name="T370" style:family="text">
      <style:text-properties style:font-name="PT Mono" fo:font-size="8pt" fo:font-style="italic" fo:font-weight="normal" style:font-size-asian="8pt" style:font-style-asian="italic" style:font-weight-asian="normal" style:font-size-complex="8pt" style:font-style-complex="italic" style:font-weight-complex="normal"/>
    </style:style>
    <style:style style:name="T371" style:family="text">
      <style:text-properties style:font-name="PT Mono" fo:font-size="8pt" fo:font-style="italic" fo:font-weight="normal" officeooo:rsid="024f8162" style:font-size-asian="8pt" style:font-style-asian="italic" style:font-weight-asian="normal" style:font-size-complex="8pt" style:font-style-complex="italic" style:font-weight-complex="normal"/>
    </style:style>
    <style:style style:name="T372" style:family="text">
      <style:text-properties style:font-name="PT Mono" fo:font-size="8pt" fo:font-style="italic" fo:font-weight="normal" officeooo:rsid="025a71bc" style:font-size-asian="8pt" style:font-style-asian="italic" style:font-weight-asian="normal" style:font-size-complex="8pt" style:font-style-complex="italic" style:font-weight-complex="normal"/>
    </style:style>
    <style:style style:name="T373" style:family="text">
      <style:text-properties style:font-name="PT Mono" fo:font-size="8pt" fo:font-style="italic" fo:font-weight="normal" officeooo:rsid="027ed331" style:font-size-asian="8pt" style:font-style-asian="italic" style:font-weight-asian="normal" style:font-size-complex="8pt" style:font-style-complex="italic" style:font-weight-complex="normal"/>
    </style:style>
    <style:style style:name="T374" style:family="text">
      <style:text-properties style:font-name="PT Mono" fo:font-size="8pt" fo:font-style="italic" fo:font-weight="normal" officeooo:rsid="0289cf81" style:font-size-asian="8pt" style:font-style-asian="italic" style:font-weight-asian="normal" style:font-size-complex="8pt" style:font-style-complex="italic" style:font-weight-complex="normal"/>
    </style:style>
    <style:style style:name="T375" style:family="text">
      <style:text-properties style:font-name="PT Mono" fo:font-size="8pt" fo:font-style="italic" style:font-size-asian="8pt" style:font-style-asian="italic" style:font-size-complex="8pt" style:font-style-complex="italic"/>
    </style:style>
    <style:style style:name="T376" style:family="text">
      <style:text-properties style:font-name="PT Mono" fo:font-size="8pt" style:font-size-asian="8pt" style:font-size-complex="8pt"/>
    </style:style>
    <style:style style:name="T377" style:family="text">
      <style:text-properties style:font-name="PT Mono" fo:font-size="8pt" officeooo:rsid="0252943a" style:font-size-asian="8pt" style:font-size-complex="8pt"/>
    </style:style>
    <style:style style:name="T378" style:family="text">
      <style:text-properties style:font-name="PT Mono" fo:font-size="8pt" officeooo:rsid="025f9a35" style:font-size-asian="8pt" style:font-size-complex="8pt"/>
    </style:style>
    <style:style style:name="T379" style:family="text">
      <style:text-properties style:font-name="PT Mono" fo:font-size="8pt" officeooo:rsid="0263d5aa" style:font-size-asian="8pt" style:font-size-complex="8pt"/>
    </style:style>
    <style:style style:name="T380" style:family="text">
      <style:text-properties style:font-name="PT Mono" fo:font-size="8pt" officeooo:rsid="0277ac53" style:font-size-asian="8pt" style:font-size-complex="8pt"/>
    </style:style>
    <style:style style:name="T381" style:family="text">
      <style:text-properties style:font-name="PT Mono" fo:font-size="8pt" officeooo:rsid="02850af3" style:font-size-asian="8pt" style:font-size-complex="8pt"/>
    </style:style>
    <style:style style:name="T382" style:family="text">
      <style:text-properties style:font-name="PT Mono" fo:font-size="8pt" officeooo:rsid="028d46ce" style:font-size-asian="8pt" style:font-size-complex="8pt"/>
    </style:style>
    <style:style style:name="T383" style:family="text">
      <style:text-properties style:font-name="PT Mono" fo:font-size="8pt" officeooo:rsid="029e9d3b" style:font-size-asian="8pt" style:font-size-complex="8pt"/>
    </style:style>
    <style:style style:name="T384" style:family="text">
      <style:text-properties style:font-name="PT Mono" fo:font-size="8pt" officeooo:rsid="02a5fdba" style:font-size-asian="8pt" style:font-size-complex="8pt"/>
    </style:style>
    <style:style style:name="T385" style:family="text">
      <style:text-properties style:font-name="PT Mono" fo:font-size="8pt" officeooo:rsid="02ac43da" style:font-size-asian="8pt" style:font-size-complex="8pt"/>
    </style:style>
    <style:style style:name="T386" style:family="text">
      <style:text-properties style:font-name="PT Mono" fo:font-size="8pt" officeooo:rsid="02b43ab8" style:font-size-asian="8pt" style:font-size-complex="8pt"/>
    </style:style>
    <style:style style:name="T387" style:family="text">
      <style:text-properties style:font-name="PT Mono" fo:font-size="8pt" officeooo:rsid="02ca4b97" style:font-size-asian="8pt" style:font-size-complex="8pt"/>
    </style:style>
    <style:style style:name="T388" style:family="text">
      <style:text-properties style:font-name="PT Mono" fo:font-size="8pt" officeooo:rsid="02cc9491" style:font-size-asian="8pt" style:font-size-complex="8pt"/>
    </style:style>
    <style:style style:name="T389" style:family="text">
      <style:text-properties style:font-name="PT Mono" fo:font-size="8pt" officeooo:rsid="02ccf1d0" style:font-size-asian="8pt" style:font-size-complex="8pt"/>
    </style:style>
    <style:style style:name="T390" style:family="text">
      <style:text-properties style:font-name="PT Mono" fo:font-size="8pt" officeooo:rsid="02d10e05" style:font-size-asian="8pt" style:font-size-complex="8pt"/>
    </style:style>
    <style:style style:name="T391" style:family="text">
      <style:text-properties officeooo:rsid="0196f739"/>
    </style:style>
    <style:style style:name="T392" style:family="text">
      <style:text-properties officeooo:rsid="0197b448"/>
    </style:style>
    <style:style style:name="T393" style:family="text">
      <style:text-properties officeooo:rsid="01984360"/>
    </style:style>
    <style:style style:name="T394" style:family="text">
      <style:text-properties officeooo:rsid="0199a26c"/>
    </style:style>
    <style:style style:name="T395" style:family="text">
      <style:text-properties officeooo:rsid="01a115e3"/>
    </style:style>
    <style:style style:name="T396" style:family="text">
      <style:text-properties officeooo:rsid="01a2e96c"/>
    </style:style>
    <style:style style:name="T397" style:family="text">
      <style:text-properties officeooo:rsid="01cfad6a"/>
    </style:style>
    <style:style style:name="T398" style:family="text">
      <style:text-properties officeooo:rsid="01dba3a1"/>
    </style:style>
    <style:style style:name="T399" style:family="text">
      <style:text-properties officeooo:rsid="01e36506"/>
    </style:style>
    <style:style style:name="T400" style:family="text">
      <style:text-properties officeooo:rsid="01e48d0a"/>
    </style:style>
    <style:style style:name="T401" style:family="text">
      <style:text-properties officeooo:rsid="020714ee"/>
    </style:style>
    <style:style style:name="T402" style:family="text">
      <style:text-properties officeooo:rsid="02363a67"/>
    </style:style>
    <style:style style:name="T403" style:family="text">
      <style:text-properties officeooo:rsid="024327ec"/>
    </style:style>
    <style:style style:name="T404" style:family="text">
      <style:text-properties style:text-underline-style="solid" style:text-underline-width="auto" style:text-underline-color="font-color" fo:font-weight="normal" officeooo:rsid="024051c7" style:font-weight-asian="normal"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T49">VII</text:span>.<text:span text:style-name="T49">X</text:span>.XXIV</text:p>
      <text:p text:style-name="P13"/>
      <text:p text:style-name="P65"><text:span text:style-name="T28">I woke, played Wordle (GAUNT in two,) watched a reel from Jack (a hammer </text:span><text:span text:style-name="T29">d</text:span><text:span text:style-name="T28">ulci</text:span><text:span text:style-name="T29">mer</text:span><text:span text:style-name="T28"> playing the Smash Bros Melee menu theme) and wrote in my phone journal at 9:27. </text:span></text:p>
      <text:p text:style-name="P65"><text:span text:style-name="T28"><text:s text:c="3"/>I had originally woken at 5:30 when a neighbor was getting dropped off and someone yelled, "</text:span><text:span text:style-name="T33">I'm the driving service now!</text:span><text:span text:style-name="T28">" which led to me eating a grape Outshine bar + some Cheez-Its and having a hard time getting back to sleep; </text:span><text:span text:style-name="T29">b</text:span><text:span text:style-name="T28">ut, I eventually dreamt of being at a house party with some real stiffs, my family included.</text:span></text:p>
      <text:p text:style-name="P13"/>
      <text:p text:style-name="P65"><text:span text:style-name="T28">I am excited and nervous to paste the first page into my new journal, a B6 graph-lined 176-page thread-bound minimalist soft-covered </text:span><text:span text:style-name="T30">notebook</text:span><text:span text:style-name="T28"> from Midori, aka MD Paper. "When all pages are full,” </text:span><text:span text:style-name="T31">it says,</text:span><text:span text:style-name="T28"> “</text:span><text:span text:style-name="T31">Y</text:span><text:span text:style-name="T28">ou'll have a personalized book. Keep it on your bookshelf with your favorite reads." </text:span></text:p>
      <text:p text:style-name="P66"><text:span text:style-name="T28"><text:s text:c="3"/>The paper width is 6.1 inches, so that's what I'm nervous about; the horizontal margin for error when pasting pages will be </text:span><text:span text:style-name="T34">none</text:span><text:span text:style-name="T28">. . . </text:span><text:span text:style-name="T30">I printed a couple cover sheets for testing and made the GitHub repository public in case I should pass and anyone would like to publish these.</text:span></text:p>
      <text:p text:style-name="P66"><text:span text:style-name="T30"><text:s text:c="3"/>I carefully placed the pages as far into the spine as I could and was pleased with the fit, but still nervous. </text:span><text:span text:style-name="T28">I went downstairs, made a coffee, laid in the hammock and tried not to think about my journal. </text:span><text:span text:style-name="T30">I</text:span><text:span text:style-name="T28"> poured a second </text:span><text:span text:style-name="T30">cup</text:span><text:span text:style-name="T28">, came upstairs, grabbed my Mr. Coffee </text:span><text:span text:style-name="T30">coffee </text:span><text:span text:style-name="T28">heater off the living room table, set it up at my desk and wrote in my journal until 10:</text:span><text:span text:style-name="T31">52</text:span><text:span text:style-name="T28">.</text:span></text:p>
      <text:p text:style-name="P14">/ / /</text:p>
      <text:p text:style-name="P15">. . .</text:p>
      <text:p text:style-name="P16"/>
      <text:p text:style-name="P17">I tidied my room a bit after printing my first page and eventually got a text from Cait, saying, “You pretty much published a book!”</text:p>
      <text:p text:style-name="P17"><text:s text:c="3"/>I said, “Hehe yeah. Just started a new one today that should hopefully be a better fit but we'll have to see how it handles getting stuffed with all those labels,” and then, “What you up to?”</text:p>
      <text:p text:style-name="P17"/>
      <text:p text:style-name="P18">“About to walk to the market get some supplies </text:p>
      <text:p text:style-name="P18">Eek at 3</text:p>
      <text:p text:style-name="P18">Work at 3 I mean </text:p>
      <text:p text:style-name="P18">What's up with you</text:p>
      <text:p text:style-name="P19">Just sittim on my bed habbin coppee</text:p>
      <text:p text:style-name="P18">Lol</text:p>
      <text:p text:style-name="P18">Feel like taking a walk at hominy creek?</text:p>
      <text:p text:style-name="P20">Sure!</text:p>
      <text:p text:style-name="P18">Word! I'm just walking to the market <text:s/></text:p>
      <text:p text:style-name="P18">no be home about 20</text:p>
      <text:p text:style-name="P18">Need anything?</text:p>
      <text:p text:style-name="P19">Meet you at the sand hill entrance in 30?</text:p>
      <text:p text:style-name="P19">Can't think o nothin”</text:p>
      <text:p text:style-name="P19"/>
      <text:p text:style-name="P67"><text:span text:style-name="T35"><text:s text:c="3"/>I brushed</text:span><text:span text:style-name="T28"> </text:span><text:span text:style-name="T35">my teeth, put on my hat, shoes, bag (which still contained my wallet and cup,) grabbed my phone, both journals, a Hop Splash and left the house. </text:span><text:span text:style-name="T36">I walked up Brevard, Olney, Sand Hill, found a humongous leaf, walked to BHT</text:span><text:span text:style-name="T36"><text:note text:id="ftn1" text:note-class="footnote"><text:note-citation>1</text:note-citation><text:note-body><text:p text:style-name="P2">The Hominy Creek Greenway—Ross calls it the Brother Hug Trail in honor of Brother Hug, who maintains the trail, or BHT for short.</text:p></text:note-body></text:note></text:span><text:span text:style-name="T36">, sat on a rock and wrote in my journal until Cait pulled up at 12:57.</text:span></text:p>
      <text:p text:style-name="P29"><text:s text:c="3"/>We walked to the water, saw Neighbor Scott, confirmed Ether Jam for Saturday night, put our feet in the creek, walked down to the other end and back again.</text:p>
      <text:p text:style-name="P29"><text:s text:c="3"/>“Whatchu gonna do now?” I said.</text:p>
      <text:p text:style-name="P67"><text:span text:style-name="T36"><text:s text:c="3"/>Cait said, “We </text:span><text:span text:style-name="T32">could</text:span><text:span text:style-name="T36"> go get an </text:span><text:span text:style-name="T32">iced</text:span><text:span text:style-name="T36"> coffee.”</text:span></text:p>
      <text:p text:style-name="P67"><text:span text:style-name="T36"><text:s text:c="3"/>“</text:span><text:span text:style-name="T37">Oh, you ain’t gwan tell me what to drink, nah.”</text:span></text:p>
      <text:p text:style-name="P67"><text:soft-page-break/><text:span text:style-name="T37"><text:s text:c="3"/>We drove up to Izzy’s, where I ordered an iced latte and she something similar (vanilla oat milk iced latte?) I showed her my journals and she did a drawing at the end of the full one. Eventually, she had to go get ready for work, so we hugged and I walked over to Aldi for a giant bag of grapes and then home, where I </text:span><text:span text:style-name="T38">opened another hop water, </text:span><text:span text:style-name="T37">sat at the hog</text:span><text:span text:style-name="T37"><text:note text:id="ftn2" text:note-class="footnote"><text:note-citation>2</text:note-citation><text:note-body><text:p text:style-name="P3">A term psuedo-coined by Dulci meaning ‘the big thing,’ so, in this instance, Ross’s desktop <text:span text:style-name="T50">computer</text:span>, a 2011 iMac running Linux Mint.</text:p></text:note-body></text:note></text:span><text:span text:style-name="T37"> and wrote in my journal until 3:16.</text:span></text:p>
      <text:p text:style-name="P30"/>
      <text:p text:style-name="P68"><text:span text:style-name="T37">I </text:span><text:span text:style-name="T35">am thrilled to have discovered how to use footnotes and surprised I haven’t done it sooner. It is one of my favorite techniques. I guess I’ll have to update my rules page. </text:span><text:span text:style-name="T38">Bardo the Bard lives!</text:span></text:p>
      <text:p text:style-name="P68"><text:span text:style-name="T38">. . .</text:span><text:span text:style-name="T39">I scrolled on my phone, took a bath, shaved my face, ate grapes and Cheez-Its, exchanged a couple reels with Hannah </text:span><text:span text:style-name="T40">and wrote in my journal til 5:32. . .</text:span><text:span text:style-name="T41">I laid in bed and slept for almost an hour, then ate grapes, noodles n’ peas, wrote at 7:28 </text:span><text:span text:style-name="T42">and started transcribing journal entries from 2022.</text:span></text:p>
      <text:p text:style-name="P31"/>
      <text:p text:style-name="P31">. . .</text:p>
      <text:p text:style-name="P31"/>
      <text:p text:style-name="P69"><text:span text:style-name="T42">I </text:span><text:span text:style-name="T35">ended up transcribing 22 entries but also spent lots of time in bed looking at my phone and then wrote in my journal at 9:38. . .</text:span><text:span text:style-name="T43">Hannah sent me a ‘reel’ about cat racing, and, when I hit the home button, there was a video of her playing the song I had seen </text:span><text:span text:style-name="T44">sitting </text:span><text:span text:style-name="T43">at her piano, Clean Slate:</text:span></text:p>
      <text:p text:style-name="P32"/>
      <text:p text:style-name="P21">Having you is like a clean slate</text:p>
      <text:p text:style-name="P22">Can’t remember all my mistakes</text:p>
      <text:p text:style-name="P22">Somehow I get to know you</text:p>
      <text:p text:style-name="P22">Somehow you’re here</text:p>
      <text:p text:style-name="P22"/>
      <text:p text:style-name="P22">Grew up a goody twoshoes</text:p>
      <text:p text:style-name="P22">I neglected all my wild and free</text:p>
      <text:p text:style-name="P22">Pulled up flowers——I stomped on weeds</text:p>
      <text:p text:style-name="P33">And I wouldn’t know love if it came right up to me</text:p>
      <text:p text:style-name="P22"/>
      <text:p text:style-name="P22">Loving you is like a clean slate</text:p>
      <text:p text:style-name="P22"><text:soft-page-break/>Can’t remember all my mistakes</text:p>
      <text:p text:style-name="P22">Somehow I get to know you</text:p>
      <text:p text:style-name="P22">Somehow you’re here</text:p>
      <text:p text:style-name="P22"/>
      <text:p text:style-name="P34">VII.XI</text:p>
      <text:p text:style-name="P33"/>
      <text:p text:style-name="P70"><text:span text:style-name="T45">The weather had turned surprisingly cold. I was tossing, turning, hiding my face under the blanket and could hear the sounds of heat coming out of the vent, Erica leaving the house. </text:span><text:span text:style-name="T46">I woke up when Dan texted me at 10:19. "Wyndham is in,” he said. “Would you be available next thursday at some point for a little run-through? it's mostly for him,” and then, “so no biggie if you can't”</text:span></text:p>
      <text:p text:style-name="P35"><text:s text:c="3"/>I said, “Early in the day would be good,” got up, went to the restroom, sat on the toilet and thought it was interesting how Wyndham is pet sitter for the Williams household now and how I have been upgrated to the McMickens.</text:p>
      <text:p text:style-name="P70"><text:span text:style-name="T46"><text:s text:c="3"/>I went downstairs, made a cup of coffee, sat in the hammock and played a very challenging Wordle (CAMEO in five.) </text:span><text:span text:style-name="T47">I sent Hannah a reel I had been saving for a while </text:span><text:span text:style-name="T48">(</text:span><text:span text:style-name="T47">a lad</text:span><text:span text:style-name="T48">y’</text:span><text:span text:style-name="T47">s feet in bed with two orange cats covering them like slippers</text:span><text:span text:style-name="T48">)</text:span><text:span text:style-name="T47"> and said, “Hope you woke up like this” </text:span><text:span text:style-name="T46">before pouring a second cup, coming upstairs and writing in my journal until 10:56.</text:span></text:p>
      <text:p text:style-name="P70"><text:span text:style-name="T46"><text:s text:c="3"/></text:span><text:span text:style-name="T47">Hannah liked my reel and then texted me saying:</text:span></text:p>
      <text:p text:style-name="P36"/>
      <text:p text:style-name="P23">“Guess who has not gotten paid for </text:p>
      <text:p text:style-name="P23">tour and is anxious about it! </text:p>
      <text:p text:style-name="P24">Meeeee</text:p>
      <text:p text:style-name="P23">Storing away the feeling so I can </text:p>
      <text:p text:style-name="P23">remember it next time it's my turn </text:p>
      <text:p text:style-name="P23">to pay people</text:p>
      <text:p text:style-name="P25">I hate that feeling! I have extra money if you need a couple hundo</text:p>
      <text:p text:style-name="P23">Thanks friend</text:p>
      <text:p text:style-name="P23">I'll be okay I think! </text:p>
      <text:p text:style-name="P23">Some of this is anxiety when I don't</text:p>
      <text:p text:style-name="P23"><text:s/>have a lot of structure. But I'm </text:p>
      <text:p text:style-name="P23">finally back to bartending today. </text:p>
      <text:p text:style-name="P23"><text:soft-page-break/>What are you up to?</text:p>
      <text:p text:style-name="P25">I'm ch-ch-chilling until Secret B-Sides rehearsal at 7 (prolly til 10.) What time you workin'?</text:p>
      <text:p text:style-name="P27">Easy mode :-) I hope so!</text:p>
      <text:p text:style-name="P28">I might grab a bite to eat at 1 </text:p>
      <text:p text:style-name="P28">if you want to join me! </text:p>
      <text:p text:style-name="P26">Food is an excellent idea—would love to!”</text:p>
      <text:p text:style-name="P27"/>
      <text:p text:style-name="P71"><text:span text:style-name="T2"><text:s text:c="3"/></text:span><text:span text:style-name="T3">I cobbled all this </text:span><text:span text:style-name="T4">into</text:span><text:span text:style-name="T3"> my journal at 12:08 while listening to the Andy Shauf album PJ had sent me, </text:span><text:span text:style-name="T19">Norm</text:span><text:span text:style-name="T3">.</text:span></text:p>
      <text:p text:style-name="P37"/>
      <text:p text:style-name="P37">. . .</text:p>
      <text:p text:style-name="P38"/>
      <text:p text:style-name="P73"><text:span text:style-name="T3">H</text:span><text:span text:style-name="T1">annah proposed Mamacita’s and was already downtown. <text:s/>I said I’d be there in 20 minutes, brushed my teeth, put on my Ever-Expanding shirt, hat, bag (</text:span><text:span text:style-name="T5">w/</text:span><text:span text:style-name="T1"> journal, phone, wallet and cup,) shoes, put the car key in my pocket and drove downtown to Terra Nova. I pulled out my phone to call Hannah and noticed it had been exactly 20 minutes.</text:span></text:p>
      <text:p text:style-name="P72"><text:span text:style-name="T1"><text:s text:c="3"/></text:span><text:span text:style-name="T6">She came outside with a ginormous backpack and </text:span><text:span text:style-name="T5">walked with</text:span><text:span text:style-name="T6"> me to Mamacita’s, where she ordered two tacos; </text:span><text:span text:style-name="T5">I had</text:span><text:span text:style-name="T6"> a grilled chicken burrito </text:span><text:span text:style-name="T5">and we </text:span><text:span text:style-name="T6">both </text:span><text:span text:style-name="T5">got</text:span><text:span text:style-name="T6"> chips, salsa and Mexican Cokes. She was having a hard time and asked how long it takes to adjust from tour. I said, “Mmm, three-and-a-half to four days</text:span><text:span text:style-name="T6"><text:note text:id="ftn3" text:note-class="footnote"><text:note-citation>3</text:note-citation><text:note-body><text:p text:style-name="P4">Other topics of conversation include community, disregarding the American dream, Secret-B Sides, her dad’s conspiracy theories, car maintenance, Clean Slate, <text:span text:style-name="T51">being unable to pour from an empty cup, </text:span>the Evangelicals at the adjacent table and the dangers of comparing one’s self to others.</text:p></text:note-body></text:note></text:span><text:span text:style-name="T6">.”</text:span></text:p>
      <text:p text:style-name="P72"><text:span text:style-name="T6"><text:s text:c="3"/></text:span><text:span text:style-name="T7">We walked quickly back to Terra Nova, </text:span><text:span text:style-name="T5">where</text:span><text:span text:style-name="T7"> I chatted with Doss and the other owner in the parking lot </text:span><text:span text:style-name="T5">before driving</text:span><text:span text:style-name="T7"> home, t</text:span><text:span text:style-name="T5">aking </text:span><text:span text:style-name="T7">off my shoes, bag, hat, s</text:span><text:span text:style-name="T5">itting</text:span><text:span text:style-name="T7"> at the hog and </text:span><text:span text:style-name="T5">writing</text:span><text:span text:style-name="T7"> in my journal </text:span><text:span text:style-name="T5">until 2:</text:span><text:span text:style-name="T8">4</text:span><text:span text:style-name="T9">4</text:span><text:span text:style-name="T5">. </text:span></text:p>
      <text:p text:style-name="P39"/>
      <text:p text:style-name="P39"/>
      <text:p text:style-name="P41"><text:soft-page-break/>/ / /</text:p>
      <text:p text:style-name="P42">. . .</text:p>
      <text:p text:style-name="P40"/>
      <text:p text:style-name="P74"><text:span text:style-name="T5">I </text:span><text:span text:style-name="T1">laid in bed a while, ate some grapes and helped Juan relocate B-Sides practice from the school to Kevin’s house. AVL Fest released their schedule, and, rather than share their graphics like most people will, I decided to type my personal schedule in a consolodated list and then wrote in my journal until 4:30.</text:span></text:p>
      <text:p text:style-name="P40"/>
      <text:p text:style-name="P75"><text:span text:style-name="T22">T</text:span><text:span text:style-name="T21">hurs</text:span><text:span text:style-name="T1">, </text:span><text:span text:style-name="T18">Funkatorium</text:span><text:span text:style-name="T1">:</text:span></text:p>
      <text:p text:style-name="P76"><text:span text:style-name="T10"><text:s text:c="3"/>6:00 </text:span><text:span text:style-name="T21">Tina </text:span><text:span text:style-name="T23">&amp;</text:span><text:span text:style-name="T21"> her Pony</text:span></text:p>
      <text:p text:style-name="P43"/>
      <text:p text:style-name="P75"><text:span text:style-name="T21">Fri</text:span><text:span text:style-name="T1">, </text:span><text:span text:style-name="T20">Funkatorium</text:span><text:span text:style-name="T10">:</text:span></text:p>
      <text:p text:style-name="P76"><text:span text:style-name="T1"><text:s text:c="3"/>6:30 </text:span><text:span text:style-name="T21">Hannah Kaminer </text:span><text:span text:style-name="T23">&amp; The Wistfuls</text:span></text:p>
      <text:p text:style-name="P43"/>
      <text:p text:style-name="P75"><text:span text:style-name="T21">Sat</text:span><text:span text:style-name="T1">, </text:span><text:span text:style-name="T20">New Belgium</text:span><text:span text:style-name="T10">:</text:span></text:p>
      <text:p text:style-name="P76"><text:span text:style-name="T1"><text:s text:c="3"/>2:00 </text:span><text:span text:style-name="T21">Dulci</text:span></text:p>
      <text:p text:style-name="P75"><text:span text:style-name="T1"><text:s text:c="3"/>5:00 </text:span><text:span text:style-name="T21">Scott McMicken </text:span><text:span text:style-name="T23">&amp;</text:span><text:span text:style-name="T21"> the EVER-EXPANDING</text:span></text:p>
      <text:p text:style-name="P43"/>
      <text:p text:style-name="P75"><text:span text:style-name="T20">Asheville Music Hall</text:span><text:span text:style-name="T10">:</text:span></text:p>
      <text:p text:style-name="P75"><text:span text:style-name="T1"><text:s text:c="3"/>9:30 </text:span><text:span text:style-name="T21">The Secret B-Sides</text:span></text:p>
      <text:p text:style-name="P44"/>
      <text:p text:style-name="P76"><text:span text:style-name="T21">Sun</text:span><text:span text:style-name="T1">, </text:span><text:span text:style-name="T20">Sovereign Kava</text:span><text:span text:style-name="T10">:</text:span></text:p>
      <text:p text:style-name="P76"><text:span text:style-name="T1"><text:s text:c="3"/></text:span><text:span text:style-name="T10">3:30 </text:span><text:span text:style-name="T23">The Moon &amp; You</text:span></text:p>
      <text:p text:style-name="P61"/>
      <text:p text:style-name="P77"><text:span text:style-name="T10">. . .</text:span><text:span text:style-name="T11">The paper sleeve for my journal arrived, but it was too small (A6,) so I signed up for an Amazon return and ordered another one despite also having my eye</text:span><text:span text:style-name="T11"><text:note text:id="ftn4" text:note-class="footnote"><text:note-citation>4</text:note-citation><text:note-body><text:p text:style-name="P5">Ross thinks a Midori design will be ideal due to smaller footprint and the pleasing sound of paper and hopes once again the notebook can handle being stuffed.</text:p></text:note-body></text:note></text:span><text:span text:style-name="T11"> on a leather cover from Little Mountain Bindery, the Fillion. I wrote in my journal until 5:16.</text:span></text:p>
      <text:p text:style-name="P45"/>
      <text:p text:style-name="P46">. . .</text:p>
      <text:p text:style-name="P45"/>
      <text:p text:style-name="P78"><text:span text:style-name="T11">I </text:span><text:span text:style-name="T1">left the house with everything but my journal and walked up to Odd’s for a latte, then sat Ross-legged in the refuge area until 6:30. I walked down Sulfur Springs, cut through the park across the bridge and </text:span><text:soft-page-break/><text:span text:style-name="T1">went up to Hendrix. Wyndham was sitting in an open window playing guitar.</text:span></text:p>
      <text:p text:style-name="P78"><text:span text:style-name="T12"><text:s text:c="3"/>I said hello and started toward the staircase to unlock the basement door. Wyndham said, “I </text:span><text:span text:style-name="T13">was e</text:span><text:span text:style-name="T12">xperimenting with</text:span><text:span text:style-name="T14"> drum ergonomics, so you might need to adjust some heights.”</text:span></text:p>
      <text:p text:style-name="P78"><text:span text:style-name="T1"><text:s text:c="3"/>I </text:span><text:span text:style-name="T15">came back up and said I was going to sit on the porch, so I put Charlie on the tether. Wyndham was going to the grocery store (probably Whole Foods) and asked me to put </text:span><text:span text:style-name="T16">Chuck</text:span><text:span text:style-name="T15"> in her crate since she can’t go down the stairs. He said, “There’s a——“</text:span></text:p>
      <text:p text:style-name="P78"><text:span text:style-name="T15"><text:s text:c="3"/></text:span><text:span text:style-name="T16">I said, </text:span><text:span text:style-name="T15">“A pink Kong? </text:span><text:span text:style-name="T16">Boy, </text:span><text:span text:style-name="T15">I been wo</text:span><text:span text:style-name="T16">i</text:span><text:span text:style-name="T15">kin’ this job for yeeeahhs.” Charlie the Human pulled up and then Juan. We sat on the porch for a second and then loaded through the basement door, including Charlie the Dog. </text:span><text:span text:style-name="T12">We played through three or four very similar sounding but groovy songs and called it good around 9:00.</text:span></text:p>
      <text:p text:style-name="P70"><text:span text:style-name="T12"><text:s text:c="3"/>I walked with Wyndham and CtD through the park, then went up Sulfur Springs, Olney, Brevard </text:span><text:span text:style-name="T13">while</text:span><text:span text:style-name="T12"> texting with Hannah, </text:span><text:span text:style-name="T14">who was reading about autistic burnout and ADHD burnout because she feelt like shit and couldn't figure out why. </text:span><text:span text:style-name="T17">I offered to buy her things from the Patton Ave. Ingles and she said, “I'd be game! I could come with you. Or I could Venmo you for some hop waters or oat milk!”</text:span></text:p>
      <text:p text:style-name="P70"><text:span text:style-name="T17"><text:s text:c="3"/>I said, “Sounds like you'd prefer the second option,” and then, “</text:span><text:span text:style-name="T25">happy to have the company too.” I was writing in my journal and it was 10:15.</text:span></text:p>
      <text:p text:style-name="P70"><text:span text:style-name="T25"><text:s text:c="3"/></text:span><text:span text:style-name="T26">“If you don't mind the company I'll come with!”</text:span></text:p>
      <text:p text:style-name="P47"/>
      <text:p text:style-name="P48">. . .</text:p>
      <text:p text:style-name="P49"/>
      <text:p text:style-name="P79"><text:span text:style-name="T26">I </text:span><text:span text:style-name="T24">grabbed my things, drove to Hannah’s and walked up </text:span><text:span text:style-name="T27">the back stoop</text:span><text:span text:style-name="T24">. Neville was in the window staring at me intensely. When I knocked, he ran and Bruce came, so I </text:span><text:span text:style-name="T27">figured</text:span><text:span text:style-name="T24"> Hannah knew I was here even if I </text:span><text:span text:style-name="T27">hadn’t</text:span><text:span text:style-name="T24"> knock</text:span><text:span text:style-name="T27">ed</text:span><text:span text:style-name="T24"> loudly enough. I checked my phone and she had said, “Ok! Come to the front?” I started walking around and she startled me from the darkness on the side of the house.</text:span></text:p>
      <text:p text:style-name="P50"><text:s text:c="3"/>We drove past what she informed me was the Pingles (I thought it was the Lingles,) and went to <text:soft-page-break/>the Smingles (which I thought was the Pingles.) When we walked through the automatic doors, she said, “Is it very bright in here?”</text:p>
      <text:p text:style-name="P51"><text:s text:c="3"/>I said, “See? I knew you were going to say that,” with a smile. I bought some grapes, two plums, mini bagels, lime Outshine bars, some brownies disguised as nutrition bars and Hop Splash, totalling $30. Hannah was very frazzled so it was an enjoyably quiet ride back to her house. I said, “9:15 tomorrow?”</text:p>
      <text:p text:style-name="P51"><text:s text:c="3"/>She said, “9:15?”</text:p>
      <text:p text:style-name="P51"><text:s text:c="3"/>“You came up with it.”</text:p>
      <text:p text:style-name="P51"><text:s text:c="3"/>“I am a computer… not with a blue screen, but…”</text:p>
      <text:p text:style-name="P51"><text:s text:c="3"/>“Making a puttering sound?”</text:p>
      <text:p text:style-name="P51"><text:s text:c="3"/>“A dialup noise.”</text:p>
      <text:p text:style-name="P80"><text:span text:style-name="T24"><text:s text:c="3"/>I </text:span><text:span text:style-name="T27">said I would confirm in the morning, </text:span><text:span text:style-name="T24">drove home, put my groceries away and wrote in my journal until 11:</text:span><text:span text:style-name="T27">33</text:span><text:span text:style-name="T24">.</text:span></text:p>
      <text:p text:style-name="P62">VII.XII</text:p>
      <text:p text:style-name="P52"/>
      <text:p text:style-name="P52">My alarm went off at 7:30. I was feeling tired, so I set an emergency one for 8, but started thinking that might not be enough time for walking to Kota Kai and back. I played Wordle (JIFFY in four) and heard a cough from the basement, so I put on my pants (It was cold; I had shut my window most of the way.), grabbed my Music City Roots mug and walked downstairs.</text:p>
      <text:p text:style-name="P52"><text:s text:c="3"/>I drank a cup while Erica explained all the projects she was thinking about doing today. She asked me the same and I explained it would start with taking Hannah to the mechanic and end with going to a Hannah performance on Church St.; the middle would take care of itself. We talked about word processors after that.</text:p>
      <text:p text:style-name="P52"><text:s text:c="3"/>I said I was surprised to be enjoying LibreOffice Writer so much, since it was just some app that came with Linux Mint and she said, "Oh, I love Writer! I was using it in 2004 when it was part of OpenOffice!"</text:p>
      <text:p text:style-name="P52"><text:s text:c="3"/>I thought back to 2004, my college days, and said, "Hey, I was using OpenOffice <text:span text:style-name="T53">too</text:span>... on Windows!"</text:p>
      <text:p text:style-name="P52"><text:soft-page-break/><text:s text:c="3"/>I made a second cup, came upstairs, laid in bed and wrote on my phone journal until 8:23. . .I scrolled and watched all of Clay's stories from the Dr. Dog show, which made me realize I was glad to be in my own bed. Hannah texted saying her car wouldn't be ready until 10:30, so I sent a bunch of silly emojis, I put my coffee in my lap and wrote on my phone until 8:56. . .<text:span text:style-name="T52">Hannah’s car got delayed until 11 and then 11:30. </text:span><text:span text:style-name="T121">Apart from getting dressed and brushing my teeth, </text:span><text:span text:style-name="T52">I spent most of that time trying to edit the format of A Great Visit into 4x6, and eventually succeeded, more or less.</text:span></text:p>
      <text:p text:style-name="P53"/>
      <text:p text:style-name="P53">Lots of things will need to be nudged manually and new title pages will need to be added, but that was expected. I knew it would be a massive project, but I think I have knocked out the most daunting part, which just so happens to be the start. <text:span text:style-name="T122">One of my goals going forward will be to simplify its formatting, which could hopefully make things easier if I need to change it again.</text:span></text:p>
      <text:p text:style-name="P53"><text:s text:c="3"/>I <text:span text:style-name="T121">have </text:span>caught myself having some negative thoughts this morning, and it had me wondering, without going into too much detail: do I sometimes manifest betrayal? For now, I am noticing this pattern and treating it with compassion. I don’t think it is my main course of thought, and it would <text:span text:style-name="T121">be like me to</text:span> test out <text:span text:style-name="T53">all</text:span> ways of thinking.</text:p>
      <text:p text:style-name="P54"><text:s text:c="3"/>I am beyond excited to once again spend some time with Hannah today. Okay, fine, here’s the detail: I, one, imagined myself begging for love <text:span text:style-name="T121">and getting rejected </text:span>again, but perhaps more tragically, imagined her warning me that she had a date coming to her performance tonight <text:span text:style-name="T121">(and visualized an attempted subsequent witholding of my love for her</text:span>.<text:span text:style-name="T121">)</text:span> </text:p>
      <text:p text:style-name="P54"><text:s text:c="3"/>I have no reason to believe that is true, and life would be fine if it was, but I will chalk that up to my mind occasionally preparing my nervous system for disappointment, <text:span text:style-name="T53">microdosing the worst</text:span>, if you will. . .<text:span text:style-name="T120">I closed my project from eleven years ago, acknowledged the dust cloud around me and wrote in my journal until 11:1</text:span><text:span text:style-name="T123">8</text:span><text:span text:style-name="T120">. . .I grabbed a banana + a third coffee and drove to Hannah's house, where she </text:span><text:soft-page-break/><text:span text:style-name="T120">was standing on the corner, talking on the phone. "I can't hear you very well," she said to who I correctly presumed was her mom. "Let me call you when I get my car back."</text:span></text:p>
      <text:p text:style-name="P54"><text:s text:c="3"/>We drove down Brevard Rd. to the Nissan dealership. She thanked me for the ride and told me to let her know when she could return the favor. "Don't wait until the end to get all your maintenance done," she said.</text:p>
      <text:p text:style-name="P54"><text:s text:c="3"/>I said, "Well, I hope it's not the end! Let me know if you need any help before the show."</text:p>
      <text:p text:style-name="P54"><text:s text:c="3"/>"I'll see you there," she said, probably because I had already announced my excited plans to walk. "And I'll find out if there's a guest list and put you on there."</text:p>
      <text:p text:style-name="P54"><text:s text:c="3"/>I said thank you and she thanked me again for the ride. I got trapped in the parking lot and started toward home, feeling a little disappointed even though I knew there wouldn't be much to the journey. I parked the car, went inside, laid in bed with my laptop and wrote in my journal until noon.</text:p>
      <text:p text:style-name="P54"/>
      <text:p text:style-name="P54">What was I expecting? A caravan to lunch, a post-lunch walk, a team-effort car loading and a confession of love? I guess my brain really does think through all the possibilities. Well, brain, what should I do next? Transcribe, format, eat, nap, bathe or walk? I will start with my favorite, as Bashar would recommend: compiling and printing my journal. I still haven't eaten my banana.</text:p>
      <text:p text:style-name="P54"/>
      <text:p text:style-name="P54"/>
      <text:p text:style-name="P54"/>
      <text:p text:style-name="P55">/ / /</text:p>
      <text:p text:style-name="P56">. . .</text:p>
      <text:p text:style-name="P54"/>
      <text:p text:style-name="P54">I ate my banana, changed into <text:span text:style-name="T124">one of the</text:span> Moves shirt<text:span text:style-name="T124">s</text:span>, put on my hat and <text:span text:style-name="T124">stuck</text:span> a stem behind my upper lip. I went to the fridge and grabbed <text:span text:style-name="T246">a handful</text:span> of grapes <text:span text:style-name="T124">+</text:span> a plum, left the house and ate everything while walking <text:span text:style-name="T124">Brevard Rd</text:span>.</text:p>
      <text:p text:style-name="P54"><text:s text:c="3"/>I went to a guitar shop, a book store, had a pee at Community and returned someone's Nalgene. I walked down the hill, meditating on “<text:span text:style-name="T247">I</text:span>…” turned right at Hilliard, felt conflicted over which of my two usual ways to go and noticed a tennis tournament <text:span text:style-name="T246">up on the hill</text:span>.</text:p>
      <text:p text:style-name="P54"><text:s text:c="3"/>I sat in the stands <text:span text:style-name="T124">for a while, then</text:span> under two trees in the park. <text:span text:style-name="T124">I</text:span> kept walking, climbed a tree and went to FBFC, where they were playing Cripple Creek. I bought a plum <text:span text:style-name="T124">for 87 cents</text:span>, walked up <text:span text:style-name="T246">Biltmore</text:span>, checked out the beginnings of a market <text:span text:style-name="T246">near Vance Monument </text:span>and turned toward Pritchard.</text:p>
      <text:p text:style-name="P54"><text:s text:c="3"/>I knew I would need to eat soon and decided I would sit and think about the option with the <text:span text:style-name="T124">absolute </text:span>least possible fuss. When I got to the park, I saw a sign that said, FREE VEGAN INDIAN FOOD, and I thought, “I did it!” With John's <text:span text:style-name="T124">hyper-eager</text:span> encouragement, I had two bowls of rice with dal, cilantro and extra spice.</text:p>
      <text:p text:style-name="P54"><text:s text:c="3"/>John <text:span text:style-name="T246">excitedly </text:span>asked me about my life while I ate and then brought over <text:span text:style-name="T124">Brandon</text:span> to do the same. I finished my second helping, set aside my bowl and wrote in my phone journal until 3:30. . .I meditated in the park, almost fell asleep, did a lap around Earth Guild, ordered a cold brew from Sierra, sat in the window of AVL Club and wrote until 4:20.</text:p>
      <text:p text:style-name="P54"/>
      <text:p text:style-name="P55">. . .</text:p>
      <text:p text:style-name="P54"/>
      <text:p text:style-name="P54">I went to finish my cold brew in the park and ran into JB, watched him win a game of chess and then lost a game to him. I said I needed more caffeine, went back to the club, ordered a cortado from Macy and drank it on the sidewalk while listening to drunk Sierra complain about her <text:span text:style-name="T124">day and </text:span>life.</text:p>
      <text:p text:style-name="P54"><text:soft-page-break/><text:s text:c="3"/>I took my mug inside, checked out the drum circle, sat on a bench and wrote in my phone journal until 6:38. . .I walked around the corner to the church. Jane was standing <text:span text:style-name="T124">under</text:span> the front columns saying, “This is Ross! He's on the list!”</text:p>
      <text:p text:style-name="P54"><text:s text:c="3"/>She escorted me to the green room, where I had two peanut butter cups and an enthusiastic hug from Hannah, <text:span text:style-name="T245">who was wearing</text:span> a beautiful flowing green dress. At five til, I took a seat and then <text:span text:style-name="T245">relocated</text:span> two more times, moving closer to the <text:span text:style-name="T246">stage and the door near the greenroom</text:span>.</text:p>
      <text:p text:style-name="P54"><text:s text:c="3"/>Hannah played Yancey County, Time's Too Fast, Everlasting Arms and Mama. She was charming between songs and sounded pristine/inspired playing them. During intermission, she said hello to her friends who I think I met in Statesville; I stayed put and wrote in my phone journal until 7:45.</text:p>
      <text:p text:style-name="P54"/>
      <text:p text:style-name="P55">. . .</text:p>
      <text:p text:style-name="P55"/>
      <text:p text:style-name="P57">I looked over to Hannah’s friends when Nicholas Edward Williams started playing and she wasn’t there, which gave me a good feeling. Sure enough, she came through the side door with a bag of tropical Skittles and sat next to me, disappear<text:span text:style-name="T246">ing</text:span> a couple times as expected but <text:span text:style-name="T246">always</text:span> returning. I wanted so bad to put a hand out for her, but also didn’t want <text:span text:style-name="T245">that first moment</text:span> to be in a church, <text:span text:style-name="T245">for her sake</text:span>.</text:p>
      <text:p text:style-name="P57"><text:s text:c="3"/>We loitered and socialized, packed up, walked Jane to her car. Hannah said, “You riding with me?” and I said sure. We were clearly tired. She took Patton Avenue and I said I could just walk home from her house. She said, “Oh, I’m going the wrong way!”</text:p>
      <text:p text:style-name="P57"><text:s text:c="3"/>I helped her load in her guitar and when she complained about me helping too much, I said it was good for her. She said something along the lines of, “Are you trying to reform me in my old years?”</text:p>
      <text:p text:style-name="P57"><text:s text:c="3"/>I said, “I’m trying to change you!”</text:p>
      <text:p text:style-name="P57"><text:s text:c="3"/>We hugged a couple times and I left her house with a heavy heart. I walked up to the Country Club and had an Athletic with Drew, Lyric and Chad, then <text:soft-page-break/>walked home, sat at my desktop in the dark and wrote in my journal.</text:p>
      <text:p text:style-name="P57"/>
      <text:p text:style-name="P58">. . .</text:p>
      <text:p text:style-name="P59"/>
      <text:p text:style-name="P59">I went to bed around midnight, thinking I needed to either dump emotions onto Hannah or withdrawl myself completely. I slept til 4:30AM and woke in disbelief of how <text:span text:style-name="T248">dark</text:span> it was. I wanted to sleep all day, but couldn’t get started until the sun came up. </text:p>
      <text:p text:style-name="P59"/>
      <text:p text:style-name="P63">VII.XIII</text:p>
      <text:p text:style-name="P60"/>
      <text:p text:style-name="P64"><text:span text:style-name="T125">I moved to the far corner, the noisy corner of my bed and slept until 9:30, when I played Wordle (ENACT in three,) consolodated all my WoW-related Discord servers into a folder, scrolled through a couple keyboard servers, put on underwear, ate a few grapes, got a Hop Splash out of the fridge and wrote in my desktop journal until 10:</text:span><text:span text:style-name="T126">3</text:span><text:span text:style-name="T125">4.</text:span></text:p>
      <text:p text:style-name="P60"/>
      <text:p text:style-name="P64"><text:span text:style-name="T125">I’m going to say the craziest thing: I think I am excited to be heartbroken. My mushroom meditation walk had been a beautiful experiment in postponing those feelings as long as I could, as I couldn’t have possibly watched Hannah’s performance </text:span><text:span text:style-name="T126">with</text:span><text:span text:style-name="T125"> that mindset, but I did feel it coming. It wasn’t until saying goodbye at her house that I knew it was upon me.</text:span></text:p>
      <text:p text:style-name="P64"><text:span text:style-name="T125"><text:s text:c="3"/>It even seemed like when I said, “Hit me up if you want to go for a walk in the next couple days,” that she——</text:span><text:span text:style-name="T126">as she was standing in her doorway——</text:span><text:span text:style-name="T125">gave me a funny look. </text:span><text:span text:style-name="T126">M</text:span><text:span text:style-name="T125">aybe it’s not totally heartbreak, but a feeling that I need to let her make the next move </text:span><text:span text:style-name="T126">(</text:span><text:span text:style-name="T125">like not even texting or sending reels.</text:span><text:span text:style-name="T126">)</text:span></text:p>
      <text:p text:style-name="P81"><text:s text:c="3"/>Then again, perhaps that is too much strategizing. I also want to tell her I love her, but I know she already knows that. So, my plan is to wallow today, drinking all my hop waters. I’m excited the correct size of that journal cover should be coming. I will also go to the Ether Jam unless I can somehow flake. . .<text:span text:style-name="T249">I took a poop, laid in bed and immediately texted Hannah, “You sounded </text:span><text:soft-page-break/><text:span text:style-name="T249">beautiful last night and I feel a little rude because you asked me what I was up to this week and I didn't ask you,” and then, “</text:span>Also I like your green dress. . .” <text:span text:style-name="T250">We laughed about the guy who thought it was the same dress from the album cover and my mood changed </text:span><text:span text:style-name="T54">completely</text:span><text:span text:style-name="T65">. I scrolled on my phone and wrote in my journal at 11:35.</text:span></text:p>
      <text:p text:style-name="P89"/>
      <text:p text:style-name="P90">I still plan on being lazy today and am even more excited about it.</text:p>
      <text:p text:style-name="P90"/>
      <text:p text:style-name="P91">/ / /</text:p>
      <text:p text:style-name="P82"><text:span text:style-name="T64">I laid in bed until I was hungry, went downstairs with a brownie bar, made a cup of coffee, talked with Erica about all the places she </text:span><text:span text:style-name="T70">had </text:span><text:span text:style-name="T64">lived in Durham and Cary, made another cup, came upstairs, transcribed seven 2021 entries and wrote in my journal at 1:36. . .</text:span><text:span text:style-name="T66">I laid in bed a long time, transcribed five more entries and wrote at 3:01. . .</text:span><text:span text:style-name="T67">I transcribed a couple more entries, made peas n’ noodles and laid down to take a nap.</text:span></text:p>
      <text:p text:style-name="P83"><text:span text:style-name="T67"><text:s text:c="3"/>I scrolled to my 6:15 alarm, and, as soon as I </text:span><text:span text:style-name="T70">had</text:span><text:span text:style-name="T67"> engaged it, got a call from Wyndham, </text:span><text:span text:style-name="T69">who</text:span><text:span text:style-name="T67"> said he’</text:span><text:span text:style-name="T71">d</text:span><text:span text:style-name="T67"> <text:s/>messed up and forgot to put Charlie in her crate, that he owed me one, so, I drove down, spent a while looking for </text:span><text:span text:style-name="T71">the</text:span><text:span text:style-name="T67"> pink Kong, filled it with peanut butter, </text:span><text:span text:style-name="T71">put it in the crate with Charlie the Dog</text:span><text:span text:style-name="T67">, drove to Izzy’s, ordered a cortado, came home, sat at my computer and wrote in my journal </text:span><text:span text:style-name="T68">until 5:30.</text:span></text:p>
      <text:p text:style-name="P92"/>
      <text:p text:style-name="P93">. . .</text:p>
      <text:p text:style-name="P92"/>
      <text:p text:style-name="P92">I drank my cortado in bed while scrolling on my phone, and, when my alarm went off, packed my bag with phone, wallet, Hop Splash, sticks + a random bag/sweatshirt to use as mutes. I put on my hat &amp; shoes, cracked open my third hop water for the day and left my house on foot, turning right on Brevard, left at Olney, left on Sand Hill, left at Shelburne, left on Karen and left at Zephyr. That's five lefts in a row!</text:p>
      <text:p text:style-name="P92"><text:s text:c="3"/>As I was walking up, I realized I was a half-hour early, so I said hello to Pocket, sat in a chair with him and wrote on my phone journal until Justin pulled up at 7:00.</text:p>
      <text:p text:style-name="P92"/>
      <text:p text:style-name="P93">. . .</text:p>
      <text:p text:style-name="P92"/>
      <text:p text:style-name="P84"><text:span text:style-name="T68">W</text:span><text:span text:style-name="T64">e had a great return to the carport with Scott, AB, Justin, Troy (our first time together,) three spectators I didn’t know and eventually Kristen. I had a cap to complement my stem from the day before and at least four Athletics. I walked the Fibonaci spiral home, responded to Hannah’s text about </text:span><text:soft-page-break/><text:span text:style-name="T64">practice dates, appreciated the design for her Bruce &amp; Neville Records T-shirt and wrote in my journal until 11:21.</text:span></text:p>
      <text:p text:style-name="P94"/>
      <text:p text:style-name="P95">VII.XIV</text:p>
      <text:p text:style-name="P189"/>
      <text:p text:style-name="P189">I woke at 7:30 feeling lazy and content, realized I hadn’t played a gig in 19 days and felt great about it. I struggled with Wordle (VIDEO in five,) rolled across the bed, walked to the kitchen, opened a banana, sat at my computer and wrote in my journal at 8:30.</text:p>
      <text:p text:style-name="P343"><text:span text:style-name="T78"><text:s text:c="3"/></text:span><text:span text:style-name="T79">I had dreamt about Holy Ghost playing AVL Fest, opening with </text:span><text:span text:style-name="T84">Talk is Cheap</text:span><text:span text:style-name="T79">, the crowd going crazy, and my drums slowly falling apart. I had had to borrow a pair of pants from some lady at the end of Woodgate and weed from Ryan/Chauncey, who I had just learned belonged to a different ‘syndication’ of Brew Pump.</text:span></text:p>
      <text:p text:style-name="P190"/>
      <text:p text:style-name="P344"><text:span text:style-name="T78">That has always been an interesting recurring theme of my dreams, learning that other people have been experiencing a similar but different version of things tha</text:span><text:span text:style-name="T84">n what</text:span><text:span text:style-name="T78"> I am used to.</text:span></text:p>
      <text:p text:style-name="P345"><text:span text:style-name="T78"><text:s text:c="3"/></text:span><text:span text:style-name="T80">Also, sleeping on the far section of my bed the past two nights has been very different, a deeper sleep, even. . .</text:span><text:span text:style-name="T81">As if to prove my words correct, I got back into bed and slept until ten, then awoke dreadfully tired. I still wasn’t excited for coffee, but I needed to do something, so I got up, ate a couple grapes, went downstairs with my tiny cup, poured a single shot, laid in the hammock for five minutes, came back upstairs and wrote in my journal at 10:45. . .</text:span><text:span text:style-name="T82">I transcribed a couple entries, went downstairs, poured another coffee, showed Erica my </text:span><text:span text:style-name="T84">new </text:span><text:span text:style-name="T82">journal </text:span><text:span text:style-name="T84">cover</text:span><text:span text:style-name="T82">, came back up, transcribed more entries (ten in total,) sat on the porch for a minute and then laid in bed scrolling and drinking.</text:span></text:p>
      <text:p text:style-name="P345"><text:span text:style-name="T82"><text:s text:c="3"/>I wrote in my journal at 11:45. . .</text:span><text:span text:style-name="T83">I transcribed one of the most traumatizing times of my life, laid in bed, scrolled on my phone, ate a few grapes and wrote in my journal at 12:30.</text:span></text:p>
      <text:p text:style-name="P191"/>
      <text:p text:style-name="P192"><text:soft-page-break/>. . .</text:p>
      <text:p text:style-name="P192"/>
      <text:p text:style-name="P346"><text:span text:style-name="T83">I </text:span><text:span text:style-name="T78">transcribed, took a bath, shaved, laid in bed, transcribed some more, got dressed, packed my bag with phone, wallet, cup + journal, put on my hat/shoes, sprayed my rug with air freshener, opened my last Hop Splash and walked to Izzy’s, ordered a latte and drank it on the porch.</text:span></text:p>
      <text:p text:style-name="P346"><text:span text:style-name="T78"><text:s text:c="3"/>I walked down to Hendrix, let out Charlie and was sitting on the </text:span><text:span text:style-name="T84">veranda</text:span><text:span text:style-name="T78"> until she came running </text:span><text:span text:style-name="T84">back</text:span><text:span text:style-name="T78">, seeming like she had been stung by something, desperate to go inside, so, I let her in and she hid under the bed, whimpering. I ate sesame snacks until she came out and started begging for those and then sat with her on the couch for a while to make sure she was okay.</text:span></text:p>
      <text:p text:style-name="P193"/>
      <text:p text:style-name="P194">/ / /</text:p>
      <text:p text:style-name="P346"><text:span text:style-name="T78"><text:s text:c="3"/>I sent pictures of Nubs and Charlie to Kevin, Alyse and Hannah, took some garlic naan out of the fridge, then walked up to the Brew Pump, ordered a cheeseburger w/ fries from Blessed Soul Food, sat for a minute with Adam, Casey, Jackie, Emily, ate by myself, walked home and wrote in my journal </text:span><text:span text:style-name="T84">til</text:span><text:span text:style-name="T78"> 5:</text:span><text:span text:style-name="T84">51</text:span><text:span text:style-name="T78">, just barely beating a light rain.</text:span></text:p>
      <text:p text:style-name="P346"><text:span text:style-name="T78"><text:s text:c="3"/></text:span><text:span text:style-name="T84">Hannah said, “Cute little toe beans!”</text:span></text:p>
      <text:p text:style-name="P195"/>
      <text:p text:style-name="P196">. . .</text:p>
      <text:p text:style-name="P196"/>
      <text:p text:style-name="P347"><text:span text:style-name="T84">I </text:span><text:span text:style-name="T78">got blazed and was typing up a storm when Hannah texted me, “Just went to guitar Center and guess who I met!”</text:span></text:p>
      <text:p text:style-name="P197"><text:s text:c="3"/>I said, “Charming Wyndham!”</text:p>
      <text:p text:style-name="P197"><text:s text:c="3"/>“Sort of charming,” she said. “Did I miss something? I mean, he was nice and everything!”</text:p>
      <text:p text:style-name="P347"><text:span text:style-name="T78"><text:s text:c="3"/></text:span><text:span text:style-name="T85">I started to realize I was high and didn’t want to come across as mean. I said, “</text:span><text:span text:style-name="T78">Haha I'm just trying to be cute. What'd you get from GC?”</text:span></text:p>
      <text:p text:style-name="P197"/>
      <text:p text:style-name="P348"><text:span text:style-name="T78">“</text:span><text:span text:style-name="T55">Some cables that have a lifetime </text:span></text:p>
      <text:p text:style-name="P377">guarantee. We shall see if this </text:p>
      <text:p text:style-name="P377">helps with my guitar being crackly.</text:p>
      <text:p text:style-name="P377"/>
      <text:p text:style-name="P377"><text:soft-page-break/>I think it might also be that my </text:p>
      <text:p text:style-name="P377">guitar needs some attention</text:p>
      <text:p text:style-name="P377"/>
      <text:p text:style-name="P380">A wise friend once told me not to save all the routine maintenance for the end</text:p>
      <text:p text:style-name="P380"/>
      <text:p text:style-name="P403"><text:span text:style-name="T125">I'm glad y'all figured out that you knew each other and be</text:span><text:span text:style-name="T127">t</text:span><text:span text:style-name="T125"> that was fun</text:span></text:p>
      <text:p text:style-name="P378"/>
      <text:p text:style-name="P377">It was definitely better than </text:p>
      <text:p text:style-name="P377">being hassled by the guitar </text:p>
      <text:p text:style-name="P377">Center people. A friendly </text:p>
      <text:p text:style-name="P377">face is nice.</text:p>
      <text:p text:style-name="P381">Oh and I was just reading about the day I met him in my journal</text:p>
      <text:p text:style-name="P379">Did something happen </text:p>
      <text:p text:style-name="P379">when you met him?</text:p>
      <text:p text:style-name="P380">All I wrote was, "I had the best time playing on the bus w/ Wyndham."</text:p>
      <text:p text:style-name="P378">Awwww!!!</text:p>
      <text:p text:style-name="P378">A meet cute!</text:p>
      <text:p text:style-name="P382">see i tell ya he's a charmer</text:p>
      <text:p text:style-name="P378"/>
      <text:p text:style-name="P378">I still don't know why but that's cool!</text:p>
      <text:p text:style-name="P378"/>
      <text:p text:style-name="P380">Oh I just like him. He's fun to play music with especially. Whatcha gonna do now?”</text:p>
      <text:p text:style-name="P380"/>
      <text:p text:style-name="P96"><text:span text:style-name="T125">After a couple minutes of no response, I turned of</text:span><text:span text:style-name="T129">f my desk light and put my head in my knees. I was disappointed with my textual per</text:span><text:span text:style-name="T130">f</text:span><text:span text:style-name="T129">ormance and for having smoked weed in general. I laid in bed, </text:span><text:span text:style-name="T130">read some of my most re</text:span><text:span text:style-name="T131">cent journal and kept closing it bec</text:span><text:span text:style-name="T130">ause I felt so cringe. I</text:span><text:span text:style-name="T125"> looked at my phone, </text:span><text:span text:style-name="T130">ate</text:span><text:span text:style-name="T125"> a popsicle and wr</text:span><text:span text:style-name="T130">ote</text:span><text:span text:style-name="T125"> in my journal </text:span><text:span text:style-name="T128">until 8:25 when </text:span><text:span text:style-name="T130">Hannah</text:span><text:span text:style-name="T128"> wrote back, an hour-and-a-half later, saying, “</text:span><text:span text:style-name="T125">That's cool! I'm just resting a lot, I had work today”</text:span></text:p>
      <text:p text:style-name="P198"/>
      <text:p text:style-name="P96"><text:soft-page-break/><text:span text:style-name="T125">While my head </text:span><text:span text:style-name="T129">was </text:span><text:span text:style-name="T125">in my knees, I thought about how I had done drugs three days in a row, how I was still a little mushy when I saw Hannah at the church, and it made me wonder if I had missed some cues. Something was off. I wonder if I should have gone and checked on her before the show when she announced she was going to write her set list.</text:span></text:p>
      <text:p text:style-name="P81"><text:span text:style-name="T125"><text:s text:c="3"/>I feel like a mess but I also know I’m trying. </text:span><text:span text:style-name="T129">That exchange probably didn’t go as poorly as I think it did, but I would be more——</text:span><text:span text:style-name="T130">T</text:span><text:span text:style-name="T129">he world would be a better place if I just kept things plain and honest and kind. . .</text:span><text:span text:style-name="T131">I laid in bed, sent Hannah a reel, ate a popsicle and texted saying, "Good! I'm typing and eating like popsicles,” and then, “Not at exactly the same time”</text:span></text:p>
      <text:p text:style-name="P81"><text:span text:style-name="T131"><text:s text:c="3"/>She reacted to my post </text:span><text:span text:style-name="T132">and texted a half-hour later saying, “</text:span><text:span text:style-name="T131">Haha, sounds nice anyhow!”</text:span></text:p>
      <text:p text:style-name="P81"><text:span text:style-name="T131"><text:s text:c="3"/></text:span><text:span text:style-name="T132">I tried to go easy on myself, turned on my lamp and wrote in my journal at 9:54. . .</text:span><text:span text:style-name="T133">I got serious about transcribing and finished my 2021/2022 journal, then wrote in my 2024 journal at 11:13.</text:span></text:p>
      <text:p text:style-name="P424"/>
      <text:p text:style-name="P349">VII.XV</text:p>
      <text:p text:style-name="P425"/>
      <text:p text:style-name="P425">I slept in the far corner of my bed again and had had a Stephen King movie dream about an Ingles that was stealing things (including my car and drums) and running a secret manufacturing industry with the goods.</text:p>
      <text:p text:style-name="P425"><text:s text:c="3"/>I had a reel from Hannah when I woke up and was to sleepy to even look at it. I made a coffee, laid in the Hammock talking with Erica about France, came upstairs. I did Wordle (SWOON in four,) drank my coffee and wrote in my journal at 11:51. I had been worried about the fact that Hannah hadn’t sent me a reel since Wednesday.</text:p>
      <text:p text:style-name="P426">/ / /</text:p>
      <text:p text:style-name="P427">. . .</text:p>
      <text:p text:style-name="P428"/>
      <text:p text:style-name="P429">I printed three pages of journals, put on my shoes &amp; hat, grabbed my bag, which already had my cup, then put my phone, wallet and journal inside. There was a pen in there already, too.</text:p>
      <text:p text:style-name="P429"><text:s text:c="3"/>I walked up to Kota Kai, ordered a drip Sumatra and read three days’ worth of entries, then started to write until 12:46. Gary Reckard sent me a DM saying, “hey, how ‘into’ a canoe/camping trip would you ‘be’?”</text:p>
      <text:p text:style-name="P350"><text:span text:style-name="T125">“</text:span><text:span text:style-name="T55">Pretty into I think!</text:span></text:p>
      <text:p text:style-name="P383">was thinking of trying to do </text:p>
      <text:p text:style-name="P383">soemthing like that, like Aug </text:p>
      <text:p text:style-name="P383">17-19, maybe Fontana, canoe </text:p>
      <text:p text:style-name="P383">out to an island camping spot</text:p>
      <text:p text:style-name="P383"/>
      <text:p text:style-name="P384">I happen to currently </text:p>
      <text:p text:style-name="P350"><text:span text:style-name="T55">have those days free!</text:span><text:span text:style-name="T125">”</text:span></text:p>
      <text:p text:style-name="P430"/>
      <text:p text:style-name="P351"><text:span text:style-name="T125">I have been meaning to say I woke up with the most powerful feeling of not worrying about anything. It could have been the reel, the </text:span><text:span text:style-name="T135">previous night of </text:span><text:span text:style-name="T125">beating myself up, the weird dream or the fact that it’s the first time I haven’t had an appointment in five days.</text:span></text:p>
      <text:p text:style-name="P429"><text:s text:c="3"/>To sum things up, it is a dreary day and I am unbothered. . .I walked to Orbit and bought a tape for cats + a Cameron Diaz movie. They had The Shining as well, which I was excited about, especially after my dream, but not for ten bucks.</text:p>
      <text:p text:style-name="P351"><text:span text:style-name="T125"><text:s text:c="3"/>I left, reminding myself of how unbothered I was and then immediately saw the parked Space Bug. I looked over to Odd’s; Hannah was waving at me, </text:span><text:span text:style-name="T135">so</text:span><text:span text:style-name="T125"> I went inside and said, “Check this out.” She was sitting next to Sandra Bodson, who was way too excited to see me and talking more than I could talk to Hannah. </text:span><text:span text:style-name="T135">They were both very excited about my tape for cats.</text:span></text:p>
      <text:p text:style-name="P429"><text:s text:c="3"/>I asked what she was working on and she said she was trying to get started on LaZoom, Terra Nova stuff. She had been sitting with a friend but had to move. She was wearing her silky black jumper, <text:soft-page-break/>earings and makeup. She asked what I was working on, and I said walking to Aldi.</text:p>
      <text:p text:style-name="P429"><text:s text:c="3"/>She pointed at my coffee cup and I said I had been catching up on journal entries at Kota Kai, then told her about how I had just finished transcribing 2022. she was impressed and said, “Was that a hard year?”</text:p>
      <text:p text:style-name="P429"><text:s text:c="3"/>I didn’t want to bother her, so I said I was going to continue on, but warned her I might get a coffee on my way back. I sat in front of the library and wrote in my journal until 1:21.</text:p>
      <text:p text:style-name="P429"/>
      <text:p text:style-name="P431">. . .</text:p>
      <text:p text:style-name="P429"/>
      <text:p text:style-name="P432">I stopped in the shade at Izzy’s, checked my phone and saw that Melissa was good with an earlier Pony practice, so I updated my calendar and kept walking.</text:p>
      <text:p text:style-name="P352"><text:span text:style-name="T125"><text:s text:c="3"/>I realized at the next shady spot that that was not why I had checked my phone, so I looked at it again, going to Jackson Grimm’s Instagram page to see if there was a concert in Pritchard Park </text:span><text:span text:style-name="T135">later</text:span><text:span text:style-name="T125">——no post about it.</text:span></text:p>
      <text:p text:style-name="P432"><text:s text:c="3"/>I walked to Aldi, bought grapes, bananas and two cans of peas for $5.77, then walked slowly back toward Odd’s. Hannah &amp; Sandra were still at their table by the window, so I went inside to find them gesturing at me, saying, “Like this guy.”</text:p>
      <text:p text:style-name="P432"><text:s text:c="3"/>Sandra said, “I would never!”</text:p>
      <text:p text:style-name="P432"><text:s text:c="3"/>“What about me?”</text:p>
      <text:p text:style-name="P352"><text:span text:style-name="T125"><text:s text:c="3"/>Hannah said I would be good for practicing her taekwondo o</text:span><text:span text:style-name="T135">n.</text:span><text:span text:style-name="T125"> I agreed, </text:span><text:span text:style-name="T135">then</text:span><text:span text:style-name="T134"> ordered a latte, asked if I could join them, sat and wrote in my journal until 2:17.</text:span></text:p>
      <text:p text:style-name="P433"/>
      <text:p text:style-name="P434">We talked about Huskies, hair dye, managing Hannah’s life, the possible canoe trip with Gary, booking at Terra Nova, her not going to The Big Secret, upcoming gigs, her plans to do yoga later, Sandra’s crush on a librarian and how embarrasing it is to be crushing at 40; Hannah said it was enviable. . .I stood up and took my card out of my bag.</text:p>
      <text:p text:style-name="P353"><text:span text:style-name="T125"><text:s text:c="3"/>Hannah said </text:span><text:span text:style-name="T135">cutely</text:span><text:span text:style-name="T125">, “Whatcha doin’?”</text:span></text:p>
      <text:p text:style-name="P434"><text:s text:c="3"/>“Getting a little more espresso!”</text:p>
      <text:p text:style-name="P434"><text:soft-page-break/><text:s text:c="3"/>I drank that while rubbing my belly to ease the anxiety I had about lingering, whether I was being clingy. Eventually, I packed my bag and said it was good to see them. Hannah told me to have a nice walk and I told her to have good yoga. I stood and said, “Hit me up later if you wanna,” and she seemed to have a smile about that.</text:p>
      <text:p text:style-name="P353"><text:span text:style-name="T125"><text:s text:c="3"/>I walked out the rear garage door, down the steps, across Sand Hill, through the Wells Fargo parking lot, down </text:span><text:span text:style-name="T135">V</text:span><text:span text:style-name="T125">ermont, across Vance Crescent, down Brevard, up my porch and into my house. Erica was listening to piano music in the basement. I kicked off my shoes, put away my groceries, hung up my bag and hat, sat at my computer and wrote in my journal until 3:</text:span><text:span text:style-name="T135">52</text:span><text:span text:style-name="T125">.</text:span></text:p>
      <text:p text:style-name="P434"/>
      <text:p text:style-name="P436"/>
      <text:p text:style-name="P436">/ / /</text:p>
      <text:p text:style-name="P435"/>
      <text:p text:style-name="P436">. . .</text:p>
      <text:p text:style-name="P434"/>
      <text:p text:style-name="P437">I experimented with booting my Mint OS from my Chromebook, which would have been more complicated than expected. Fwuit got a text from Melissa asking if we could take their Purple Onion gig on the 27<text:span text:style-name="T251">th</text:span>, and I reminded her we had a LaZoom gig that day. She said she would reach out to Hannah, and I warned her that Hannah was already stressed about having three gigs that week.</text:p>
      <text:p text:style-name="P437"><text:s text:c="3"/>I texted Hannah, warning her of the incoming text and my lack of availability. She said, “I can't! Too much”</text:p>
      <text:p text:style-name="P437"><text:s text:c="3"/>I formatted A Great Visit for a few minutes and decided that was also something I didn’t want to get into. Then, I opened my leather In Blue journal, noticed that it spans October 2014 to December 2015 and decided that would be the best journal to transcribe next.</text:p>
      <text:p text:style-name="P437"><text:s text:c="3"/>I did one or two entries from that and wrote in my journal at 5:28. . .<text:span text:style-name="T252">I struggled to convert my bed back into a futon, put on the cat sitting video, immediately realized it was not at all for humans and wrote in my journal at 6:04. . .</text:span><text:span text:style-name="T253">I took a bath, shaved, started Very Bad Things and eventually decided it was too stressful, so I switched off the TV and meditated for a minute until deciding to write in my journal at 9:20.</text:span></text:p>
      <text:p text:style-name="P437"/>
      <text:p text:style-name="P354"/>
      <text:p text:style-name="P354"/>
      <text:p text:style-name="P354"/>
      <text:p text:style-name="P354"/>
      <text:p text:style-name="P354"/>
      <text:p text:style-name="P355">V.XVI</text:p>
      <text:p text:style-name="P438"/>
      <text:p text:style-name="P438">I woke at nine to the sound of the garbage truck, played Wordle (DECOY in four,) scrolled on my phone, took a swig of Coke from the fridge and wrote in my journal at 9:43.</text:p>
      <text:p text:style-name="P438"/>
      <text:p text:style-name="P439"><text:soft-page-break/>I managed to get some sleep after mostly staying up, picking my scalp and telling myself negative stories about my relationship with Hannah. Against my better judgment, I saw that she was online at 12:30 and sent her a reel of a cat with curly hair to let her know I was awake and it was safe to text me back. She reacted to it at 1:15, which made me realize there was nothing in the text that needed responding to.</text:p>
      <text:p text:style-name="P356"><text:span text:style-name="T125"><text:s text:c="3"/>Now that I’m awake, I still feel like isolating myself. I don’t yet want coffee and I’m not sure what to do with my day. Until 530. I will let it unfold patiently and compassionately. . .</text:span><text:span text:style-name="T136">I went back to the futon until journal, 10:34. . .</text:span><text:span text:style-name="T137">I wallowed, made a tiny coffee, wallowed, packed for Scott’s and cleaned off the living room table.</text:span></text:p>
      <text:p text:style-name="P356"><text:span text:style-name="T137"><text:s text:c="3"/>Maddy asked me how things were going. I went downstairs, made another coffee, laid in the hammock and texted her back saying, “My take today is that I'm struggling, but I don't think that's how I feel most of the time,” finished my coffee, came upstairs and wrote in my journal at 12:23. . .</text:span><text:span text:style-name="T138">I took a fake nap, brushed my teeth and wrote in my journal at 2:09. . .</text:span><text:span text:style-name="T139">I scrolled, brushed my teeth, packed my messenger bag, made a naan sandwich, did the dishes and wrote in my journal until 2:5</text:span><text:span text:style-name="T141">4</text:span><text:span text:style-name="T139">.</text:span></text:p>
      <text:p text:style-name="P440"/>
      <text:p text:style-name="P357"><text:span text:style-name="T138">H</text:span><text:span text:style-name="T125">ere’s me trying to make sense of things since Hannah got home from tour:</text:span></text:p>
      <text:p text:style-name="P441"><text:s text:c="3"/>Tuesday, we talked about going for a walk. It turned into eating pizza at the LaZoom photo shoot, going on the fake tour, taking a walk, going to Harris Teeter, dropping me off at my house so I could return her book.</text:p>
      <text:p text:style-name="P441"><text:s text:c="3"/>We sent lots of reels on Wednesday and went on separate hikes.</text:p>
      <text:p text:style-name="P441"><text:s text:c="3"/>Thursday, I met her for lunch downtown. I also took her to the Smingles before they closed.</text:p>
      <text:p text:style-name="P441"><text:s text:c="3"/>Friday, I took her to get her car. I met her at her show that night and she gave me a ride to the west side.</text:p>
      <text:p text:style-name="P357"><text:span text:style-name="T125"><text:s text:c="3"/>Saturday, </text:span><text:span text:style-name="T139">we texted a little at night.</text:span></text:p>
      <text:p text:style-name="P442"><text:s text:c="3"/>Sunday was the Charming Wyndham remark.</text:p>
      <text:p text:style-name="P442"><text:soft-page-break/><text:s text:c="3"/>Monday, I ran into her at Odd’s.</text:p>
      <text:p text:style-name="P357"><text:span text:style-name="T139"><text:s text:c="3"/>It is now Tuesday, and I have felt the need to not reach out. </text:span><text:span text:style-name="T140">I think she’s just stressed/depressed. </text:span><text:span text:style-name="T142">I bet she’s also working.</text:span></text:p>
      <text:p text:style-name="P443"/>
      <text:p text:style-name="P444">. . .</text:p>
      <text:p text:style-name="P444"/>
      <text:p text:style-name="P358"><text:span text:style-name="T142">I </text:span><text:span text:style-name="T125">put on my shoes/hat, packed my bag with phone, wallet, walked to Kota Kai, ordered a latte and drank it on the couch. I started liking messages that people had sent me days prior and, at 3:28, Hannah responded to my text, saying, “Oh my. How mediocre was it?”</text:span></text:p>
      <text:p text:style-name="P358"><text:span text:style-name="T125"><text:s text:c="3"/>I told her how it was a senseless murder movie. Then we exchanged silly banter and a couple reels. My mood was greatly improved, so I walked home, tossing my cup in the air, and wrote in my journal until 4:</text:span><text:span text:style-name="T144">3</text:span><text:span text:style-name="T146">8</text:span><text:span text:style-name="T125">.</text:span></text:p>
      <text:p text:style-name="P445"/>
      <text:p text:style-name="P445">What has changed? Nothing. It doesn’t mean she wants to date me or that she’s not seeing somebody else. It’s infuriating that my mood and motivation can be so tied to whether she responds to me or not. Let’s not go assuming I have motivation, but I do feel a million times better.</text:p>
      <text:p text:style-name="P358"><text:span text:style-name="T125"><text:s text:c="3"/></text:span><text:span text:style-name="T143">I suppose part of the struggle comes from me actively fighting off the urge to ask if everything is okay between us and then accepting that that questioning likely won’t improve anything. When she’s willing to participate in silly banter, it creates opportunities to suggest spontaneous hangouts. Otherwise, those solicitations come from a place of fear.</text:span></text:p>
      <text:p text:style-name="P358"><text:span text:style-name="T143"><text:s text:c="3"/>It is crucial for me to remember that her silliness comes in waves. </text:span><text:span text:style-name="T145">I waited 19 hours for that response, and that is </text:span><text:span text:style-name="T86">totally okay with me, no matter what form our relationship takes, but no part of me believed it was ever going to come. I truly thought I was going to be stuck until something unrelated came along for her to text me about, but no, she had me and my pointless un-responded-to texted in the back of her mind until she had the battery to get to it.</text:span></text:p>
      <text:p text:style-name="P199"><text:soft-page-break/><text:s text:c="3"/>Has she been hanging out with someone else? Time may or may not tell, but it seems it will be okay if we check on each other every day.</text:p>
      <text:p text:style-name="P199"/>
      <text:p text:style-name="P199"/>
      <text:p text:style-name="P199"/>
      <text:p text:style-name="P199"/>
      <text:p text:style-name="P201">/ / /</text:p>
      <text:p text:style-name="P200">I put my messenger bag inside my duffel and put my duffel on top of my clothes hamper. I went to the kitchen and stuffed my blue bag with peas, ramen + bananas, took that out to the car, left the porch door propped open, came back for the rest, got in the car, drove down to Hendrix, let out Charlie, fed her and then sat on the porch while she hung in the yard.</text:p>
      <text:p text:style-name="P199"><text:s text:c="3"/>When I got up to go inside, so did she. I stuffed her Kong full of peanut butter, placed it in her crate, locked her in and told her I loved her. I drove up Patton, 26, Hillcrest and almost ran into a pickup truck. The driver said something to me; I think it was in Spanish but I don't know if it was discouraging or what. I parked next to the Tercel, watched a video to see where the key was hidden, unlocked the house, fed Myrtle, brought my stuff inside, let her out, and then back in.</text:p>
      <text:p text:style-name="P199"><text:s text:c="3"/>I started to write in my journal at the island, but Myrtle was frantically licking my feet and I realized I needed to catch up on instructions from Leann anyway. I restarted the washing machine, laid on the daybed and watched more videos. Myrtle was rolling around under my legs attacking the pillows.</text:p>
      <text:p text:style-name="P199"><text:s text:c="3"/>I moved the clothes to the dryer, did a lap around the house, farted on the toilet while typing on my phone, opened a lemon La Croix, went to the comfy chair and wrote on my laptop while Myrtle attacked her bed, spun in circles and barked at me. She started quietly chewing on her comfort sock at 6:42 and we moved out to the porch to enjoy the thunderstorm.</text:p>
      <text:p text:style-name="P199"><text:s text:c="3"/>I was enjoying it, least.</text:p>
      <text:p text:style-name="P199"/>
      <text:p text:style-name="P199">I am very happy to be here. I was learning today that difficulty with physical transitions is a symptom of ADHD, so it makes sense that I'm more comfortable now that I know my travel is done for the day. I also strangely feel like this house is my house, more so even than Erica's. Could that be because, aside from the shed, I've spent more time alone here than I have with other people?</text:p>
      <text:p text:style-name="P199"><text:soft-page-break/><text:s text:c="3"/>Or is it more because one of the people who lives here is my favorite musician who so prominently shaped my 20s, and the things I find cool are shaped by HIS personality and taste, thus getting closer to achieving my aesthetic/comfort ambitions than I could even if I had the means?</text:p>
      <text:p text:style-name="P199"><text:s text:c="3"/>Either way, I feel very relaxed here.</text:p>
      <text:p text:style-name="P199"/>
      <text:p text:style-name="P199">Perhaps one of the reasons I have been struggling emotionally is because I was previously more empathetic to what Hannah was going through: family in town, wedding weekend, tour. Now that she's back home, I want her to head straight home from work, pull out her phone and send me silly texts. Get real, Ross. </text:p>
      <text:p text:style-name="P199"><text:s text:c="3"/>Maybe this is raising the bar, as I just leaned anxious attachers are said to do; though we continue to grow close, I can't help but feel the opposite because my demands are increasing without me being able to see that?</text:p>
      <text:p text:style-name="P199"><text:s text:c="3"/>Yes, perhaps back when she said she was going to give me space, it was easier for me to do, but now that I think we've achieved more closeness, my baseline comparison for what I need is invisibly skewed.</text:p>
      <text:p text:style-name="P199"><text:s text:c="3"/>Was I unable to see how I was doing this to Cait?. . .I went inside when the storm started to die down, put Myrtle in bed with me and hid my face under the covers. I said something along the lines of, "I've got more up my sleeve than this," got out of bed, turned off the AC, opened a bunch of windows, raided the kitchen and fridge but could not find a can opener. I opened a bag of corn chips and then couldn't find a chip clip either, so I felt defeated, ate some graham crackers and typed on my laptop at 9:00.</text:p>
      <text:p text:style-name="P199"/>
      <text:p text:style-name="P201">. . .</text:p>
      <text:p text:style-name="P199"/>
      <text:p text:style-name="P199">I laid there feeling jealous and insecure, which went away for five minutes when Hannah DMed me around 10:30. She had gone to see a play featuring neighbor Scott and Stacey. I thought she said she <text:soft-page-break/>had gone with her new friend Laurie, but, when I realized she had said her friend Laurie was also IN the play, it made me wonder who she went with.</text:p>
      <text:p text:style-name="P199"><text:s text:c="3"/>I dug around on social media for clues, and even considered that I could ask Scott if she had been there with a boy, either in the moment or casually the next time I saw him. But I realized one of the last times I had seen Scott, I was on a walk with Cait, and I surely wouldn't want him to report that. That's when I had a lame-ass epiphany; I hang out with other girls——not many, not lately, but I do.</text:p>
      <text:p text:style-name="P199"><text:s text:c="3"/>Shortly before or after that, I was visualizing higher vibrations as per social media's recommendation. We exchanged a couple more reels after a pause and I said I would be having Pony practice from 7-9 if she fancied a stroll before or after. She was playing a gig with Ashley Heath and having an earlier Dinner with Julia, but would like to take a daytime walk, perhaps close to Scott's. We decided on 2:00 at High Five by the river and I finally started to sleep soundly, apart from delusions that I needed to be writing in Myrtle's journal and a dream about someone who shows up to take Myrtle on Uber rides at 6AM and how she suspiciously wanted to come inside and borrow boots, a book and hat.</text:p>
      <text:p text:style-name="P199"><text:s text:c="3"/>I let Myrtle out, fed her, let her out again and wrote in my journal until 5:52.</text:p>
      <text:p text:style-name="P199"/>
      <text:p text:style-name="P97">VII.XVII</text:p>
      <text:p text:style-name="P199"/>
      <text:p text:style-name="P199">I woke from a deep sleep, checked the weather, played <text:span text:style-name="T254">W</text:span>ordle (QUITE in four,) got up, let Myrtle out, started a pot of Folger's, laid eyes on the cats, sat in the comfy chair and wrote in my journal at 10:52, when my laptop ran out of battery.</text:p>
      <text:p text:style-name="P199"/>
      <text:p text:style-name="P199">My morning dreams are vaguely coming back to me. There was a lake, a band led by Evan, some blood, The old Durham Bulls stadium, Cam, Kate &amp; Cait. . .I transcribed a couple 2013 entries, drank coffee and La Croix on the porch with Myrtle, ate two bananas, did laundry, confirmed plans with Hannah and watched <text:soft-page-break/>the weather (and my own mental) outlook improve, heading back inside and writing in my journal at 1:28.</text:p>
      <text:p text:style-name="P199"/>
      <text:p text:style-name="P201">. . .</text:p>
      <text:p text:style-name="P199"/>
      <text:p text:style-name="P199">I shut/locked the windows, turned on the AC, carried Sal inside, brushed/flossed, switched over laundry, packed my bag w/ wallet, phone, cup + a banana, put Myrtle on her leash, locked up and walked her to the car. She did not want to get in, so I took her back inside and drove to the High Five by the French Broad.</text:p>
      <text:p text:style-name="P199"><text:s text:c="3"/>I ordered a latte and sat on a plank along the river, feeling vibrations. Hannah arrived shortly after and sat with me, eating a muffin and drinking a Devil's Foot cola. We started to walk, and, my primary feeling over the last few days started to prove correct; it was time for a heart-to-heart, the first that had ever been initiated by her.</text:p>
      <text:p text:style-name="P199"><text:s text:c="3"/>She started by asking what I had meant at Odd's the other day when she had said she was looking for someone to manage her life and I had said I'd applied for the position.</text:p>
      <text:p text:style-name="P199"><text:s text:c="3"/>I said it was a stupid comment, just that I was encouraging and sometimes suggestive about her life choices. She said that was something she wanted to talk about; it seemed to her like we were filling the roles of partners in each other's lives, and while she wanted to take the time to explore whether going all the way in that regard would be something that would work for her, she could not seem to jump-start the feeling that that was something she currently needed in her life.</text:p>
      <text:p text:style-name="P199"><text:s text:c="3"/>And so, she had recently experimented with again taking a step back from our friendship out of fear that, by her leaning on me and continuing to explore what has turned into the closest relationship she has, it may be unfair to me and I could end up feeling used.</text:p>
      <text:p text:style-name="P199"><text:s text:c="3"/>I assured her that I understood her indecision, that I would continue to care about her with no expectation other than open communication, that I <text:soft-page-break/>would be her friend and bandmate regardless of where things headed, that I knew what I wanted and wouldn't settle for anyone unless they made me feel as seen, safe and happy as she did, and that I would communicate to her if I happened to find that.</text:p>
      <text:p text:style-name="P199"><text:s text:c="3"/>She also said she didn't quite understand why she felt compelled to tell me that she had gone to the theater alone. She was afraid of making me deal with jealousy. I said I had already dealt with it in totally made up scenarios, that I knew it was my responsibility and would deal with it personally if it should ever come up.</text:p>
      <text:p text:style-name="P199"><text:s text:c="3"/>I bought a sandwich and she, and iced oat milk latte. We said we'd see each other Sunday morning at rehearsal, Monday for her Pritchard Park gig, possibly Wednesday at her Highland show and the following Tuesday for more improv theater. We hugged and I got in my car, drove to Scott's, let Myrtle out, back in, fed her, let her back out, opened a lemon La Croix and wrote in my journal.</text:p>
      <text:p text:style-name="P199"/>
      <text:p text:style-name="P199">It's safe to say that the struggles and scenarios I had recently gone through led to a clear head regarding how I wanted to communicate, but the way she communicated things was more optimistic than I had imagined (aside from the scenario where she simply said she was ready to date me.) I am truly okay with any future outcome and I am excited to see what things look like when she returns from Europe (and selfishly relieved that there is not a current love interest in her life.)</text:p>
      <text:p text:style-name="P199"/>
      <text:p text:style-name="P201">. . .</text:p>
      <text:p text:style-name="P199"/>
      <text:p text:style-name="P199">I sat on the porch with Myrtle revising my journal until a nearby bolt of lightning drove us inside. We laid in bed and I eventually wrote in my journal at 6:16. . .I put on long pants, hat + purple hoodie, locked down the house, grabbed my phone, wallet, key, got in the car and drove to Middlemont. Tina was already there and Ryan pulled up right behind me. The drums were a mess, but I eventually got them set up and working.</text:p>
      <text:p text:style-name="P199"><text:soft-page-break/><text:s text:c="3"/>We ran through Kokomo first. Melissa was overly excited and neither she nor Ryan were focusing very well. We played Smoke and Ashes after that and got a lot more honed in, then ran through Blazing Bright and Kokomo again. I was starting to wonder if I had tried to negate what Hannah was telling me. I said goodbye, drove up to Scott's house in the rain, let Myrtle out and wrote in my journal until 9:50.</text:p>
      <text:p text:style-name="P199"/>
      <text:p text:style-name="P199">My current plan is to not contact Hannah as a way of showing that I respect her feelings and thinkings. I would be amazed if we made it to Sunday morning without communicating. She is just so textbook dismissive avoidant; I think, from the way she explained things, she realized very suddenly how seriously intimate we had become, kinda like Kevin was picturing, and thought backing off was the safest idea.</text:p>
      <text:p text:style-name="P199"><text:s text:c="3"/>Then, she felt guilty because she cares deeply about me and doesn't want to hurt my feelings. I think if I give her the space and time she needs, our attachment styles will grow a little closer together. I MUST be okay with all possible outcomes, but I remain optimistic that she will slowly grow more comfortable with and acknowledging of caring about me.</text:p>
      <text:p text:style-name="P199"><text:s text:c="3"/>I think I told her everything I needed to. She knows how I feel. If her detachment is for her sake, she is free to take it, but I think she understands that if it is for my sake, she needn't. I wouldn't be surprised if I heard from her around 11:30 tonight.</text:p>
      <text:p text:style-name="P199"/>
      <text:p text:style-name="P201">. . .</text:p>
      <text:p text:style-name="P199"/>
      <text:p text:style-name="P199">I failed in my attempted restraint and sent Hannah a message at 11:22 that said, "Hey I hope you had a good gig!" and then, "I know that was a difficult conversation and I should have done more listening than reacting. I'm sorry for that. You are brave and I am here if you didn't feel totally understood/heard!</text:p>
      <text:p text:style-name="P199"><text:soft-page-break/><text:s text:c="3"/>She said, "Thank you but I thought you listened a lot!" and then we talked about a heckler at her gig for 40 minutes until she said, "Thanks for being a good friend to me today - not an easy day - thanks for listening. Night night!"</text:p>
      <text:p text:style-name="P199"><text:s text:c="3"/>I promised to try and always make it easy and safe for her to share her feelings and then wrote in my journal at 12:24.</text:p>
      <text:p text:style-name="P199"/>
      <text:p text:style-name="P201">. . .</text:p>
      <text:p text:style-name="P199"/>
      <text:p text:style-name="P199">I slept halfway, eventually dreaming that my wallet was a mine/grenade of some sort. I was squeezing my hand so tight. I would guess it was around 4AM when I started to wonder how I could take things with Hannah from, "Let me prove how much I care," to, "Let me jump-start your heart," and after racking my brain, I realized it is time to do something I have never done: ask her out on a date.</text:p>
      <text:p text:style-name="P199"/>
      <text:p text:style-name="P199">Time is running out before she leaves the country and I know she is overbooked already. I would like to ask her to her face, so, probably after practice, and, while I would like to plan out a whole night for us, it may make sense to combine it with one of the many things we already have going on (especially the theater or the music video awards.) I forgot to mention, dear journal, that we had made plans to go see the improv theater on July 30th.</text:p>
      <text:p text:style-name="P199"/>
      <text:p text:style-name="P98">VII.XVIII</text:p>
      <text:p text:style-name="P199"/>
      <text:p text:style-name="P199">I got up with Myrtle at 6AM sharp, let her out, back in, fed her and wrote in my journal with my brilliant idea at 6:12.</text:p>
      <text:p text:style-name="P199"/>
      <text:p text:style-name="P199">Have I been missing her hints that that is something she has needed all along? After the very first time I had said it seemed like we liked each other, after she said she needed time to think about what that meant, the very next day, she said, "I haven't forgotten about our conversation." That would have been a good time to try. There have been so many <text:soft-page-break/>times in the car or the stoop where I could and maybe should have been so specific, but left things vague instead.</text:p>
      <text:p text:style-name="P199"><text:s text:c="3"/>What an idiot I've been and a genius I suddenly am!</text:p>
      <text:p text:style-name="P199"><text:s text:c="3"/>Some of what has thrown me off has been the conversation we had very shortly after that, where she said, "Are you going to keep trying to date me?” I think things have changed enough since then that this is worth a try. The hard part is going to be waiting until I see her to ask. A phone call could be a good compromise, but it could make our next practice awkward if she says no, and I think she'd be more likely to say yes if I were looking her in the eyes. </text:p>
      <text:p text:style-name="P199"/>
      <text:p text:style-name="P201">. . .</text:p>
      <text:p text:style-name="P199"/>
      <text:p text:style-name="P199">I went back to bed and slept until 11ish, woke up sweaty, feeling insane, played Wordle (NERDY in three,) let Myrtle out, opened a La Croix, made a pot of coffee and wrote in my journal until 11:39. Jacob texted asking if Steve had had a Baby and Kevin said he'd thought they had. . .Kevin texted asking if I could let Charlie out at 1:30 so I spent a lot of energy thinking about how to manage that with Bullet Horse practice at five. Also, the Ellis HAD been born and then entire Ever-Expanding was on the group text, so between that, The Moon &amp; You scheduling, Kevin and Bullet Horse, I was in text hell.</text:p>
      <text:p text:style-name="P199"><text:s text:c="3"/>I drank coffee and ate a banana on the porch, decided I would leave Myrtle at her house for a few hours, locked down the house, went inside and wrote in my journal at 1:20. Wyndham texted saying he couldn't rehearse until 6, which made me begin to reconsider my plan.</text:p>
      <text:p text:style-name="P199"/>
      <text:p text:style-name="P199">I think If I'm hanging with Charlie til 2:15ish, back at Scott's by 2:30, leaving again by 5:45, that's not so bad. The second option of bringing Myrtle over to Kevin's house and hanging out with both dogs for six+ hours sounds pretty chaotic. The <text:soft-page-break/>third option would be to leave Myrtle here for, realistically, 6.5 hours. She's definitely gonna piss and shit, but at this point, who cares? I will let Chuck out, get gas, make some food at my house, print off journal entries and have a relaxing time until rehearsal.</text:p>
      <text:p text:style-name="P199"/>
      <text:p text:style-name="P201">. . .</text:p>
      <text:p text:style-name="P199"/>
      <text:p text:style-name="P199">I drove in first and second gear down 26 in a thunderstorm, let Chuck out, put her back and drove to Battle Cat, where I sat on the porch, ordered from Tiger Bay, drank my leftover coffee and wrote in my journal at 2:32. . .I ate an overpriced bagel with rubbery bacon, put my hoodie and raincoat in the car and started walking downtown.</text:p>
      <text:p text:style-name="P199"><text:s text:c="3"/>I had a pee at Cooperative and started feeling better about my life around the traffic circle. I gave someone directions, walked up the hill, went to High Five, started feeling codependent again and sent Hannah a picture of a plant and wrote in my journal until 4:05. The plant had a description that read:</text:p>
      <text:p text:style-name="P199"/>
      <text:p text:style-name="P199">"<text:span text:style-name="T53">PLEASE BE NiCE.</text:span></text:p>
      <text:p text:style-name="P385">Hi my name is</text:p>
      <text:p text:style-name="P385">Donna L. Rumsey</text:p>
      <text:p text:style-name="P385">THE PLANT. My</text:p>
      <text:p text:style-name="P385">Son come and see</text:p>
      <text:p text:style-name="P385">Me all the time <text:s text:c="2"/>for</text:p>
      <text:p text:style-name="P199"><text:span text:style-name="T53">He is still caring me.)</text:span>"</text:p>
      <text:p text:style-name="P199"/>
      <text:p text:style-name="P199">Is my plan to ask Hannah out just a means of raising the bar? Will I really be able to handle it if she says no? I had planned on avoiding contact today but just failed at that. Now I am stuck in a downpour hoping she will put together the clues and be able to save me. It looks like if I hold tight until five I will be okay.</text:p>
      <text:p text:style-name="P199"/>
      <text:p text:style-name="P201">. . .</text:p>
      <text:p text:style-name="P199"/>
      <text:p text:style-name="P199"><text:soft-page-break/>A lady came up and asked if she could plug her computer in next to me I said, "Do you want me to move down or something?"</text:p>
      <text:p text:style-name="P199"><text:s text:c="3"/>"If you don't mind," she said.</text:p>
      <text:p text:style-name="P199"><text:s text:c="3"/>I looked around and the coffee shop was annoyingly packed, so I walked out into the rain, sat in the Mountain Xpress alcove, then walked to Trade &amp; Lore. They were closed, so I peed at the Greagle, saying hey to Rachel and Walker. I was feeling miserable and almost cried walking past Archetype. I got into my car, drove to Meyers, packed my drums, laid on the futon and wrote in my journal at 5:45. . .I drove to Hendrix, chatted with Wyndham, played an hour's worth of music with he and Dan, said goodbye, drove to Hillcrest, fed Myrtle, let her out, got into the bag of corn chips and wrote in my journal until 8:34.</text:p>
      <text:p text:style-name="P199"/>
      <text:p text:style-name="P199">Music, once again, despite its performance being half-assed, has made me feel SURPRISINGLY better. I only slightly regret sending the picture of the plant to Hannah and am glad no one really knows how miserable I have been. I felt all the other emotions, too.</text:p>
      <text:p text:style-name="P199"><text:s text:c="3"/>Here is a general summary of what I am feeling: I would very much like Hannah to choose me. I can still give her time to do that. I think there's no chance of that if she knows how miserable and codependent I felt at my lowest points today. Furthermore, I do not want to chase her, not only because it wouldn't work but because that's not who I want to be.</text:p>
      <text:p text:style-name="P199"><text:s text:c="3"/>There are so many parts of our conversation where, now that I'm feeling better, make me remember she really does care about me, but without space, time and emotional freedom, she will 100% opt for loneliness instead. With my confidence in my own patience returned, I am once again looking forward to Sunday morning rehearsal, her weather-dependent Pritchard performance on Monday, and, most of all, improv theater a week from Tuesday, which she would absolutely cancel if she knew how I felt today.</text:p>
      <text:p text:style-name="P199"><text:soft-page-break/><text:s text:c="3"/>I don't think I will go to Highland on Wednesday. I may have rehearsal, but I will give her that space either way.</text:p>
      <text:p text:style-name="P199"/>
      <text:p text:style-name="P199">I went to bed when the sun went down and laid awake until Hannah responded at 11. I was annoyed because she was only giving me a few words an hour, but I knew it had been a long day at work. "Just a couple more sentences," I thought, "And this would be a bonafide conversation." I heard a banging noise at one point and saw the shadow of a giant bear outside, knocking over the trash bins.</text:p>
      <text:p text:style-name="P199"/>
      <text:p text:style-name="P98">VII.XIX</text:p>
      <text:p text:style-name="P199"/>
      <text:p text:style-name="P199">Myrtle got me up at five. I fed her, let her outside, went back to bed, mostly laying awake thinking I probably could actually handle Hannah's avoidant style. The summary of my imaginary conversation was that I would just continually improve at, if not taking it personally, at least not punishing her for it. She wrote around nine with all the words she hadn't had the night before.</text:p>
      <text:p text:style-name="P199"><text:s text:c="3"/>I eventually got up, cracked a La Croix, started a pot of coffee, went outside to clean up the trash, and, when Myrtle started barking, turned around to find the bear staring me down from 20 feet away. I let myself into the gate, picked Myrtle up, went inside, grabbed my phone, when out and took a few pictures. I was glad she had alerted me because this bear did not seem fearful at all.</text:p>
      <text:p text:style-name="P199"><text:s text:c="3"/>I finished cleaning up after he had left, washed my hands, poured some coffee, sent pictures to Leann + Hannah and wrote in my journal until 10:23.</text:p>
      <text:p text:style-name="P199"/>
      <text:p text:style-name="P199">I am feeling confident I can sustain a steady mood for the rest of my time here at least. . .I drank coffee on the porch with Myrtle, made noodles, flossed, brushed, propped open the cat window with a hammer and locked down the house</text:p>
      <text:p text:style-name="P199"/>
      <text:p text:style-name="P201">. . .</text:p>
      <text:p text:style-name="P199"/>
      <text:p text:style-name="P199"><text:soft-page-break/>I got in the car, drove to Meyers, put on my fancy light blue pearl snap, skinny black tie, glasses, zip-up leather boots and sat on the futon. I had a knot or something in my left shoulder/neck and it was killing me. I drove to the BP on 191 with my fuel gauge reading 5 miles, 4 miles, 3 miles... My skin was hot and I was cranky.</text:p>
      <text:p text:style-name="P199"><text:s text:c="3"/>I drove to the arboretum and told the lady at the gate I was playing music. She said, ”Are you with the gentleman who just arrived while ago?” and I said probably. I drove to the education center, parked next to a tent, loaded in my drums and set them up in front of a massive screen. Dan was already there and Wyndham showed up shortly after.</text:p>
      <text:p text:style-name="P199"><text:s text:c="3"/>We struggled with the monitor amp but got the PA all set up and checked. I sat in a nearby rocker, got blasted with AC, showed Wyndham the bonsai, took some pictures, talked with a guide, went to the restroom and a vending machine for gummies.</text:p>
      <text:p text:style-name="P199"><text:s text:c="3"/>It rained while we played a fun set, and we were told to turn town three times. The pain in my neck went away and caterers were bringing us little snacks. I stacked my drums and went to get my car. Wyndham was out of there before I could even get them in bags, which meant I was neither the first to arrive or the first to leave.</text:p>
      <text:p text:style-name="P199"><text:s text:c="3"/>I found Dan in the kitchen trying to order food and, when I followed his lead (with less questions,) I realized the chef was looking at us like we thought we were rock stars; the guests' food hadn't even begun to be plated, so i just decided to leave. I drove up 26 in the rain, let Myrtle out, fed her, gave her medicine, got undressed and soon got into bed.</text:p>
      <text:p text:style-name="P199"><text:s text:c="3"/>Hannah had not logged into Facebook at all on the time since we were setting up, and I had sent the five most recent messages, so I continued to avoid sending pictures or hoping she had had a good gig and figured she had gone camping like she said she might.</text:p>
      <text:p text:style-name="P199"><text:s text:c="3"/>She sent me a reel at 9:00 on the nose, so I sent pics and asked about her day. I was surprised she asked about mine in return. She sent pictures of a <text:soft-page-break/>little paddle boarding she had gotten to do after her said and said she was staying in a hotel. We sent more reels. I eventually decided to just stop talking and go to sleep. I said to Myrtle, "She likes meee... " I dreamt we were inaugurating a cool venue on a pointe and even witnessed Tony crashing the LaZoom bus trying to do stunts.</text:p>
      <text:p text:style-name="P199"><text:s text:c="3"/>When Myrtle hopped out of bed, I took her outside and checked the time. It was still early, so I laid back down and wrote in my journal until 1:58. I had to start a new Keep entry because I had reached the character limit and my shoulder was killing me again.</text:p>
      <text:p text:style-name="P199"/>
      <text:p text:style-name="P99">VII.XX</text:p>
      <text:p text:style-name="P100"><text:span text:style-name="T125"/></text:p>
      <text:p text:style-name="P202">I woke at 5:50, let Myrtle out, fed her, let her out again and went back to bed. My neck was sore and I knew it would have been better to just get up, but I couldn’t. Myrtle started barking like crazy, and, sure enough, the trash cans had been knocked over again.</text:p>
      <text:p text:style-name="P202"><text:s text:c="3"/>I walked around to the front porch, and that bear was just having a mosey through the yard. I said something casual to him and startled one of the cats, which startled me, which startled the bear. He ran off down the hill.</text:p>
      <text:p text:style-name="P202"><text:s text:c="3"/>I went back to bed for a while. Myrtle was going crazy, harassing the cats, etc. I got up, ate a banana, made coffee, meditated on the rug near the kitchen, drank coffee, did yoga with Myrtle, poured another cup and sat in the window to drink it.</text:p>
      <text:p text:style-name="P202"><text:s text:c="3"/>It was too hot, so I folded my laundry and put it in my duffel. I sat in the window drinking my coffee and thinking about how crazy life is.</text:p>
      <text:p text:style-name="P101"><text:span text:style-name="T125"/></text:p>
      <text:p text:style-name="P202">My current feeling/plan about the Hannah situation is to take the surrender I felt while playing in the tent and apply it to that relationship, if not, obviously, my whole life.</text:p>
      <text:p text:style-name="P202"><text:s text:c="3"/>There is a yin/yang of songs playing in my head: Home’s Just A Place because Hannah being unable to ever love me is a real possibility, and then Time’s <text:soft-page-break/>Too Fast, because whatever hopeless thoughts I have around that are irrelevant; life changes too quickly and wildly to think we can know what will happen. I had that thought while looking out Scott McMicken’s window.</text:p>
      <text:p text:style-name="P101"><text:span text:style-name="T125"/></text:p>
      <text:p text:style-name="P202">I would also like to spend less time on my phone, in life, in general. I forgot to write how I was writing in my journal. I’ll have to get up to check the time… 10:40.</text:p>
      <text:p text:style-name="P101"><text:span text:style-name="T125"/></text:p>
      <text:p text:style-name="P203">. . .</text:p>
      <text:p text:style-name="P101"><text:span text:style-name="T125"/></text:p>
      <text:p text:style-name="P202">I finished the pot of coffee, drank the purple drink, packed my things, cleaned poop out of the yard and the litter box, took out the trash, flossed, brushed, sat in the comfy chair with Myrtle for a long time and decided I would give up social media. Hannah texted me: </text:p>
      <text:p text:style-name="P101"><text:span text:style-name="T125"/></text:p>
      <text:p text:style-name="P386">Have you listened to the new </text:p>
      <text:p text:style-name="P386">Honeycutters album all the </text:p>
      <text:p text:style-name="P386">way through? It's intense!</text:p>
      <text:p text:style-name="P388">Not in its final form!</text:p>
      <text:p text:style-name="P388">Kevin was showing me</text:p>
      <text:p text:style-name="P388">everything as they were</text:p>
      <text:p text:style-name="P388">putting it together.</text:p>
      <text:p text:style-name="P388">The words "Good grief"</text:p>
      <text:p text:style-name="P388">come to mind</text:p>
      <text:p text:style-name="P387">Yeah. A lot of grief.</text:p>
      <text:p text:style-name="P404"><text:span text:style-name="T125"/></text:p>
      <text:p text:style-name="P386">A couple of times when they </text:p>
      <text:p text:style-name="P386">got done playing on this </text:p>
      <text:p text:style-name="P386">tour, they would come back </text:p>
      <text:p text:style-name="P386">to the green room and be </text:p>
      <text:p text:style-name="P386">really somber and I couldn't </text:p>
      <text:p text:style-name="P386">figure out why</text:p>
      <text:p text:style-name="P387">This definitely explains it</text:p>
      <text:p text:style-name="P386">I mean, they still joked </text:p>
      <text:p text:style-name="P386">around. But it's the kind </text:p>
      <text:p text:style-name="P386">of joking that you do at a </text:p>
      <text:p text:style-name="P386">funeral.</text:p>
      <text:p text:style-name="P386">It also makes me think that </text:p>
      <text:p text:style-name="P386"><text:soft-page-break/>Scott must be good at holding </text:p>
      <text:p text:style-name="P386">space for hard emotions </text:p>
      <text:p text:style-name="P386">in the studio </text:p>
      <text:p text:style-name="P388">I'm glad they have each other.</text:p>
      <text:p text:style-name="P388"><text:s/>That's too much pain for any</text:p>
      <text:p text:style-name="P388"><text:s/>one person to transmute, let</text:p>
      <text:p text:style-name="P388"><text:s/>alone perform. They took</text:p>
      <text:p text:style-name="P388"><text:s/>their lives and held</text:p>
      <text:p text:style-name="P388"><text:s/>themselves accountable for</text:p>
      <text:p text:style-name="P388"><text:s/>turning it into the truest</text:p>
      <text:p text:style-name="P388"><text:s/>kind of art that can be made,</text:p>
      <text:p text:style-name="P388"><text:s/>and now they have the</text:p>
      <text:p text:style-name="P388"><text:s/>responsibility of regularly</text:p>
      <text:p text:style-name="P388"><text:s/>letting people in on a version</text:p>
      <text:p text:style-name="P388"><text:s/>of that that is real enough</text:p>
      <text:p text:style-name="P388"><text:s/>to share and feel</text:p>
      <text:p text:style-name="P404"><text:span text:style-name="T125"/></text:p>
      <text:p text:style-name="P388">Yeah I was thinking last</text:p>
      <text:p text:style-name="P388"><text:s/>night about Scott is so</text:p>
      <text:p text:style-name="P388"><text:s/>paradoxically one of the</text:p>
      <text:p text:style-name="P388"><text:s/>most serious and mature</text:p>
      <text:p text:style-name="P388"><text:s/>people when it comes to</text:p>
      <text:p text:style-name="P388"><text:s/>creating art but also</text:p>
      <text:p text:style-name="P388"><text:s/>the biggest kid about it</text:p>
      <text:p text:style-name="P386">Wise words</text:p>
      <text:p text:style-name="P386">I'm glad too </text:p>
      <text:p text:style-name="P388">Myrtle and I have been </text:p>
      <text:p text:style-name="P388">having a very reflective </text:p>
      <text:p text:style-name="P388">morning together. </text:p>
      <text:p text:style-name="P388">That bear came back too</text:p>
      <text:p text:style-name="P386">Awww. I love it when my </text:p>
      <text:p text:style-name="P386">cats keep me company </text:p>
      <text:p text:style-name="P386">when I'm journaling </text:p>
      <text:p text:style-name="P387">Did she growl at the bear?</text:p>
      <text:p text:style-name="P404"><text:span text:style-name="T78"/></text:p>
      <text:p text:style-name="P204">We continued talking and I was happy to feel like she cared enough to reach out. I let Myrtle out again, sat on the porch, walked around outside, texted Leann saying I was gonna skeedaddle, drove to West Asheville, got very annoyed by traffic, parked and traded my underwear for my flip flops.</text:p>
      <text:p text:style-name="P204"><text:s text:c="3"/>I left the house on foot and was still agitated by the traffic. I realized I was very hungry. I went <text:soft-page-break/>into Botiwalla, but the line was too long. I had a slice of sausage from Standard, then a beef kim chi taco from Taco Boy.</text:p>
      <text:p text:style-name="P204"><text:s text:c="3"/>I walked downtown, got a latte from Sierra just as the LaZoom bus was going by. It took me a minute to recognize Rebekah. I realized they were finishing their first tour and about to start a second, so I walked down to the LaZoom room and got another taco with her. We talked about Hannah, Dulci, Alyse, Clay, Derek, her new normal boyfriend.</text:p>
      <text:p text:style-name="P405"><text:span text:style-name="T78"><text:s text:c="3"/>I left with my Mexican Coke, walked to Battle Cat just as they were closing, ordered a double shot, walked to the Bottle Shop, ordered a fruit sour, got a group text from Hannah about practice and October dates, sat down outside of Sunny Point and texted her about my day. </text:span><text:span text:style-name="T87">I asked if I could take her up on the auto service trade and she agreed to meet me at my house Monday morning at 9.</text:span></text:p>
      <text:p text:style-name="P205"><text:s text:c="3"/>I walked home just as it started to rain, compiled journal entries and then wrote until 7:30.</text:p>
      <text:p text:style-name="P406"><text:span text:style-name="T87"/></text:p>
      <text:p text:style-name="P206">/ / /</text:p>
      <text:p text:style-name="P207"/>
      <text:p text:style-name="P207"/>
      <text:p text:style-name="P207"/>
      <text:p text:style-name="P207"/>
      <text:p text:style-name="P207"/>
      <text:p text:style-name="P207">. . .</text:p>
      <text:p text:style-name="P405"><text:span text:style-name="T87"/></text:p>
      <text:p text:style-name="P407"><text:span text:style-name="T87">I </text:span><text:span text:style-name="T78">printed and pasted 18 pages, ate a popsicle, exchanged reels with Hannah, took a bath, shaved my face, clipped my toenails, texted with Mom about walking and taking her car in for service and wrote in my journal until 9:00.</text:span></text:p>
      <text:p text:style-name="P407"><text:span text:style-name="T78"/></text:p>
      <text:p text:style-name="P408"><text:span text:style-name="T78">Apparently Dad walked a mile while Mom circled around him on the bike. I walked approximately seven. In a previous journal, I might have decided to make some bold indication of this being a new chapter. . .</text:span><text:span text:style-name="T88">I swept my floor, listened to three Dr. Dog songs, installed LibreOffice Writer on my Air thought about swapping out the hog and wrote in my journal at 10:16.</text:span></text:p>
      <text:p text:style-name="P208">. . .I woke up, played Wordle (SPECK in five,) scrolled around all my old Discord servers, sat up, stretched my neck (pain level five,) wrote in journal at 4:21 and sat on the floor, then got a hit of mouthwash and had a pee. I went to #user-garage-sale in Fingerpunch and said, "Wazzaaaa.” Bom had just made a post saying he was starting new psych meds and worried.</text:p>
      <text:p text:style-name="P407"><text:span text:style-name="T88"/></text:p>
      <text:p text:style-name="P209">I appreciate the irony of waking up way earlier than Myrtle would have me do, but feel peaceful doing it on my own accord and am starting to get excited for having the house all to myself again.</text:p>
      <text:p text:style-name="P209"><text:s text:c="3"/>I just took a peak at the screen time my phone tracks for Instagram and Facebook. It appears I was spending three-to-six hours a day on them collectively. This may indeed prove to have a bigger impact than quitting drinking if I stick with it. . .I started to swap computers as silently as I possibly could. I got to a point where it was impossible, but the process has begun and will not be reversed now.</text:p>
      <text:p text:style-name="P407"><text:span text:style-name="T88"/></text:p>
      <text:p text:style-name="P209">What really convinced me to go for it was the idea of moving the black night stand back to under the window because the Chromebook and/or iMac could be placed on top of it and used from the bed.</text:p>
      <text:p text:style-name="P407"><text:soft-page-break/><text:span text:style-name="T88"/></text:p>
      <text:p text:style-name="P409"><text:span text:style-name="T72">V</text:span><text:span text:style-name="T64">II.XXI</text:span></text:p>
      <text:p text:style-name="P409"><text:span text:style-name="T78"/></text:p>
      <text:p text:style-name="P210">I started waking up, and, when I heard Erica coughing, finished rearranging. I downloaded my journal repo, opened 2024 part two, spent a while customizing LibreOffice Writer and wrote at 8:39. </text:p>
      <text:p text:style-name="P409"><text:span text:style-name="T78"/></text:p>
      <text:p text:style-name="P409"><text:span text:style-name="T78">There is more work to be done, but I'm up and running faster than I thought I would be. It's too late for me to change the font, but there is something about it that looks bad on this screen. I wonder what I can tweak... maybe just the size?</text:span><text:span text:style-name="T89"> I quick-fixed the control key, which I'll probably want to do more thoroughly, but, for now, I've got a working setup. I really just need to set up an SSH key for GitHub.</text:span><text:span text:style-name="T90"> Then there's the printer, of course, but I have set it up on this computer before. A quick test of the prevoius setup fails.</text:span></text:p>
      <text:p text:style-name="P409"><text:span text:style-name="T90"/></text:p>
      <text:p text:style-name="P410"><text:span text:style-name="T90">.</text:span><text:span text:style-name="T78"> . .</text:span></text:p>
      <text:p text:style-name="P411"><text:span text:style-name="T78"/></text:p>
      <text:p text:style-name="P211">I went downstairs, made a cup of coffee, commented on Erica's projects, came upstairs, realized it was time to go, put my coffee in my to-go cup and walked to Odd's. I told Hannah the shop was kinda stumped up, knowing she wouldn't know what that meant. I told her to snag me on Sulfer Springs if she saw me walkin'.</text:p>
      <text:p text:style-name="P212"><text:s text:c="3"/>I was basically to Kevin's house when that happened. We took a while to set up. Kevin expressed how unable to express the Dr. Dog shows he was. We learned Lost Boys, then played through Asheville, Irene, Whiskey Straight, Knoxville, Snapback, Childish things, said our goodbyes. Hannah had mentioned needing coffee, so we rode to Odd's<text:span text:style-name="T255">.</text:span></text:p>
      <text:p text:style-name="P212"><text:span text:style-name="T255"><text:s text:c="3"/>She asked where I was going to sit, and, when I suggested the back porch, she said, "Can I join you?" I laughed and said of course. We</text:span> drank lattes while she ate a muffin, learned that Biden was dropping out, got talked at by Sandra, moved in to the couch and watched an Emmy Lou video.</text:p>
      <text:p text:style-name="P211"><text:soft-page-break/><text:s text:c="3"/>She gave me a ride to my house, where I took off my hat/shoes and wrote in my journal. </text:p>
      <text:p text:style-name="P211"><text:span text:style-name="T91"/></text:p>
      <text:p text:style-name="P213"><text:span text:style-name="T256">.</text:span> . .</text:p>
      <text:p text:style-name="P214"/>
      <text:p text:style-name="P214">I couldn't decide what to do next, so I laid in bed and threw a little bit of a temper tantrum. I really wanted to scroll on Instagram for an hour. Instead, I ate half a pita, left the house with a whole pita, walked to Aldi, bought grapes, bananas, CheezIts and a tall sparking water, then walked to the Brew Pump, drank my water with Adam, Ryan, Holly + Bear, bought a six-pack of Hoppy Refreshers, walked home, started noodles and wrote in my journal at 5:12.<text:span text:style-name="T257"> . .I ate while listening to Andy Shauf and got a text from Scott thanking me and saying he would pay me presently.</text:span></text:p>
      <text:p text:style-name="P215"><text:s text:c="3"/>I put my clothes and bags away, arranged my alternate desk, then wrote in my journal at 6:49.<text:span text:style-name="T258"> . .I went through the tutorial to create a new SSH key on the Air Hog and added it to GitHub, and, after just a bit of git trickery, managed to push the updated journal</text:span><text:span text:style-name="T259"> and wrote about it at 7:10.</text:span><text:span text:style-name="T260"> . .I did nothing but lay in bed and eat CheezIts until I wrote in my journal when it started raining again at 8:42.</text:span></text:p>
      <text:p text:style-name="P215"/>
      <text:p text:style-name="P103">VII.XXII</text:p>
      <text:p text:style-name="P102"><text:span text:style-name="T125"/></text:p>
      <text:p text:style-name="P216">I had an alarm set for very early and woke up, but somehow missed the nearly immediate text from my mom and the call from the mechanic. I called him back and was surprised by his cheeriness. Their next opening was at Tuesday the 30th, so I agreed to that and set an alarm for 8:29 to text Hannah.</text:p>
      <text:p text:style-name="P216"><text:s text:c="3"/>I dozed, texted and fell asleep hard dreaming about being friends with Levon Helm, recording an album with Lucy (not Hunter,) sneaking into a gas station Airbnb and being told I was a little leaky in the crotch.</text:p>
      <text:p text:style-name="P102"><text:span text:style-name="T125"><text:s text:c="3"/>When I woke at 11:30, all my limbs were asleep and I'd left a haunted Americana Spotify playlist from Hannah un-responded-to for two hours. <text:s/>I told </text:span><text:soft-page-break/><text:span text:style-name="T125">her I would help by listening and seeing if I detected anything thematic, but after taking my journal to Kota Kai and drinking multiple coffees. I said, "Have a good work meet."</text:span></text:p>
      <text:p text:style-name="P216"><text:s text:c="3"/>"Thank you!" she said. "Have a good multiple coffees!"</text:p>
      <text:p text:style-name="P216"/>
      <text:p text:style-name="P217">. . .</text:p>
      <text:p text:style-name="P218"/>
      <text:p text:style-name="P218">I printed four pages, ate some grapes, put on my green shirt + long pants, grabbed my bag and put my journal/pen inside——wallet &amp; phone in my pockets. I put on my hat and Rainbows, grabbed a hop water out of the fridge, went out to the front porch, down the steps and cracked open my beverage. The day was more hot and bright than I had expected.</text:p>
      <text:p text:style-name="P218"><text:s text:c="3"/>I went to Kota Kai, ordered a coffee and talked w/ Josh, who said he had just met Chris Thille. I sat on a chair in the window while Josh told me he definitely knew Dr. Dog; they were huge!</text:p>
      <text:p text:style-name="P218"><text:s text:c="3"/>I looked at the pages I had printed and realized there was a big problem. The last pasted page in my journal was 48, but the first recent print was 44. I thought for a minute and realized that Noto Sans Mono <text:span text:style-name="T53">was</text:span> a little different on OSX vs Linux, and thus the length of my journal so far had changed.</text:p>
      <text:p text:style-name="P218"><text:s text:c="3"/>I <text:span text:style-name="T391">moved to the couch and </text:span>read through my life since<text:span text:style-name="T391"> last going to Scott's and almost couldn't believe how desperate I felt about everything. I am so grateful to be journaling again and think cutting out social media is probably still a good idea.</text:span></text:p>
      <text:p text:style-name="P219"><text:s text:c="3"/>I ordered a second cup, reviewed my recent print and started to write in my journal. Josh came over and showed me an Ethiopian roast he had just poured. We talked about setups and techniques until some customers came in. I continued to write until 1:26.</text:p>
      <text:p text:style-name="P219"/>
      <text:p text:style-name="P220">. . .</text:p>
      <text:p text:style-name="P219"/>
      <text:p text:style-name="P219">I discarded my empty can of hop water and paper shot cup, said I would see Josh later and walked to my house. There were three packages on the porch, which I took down to Erica. I told and showed her about my <text:soft-page-break/>font woes, and she said, "You just didn't even have Noto Sans Mono installed on Linux," pointing to the seriffs in my pasted pages.</text:p>
      <text:p text:style-name="P219"><text:s text:c="3"/>"Oh yeah," I said. "That's not <text:span text:style-name="T53">sans</text:span> at all."</text:p>
      <text:p text:style-name="P219"><text:s text:c="3"/>"Fonts used to be a part of my job," she said. "A big part."</text:p>
      <text:p text:style-name="P219"><text:s text:c="3"/>I came upstairs, messed around with fonts, choosing, for now, PT Mono, pushed my non-pasted content up to page 49, typed up my handwritten words and continued to write until 2:06.<text:span text:style-name="T392"> . .I listened to a couple River Whyless songs while texting Maddy, Cait and then Scott, saying, </text:span></text:p>
      <text:p text:style-name="P219"><text:s text:c="2"/><text:span text:style-name="T392">"</text:span>no rush at all on the venmis but just checking it didn't get to the wrong Ross Montsinger... that guy's shady!!<text:span text:style-name="T392">"</text:span></text:p>
      <text:p text:style-name="P219"><text:span text:style-name="T392"><text:s text:c="3"/>Scott said, "</text:span>Oh shnap! <text:s/>Totally spaced! <text:s/>To much stoney wall staring!<text:span text:style-name="T392">" with a laugh-cry face, and then, "</text:span>will do now!<text:span text:style-name="T392">"</text:span></text:p>
      <text:p text:style-name="P219"><text:s text:c="3"/>I was excited that he sent me $350. I sent PJ a message saying,</text:p>
      <text:p text:style-name="P449"><text:span text:style-name="T263"><text:s/></text:span><text:span text:style-name="T262"><text:s text:c="2"/>"still not sure if I've heard deep sea diver. Currently seems easier to type that and thus continue the conversation than to go off and do my own research"</text:span></text:p>
      <text:p text:style-name="P227"><text:s text:c="3"/>He said, "I certainly appreciate that approach. she is quite the talent in my opinion, very different vein than Shauf, much rock and much roll, but her drummer in particular: not flashy or needlessly complicated by any means but really folds some interesting grooves and shuffles into the pocket that I thought you might find amusing."</text:p>
      <text:p text:style-name="P219"><text:s text:c="3"/>I listened to <text:span text:style-name="T392">Shattering the Hourglass</text:span> while trying to buy the Fillion journal I had been eyeing for weeks, but the purchase inexplicably <text:span text:style-name="T393">failed t</text:span>o <text:span text:style-name="T395">go</text:span> through. I took it as a sign and noticed it was slightly too small anyway, so I looked around for an alternative, possibly locally, until<text:span text:style-name="T393"> the album finished and I realized it was time to walk downtown.</text:span></text:p>
      <text:p text:style-name="P221"><text:s text:c="3"/>I had a pee at Pizza Mind<text:span text:style-name="T261">——</text:span><text:span text:style-name="T53">Pee</text:span>za Mind<text:span text:style-name="T261">——</text:span>and was approaching the traffic circle when it started to drizzle. I veered right and thought about going to the Wedge, but the rain stayed light, so I continued <text:soft-page-break/>on past the Greagle. As I made it halfway up the hill, it was clearly about to pour, so I huddled up under the bus stop where I had braved a rain storm once before.</text:p>
      <text:p text:style-name="P221"><text:s text:c="3"/>I sat there for ten or fifteen minutes getting misted and figured that if Hannah was still playing her Pritchard Park show (the rain location was Restoration Hotel,) she would be driving by soon, so I called her and asked what she was doing. She was working in the office at Terra Nova but needed to go home and grab her guitar/show clothes, so she wouldn't mind picking me up if I could describe <text:span text:style-name="T53">exactly</text:span> where I was <text:span text:style-name="T395">without laughing at her.</text:span></text:p>
      <text:p text:style-name="P221"><text:s text:c="3"/>I got in the car and rode to her house. It had not rained on the west side at all. I drank a hop water, sat on the stoop, used the restroom, helped her load her things into her car and rode across the Patton Ave bridge. The rain had stopped, so I helped her and Jackson set up in the park.</text:p>
      <text:p text:style-name="P221"><text:s text:c="3"/>Hayden was there with the check, and more beautiful in person than she had been in the <text:span text:style-name="T395">recent</text:span> memorable video of her floating down Lexington in a tube. I introduced myself and it did not take her long to mention her husband. I asked Hannah if she wanted food and she thought Farm Burger would be good, so I went down there, ordered a rare burger/fries/Coke for myself, and, <text:span text:style-name="T395">for her,</text:span> a GF medium no-onion <text:span text:style-name="T396">w/ hop water</text:span>.</text:p>
      <text:p text:style-name="P221"><text:s text:c="3"/>I made it back to the park at six on the nose, but the power had not <text:span text:style-name="T396">yet</text:span> been turned on, so we sat next to Hayden and ate. They started as soon as Hannah was done eating and played a good set for a lot of happy people in the park, stopping shortly after seven due to more impending rain.</text:p>
      <text:p text:style-name="P221"><text:s text:c="3"/>Hannah's dad had showed up and was being himself while Jackson and I packed and a stranger played his mandolin. The first raindrop fell as soon as we had loaded the cars. Hannah invited us for ice cream at the Hop inside the cafeteria, but Jackson declined. I ordered two scoops of <text:span text:style-name="T394">Aztec chocolate in a waffle cone and they each had cups of single-scoop oat milk chocolate with sprinkles, hers colorful and his not.</text:span></text:p>
      <text:p text:style-name="P222"><text:soft-page-break/><text:s text:c="3"/>We ate and chatted near the front of the building where it was <text:span text:style-name="T395">theoretically</text:span> less loud, but it was still hard to hear and he got more annoyed with sensory overload than I had ever seen happen to Hannah. He tried to figure out every possibile time he would have to hang out with her before she left for Europe and I was able to relate with pity.</text:p>
      <text:p text:style-name="P222"><text:s text:c="3"/>We threw our trash away after the cafeteria closed, walked to her car and rode back to the west side, where she almost got annoyed that I <text:span text:style-name="T395">had </text:span>helped her carry in her gear. She was telling me as we arrived about his history of verbal and emotional abuse, which she thought she had already told me; I said I had known he was manipulative, but not loud/angry. I said I didn't know what my plans for Wednesday were, but I would happy to be a buffer if she wanted that. She said she would be fine.</text:p>
      <text:p text:style-name="P222"><text:s text:c="3"/>I walked home, took off my shoes and hat and wrote in my journal at 9:06.</text:p>
      <text:p text:style-name="P222"/>
      <text:p text:style-name="P222">Something I have thought a lot about today is that I am no longer worried about whether or not Hannah and I get together. I have been somewhat reluctant to get to this point, so much so that I would have never thought of phrasing it that way while working towards it.</text:p>
      <text:p text:style-name="P222"><text:s text:c="3"/>I know I can't put a pin in my emotions, but I am truly not worried about it, nor anything else currently. I'll enjoy this feeling while it lasts.</text:p>
      <text:p text:style-name="P222"/>
      <text:p text:style-name="P223">. . .</text:p>
      <text:p text:style-name="P224"/>
      <text:p text:style-name="P224">I listened to Hannah's haunted playlist in the dark and told her I remembered when she had showed me the third song, Ode to Billie Joe.</text:p>
      <text:p text:style-name="P224"><text:s text:c="3"/>She said, "Oh yeah? I can't remember! Is that the one where they are at dinner and talking about someone dying?"</text:p>
      <text:p text:style-name="P224"><text:s text:c="3"/>"Yes," I said. "Pass the biscuits! I think it was after that studio party"</text:p>
      <text:p text:style-name="P224"><text:s text:c="3"/>"So... my dad throws me for a loop ( or maybe a loop de loop) kind of every time. </text:p>
      <text:p text:style-name="P224"/>
      <text:p text:style-name="P224"><text:soft-page-break/>And - I know when you said 'he seems like this...' you were probably just trying to say how he came across to you. But it felt like you were explaining my dad to me and it bothered me a little," and then, "I really appreciated your company regardless! It was definitely more fun."</text:p>
      <text:p text:style-name="P224"><text:s text:c="3"/>I understood, apologized, thanked her for telling me when things bother her and wrote in my journal at 11:25.</text:p>
      <text:p text:style-name="P224"/>
      <text:p text:style-name="P225">. . .</text:p>
      <text:p text:style-name="P226"/>
      <text:p text:style-name="P226">In the middle of the night, I decided to google <text:span text:style-name="T53">Make refillable journal with elastic bands</text:span>, and a six-minute video of exactly what I wanted popped up. I watched it on mute and laid awake with a feeling of sheer excitement that I hadn't experienced in a couple months.</text:p>
      <text:p text:style-name="P226"/>
      <text:p text:style-name="P104">VII.XXIII</text:p>
      <text:p text:style-name="P104"><text:span text:style-name="T125"/></text:p>
      <text:p text:style-name="P226">I woke at eight, played Wordle (PRONG in three,) and wondered if Hannah had posted about her Pritchard gig, so I opened Insty messages, clicked on the red circle around her picture and watched the two stories she had shared from the Downtown Association.</text:p>
      <text:p text:style-name="P104"><text:span text:style-name="T125"><text:s text:c="3"/>I went to their page and noticed their first post had a generic emoji comment from Hayden, so I went to her profile. We didn't have any mutuals, so I decided not to follow her. Since I couldn't see her posts, Instagram showed me some related pages to follow; I clicked on Check Your Head, watched a couple of their videos, started to feel faintly bad about myself and realized what </text:span><text:span text:style-name="T148">was happening</text:span><text:span text:style-name="T125">. I put down my phone feeling like I had had a sip of alcohol and ruined my streak.</text:span></text:p>
      <text:p text:style-name="P226"><text:s text:c="3"/>I heard Erica cough, so I went downstairs for a coffee. We talked about her keyboard and then my journal idea. She mentioned Earth Guild and that she had leater shears, so I decided I would walk downtown instead of driving to Tunnel Road.</text:p>
      <text:p text:style-name="P104"><text:soft-page-break/><text:span text:style-name="T125"><text:s text:c="3"/>I watched the instructional video with sound, felt confident, put on my hat and shoes, put my phone &amp; wallet in my pockets, stuffed my bag with journal, cup, wrong-sized journal cover, banana, grabbed my open hop water and left the house.</text:span></text:p>
      <text:p text:style-name="P104"><text:span text:style-name="T125"><text:s text:c="3"/>I sat on a brick wall to check my account balance and saw Hayden walking by, waved. I was </text:span><text:span text:style-name="T55">really</text:span><text:span text:style-name="T125"> glad I hadn't followed her on Instagram. I walked to High Five, got a ten-ounze pour from the beautiful barista, noticed her wedding ring, used the restroom, sat down and wrote in my journal at 10:30. </text:span></text:p>
      <text:p text:style-name="P226">. . .I walked to Pritchard, read the beginning of part three while sitting in the sun drinking coffee. I spaced out for a while, then wrote, 10:47.</text:p>
      <text:p text:style-name="P104"><text:span text:style-name="T125"/></text:p>
      <text:p text:style-name="P225">. . .</text:p>
      <text:p text:style-name="P104"><text:span text:style-name="T125"/></text:p>
      <text:p text:style-name="P226">I walked up to Earth Guild at 11 on the nose and ended up waiting around on the sidewalk with some old crafter hippies, including Beau. I also locked eyes with Hayden again, which now feels extra weird.</text:p>
      <text:p text:style-name="P104"><text:span text:style-name="T125"><text:s text:c="3"/>I went inside, found a perfect scrap of leather and an awl. I asked about elastic cord and was surprised they didn’t have any——</text:span><text:span text:style-name="T147">almost upset. The cashier recommended I check out Chevron, the bea</text:span><text:span text:style-name="T148">d</text:span><text:span text:style-name="T147"> place, so I walked there, two blocks away on Lexington.</text:span></text:p>
      <text:p text:style-name="P105"><text:span text:style-name="T147"><text:s text:c="3"/>The lady working was very helpful and showed me to the perfect item. I walked back to Earth Guild, perused cutting supplies and decided to </text:span><text:span text:style-name="T148">head</text:span><text:span text:style-name="T147"> back west. I stopped at Battle Cat, had a pee, a latte and a write, 12:29.</text:span></text:p>
      <text:p text:style-name="P228">. . .I walked home, made a journal cover, showed it to Erica, told Kev I would go let Charlie out and wrote, 2:22. . .I walked down to Hendrix, sent journal photos to a couple people and let Charlie out, 3:06. . .I walked up to Brew Pump, said hello to Lamont, Wild Bill, Bri and Lamont’s friend who looks kinda like Lauren Crawley. There was no food truck, so I walked home, made noodles, talked to Lucy, transcribed and wrote in my journal until 4:46.</text:p>
      <text:p text:style-name="P105"><text:span text:style-name="T147"/></text:p>
      <text:p text:style-name="P106"><text:soft-page-break/><text:span text:style-name="T147">I </text:span><text:span text:style-name="T125">am not trying to be too forward-thinking about my new journalmaking hobby, as I would like to enjoy it without the pressures of monitization, but I think I will call it the Montsinger Rewrite, buy some thicker cord online in larger quantity, some Midori and some cheaper notebooks, then hunt around locally on the reg for interesting materials. I would like to stick to a set size (definitely at least vertically) and maybe even come up with a template for the cut.</text:span></text:p>
      <text:p text:style-name="P107"><text:span text:style-name="T125"><text:s text:c="3"/>That way, I can make new ones that interest me and carry them around in my bag with the hopes of selling them; they certainly will be more appealing to the average person than a niche mechanical keyboard in terms of use, price, </text:span><text:span text:style-name="T149">impulse-buyability, giftgiving,</text:span><text:span text:style-name="T125"> etc. Maybe yoga mat is a good material! I like that it has guidemarks for even cutting. </text:span></text:p>
      <text:p text:style-name="P107"><text:span text:style-name="T125"><text:s text:c="3"/></text:span><text:span text:style-name="T149">Either way, b</text:span><text:span text:style-name="T125">eing flexible about materials will make things more fun for me and lead to individuality amongst “builds,” </text:span><text:span text:style-name="T149">and I can include a cover sheet that has information about the product and how to get ahold of me.</text:span></text:p>
      <text:p text:style-name="P229"><text:s text:c="3"/>Much like a car showing up in my life right when I had quit drinking, I will not overlook the fact that this “product” came to existence right after I had quit social media.</text:p>
      <text:p text:style-name="P107"><text:span text:style-name="T149"/></text:p>
      <text:p text:style-name="P229">And while I’m on the subject of social media, here’s a take on why I think quitting it will be awesome: For one, there is no action that can performed on it that does not carry with it some lack of self-assurance. Two, by my willing consumption of that content (apparently to the extent of three-to-six hours a day,) I am debasing and tricking myself into believing that I am somehow worth less than that which lacks said self-assurance.</text:p>
      <text:p text:style-name="P108"><text:span text:style-name="T125"/></text:p>
      <text:p text:style-name="P108"><text:span text:style-name="T125"/></text:p>
      <text:p text:style-name="P108"><text:span text:style-name="T125"/></text:p>
      <text:p text:style-name="P230">/ / /</text:p>
      <text:p text:style-name="P231">. . .</text:p>
      <text:p text:style-name="P109"><text:span text:style-name="T150"/></text:p>
      <text:p text:style-name="P109"><text:span text:style-name="T150">I took a quick bath, shaved, flossed, brushed, put on my Hypos shirt, attached my wallet, phone and pen to my journal, stuffed them in my blue bag. I put on my raincoat, Rainbows, hat, walked out the front door, up Meyers, Brevard, Olney, Sand Hill, Delaware, Woodgate, Carrier, Harris, Middlemont. </text:span><text:span text:style-name="T154">I</text:span><text:span text:style-name="T150"> walked in the house, said welcome-home to Dulci, showed her and Ryan my journal and set up my drums.</text:span></text:p>
      <text:p text:style-name="P232"><text:s text:c="3"/>Kev came over and we played through Easy Now, Glow, Mar y Cielo, Asteroids, Ghost, Down in the Lost and Found + Sound and Glory. My conjoined journal mass made an excellent snare damper. We planned a rehearsal for the Thursday of AVL Fest and said our goodbyes.</text:p>
      <text:p text:style-name="P108"><text:span text:style-name="T150"><text:s text:c="3"/>I walked up Sand Hill and started to feel woozy after passing Olney. I made it to UJ, sat down at the bar, ordered a turkey pita + a Coke, thought about writing in my journal but was too hungry. I chugged my food, paid, walked home, took off my things, sat at the hog and wrote, 11:32. . .</text:span><text:span text:style-name="T151">I removed the Blue Ridge Mountains mat from my alternate desk to reveal an embarrasing poem underneath:</text:span></text:p>
      <text:p text:style-name="P108"><text:span text:style-name="T151"/></text:p>
      <text:p text:style-name="P389">How can I see past the shine</text:p>
      <text:p text:style-name="P389">Slide the platform out from underneath</text:p>
      <text:p text:style-name="P389">Catch, hold on, make real</text:p>
      <text:p text:style-name="P389">Like when I loved somebody else</text:p>
      <text:p text:style-name="P389">Chasing their spark</text:p>
      <text:p text:style-name="P389">But making art with you</text:p>
      <text:p text:style-name="P389">Sat over rice, warning how little there was to give</text:p>
      <text:p text:style-name="P389">You could learn to trust me, but it might take years</text:p>
      <text:p text:style-name="P389">Yes, I’m sure I want that</text:p>
      <text:p text:style-name="P389">Five heartbreaks have proven my love unconditional</text:p>
      <text:p text:style-name="P389">So I’m not going anywhere either way</text:p>
      <text:p text:style-name="P389">And you are free to do as you please</text:p>
      <text:p text:style-name="P389">Not just because I love you</text:p>
      <text:p text:style-name="P412"><text:span text:style-name="T125"/></text:p>
      <text:p text:style-name="P110"><text:span text:style-name="T125">I ate a million grapes throughout the night </text:span><text:span text:style-name="T154">and</text:span><text:span text:style-name="T125"> drank a hop water. My pillows and blankets were </text:span><text:soft-page-break/><text:span text:style-name="T125">everywhere and I felt like I’d been dumped into a heap.</text:span></text:p>
      <text:p text:style-name="P110"><text:span text:style-name="T125"/></text:p>
      <text:p text:style-name="P110">VII.XXIV</text:p>
      <text:p text:style-name="P110"><text:span text:style-name="T125"/></text:p>
      <text:p text:style-name="P110"><text:span text:style-name="T125">I dreamt of cleaning a bathroom so my parents could move out, watching a Fwuit video with Gary and Fox </text:span><text:span text:style-name="T154">+</text:span><text:span text:style-name="T125"> other things. I woke at ten, played Wordle (FORTE in four,) and finally heard back from Hannah about her day; </text:span><text:span text:style-name="T152">her babysitting job had been ten hours and 45 minutes long, so that explains her shortness, not that I was worried about it. I sat at the Hog and wrote, 10:20.</text:span></text:p>
      <text:p text:style-name="P110"><text:span text:style-name="T152"><text:s text:c="3"/></text:span><text:span text:style-name="T153">I tore the poem away </text:span><text:span text:style-name="T154">from its legal pad</text:span><text:span text:style-name="T153"> and found another revelation:</text:span></text:p>
      <text:p text:style-name="P110"><text:span text:style-name="T153"/></text:p>
      <text:p text:style-name="P390">I think today I have finally realized my childhood trauma. My parents were so busy tending to the world’s worst-off people that my own fears and concerns were dismissed. They were so convinced I had a good life, nothing to complain about and that they were terrific parents. I was not allowed to have negative emotions. They abandoned me in this way, and now I fear that everyone else will do the same, and so I cling anxiously to my saviors, the ones who know how to fix things, at least if I place them above me.</text:p>
      <text:p text:style-name="P390"><text:s text:c="3"/>Hannah &amp; Scott are not above me. They do not hold the keys to my happiness. They open doors to take my creative craftsmanship to new levels, but it is my competance and previous connections that got me to the doorstep.</text:p>
      <text:p text:style-name="P390"><text:s text:c="3"/>I think that’s the end of my epiphany, but it’s a big one. Is there a step to take next? Releasing my worry comes to mind, but I have been doing that for weeks. Perhaps this realization has decided to meet me where there is no worry to silence it. Hannah’s affection might not make me any happier!! I love myself more than I desire to be loved!</text:p>
      <text:p text:style-name="P413"><text:soft-page-break/><text:span text:style-name="T125"/></text:p>
      <text:p text:style-name="P111"><text:span text:style-name="T125">I’d say this assessment still feels true. I’m also starting to realize that my mom probably lost her temper more often than I had acknowledged, which explains why I relate to Hannah on a certain level and why I stayed around Sunny for so long. . .</text:span><text:span text:style-name="T154">I made my bed, swept the floor, poured a coffee, then did edits and printing, wrote at 11:35.</text:span></text:p>
      <text:p text:style-name="P111"><text:span text:style-name="T154"/></text:p>
      <text:p text:style-name="P233">. . .</text:p>
      <text:p text:style-name="P111"><text:span text:style-name="T154"/></text:p>
      <text:p text:style-name="P112"><text:span text:style-name="T154">I </text:span><text:span text:style-name="T125">looked at my phone and was surprised to see a lack of rain, so I put on pants, green shirt, hat, Rainbows, then threw my phone, wallet, journal, cup, raincoat, banana in my bag. I headed up Brevard, Haywood, ran into Millie and Will just south of Community. We talked about coffee, AVL Fest, my journals and their upcoming therapy appointment.</text:span></text:p>
      <text:p text:style-name="P112"><text:span text:style-name="T125"><text:s text:c="3"/>I walked downtown, went to Earth Guild and bought a massive cut of blue leather, 2.1 pounds for $21, </text:span><text:span text:style-name="T157">then </text:span><text:span text:style-name="T125">walked across the street, ordered a latte from Thomas, sent pictures to Hannah of the puppy named Ruckus I had seen outside of Woolworth and wrote, 1:51.</text:span></text:p>
      <text:p text:style-name="P112"><text:span text:style-name="T125"/></text:p>
      <text:p text:style-name="P234">. . .</text:p>
      <text:p text:style-name="P112"><text:span text:style-name="T125"/></text:p>
      <text:p text:style-name="P112"><text:span text:style-name="T125">I used the restroom and walked back to the west side. Francis pulled in front of me at the Family Dollar, so I got in his car and rode with him to Brew Pump. There was a sign saying they wouldn’t open til four, so I bought some Hoppy Refreshers and we sat in the window. Cait pulled up </text:span><text:span text:style-name="T157">and Francis said, “It’s too late. We’ve been spotted.”</text:span></text:p>
      <text:p text:style-name="P114"><text:span text:style-name="T157"><text:s text:c="3"/>Cait bought</text:span><text:span text:style-name="T125"> ciders and </text:span><text:span text:style-name="T157">went to </text:span><text:span text:style-name="T125">hang on her porch with Chuck, </text:span><text:span text:style-name="T157">said she</text:span><text:span text:style-name="T125"> would let me know what they were up to, perhaps going to get food or something. Francis gave up waiting shortly after four. Hannah drove by at 4:30 and tried to avoid looking at me for a moment, but then turned and waved.</text:span></text:p>
      <text:p text:style-name="P114"><text:span text:style-name="T125"><text:s text:c="3"/>The cashier who had sold me the hop water came up behind me, knocked on the window and said, “You can’t do that.” I figured she meant what I couldn’t </text:span><text:soft-page-break/><text:span text:style-name="T125">do was lean on the window, so I sat forward. Eventually, I moved down to a stool and started writing in my journal. Shortly after, two cop cars pulled up. One of the lad</text:span><text:span text:style-name="T157">y officers</text:span><text:span text:style-name="T125"> walked up to me and said, “Excuse me, but were you asked to leave?”</text:span></text:p>
      <text:p text:style-name="P112"><text:span text:style-name="T125"><text:s text:c="3"/>I told her how the cashier had tapped on the window, said, “You can’t do that,” </text:span><text:span text:style-name="T157">and how I figured that </text:span><text:span text:style-name="T56">that </text:span><text:span text:style-name="T157">had meant leaning on the window, since it opened, and how</text:span><text:span text:style-name="T125"> I </text:span><text:span text:style-name="T157">had </text:span><text:span text:style-name="T125">sat forward and that was all. Her partner came outside after having talked to the cashier and said, “Well, I can clearly see those are waters. I’ll go back inside and explain the situation.”</text:span></text:p>
      <text:p text:style-name="P236"><text:s text:c="3"/>I said, “I think I’ll just leave to make things easier,” just to get them to leave, which they did. The cashier came outside, was shocked to learn about hop waters.</text:p>
      <text:p text:style-name="P236"><text:s text:c="3"/>I texted Hannah saying, “Have a good gig! My friend Francis and I were waiting for El Kimchi to show, but he gave up.”</text:p>
      <text:p text:style-name="P236"><text:s text:c="3"/>She said, “Oh thank you! I just went by to play on the radio and now I’m going the other direction.”</text:p>
      <text:p text:style-name="P114"><text:span text:style-name="T125"><text:s text:c="3"/>I </text:span><text:span text:style-name="T157">said, “</text:span><text:span text:style-name="T125">Oh fun! I had the cops come and interrogate me about my hoppy refreshers. They deemed I was good to continue imbibing,” </text:span><text:span text:style-name="T157">then</text:span><text:span text:style-name="T125"> </text:span></text:p>
      <text:p text:style-name="P237">ordered my burrito and wrote until 5:04.</text:p>
      <text:p text:style-name="P114"><text:span text:style-name="T125"/></text:p>
      <text:p text:style-name="P235">. . .</text:p>
      <text:p text:style-name="P114"><text:span text:style-name="T125"/></text:p>
      <text:p text:style-name="P114"><text:span text:style-name="T125">I came home, ate, rearranged my room </text:span><text:span text:style-name="T158">to clear off the alternate desk and use it as a workbench</text:span><text:span text:style-name="T125">, </text:span><text:span text:style-name="T158">then</text:span><text:span text:style-name="T125"> transcribed and wrote until 6:32. . .</text:span><text:span text:style-name="T155">I looked at my phone a bit, borrowed the boxcutter and a metal ruler from downstairs, crafted #2, a blue fuzzy, then wrote, 7:59.</text:span></text:p>
      <text:p text:style-name="P113"><text:span text:style-name="T155"/></text:p>
      <text:p text:style-name="P115"><text:span text:style-name="T155">It seems a little small with my bulging </text:span><text:span text:style-name="T159">Midori</text:span><text:span text:style-name="T155">, but it might be better with a fresh one. I’m wondering if the best compromise on look and functionality might be to always have a small amount of tri-foldover. . .</text:span><text:span text:style-name="T156">I watched The Rainmaker, thinking </text:span><text:span text:style-name="T158">at first that </text:span><text:span text:style-name="T156">it was Rain Man. It was intense but </text:span><text:soft-page-break/><text:span text:style-name="T156">gripping, and I was not surprised to see that Francis Ford Coppola had directed it.</text:span></text:p>
      <text:p text:style-name="P115"><text:span text:style-name="T156"><text:s text:c="3"/>Claire Danes’ </text:span><text:span text:style-name="T166">character’s </text:span><text:span text:style-name="T156">abusive relationship made me think about Hannah having to deal with her dad, so I sent a text saying, “Hey I was just thinking about you and hope your night was good. I know you have a lot going on!”</text:span></text:p>
      <text:p text:style-name="P238"><text:s text:c="3"/>She said, “Hi! No more cops I hope???” and then, “The show was good - held off on pouring until it was over. And I got to talk to my old coworkers from two different jobs!”</text:p>
      <text:p text:style-name="P238"><text:s text:c="3"/>I turned on the central fan and wrote in my journal at 10:26, glad about life and ready for bed.</text:p>
      <text:p text:style-name="P113"><text:span text:style-name="T156"/></text:p>
      <text:p text:style-name="P116">VII.XXV</text:p>
      <text:p text:style-name="P117"><text:span text:style-name="T125"/></text:p>
      <text:p text:style-name="P117"><text:span text:style-name="T125">I had unending dreams of a pool party and finally awoke to the most amazing rain at ten. I played Wordle, (PORCH in four,) went downstairs with my tiny cup, came back with coffee, sat on my futon and wrote at 10:28. . .</text:span><text:span text:style-name="T160">When Erica left for Greenville, I poured a bigger </text:span><text:span text:style-name="T166">cup</text:span><text:span text:style-name="T160">, printed, edited, pasted pages and stared off into space until I wrote at 11:56. . .</text:span><text:span text:style-name="T161">I made journal #3, a blue </text:span><text:span text:style-name="T166">suede</text:span><text:span text:style-name="T161"> trifold and sent a picture to Hannah. I cut it to be the length of the ruler and then decided to take one inch off. . .</text:span><text:span text:style-name="T162">I ate a banana, made a third coffee, posted all three Rewrites to my Discord, bought a multi-pack of Midoris (all three styles and a pen) on Amazon and wrote </text:span><text:span text:style-name="T166">at the hog</text:span><text:span text:style-name="T162">, 1:14.</text:span></text:p>
      <text:p text:style-name="P117"><text:span text:style-name="T162"/></text:p>
      <text:p text:style-name="P239">. . .</text:p>
      <text:p text:style-name="P117"><text:span text:style-name="T162"/></text:p>
      <text:p text:style-name="P118"><text:span text:style-name="T162">I </text:span><text:span text:style-name="T125">dug Ghost World out of the closet and put it on, but only made it five minutes into the tape before realizing it was going to be a beautiful day, so I changed into my pants + a Brew Pump shirt, plum hoodie, Rainbows, put my phone/wallet in my pockets, stuffed my bag w/ journal #3, phone, cup. I ate my last banana, headed out of the house, up Brevard, Haywood.</text:span></text:p>
      <text:p text:style-name="P118"><text:span text:style-name="T125"><text:s text:c="3"/>I heard my name as I was passing Standard Pizza, looked around and saw James/Cam on their porch. I </text:span><text:soft-page-break/><text:span text:style-name="T125">walked across the street and said hello. James introduced me to his girlfriend via FaceTime, then walked around the corner to talk. Cam asked if I wanted to hear his album, so we went inside and smoked a joint. I really liked the way it sounded and how short the songs were. </text:span><text:span text:style-name="T167">I resisted the urge to say it </text:span><text:span text:style-name="T174">reminded me of</text:span><text:span text:style-name="T167"> T-Pain, but he eventually said so himself.</text:span></text:p>
      <text:p text:style-name="P240"><text:s text:c="3"/>James came out of his room and talked about how he was going to suck at 6PM band practice due to not having slept. We went back outside to smoke cigarettes. James said he was going to bed, so I announced I was continuing on. I had a pee at The WALK, then walked to Earth Guild.</text:p>
      <text:p text:style-name="P118"><text:span text:style-name="T125"><text:s text:c="3"/>I found two nice cuts of brown leather, paid another $22, went across the street for a latte, sat outside and wrote, 3:53. . .I walked to Miyaki, sat at the bar, ordered two pieces of toro sashimi, wrote, 4:11. . .I ate</text:span><text:span text:style-name="T125"><text:note text:id="ftn5" text:note-class="footnote"><text:note-citation>5</text:note-citation><text:note-body><text:p text:style-name="P6">It was delicious.</text:p></text:note-body></text:note></text:span><text:span text:style-name="T125">, paid, walked to High Five, </text:span><text:span text:style-name="T167">where t</text:span><text:span text:style-name="T125">hey were out of drip and made me an Americano </text:span><text:span text:style-name="T174">instead</text:span><text:span text:style-name="T125">. I admired the width of the journal, sent two pics to Hannah &amp; wrote, 4:37. . .I went to Pritchard, sat on a rock, then a bench and wrote, 4:46. . .I walked to the bus stop by New Belgium, disabled airplaine mode as a swipe-down option on my phone, wrote, 5:18.</text:span></text:p>
      <text:p text:style-name="P118"><text:span text:style-name="T125"/></text:p>
      <text:p text:style-name="P241">. . .</text:p>
      <text:p text:style-name="P119"><text:span text:style-name="T125"/></text:p>
      <text:p text:style-name="P242">I was walking up the hill when the Space Bug went past me, pulled into Taco Billy and put on its hazards. Hannah got out and started waving at me. She asked if I wanted a ride and said she was heading my way. I told her I might check out the food situation at the Brew Pump and she asked if she could tag along to get gas.</text:p>
      <text:p text:style-name="P242"><text:s text:c="3"/>I stood in line for Smashville while she pumped and parked, only wanting an order of French Fries. When she walked back, she realized she was out of time.</text:p>
      <text:p text:style-name="P242"><text:s text:c="3"/>“Good to see you,” I said.</text:p>
      <text:p text:style-name="P120"><text:soft-page-break/><text:span text:style-name="T125"><text:s text:c="3"/>“Good to see </text:span><text:span text:style-name="T55">you</text:span><text:span text:style-name="T125">,” she said.</text:span></text:p>
      <text:p text:style-name="P242"><text:s text:c="3"/>“Thanks for the ride.”</text:p>
      <text:p text:style-name="P242"><text:s text:c="3"/>“You’re welcome.”</text:p>
      <text:p text:style-name="P242"><text:s text:c="3"/>“Have a good gig!”</text:p>
      <text:p text:style-name="P242"><text:s text:c="3"/>“Have a good rehearsal!”</text:p>
      <text:p text:style-name="P121"><text:span text:style-name="T125"><text:s text:c="3"/></text:span><text:span text:style-name="T163">I showed off my latest journal to Holly and Adam while waiting on my burger. I was very excited about the fact that Maria had been hired. </text:span><text:span text:style-name="T174">Hannah texted me, saying, </text:span><text:span text:style-name="T164">“I think tonight might be one of those gigs where I'm looking for the silver lining,” she said.</text:span></text:p>
      <text:p text:style-name="P243"><text:s text:c="3"/>“Hopefully at least a couple of the comedians are funny! I'm free after 10 if you need a decompression walk”</text:p>
      <text:p text:style-name="P121"><text:span text:style-name="T163"><text:s text:c="3"/>I ate a California burger with fries, </text:span><text:span text:style-name="T174">went</text:span><text:span text:style-name="T163"> home, talked to Erica, got in the car, drove to French Broad River Academy and had rehearsal with J</text:span><text:span text:style-name="T166">u</text:span><text:span text:style-name="T163">an, Charlie, Shane and Ra</text:span><text:span text:style-name="T174">h</text:span><text:span text:style-name="T163">m. We sounded very good. We said our goodbyes and I drove home, took off my shoes and bag, opened a hop water, transcribed and wrote at the hog until 10:</text:span><text:span text:style-name="T165">42</text:span><text:span text:style-name="T163">. . .</text:span><text:span text:style-name="T168">I took a bath, shaved, looked at my phone, turned off the lights and wrote, 11:41.</text:span></text:p>
      <text:p text:style-name="P121"><text:span text:style-name="T168"/></text:p>
      <text:p text:style-name="P122">VII.XXVI</text:p>
      <text:p text:style-name="P123"><text:span text:style-name="T125"/></text:p>
      <text:p text:style-name="P244">I dreamt I was in a familiar venue and had started to tell people I thought it was called The Brass Monkey, but eventually came to find I was wrong.</text:p>
      <text:p text:style-name="P124"><text:span text:style-name="T169"><text:s text:c="3"/></text:span><text:span text:style-name="T125">I woke at six</text:span><text:span text:style-name="T169"> </text:span><text:span text:style-name="T174">and</text:span><text:span text:style-name="T125"> played Wordle (</text:span><text:span text:style-name="T169">AWASH</text:span><text:span text:style-name="T125"> in five.) It had rained, and there was a </text:span><text:span text:style-name="T169">maddening</text:span><text:span text:style-name="T125"> steady dripping outside. I checked to see what times Kota Kai and Aldi opened (8 and 8:30 respectively,) and tried to go back to sleep.</text:span></text:p>
      <text:p text:style-name="P245"><text:s text:c="3"/>When I did, I dreamt I was staying in what seemed like my parents’ new house with the band. When Stephen came over, he got crazy and violent on Dulci, so we made him leave. I started to cough up pieces of travel toothpaste tubes.</text:p>
      <text:p text:style-name="P124"><text:span text:style-name="T125"><text:s text:c="3"/>I concluded Stephen was trying to murder me </text:span><text:span text:style-name="T171">by sneaking into my room and putting tubes of toothpaste in my mouth, </text:span><text:span text:style-name="T172">which also explained why I had recently been having a sometimes sore spot in </text:span><text:soft-page-break/><text:span text:style-name="T172">the back of my throat in real life</text:span><text:span text:style-name="T171">.</text:span><text:span text:style-name="T125"> </text:span><text:span text:style-name="T169">First I told my mom about it, and she lectured me about how, when she </text:span><text:span text:style-name="T173">had taken</text:span><text:span text:style-name="T169"> Latin, they trained people how to be expressive and sensory while performing, sniffing things, etc; </text:span><text:span text:style-name="T170">n</text:span><text:span text:style-name="T169">o one in her class did that these days.</text:span></text:p>
      <text:p text:style-name="P125"><text:span text:style-name="T169"><text:s text:c="3"/></text:span><text:span text:style-name="T125">Dane from Homegrown had been assigned to follow me around and protect me, </text:span><text:span text:style-name="T170">and when I tried to tell him </text:span><text:span text:style-name="T125">about </text:span><text:span text:style-name="T169">what w</text:span><text:span text:style-name="T170">ere now</text:span><text:span text:style-name="T169"> turning into pieces of </text:span><text:span text:style-name="T170">pointy</text:span><text:span text:style-name="T169"> plastic confetti,</text:span><text:span text:style-name="T125"> he wouldn’t let me finish, kept talking over me and belittling. I began to suspect he was in on trying to kill me too.</text:span></text:p>
      <text:p text:style-name="P123"><text:span text:style-name="T125"><text:s text:c="3"/>I woke again, got out of bed and wrote at the Hog until 9:</text:span><text:span text:style-name="T169">34, </text:span><text:span text:style-name="T173">brushed my teeth and made edits til 9:43.</text:span></text:p>
      <text:p text:style-name="P118"><text:span text:style-name="T125"/></text:p>
      <text:p text:style-name="P241">. . .</text:p>
      <text:p text:style-name="P118"><text:span text:style-name="T125"/></text:p>
      <text:p text:style-name="P126"><text:span text:style-name="T125">I charged my phone, brushed, put on </text:span><text:span text:style-name="T176">my green shirt + </text:span><text:span text:style-name="T125">pants w/ wallet, let down my hair, stuffed my bag w/ cup &amp; journal + two pens. I grabbed a hop water ou</text:span><text:span text:style-name="T176">t</text:span><text:span text:style-name="T125"> o</text:span><text:span text:style-name="T176">f</text:span><text:span text:style-name="T125"> the fridge, slid on my Rainbows, went through the </text:span><text:span text:style-name="T176">front </text:span><text:span text:style-name="T125">door, cracked my bev, walked up Brevard, realizing I had left my phone on </text:span><text:span text:style-name="T176">its</text:span><text:span text:style-name="T125"> charger.</text:span></text:p>
      <text:p text:style-name="P126"><text:span text:style-name="T125"><text:s text:c="3"/>I thought I saw the Space Bug driv</text:span><text:span text:style-name="T176">ing</text:span><text:span text:style-name="T125"> by as I approach</text:span><text:span text:style-name="T176">ed</text:span><text:span text:style-name="T125"> the intersection, considered going to Odd’s, but stuck to my plan of Kota Kai, where I ordered a drip, sat in the window and made edits, then wrote, unknown time. . .I walked to Aldi, bought grapes/bananas, went back down Haywood and heard from a suspiciously slow cyclist, “That cup better not be ceramic!”</text:span></text:p>
      <text:p text:style-name="P126"><text:span text:style-name="T125"><text:s text:c="3"/>“Just the paint,” I said, </text:span><text:span text:style-name="T176">giving it a toss</text:span><text:span text:style-name="T125">. “Cast iron!”</text:span></text:p>
      <text:p text:style-name="P246"><text:s text:c="3"/>An NPC from GTA came hobbling up and shouted, “He stole the seat off my bicycle, mother fucker!”</text:p>
      <text:p text:style-name="P246"><text:s text:c="3"/>Neighbor Scott and I debriefed and went inside Odd’s separately, where I ordered a latte and wrote.</text:p>
      <text:p text:style-name="P126"><text:span text:style-name="T125">. . .</text:span><text:span text:style-name="T175">I walked home, put my groceries away, took off my shoes/hat, got tagged by Hannah in an Instagram post for our Funkatorium show, transcribed and wrote, 11:36. . .</text:span><text:span text:style-name="T177">I recollected my hat, wallet, phone, bag (w/ journal, pens &amp; banana,) walked back </text:span><text:soft-page-break/><text:span text:style-name="T177">up to Odd’s, ordered a drip, made edits, pasted and wrote on the porch while a persnickity builder took measurements for an awning, 12:24. . .</text:span><text:span text:style-name="T178">I went to the Brew Pump, bought a six-pack of Hoppy Refreshers, rehashed the funny police incident with the cashier, walked home, listened to Alice Bradley’s new single, The Meadow</text:span><text:span text:style-name="T178"><text:note text:id="ftn6" text:note-class="footnote"><text:note-citation>6</text:note-citation><text:note-body><text:p text:style-name="P7">Ross <text:span text:style-name="T398">plays drums on</text:span> the track a year <text:span text:style-name="T397">earlier </text:span><text:span text:style-name="T398">and finds it</text:span> endearing despite not sounding particularly in time nor tune.</text:p></text:note-body></text:note></text:span><text:span text:style-name="T178"> and wrote, 1:13. . .</text:span><text:span text:style-name="T179">I made journal #4, which was hard to cut due to being so soft. It’s a little jagged and fuzzy around the edges, but should get worn down. . .I </text:span><text:span text:style-name="T180">started some noodles, put on Ghost World, ate, and, when the movie was nearly over, received my packages from Amazon, put together all four journals and wrote, 5:33.</text:span></text:p>
      <text:p text:style-name="P127"><text:span text:style-name="T125"/></text:p>
      <text:p text:style-name="P247">I love the entire vibe captured in Ghost World, but the ending made me feel sad and lonely, like it was intended to. I feel I should go full Buschemi and play with my journals tonight.</text:p>
      <text:p text:style-name="P247"><text:s text:c="3"/>I saw that Grimm and Quinn were playing Terra Nova, which makes me suspect Hannah will be there, but neither of us have reached out to each other, and I don’t currently feel like being the first.</text:p>
      <text:p text:style-name="P128"><text:span text:style-name="T125"><text:s text:c="3"/></text:span><text:span text:style-name="T181">I think the bifold design will be a total reject, and, if I stick with Midori notebooks, so will the concept of holding more than one. Should I simplify the design to only have one vertical band? Time to visualize.</text:span></text:p>
      <text:p text:style-name="P128"><text:span text:style-name="T181"/></text:p>
      <text:p text:style-name="P249">. . .</text:p>
      <text:p text:style-name="P128"><text:span text:style-name="T181"/></text:p>
      <text:p text:style-name="P129"><text:span text:style-name="T181">I </text:span><text:span text:style-name="T125">got QMK working and set it up so Home and End work on the Mac in LibreOffice Writer. Erica said she needed to get out for a walk, so I told her to let me know </text:span><text:span text:style-name="T188">if a</text:span><text:span text:style-name="T125"> food truck was at the Brew Pump. </text:span><text:span text:style-name="T189">She</text:span><text:span text:style-name="T188"> sent a Discord message saying there were hot dogs, but </text:span><text:span text:style-name="T125">Hannah texted me about Grimm/Quinn, so I brushed my hair, put on my blue plaid, zipped down</text:span><text:span text:style-name="T184">town,</text:span><text:span text:style-name="T125"> ordered a Onda Amaro Liesure Soda from Casmara Club and a guanciale &amp; arugala pizza. Hannah paid </text:span><text:span text:style-name="T184">so as</text:span><text:span text:style-name="T125"> to take advantage of her employee discount, and I </text:span><text:soft-page-break/><text:span text:style-name="T125">said I would trade her for a journal, which she was excited about.</text:span></text:p>
      <text:p text:style-name="P129"><text:span text:style-name="T125"><text:s text:c="3"/>Our food didn’t come until set break. We ate, and Hannah said she wanted to see the journals. I gave her #3 with a ruled book, </text:span><text:span text:style-name="T184">which she said she would use for her mailing list</text:span><text:span text:style-name="T125">. We got another round of drinks for the second set and I decided to write, 9:10. . .</text:span><text:span text:style-name="T182">We said our goodbyes, and then, while standing on the porch, Hannah’s eyes lit up.</text:span></text:p>
      <text:p text:style-name="P129"><text:span text:style-name="T182"><text:s text:c="3"/>“Can we go to Sunshine Sammies?” she said. We walked past Jackson, who joined us and purchased premade icecream from the freezer. Hannah and I waited on custom sandwiches </text:span><text:span text:style-name="T184">and then ate outside </text:span><text:span text:style-name="T182">while talking about how what looks like success to other people is really just a lot of swinging, asking, failing and trying again.</text:span></text:p>
      <text:p text:style-name="P129"><text:span text:style-name="T182"><text:s text:c="3"/></text:span><text:span text:style-name="T183">She was very cute with her backwards hat and I was sad to say goodnight. I drove home, put my journals on the desk, took off my bag/shoes and wrote at the hog, 10:33.</text:span><text:span text:style-name="T180"> . .</text:span><text:span text:style-name="T185">I dug through the closet, put on Eraser, sent Hannah a pic, thanked her for the invite and said sammies were a good idea.</text:span></text:p>
      <text:p text:style-name="P129"><text:span text:style-name="T180"><text:s text:c="3"/>“Whoa that's a convenient laser,” </text:span><text:span text:style-name="T185">she said.</text:span></text:p>
      <text:p text:style-name="P248">“It was fun!!”</text:p>
      <text:p text:style-name="P132"><text:span text:style-name="T180"><text:s text:c="3"/></text:span><text:span text:style-name="T185">I wrote when the movie was over, very much wondering how our friendship would continue to unfold, 12:22</text:span></text:p>
      <text:p text:style-name="P132"><text:span text:style-name="T185"/></text:p>
      <text:p text:style-name="P250">. . .</text:p>
      <text:p text:style-name="P132"><text:span text:style-name="T185"/></text:p>
      <text:p text:style-name="P251">I woke up thinking about crafting, so I decided to make #5 and then wrote, 4:52.</text:p>
      <text:p text:style-name="P131"><text:span text:style-name="T186"/></text:p>
      <text:p text:style-name="P135"><text:span text:style-name="T125">I simplified the design by punching five holes in a single column (as opposed to seven holes in three columns) and used thicker (2mm) elastic. It now only has one vertical band, thus only supporting one journal, and I am fine with——dare I say excited about that.</text:span><text:span text:style-name="T187">Now I can focus on printing, editing and pasting in the morning instead of crafting.</text:span></text:p>
      <text:p text:style-name="P130"><text:span text:style-name="T185"/></text:p>
      <text:p text:style-name="P133"/>
      <text:p text:style-name="P133"><text:soft-page-break/>VII.XXVII</text:p>
      <text:p text:style-name="P134"><text:span text:style-name="T125"/></text:p>
      <text:p text:style-name="P136"><text:span text:style-name="T125">Woke, Wordle (JUICE in three,) </text:span><text:span text:style-name="T188">made edits, </text:span><text:span text:style-name="T125">wrote, 9:50. . .</text:span><text:span text:style-name="T189">I printed pages, put on my Dulci shirt + hat, stuffed all </text:span><text:span text:style-name="T190">the</text:span><text:span text:style-name="T189"> journals in my bag </text:span><text:span text:style-name="T193">w/</text:span><text:span text:style-name="T189"> a banana, slid on my Rainbows, grabbed my open hop water, walked out the door, realized I had forgotten my cup</text:span><text:span text:style-name="T185">, </text:span><text:span text:style-name="T189">went back in, left the house, walked up to Kota Kai, ordered a drip, sat on the couch, opened my journal, realized I had brought two test prints of p. 68, so I just drank coffee and wrote, 10:38.</text:span></text:p>
      <text:p text:style-name="P136"><text:span text:style-name="T189">. . .I posted #5 to discord with a description of its changes, let my phone charge a bit, walked home, took off my bag/shoes, made edits, transcribed, wrote, 11:16. . .</text:span><text:span text:style-name="T191">I pasted pages, finished coffee, ate grapes, went downstairs, poured a cup, gave Erica journal #4, talked about life, came upstairs, wrote, 11:55.</text:span></text:p>
      <text:p text:style-name="P136"><text:span text:style-name="T187"/></text:p>
      <text:p text:style-name="P252">. . .</text:p>
      <text:p text:style-name="P136"><text:span text:style-name="T125"/></text:p>
      <text:p text:style-name="P137"><text:span text:style-name="T125">I put on my blue plaid, drove downtown, parked in the middle of the LaZoom lot, loaded onto the bus and checked sounds. We </text:span><text:span text:style-name="T193">boarded</text:span><text:span text:style-name="T125"> the bus w/ Fletcher hosting and played Valerie as we circled downtown, What’s Up, Sweet Sweet Baby and Stand By Me until we arrived at New Origins.</text:span></text:p>
      <text:p text:style-name="P253"><text:s text:c="3"/>Andrew was eating sushi and I took his wasabi/ginger. We drove down Depot, State, Haywood while playing Strawberry Wine, Hey Jealousy and Heart of Glass. I saw Beau and drummer Kevin as we were pulling up to New Belgium; I couldn’t find either of them when I walked inside, but I got a chocolate croissant, went back to the bus, wrote while the gang played through Chattahoochee, 3:22.</text:p>
      <text:p text:style-name="P253">. . .We played Sweet Caroline on the way to Foundation, where I got a burger w/ waffle fries, then drove downtown while playing The Weight, Friends in Low Places, Andrew's sermon and We Are the Champions (during which I turned around to see Hannah waving at me from the Terra Nova porch.)</text:p>
      <text:p text:style-name="P137"><text:span text:style-name="T125"><text:s text:c="3"/>We unloaded the bus and I walked to Terra Nova for a hug and a grapefruit flavor (Sera) of my new </text:span><text:soft-page-break/><text:span text:style-name="T125">favorite beverage, the Casmara Club amaro </text:span><text:span text:style-name="T193">l</text:span><text:span text:style-name="T125">eisure soda. I chatted with Hannah for a second, then Doss </text:span><text:span text:style-name="T193">+</text:span><text:span text:style-name="T125"> his girlfriend, all while writing until 5:00. . .I chatted w/ Hannah some more and she walked me out. I sat on the bus with Wyndham, then hung out in the parking lot with the gang. We boarded with a new host, Rigel, and played Valerie, Dreams </text:span><text:span text:style-name="T193">+</text:span><text:span text:style-name="T125"> Sweet Sweet Baby on our way to New Origin, where I wrote, 6:10. . .We rode to New Belgium playing Chattahoochee, Heart of Glass, He’s so fine and possibly one other, 7:00. </text:span></text:p>
      <text:p text:style-name="P137"><text:span text:style-name="T125"/></text:p>
      <text:p text:style-name="P254">. . .</text:p>
      <text:p text:style-name="P137"><text:span text:style-name="T125"/></text:p>
      <text:p text:style-name="P137"><text:span text:style-name="T125">I got a delicious Athletic ra</text:span><text:span text:style-name="T193">d</text:span><text:span text:style-name="T125">ler, sat on a rock with Matt, then played </text:span><text:span text:style-name="T192">Flowers on the way to Foundation. I was sitting in an Aderondack when I heard a couple nearby say, “Yeah, that’s </text:span><text:span text:style-name="T193">D</text:span><text:span text:style-name="T192">ulci.” It ended up being people who knew us very well, mentioned a lot of memorable shows over the years and offered to let us use their cabin 20 mins outside of town whenever we liked.</text:span></text:p>
      <text:p text:style-name="P137"><text:span text:style-name="T192"><text:s text:c="3"/>I got on the bus and played King Harvest with Kevin and Wyndham, then did a dance party (Dancin’ in the Moonlight.) We drove downtown playing Friends in Low Places, Livin’ on a Prayer, We are the Champions, then packed up, got paid. I got a shifty Athletic, gave Wyndham a ride to his car in Montford, called Hannah (no answer,) drove home and got a text from her as I was </text:span><text:span text:style-name="T193">on</text:span><text:span text:style-name="T192"> Brevard.</text:span></text:p>
      <text:p text:style-name="P137"><text:span text:style-name="T192"><text:s text:c="3"/>“</text:span><text:span text:style-name="T125">Hiiiiii I went home and went to bed,” </text:span><text:span text:style-name="T192">and then, “</text:span><text:span text:style-name="T125">How were the tours? How many did you end up doing??”</text:span></text:p>
      <text:p text:style-name="P137"><text:span text:style-name="T125"><text:s text:c="3"/></text:span><text:span text:style-name="T192">I flopped on the futon and said, “</text:span><text:span text:style-name="T125">I just made it to bed also! Two tours on Saturdays but they're three hours each. They were super fun but I am plum tuckered! Thankfully nothing tomorrow until Dulci practice at 5,” </text:span><text:span text:style-name="T192">and then, “</text:span><text:span text:style-name="T125">I bet them cats missed you”</text:span></text:p>
      <text:p text:style-name="P137"><text:span text:style-name="T125"><text:s text:c="3"/></text:span><text:span text:style-name="T192">I ate some grapes, took off my clothes, transcribed and wrote until 10:06.</text:span></text:p>
      <text:p text:style-name="P137"><text:span text:style-name="T192"/></text:p>
      <text:p text:style-name="P137"><text:span text:style-name="T192"/></text:p>
      <text:p text:style-name="P138"><text:soft-page-break/>VII.XXVIII</text:p>
      <text:p text:style-name="P139"><text:span text:style-name="T125"/></text:p>
      <text:p text:style-name="P139"><text:span text:style-name="T125">Woke very tired, went downstairs, drank a coffee in the hammock and listened to all the things Erica wanted to do</text:span><text:span text:style-name="T125"><text:note text:id="ftn7" text:note-class="footnote"><text:note-citation>7</text:note-citation><text:note-body><text:p text:style-name="P8">Finish website, desolder Bobagums, kill a rat, build a flute case, pack, clean, grocery store… <text:span text:style-name="T399">The Ross docket includes Wordle, Aldi, Izzy’s, journal edits, bath, shave, </text:span><text:span text:style-name="T400">make journal, clean kitchen, </text:span><text:span text:style-name="T399">5PM Dulci practice.</text:span></text:p></text:note-body></text:note></text:span><text:span text:style-name="T125">. I came upstairs, made edits, wrote, 10:25. . .</text:span><text:span text:style-name="T194">I changed into pants, my purple Brew Pump shirt + hat, took my phone off the charger, put it and my wallet in my pockets, grabbed my bag, stuffed it with journals &amp; cup, slid on Rainbows, took a hop water out of the fridge, left the house, cracked open the bev, walked up Brevard and Olney.</text:span></text:p>
      <text:p text:style-name="P255"><text:s text:c="3"/>I started playing Wordle and had solved it by the time I got to Wells Fargo (SMOCK in four.) I posted in #wordle-to-your-mother and followed it with a gif of Calvin &amp; Hobbes dancing. I walked to Aldi, bought grapes, plums, two cans of peas. A lady in the parking lot asked if I’d like to buy a lemonade. I said I would trade them for a journal.</text:p>
      <text:p text:style-name="P139"><text:span text:style-name="T194"><text:s text:c="3"/>“We’re </text:span><text:span text:style-name="T57">selling</text:span><text:span text:style-name="T194"> things,” she said.</text:span></text:p>
      <text:p text:style-name="P139"><text:span text:style-name="T194"><text:s text:c="3"/>I walked to Izzy’s, ordered a latte, sat on a porch stool, proofread, pasted, wrote, 11:37. . .</text:span><text:span text:style-name="T195">I listened to a voicemail Coggins had left me while approaching Aldi. She wanted to make sure I was </text:span><text:span text:style-name="T58">good</text:span><text:span text:style-name="T195"> and informed me that PJ had been trying to talk to her. I started down Haywood and got hollered at by Molly Milroy, turned down Vermont, hit the crescent, sat under the triangle tree and responded to a passive-aggressive comment from Panda. It became clear that he didn’t know I was </text:span><text:span text:style-name="T58">making</text:span><text:span text:style-name="T195"> the journals, and his tone changed as usual, thus allowing the cryptic nature of #rewind to unfold as I had hoped.</text:span></text:p>
      <text:p text:style-name="P139"><text:span text:style-name="T195"><text:s text:c="3"/>I walked to the house, passing Erica on Brevard, put away my groceries, took off my hat, shoes, bag, responded to two reels from Hannah and wrote at the Hog, 12:28. . .</text:span><text:span text:style-name="T196">I made journal #6, black leather w/ blue fuzzy insides, this time including a Venmo QR on the info page and pasting it before adding the elastic, </text:span><text:span text:style-name="T197">then wrote, 1:25.</text:span></text:p>
      <text:p text:style-name="P139"><text:soft-page-break/><text:span text:style-name="T197">. . .</text:span><text:span text:style-name="T198">I ate some grapes, put on outdoor clothes, walked to Ingles</text:span><text:span text:style-name="T198"><text:note text:id="ftn8" text:note-class="footnote"><text:note-citation>8</text:note-citation><text:note-body><text:p text:style-name="P9">Ross eats a plum and a crab apple along the way.</text:p></text:note-body></text:note></text:span><text:span text:style-name="T198"> for a giant bottle of Amino Acids, went next door to Bad Manners for a latte, took an aesthetic picture of #6 and all my other journals, posted to Discord and walked down to Odd’s. I said hey to Fireside Tommy, walked through the building, sat down on the back porch, wrote, 2:14. . .I came home, </text:span><text:span text:style-name="T199">set</text:span><text:span text:style-name="T198"> my bottle next to the stove, took off my hat, bag, shoes, put my phone on the charger and my wallet on its box, finished my latte, sat at the Air Hog, transcribed and wrote, 2:37.</text:span></text:p>
      <text:p text:style-name="P139"><text:span text:style-name="T198">. . .</text:span><text:span text:style-name="T200">I took a bath, shaved, sobbed over the rip in my only pair of pants, put on shorts, opened a hop water, </text:span><text:span text:style-name="T203">reached out</text:span><text:span text:style-name="T200"> to Midori about a small bulk purchase and wrote, 3:14. . .</text:span><text:span text:style-name="T201">I made noodles, cleaned my room, ate, 4:01.</text:span></text:p>
      <text:p text:style-name="P139"><text:span text:style-name="T201"/></text:p>
      <text:p text:style-name="P256">It occurred to me while disassembling my broken handwire keyboard that cork would be a perfect material for a more ready-to-go journal. I googled it, and they exist, but the holes and a logo could be ready to go, which would mean I simply have to string the elastic together. That might be a great option for online if and when I get some keyboards rolling again. </text:p>
      <text:p text:style-name="P140"><text:span text:style-name="T125"/></text:p>
      <text:p text:style-name="P257">. . .</text:p>
      <text:p text:style-name="P140"><text:span text:style-name="T125"/></text:p>
      <text:p text:style-name="P141"><text:span text:style-name="T125">Me and my bag full of journal/cup/banana went up Brevard/Olney/Vance into the back of Odd’s, ordered a latte, went out the front door to Haywood/Sulfur Springs/Malvern Hills/Hendrix. I sat with Kevin, Ryan, Melissa, Dulci, Alyse, Charlie </text:span><text:span text:style-name="T203">the Human/Charlie the Dog</text:span><text:span text:style-name="T125"> and played through Milky Way, I can Feel It, I Really Don’t Know, Only Takes a Minute, More Than You Can Take, Donna, All My Friends, Only Got One, Celebrate, Take It Easy, Don’t Have To Try, Sparkling Water, Out of my Head and Dreams, then walked up to the Brew Pump.</text:span></text:p>
      <text:p text:style-name="P142"><text:span text:style-name="T125"><text:s text:c="3"/>The pizza truck </text:span><text:span text:style-name="T203">was done</text:span><text:span text:style-name="T125">, so I sat next to Wendi, Casey, Jake, Jackie and thought about what to eat </text:span><text:soft-page-break/><text:span text:style-name="T125">while they played cards. I looked at UJ online bc I couldn’t remember what the mixed green salad was called, but realized (thanks to a tantelizing picture) that I had never had the Reuben. I walked over and ordered </text:span><text:span text:style-name="T203">one</text:span><text:span text:style-name="T125"> w/ tots &amp; a Coke, wrote, 9:18. </text:span></text:p>
      <text:p text:style-name="P142"><text:span text:style-name="T125">. . .</text:span><text:span text:style-name="T202">A cool and quiet old man named Jim came and sat </text:span><text:span text:style-name="T203">to</text:span><text:span text:style-name="T202"> my right, drank a stout as slow as possible. A potentially cute girl sat on my left. I never got a great look at her, but the dude to </text:span><text:span text:style-name="T59">her</text:span><text:span text:style-name="T202"> left engaged in conversation right away with a, “What’s that you’re drinking?” I watched Simone Biles, ate my food, gave Kate a $20 bill, walked down Vermont and saw a guy I had seen earlier on Delaware (who had been sitting to the right of Jim.)</text:span></text:p>
      <text:p text:style-name="P258"><text:s text:c="3"/>“How was that trout Reuben?” he asked.</text:p>
      <text:p text:style-name="P142"><text:span text:style-name="T202"><text:s text:c="3"/>“It was okay!” I said. “I’m </text:span><text:span text:style-name="T59">full</text:span><text:span text:style-name="T202">!”</text:span></text:p>
      <text:p text:style-name="P142"><text:span text:style-name="T202"><text:s text:c="3"/>I walked down Vance, Brevard, Meyers, into the house, got some grapes and a plum out of the fridge, put away my bag/hat/shoes/journals/wallet, sat at the computer and transcribed/wrote, 10:09. . .</text:span><text:span text:style-name="T203">I watched ~20 minutes of Muppets From Space due to our talk at practice about what peoples’ Muppet signs were. Ryan had also mentioned Hulk Hogan two or three times, so when he made a cameo, I texted the group.</text:span></text:p>
      <text:p text:style-name="P259"><text:s text:c="3"/>“I’m watching Muppets From Space and Hulk Hogan just made a cameo,” I said.</text:p>
      <text:p text:style-name="P259">Ryan said, “It was meant to be brother,” and then, “I haven't seen that one. How does it hold up”</text:p>
      <text:p text:style-name="P142"><text:span text:style-name="T203"><text:s text:c="3"/>“Not well,” I said. I turned it off, made journal edits on paper, typed them in, then wrote, 11:07. . .</text:span><text:span text:style-name="T204">I created an Instagram for Rewrite, posted all six journals, turned out the lights, ate some grapes, tried to create a template in KiCad but realized the version installed on the Air is way too old, wrote, 12:17. . .</text:span><text:span text:style-name="T205">I downloaded KiCad 8, but it was not compatible with macOS 11.4, so I started downloading version 7, 12:34.</text:span></text:p>
      <text:p text:style-name="P142"><text:span text:style-name="T205"/></text:p>
      <text:p text:style-name="P142"><text:span text:style-name="T205"/></text:p>
      <text:p text:style-name="P142"><text:span text:style-name="T205"/></text:p>
      <text:p text:style-name="P142"><text:span text:style-name="T205"/></text:p>
      <text:p text:style-name="P142"><text:span text:style-name="T205"/></text:p>
      <text:p text:style-name="P143"><text:soft-page-break/>VII.XXIX</text:p>
      <text:p text:style-name="P143"><text:span text:style-name="T125"/></text:p>
      <text:p text:style-name="P143"><text:span text:style-name="T125">I woke after lots of dreaming, played Wordle (SUPER in three,) made Rewrite #7 from the extra-soft cut, </text:span><text:span text:style-name="T206">put on pants</text:span><text:span text:style-name="T125"> and wrote, 9:23. . .</text:span><text:span text:style-name="T207">I threw on my Dulci shirt, recycled my cans, took the old lunch meats out to the trash, moved the plants to my room, stuffed my cup/journals/raincoat in my bag, phone/wallet in my pockets, grabbed a hop water, walked up Brevard, called Bimmer Logic, moved my appointment forward a week, went into Kota Kai, ordered a drip, sat in the window, took a photo of #7, pasted two pages and wrote, 10:24.</text:span></text:p>
      <text:p text:style-name="P143"><text:span text:style-name="T207">. . .I helped Josh </text:span><text:span text:style-name="T210">carry</text:span><text:span text:style-name="T207"> some stuff, ordered another drip, walked as slowly as I could down to Middlemont, entered the house of chaos, set up drums, gave Tina journal #1 for her belated birthday and wrote, 11:45. . .We played Hills Beyond, Smoke &amp; Ashes, Blazing Bright, Kokomo, Swole Child, Into the Quiet, Pull You Close, The Truth, Yellow Rose, then Smoke &amp; Ashes + Kokomo again.</text:span></text:p>
      <text:p text:style-name="P260"><text:s text:c="3"/>It started dumping rain, so I caught a ride w/ Tina up to Itto, sat at the bar and wrote, 1:35.</text:p>
      <text:p text:style-name="P143"><text:span text:style-name="T207"/></text:p>
      <text:p text:style-name="P261">. . .</text:p>
      <text:p text:style-name="P143"><text:span text:style-name="T207"/></text:p>
      <text:p text:style-name="P144"><text:span text:style-name="T207">I </text:span><text:span text:style-name="T125">ordered a house special ramen w/ arugula &amp; extra egg, ate, walked home</text:span><text:span text:style-name="T125"><text:note text:id="ftn9" text:note-class="footnote"><text:note-citation>9</text:note-citation><text:note-body><text:p text:style-name="P10">Erica has sprayed down the stovetop and replaced the paper towel roll despite Ross intending to do so.</text:p></text:note-body></text:note></text:span><text:span text:style-name="T125">, put my things away, took out the trash/recycling, sat at the computer and wrote, 2:45. . .</text:span><text:span text:style-name="T208">I swept the entryway, changed into shorts/green shirt, grabbed my hat, shoes and bag with cup/journals/phone/wallet/cheque, walked to the Whale, peed and asked for an NA Guinness, but they were out, so I walked down to RAD Brewing and got a hoppy lager from Brooklyn Brewing, walked to Earth Guild, picked out a cut of light blue leather, then walked to SECU and deposted my LaZoom cheque.</text:span></text:p>
      <text:p text:style-name="P262"><text:s text:c="3"/>I looked at my phone and had texts from Hannah.</text:p>
      <text:p text:style-name="P144"><text:soft-page-break/><text:span text:style-name="T208"><text:s text:c="3"/>“Headed home from Downtown. Want a lift to your house? I am going home to regroup after a weird work event.”</text:span></text:p>
      <text:p text:style-name="P144"><text:span text:style-name="T208"><text:s text:c="3"/>She picked me up from the church steps across the street. I forgot to mention how she had emailed me earl</text:span><text:span text:style-name="T210">y</text:span><text:span text:style-name="T208"> in the day asking if I wanted to go to The Pop and try their limited edition grape/milk boba tea at 6:30. Once we hit Merrimon Ave., she realized we should just go straight there. We each got delicious teas, chewed on tapioca balls, talked about our days and her upcoming trip.</text:span></text:p>
      <text:p text:style-name="P144"><text:span text:style-name="T208"><text:s text:c="3"/>She drove us back west and it started to rain. </text:span><text:span text:style-name="T213">S</text:span><text:span text:style-name="T208">he </text:span><text:span text:style-name="T213">took</text:span><text:span text:style-name="T208"> me toward my house, but it was sunny by the time we hit Haywood Road, so I had her drop me off in the farmers market parking lot. I slowly walked home, feeling very tired, said hello to Erica’s sister, set down my things and wrote at 6:05. . .</text:span><text:span text:style-name="T209">I flopped on the futon and wrote </text:span><text:span text:style-name="T213">mini </text:span><text:span text:style-name="T209">entries for each Rewrite Instagram post, starting from the time they were crafted, 7:13. . .</text:span><text:span text:style-name="T210">I tried my best to do nothing for a long time, eventually put on the movie Sabrina, and, after a while, wrote, 9:25.</text:span></text:p>
      <text:p text:style-name="P144"><text:span text:style-name="T210">. . .</text:span><text:span text:style-name="T211">I installed KiCad 7 and did a rough mockup of Rewrite, 11”x7”, wrote, 9:57. . .</text:span><text:span text:style-name="T212">I watched some more Sabrina, laid in bed for a while and eventually got a text from Scott:</text:span></text:p>
      <text:p text:style-name="P263"><text:s text:c="3"/>“Good evening guys. <text:s/>So sorry to report- <text:s/>im currently stranded at the charlotte airport. <text:s/>Missed a connection and theres no cars to rent. <text:s/>Looks like leanns gonna come out and get me so i think its gonna be a super late night. <text:s/>Im gonna have to postpone tomorows jam. <text:s/>So sorry for the last minute change. <text:s/>Hopfully you guys can swing the wednesday but no sweat if not, <text:s/>we'll be tooootally cool on saturday.”</text:p>
      <text:p text:style-name="P263"><text:s text:c="4"/>I said, “Oh snap, major bummer on being stranded! I'm sure you're ready to be home. I'd still be good for the same 11-3 slot on Wednesday though,” then wrote at the Hog, 11:00.</text:p>
      <text:p text:style-name="P144"><text:span text:style-name="T212"/></text:p>
      <text:p text:style-name="P144"><text:span text:style-name="T212"/></text:p>
      <text:p text:style-name="P144"><text:span text:style-name="T212"/></text:p>
      <text:p text:style-name="P144"><text:span text:style-name="T212"/></text:p>
      <text:p text:style-name="P145"><text:soft-page-break/>VII.XXX</text:p>
      <text:p text:style-name="P145"><text:span text:style-name="T125"/></text:p>
      <text:p text:style-name="P145"><text:span text:style-name="T125">I </text:span><text:span text:style-name="T219">dreamt</text:span><text:span text:style-name="T125"> of me and </text:span><text:span text:style-name="T219">M</text:span><text:span text:style-name="T125">om being bitten by Scott’s python, making Dad drive us to the hospital. They laughed at us there, said pythons aren’t really that poisonous. I hung out eating leftover pizza with Jack </text:span><text:span text:style-name="T219">Foster </text:span><text:span text:style-name="T125">and Wyndham after that.</text:span></text:p>
      <text:p text:style-name="P146"><text:span text:style-name="T125"><text:s text:c="3"/>I played Wordle (FERAL in three,) looked at my phone for a little too long, flossed, brushed, </text:span><text:span text:style-name="T214">rinsed</text:span><text:span text:style-name="T125">, made journal #8 (seafoam?) It ended up being less material than I wanted, thus basically a bifold. I wrote at 8:17.</text:span></text:p>
      <text:p text:style-name="P146"><text:span text:style-name="T125">. . .</text:span><text:span text:style-name="T215">I hid under a blanket and nearly slept through occasional rainfall, then bathed/shaved, stuffed my bag with cup/journals/pens/wallet/phone/hat, </text:span><text:span text:style-name="T216">wrote, 11:02.</text:span></text:p>
      <text:p text:style-name="P145"><text:span text:style-name="T216"/></text:p>
      <text:p text:style-name="P264">. . .</text:p>
      <text:p text:style-name="P145"><text:span text:style-name="T216"/></text:p>
      <text:p text:style-name="P147"><text:span text:style-name="T216">I </text:span><text:span text:style-name="T125">left the house eating a banana then a plum, walked Brevard/Haywood to Battle Cat, ordered a latte, sat on a stool outside, took a photo of #8, pasted a page. There was a couple behind me talking and I knew right away the guy was autistic. He was saying how problematic the concept of subtext was, and eventually said, “Autistic brains are so much better.”</text:span></text:p>
      <text:p text:style-name="P147"><text:span text:style-name="T125"><text:s text:c="3"/>I turned around and nodded at him, and when the person he was with turned to me, I realized it was Summer Griffin. We hugged and she said Sunny had recently reached out. I was amazed. I gave her journal #7 and </text:span><text:span text:style-name="T219">then</text:span><text:span text:style-name="T125"> they had to move along. I pasted one more page and wrote, 12:03.</text:span></text:p>
      <text:p text:style-name="P147"><text:span text:style-name="T125">. . .I walked down Haywood, turned left and ran into Reese outside of Taco Billy. He invited me to go see Deadpool, but I said I was going to a play </text:span><text:span text:style-name="T219">at NC Stage</text:span><text:span text:style-name="T125">. I walked down the hill and across the bridge. After cross</text:span><text:span text:style-name="T219">ing</text:span><text:span text:style-name="T125"> the traffic circle, Hannah texted me about catsitting in September; she’d be going to Florida w/ family for five days. I sat at the bus stop, checked my calendar, agreed to do it, walked up Clingman/Hilliard/S Ann, cut through the grass, sat on my secret staircase, wr</text:span><text:span text:style-name="T219">o</text:span><text:span text:style-name="T125">te, 12:57.</text:span></text:p>
      <text:p text:style-name="P147"><text:soft-page-break/><text:span text:style-name="T125"><text:s text:c="3"/>Hannah asked what my day rate was and I said I was officially on a pay-what-you-want system. I took another photo </text:span><text:span text:style-name="T219">of #8 </text:span><text:span text:style-name="T125">and liked it much better than the Battle Cat one, decided to delete and repost. . .I walked up French Broad/Patton/Wall, went into Earth Guild with my heart set on red leather, but was more spoken-to by a cream-colored cut. I bought that for $7, went to High Five for drip, then Pritchard and relocated twice, first bc of sun and then a swarm of mosquitoes.</text:span></text:p>
      <text:p text:style-name="P265"><text:s text:c="3"/>Hannah texted saying she had met her Mountain BizWorks deadline, was finished, sent me a video of Emmylou being scared and then thrilled by a Walmart warewolf.</text:p>
      <text:p text:style-name="P148"><text:span text:style-name="T125"><text:s text:c="3"/>“Doggie!” </text:span><text:span text:style-name="T219">Emmylou</text:span><text:span text:style-name="T125"> said, after </text:span><text:span text:style-name="T219">gaining a </text:span><text:span text:style-name="T125">little distance. I sat on a rock, drank coffee, wrote, 1:45.</text:span></text:p>
      <text:p text:style-name="P266">. . .Someone entered my bubble and practically stepped on my stuff. I knew it was Erica and her sister without looking up. I told them about all the places they could eat, and they decided on Wasabi. I was watching a video Gary had sent me about an island that needed six miles of canoeing to get to. He asked if I was still free for that and I said, “Errrrrr, sure.”</text:p>
      <text:p text:style-name="P147"><text:span text:style-name="T125"><text:s text:c="3"/>I wrote again at 2:16, walked over to AVL Club, ordered a latte from Thomas——First he spent at least a minute texting, nearly dropped his phone and said, “Whoa, sneaky,” </text:span><text:span text:style-name="T219">when he saw me standing there.</text:span></text:p>
      <text:p text:style-name="P265"><text:s text:c="3"/>I said, “Nah,” and threw five ones in his tip jar, probably unnoticed.</text:p>
      <text:p text:style-name="P265"><text:s text:c="3"/>He said, “Are you enjoying this 75-degree weather?”</text:p>
      <text:p text:style-name="P147"><text:span text:style-name="T125"><text:s text:c="3"/></text:span><text:span text:style-name="T219">I said, </text:span><text:span text:style-name="T125">“Oh yeah, I guess so. It’s the kind of weather where I forget weather exists.” I used the restroom, sat in the window and wrote, 2:26. . .I moved outside and stacked my journals to see if anyone would show interest, but no. Even Summer came by saying she was looking for the perfect friend gift.</text:span></text:p>
      <text:p text:style-name="P147"><text:span text:style-name="T125"><text:s text:c="3"/>I looked at the w</text:span><text:span text:style-name="T227">e</text:span><text:span text:style-name="T125">ather on my phone and noticed rain was possibly coming, so I got a move on, stopped at the secret staircase again to write, </text:span><text:soft-page-break/><text:span text:style-name="T125">3:12. . .</text:span><text:span text:style-name="T217">I walked down S Ann/Hilliard/Clingman, peed at Greagle, went over the bridge, sat at the bus stop, wrote, 3:36. . .I walked up the hill, took the shortcut </text:span><text:span text:style-name="T219">behind WALK</text:span><text:span text:style-name="T217">, walked to Brew Pump, and, because Blessed Soul Food was setting up, decided to sit and wait, 4:15.</text:span></text:p>
      <text:p text:style-name="P147"><text:span text:style-name="T217"/></text:p>
      <text:p text:style-name="P267">. . .</text:p>
      <text:p text:style-name="P149"><text:span text:style-name="T217"/></text:p>
      <text:p text:style-name="P150"><text:span text:style-name="T217">I </text:span><text:span text:style-name="T125">met and talked with annoying Josh with the gold chains, tried to relate by saying I knew people he knew from App State in 2007, but I quickly realized he was a competetive conversationalist. I sat with Lamont out front and waited for the truck to open, was their first customer, ordered a cheeseburger w/ mac, walked home during a lucky break in the rain, ate at the kitchen counter, sat at the computer and wrote, 5:55.</text:span></text:p>
      <text:p text:style-name="P150"><text:span text:style-name="T125"><text:s text:c="3"/></text:span><text:span text:style-name="T218">Hannah called and asked if she had woken me up. I said I’d just finished eating my mac &amp; cheese. She’d been out in Swannanoa helping Melissa clean, was covered in glitter. Her mom was driving fast and arriving earlier than expected. She needed to put sheets on the bed etc., and so wouldn’t be ready to leave her house to go downtown until 6:55 or seven. I’d buy the tickets, expensify the receipt and either walk or drive to her house, depending on the weather. . .</text:span><text:span text:style-name="T220">I ate grapes, flossed, made edits, 6:20.</text:span></text:p>
      <text:p text:style-name="P150"><text:span text:style-name="T220"/></text:p>
      <text:p text:style-name="P268">. . .</text:p>
      <text:p text:style-name="P150"><text:span text:style-name="T220"/></text:p>
      <text:p text:style-name="P151"><text:span text:style-name="T220">I </text:span><text:span text:style-name="T125">changed into an alternate pair of black pants I had not investigated in a while. They were quite comfortable. I put on my black Brew Pump shirt, my reversible plaid on the solid blue side, my raincoat and my leather Lems, walked swiftly to Hannah’s house, saying hello to Tina and Rebecca very briefly at the end of the farmers market. Hannah was expectedly a little frantic, listening to Lizzo and cleaning.</text:span></text:p>
      <text:p text:style-name="P151"><text:span text:style-name="T125"><text:s text:c="3"/>I helped fold a sheet but mostly sat quietly. The music was too loud for me to talk over and I wasn’t sure how to help. Thankfully, she let me drive and </text:span><text:soft-page-break/><text:span text:style-name="T125">it started to pour/blow torrentially. I went a silly way at first, but parked and checked in on time. She drank a cider right at the start of the show and I raw dogged it. When they asked what the cast could see out the window, the answer they chose was Waldo, and as far as a question that could never be fully answered, “What is the best way to serve eggs?”</text:span></text:p>
      <text:p text:style-name="P269"><text:s text:c="3"/>Scott ended up playing a stereotypical drummer named Todd, and I started to sweat from the familiarity. The improvised play was great: a baby shower with many twists and turns. I wouldn’t say things felt uptight with Hannah, but I was longing for just a touch more chemestry until we went to the Smingles and had a great time. I got CheezIts, Hop Splash, grape Outshine bars, bananas, ham. She got grapes, oat milk, Hoppy Refresher, yogurt, sprinkes and maybe another thing or two.</text:p>
      <text:p text:style-name="P151"><text:span text:style-name="T125"><text:s text:c="3"/>We talked mostly about Melissa on the way home (as we had on the way there.) </text:span><text:span text:style-name="T221">I got out of the car, went inside, half put my groceries away, got my grapes and a hop water out of the fridge, went to my room, closed the door, sat at the computer and wrote, 10:54.</text:span></text:p>
      <text:p text:style-name="P151"><text:span text:style-name="T221"/></text:p>
      <text:p text:style-name="P152">VII.XXXI</text:p>
      <text:p text:style-name="P153"><text:span text:style-name="T125"/></text:p>
      <text:p text:style-name="P153"><text:span text:style-name="T125">I woke ten minutes before my 9:45 alarm, played Wordle (PENNE in three.) </text:span><text:span text:style-name="T222">I</text:span><text:span text:style-name="T125"> did not want to get out of bed, </text:span><text:span text:style-name="T222">n</text:span><text:span text:style-name="T125">or think I could make a journal in time </text:span><text:span text:style-name="T222">for</text:span><text:span text:style-name="T125"> rehearsal, but I </text:span><text:span text:style-name="T222">eventually </text:span><text:span text:style-name="T125">figured I </text:span><text:span text:style-name="T222">c</text:span><text:span text:style-name="T125">ould at least lay out the leather and make a couple cuts. Aside from making one crooked </text:span><text:span text:style-name="T222">line</text:span><text:span text:style-name="T125">, stabbing myself with the awl, getting a little blood on the journal, things went smoothly; #9 was crafted by 10:00. I had gone downstairs to make coffee after the cuts </text:span><text:span text:style-name="T222">and </text:span><text:span text:style-name="T125">before poking the holes, </text:span><text:span text:style-name="T222">sipped it lukewarm as I</text:span><text:span text:style-name="T125"> wrote at 10:17.</text:span></text:p>
      <text:p text:style-name="P150"><text:span text:style-name="T220"/></text:p>
      <text:p text:style-name="P268">. . .</text:p>
      <text:p text:style-name="P150"><text:span text:style-name="T220"/></text:p>
      <text:p text:style-name="P154"><text:span text:style-name="T220">I </text:span><text:span text:style-name="T125">put </text:span><text:span text:style-name="T223">on my </text:span><text:span text:style-name="T125">black Brew Pump shirt/</text:span><text:span text:style-name="T223">hat</text:span><text:span text:style-name="T125">, </text:span><text:span text:style-name="T223">stuck</text:span><text:span text:style-name="T125"> phone/wallet/car key in my pocket, </text:span><text:span text:style-name="T223">stuffed</text:span><text:span text:style-name="T125"> all </text:span><text:span text:style-name="T223">the</text:span><text:span text:style-name="T125"> journals in my bag and drove to Izzy’s, ordered a </text:span><text:soft-page-break/><text:span text:style-name="T125">latte, then </text:span><text:span text:style-name="T223">went</text:span><text:span text:style-name="T125"> up Patton/26 to the shed. We spent a long while catching up. When Steve asked what was new with me, I pulled out the four journals. </text:span><text:span text:style-name="T223">T</text:span><text:span text:style-name="T125">here was a match for everyone’s slacks, so I gave #9 to Scott, #2 to Steve and #8 to Kevin. We played through Spoken Word, Not Alots Different, the album, Lucy, All My Friends, Say Man… I think that was all.</text:span></text:p>
      <text:p text:style-name="P154"><text:span text:style-name="T125"><text:s text:c="3"/>We chatted about how to make the band sound bigger afterward, including adding a guitar player and a second drummer. Steve had to get going and I was </text:span><text:span text:style-name="T223">parked</text:span><text:span text:style-name="T125"> behind him, so I drove down to The Mule, got my AVL Fest wristband from Hannah, had a Trail Pass at the bar with her, ordered a BBQ sandwich and mingled a bit. Jeff said I </text:span><text:span text:style-name="T223">had </text:span><text:span text:style-name="T125">won the festival, was officially playing the most sets.</text:span></text:p>
      <text:p text:style-name="P270"><text:s text:c="3"/>I ate after Hannah left then realized I was pressed for time, then drove a stupid way: Sweeten Creek/Biltmore/Depot/Amboy/26/Brevard, took Salola/Carrier/Harris to Middlemont and left a wristband in Melissa’s mailbox. I zipped up Sulfur Springs/Haywood/Brevard, made a cup of coffee, hopped in the bath, shaved a little too fast, put on my blue pear snap/belt, got a text from Hannah.</text:p>
      <text:p text:style-name="P270"><text:s text:c="3"/>“Hey! My mom and I are gonna drive separately but I might try to ride home with you if it's ok? I think she will not last all the way until 9pm!”</text:p>
      <text:p text:style-name="P270"><text:s text:c="3"/>I said, “Sounds good to me! When y'all planning on getting there?”</text:p>
      <text:p text:style-name="P270"><text:s text:c="3"/>She said six, so though I still felt frantic, I sipped coffee and wrote at the computer until 5:18.</text:p>
      <text:p text:style-name="P154"><text:span text:style-name="T125"/></text:p>
      <text:p text:style-name="P271">. . .</text:p>
      <text:p text:style-name="P155"><text:span text:style-name="T125"/></text:p>
      <text:p text:style-name="P156"><text:span text:style-name="T125">I put on my tie, and, since I had </text:span><text:span text:style-name="T226">gotten</text:span><text:span text:style-name="T125"> it the right length on the first go, decided to nix the vest. I </text:span><text:span text:style-name="T226">added</text:span><text:span text:style-name="T125"> my light blazer, ate a bunch of CheezIts, opened a hop water and updated my Instagram journal. I </text:span><text:span text:style-name="T226">grabbed</text:span><text:span text:style-name="T125"> my glasses, got in the car, drove to Salvage station, posed on the red carpet with my Hop Splash, got a Trail Pass from the bar, sat outside by the window. Lincoln came over and was very sentimental. I think that was the most I had ever enjoyed talking to him.</text:span></text:p>
      <text:p text:style-name="P156"><text:soft-page-break/><text:span text:style-name="T125"><text:s text:c="3"/>Hannah said they were in line for a beer, and when I looked that direction, I fell in love with just her hair. I could tell they were exiting stage-right, so I went in that direction, and, as soon as I saw her, said, “Well you look nice.” I think I jumped the gun </text:span><text:span text:style-name="T226">and hadn’t been heard </text:span><text:span text:style-name="T125">because, when we got closer and hugged, she said the same thing, so I said, “You too.” I hugged her mom, and we stood there talking to people until the screening started.</text:span></text:p>
      <text:p text:style-name="P156"><text:span text:style-name="T125"><text:s text:c="3"/>We sat inside through lots of videos, eventually being joined by Melissa. Hannah had gone and gotten us each popcorns. She and her mom </text:span><text:span text:style-name="T226">eventually </text:span><text:span text:style-name="T125">decided to go outside </text:span><text:span text:style-name="T226">while</text:span><text:span text:style-name="T125"> Melissa and I sat there a little too dilligently. When she said she was going to get food, I got up </text:span><text:span text:style-name="T226">to roam</text:span><text:span text:style-name="T125">.</text:span></text:p>
      <text:p text:style-name="P156"><text:span text:style-name="T125"><text:s text:c="3"/>I hadn’t even realized there was an outdoor screen. Hannah had just arrived from the snack bar with a paper tray full of fwuit, and, after offering me some, seemed relieved when I said no. We stood on a little hill next to her mom, who soon went inside. </text:span><text:span text:style-name="T226">Hannah</text:span><text:span text:style-name="T125"> said she didn’t want to stand on the hill anymore, so we grabbed a couple stools and sat at a table at the back of the outdoor crowd for about two videos until she said she was worried about her mom and wandered off.</text:span></text:p>
      <text:p text:style-name="P156"><text:span text:style-name="T125"><text:s text:c="3"/></text:span><text:span text:style-name="T224">She texted shortly after and said, “Found her. She's sitting with me by the food truck place”</text:span></text:p>
      <text:p text:style-name="P156"><text:span text:style-name="T224"><text:s text:c="3"/>I didn’t want </text:span><text:span text:style-name="T226">her</text:span><text:span text:style-name="T224"> to feel like I was following her around, but she was also the person who had invited me, and clearly wanted to let me know where she was. I went back there and we sat on a big bench joined by Melissa for the rest of the night. I made weird noises through all of the awards and, when it came time for crowd favorite voting, Hannah made a big deal of voting for Scotchie and then saying she didn’t know why she’d done that.</text:span></text:p>
      <text:p text:style-name="P156"><text:span text:style-name="T224"><text:s text:c="3"/>Kingsley said, “Are you </text:span><text:span text:style-name="T60">insane?”</text:span></text:p>
      <text:p text:style-name="P156"><text:span text:style-name="T60"><text:s text:c="3"/></text:span><text:span text:style-name="T224">When that award came up to be announced, she said, “It’d be weird if Scotchie won,” and indeed he did. After much talk of baths, we decided we were all ready to leave, but Hannah and Kingsley mentioned Waffe House, and so we all met there and had the best time, mostly talking about how fucked </text:span><text:soft-page-break/><text:span text:style-name="T224">up our families are, especially the previous generations. We listened to a Jane Kramer song about Waffle House and Hannah took photo</text:span><text:span text:style-name="T226">s</text:span><text:span text:style-name="T224"> of Melissa/Kingsley, then a selfie of me and her that I’m kind of in love with.</text:span></text:p>
      <text:p text:style-name="P272"><text:s text:c="3"/>Kingsley said, “Ross looks ready to bolt,” but we all thought she said bowl and played along. We went to the parking lot, hugged and then to our separate cars. I laughed when I overheard Kingsley saying, “Okay, open the door. I’m getting wet,” and she said to me, “I hope you aren’t walking home!”</text:p>
      <text:p text:style-name="P156"><text:span text:style-name="T224"><text:s text:c="3"/>I drove </text:span><text:span text:style-name="T226">to Meyers</text:span><text:span text:style-name="T224">, hung up my fancy clothes, sat in the darkness. Melissa texted an old picture of me holding Max (interesting choice,) and Hannah sent the WH photos she had taken, said Kingsley had the best time:</text:span></text:p>
      <text:p text:style-name="P156"><text:span text:style-name="T224"/></text:p>
      <text:p text:style-name="P156"><text:span text:style-name="T401">H</text:span><text:span text:style-name="T224">: My mom is buzzing because she had so much fun with you guys</text:span></text:p>
      <text:p text:style-name="P157"><text:span text:style-name="T401">M</text:span><text:span text:style-name="T224">: I love her!</text:span></text:p>
      <text:p text:style-name="P156"><text:span text:style-name="T401">H</text:span><text:span text:style-name="T224">: She's pretty great imo</text:span></text:p>
      <text:p text:style-name="P156"><text:span text:style-name="T401">R</text:span><text:span text:style-name="T224">: Fun squad, lfg, I'm buzzin too</text:span></text:p>
      <text:p text:style-name="P272"><text:tab/>And it ain't the decaf</text:p>
      <text:p text:style-name="P156"><text:span text:style-name="T401">M</text:span><text:span text:style-name="T224">: I heard we're going bowling next?</text:span></text:p>
      <text:p text:style-name="P156"><text:span text:style-name="T401">R</text:span><text:span text:style-name="T224">: I look ready bc I am</text:span></text:p>
      <text:p text:style-name="P156"><text:span text:style-name="T401">H</text:span><text:span text:style-name="T224">: The decaf was pretty great but I'm just so happy <text:tab/>to hang out with y'all!</text:span></text:p>
      <text:p text:style-name="P158">M<text:span text:style-name="T125">: Yeeeeeee</text:span></text:p>
      <text:p text:style-name="P156"><text:span text:style-name="T401">R</text:span><text:span text:style-name="T224">: Me too! The pics prove it. That guy behind us is <text:tab/>jelly </text:span></text:p>
      <text:p text:style-name="P156"><text:span text:style-name="T224"/></text:p>
      <text:p text:style-name="P159">VIII.I</text:p>
      <text:p text:style-name="P159"><text:span text:style-name="T125"/></text:p>
      <text:p text:style-name="P85"><text:span text:style-name="T92">I slept til 10:40 after lots of emotional-feeling dreams. When I finally woke up, </text:span><text:span text:style-name="T93">it</text:span><text:span text:style-name="T92"> sank in, first, how amazing Hannah looked and made me feel, then how many things I had to do. I went downstairs to make a coffee and asked Erica where her sister went——</text:span><text:span text:style-name="T93">h</text:span><text:span text:style-name="T92">ome, apparently. I had somehow not realized that they had never met before and I was blown away. </text:span><text:span text:style-name="T125">We talked about that and her visit with a medium over a second cup of coffee. It sounded pretty convincing, and we </text:span><text:soft-page-break/><text:span text:style-name="T125">even talked about AVL Fest a little bit, </text:span><text:span text:style-name="T226">but I was ready to start knocking out tasks.</text:span></text:p>
      <text:p text:style-name="P85"><text:span text:style-name="T125"><text:s text:c="3"/></text:span><text:span text:style-name="T225">I went upstairs, sat at my computer, returned texts to Scott, Ever-Expanding, listened to a Phish song, told Alyse I could let Charlie out at 2PM and wrote until 11:41. . .</text:span><text:span text:style-name="T228">I made edits and pasted </text:span><text:span text:style-name="T230">approx </text:span><text:span text:style-name="T228">eight pages, Venmoed Hannah for popcorn/beer, played Wordle (CHALK in four,) and wrote, 12:16. . .</text:span><text:span text:style-name="T229">I took a bath and then made journal #10 out of the soft brown, feeling hurried but almost efficient, then wrote, 1:16.</text:span></text:p>
      <text:p text:style-name="P85"><text:span text:style-name="T229"/></text:p>
      <text:p text:style-name="P446">. . .</text:p>
      <text:p text:style-name="P85"><text:span text:style-name="T229"/></text:p>
      <text:p text:style-name="P86"><text:span text:style-name="T229">I </text:span><text:span text:style-name="T125">changed into my new/not-new black pants, phone/wallet in the pockets, one of my Purple Brew Pump shirts, stuffed my bag with journals, cup, hat, hop water, peeled a banana and slid on my Rainbows while leaving the house, went down the porch and realized it was hot enough to warrant shorts, so I went inside, moved my phone &amp; wallet to the bag, finished my banana, changed and walked down Brevard/Olney.</text:span></text:p>
      <text:p text:style-name="P447"><text:s text:c="3"/>I heard my name as I was turning left onto Sand Hill. Michel was hollering at me from his window. We stood on his porch for a few and talked about Maria working at Brew Pump, AVL Fest Sets, my journals and expensive handmade things in general. I continued to Kev’s house via Delaware/Woodgate/Harris/Malven Hills, let out Charlie and took a photo of #10 on their couch.</text:p>
      <text:p text:style-name="P86"><text:span text:style-name="T125"><text:s text:c="3"/>There was a clap of thunder, so Charlie was eager to come inside. I grabbed her by the collar and led her straight to her crate. I hope she used the restroom while she was out there. I walked through the park and up Sulfur Springs getting rained on, went to Izzy’s, ordered a latte. I sat on the porch and thought about calling/texting friends or getting an Uber, but it started to lighten up a little so I thought to myself </text:span><text:span text:style-name="T55">fortune favors the bold</text:span><text:span text:style-name="T78"> and went back out into it.</text:span></text:p>
      <text:p text:style-name="P86"><text:span text:style-name="T78"><text:s text:c="3"/>I ran into Howard/Harold and told him about how many bands I was playing with. He was upset when the </text:span><text:soft-page-break/><text:span text:style-name="T78">bus pulled up. I continued down Haywood/Brevard, went </text:span><text:span text:style-name="T94">in the house</text:span><text:span text:style-name="T78">, posted to Instagram, snuck some pe</text:span><text:span text:style-name="T96">e</text:span><text:span text:style-name="T78">ks around social media in general, got naked, wrote at the computer, 3:38.</text:span></text:p>
      <text:p text:style-name="P86"><text:span text:style-name="T78"/></text:p>
      <text:p text:style-name="P273">. . .</text:p>
      <text:p text:style-name="P86"><text:span text:style-name="T78"/></text:p>
      <text:p text:style-name="P274">I rested for a bit, texted the Ponies at 4:13,</text:p>
      <text:p text:style-name="P274">“I'm prolly gonna head that way shortly since we're the first band”</text:p>
      <text:p text:style-name="P87"><text:span text:style-name="T119"><text:s text:c="3"/>T</text:span><text:span text:style-name="T78">: Woo hoo!</text:span></text:p>
      <text:p text:style-name="P87"><text:span text:style-name="T119"><text:s text:c="3"/>R</text:span><text:span text:style-name="T78">: Dropping off Max and I'll do the same</text:span></text:p>
      <text:p text:style-name="P87"><text:span text:style-name="T119"><text:s text:c="3"/>M</text:span><text:span text:style-name="T78">: Sweet!! Gotta run home for my yellow dress and I'll see y'all in Jabroniville!</text:span></text:p>
      <text:p text:style-name="P274"><text:s text:c="3"/>I put on my blank purple T-shirt, threw my hairbrush in my bag, walked out to the car with my boots, socks and the box of CheezIts. I drove to Funkatorium, parked in the back alley, loaded in slowly. Jack the monitor man had gone behind me and undid the angle of my kick drum, so I just resigned to let him be as persnickity as he needed.</text:p>
      <text:p text:style-name="P88"><text:span text:style-name="T78"><text:s text:c="3"/>I investigated the green room, checked drums, moved my car to the parking deck, said hey to Charlie </text:span><text:span text:style-name="T96">the Human </text:span><text:span text:style-name="T78">and </text:span><text:span text:style-name="T94">went upstairs to the greenroom with three minutes til show. Tina wanted to do a hands-in, but it was just me, Rebecca, Martha and Jack. We did a </text:span><text:span text:style-name="T61">one, two, three</text:span><text:span text:style-name="T94"> and Jack said he could be part of it if needed. I said, “You’re not invited, Jack!”</text:span></text:p>
      <text:p text:style-name="P88"><text:span text:style-name="T94"><text:s text:c="3"/>Martha said, “Assertive, I like it.” </text:span><text:span text:style-name="T96">Then w</text:span><text:span text:style-name="T94">e </text:span><text:span text:style-name="T78">played a great set. I packed up, stashed my hardware under the stage, drove to FBRA </text:span><text:span text:style-name="T96">and</text:span><text:span text:style-name="T78"> sent Juan a DM to let him know I was there, sat on the stairs and ate CheezIts. Once Charlie and Shane arrived, I pounded on the door.</text:span></text:p>
      <text:p text:style-name="P87"><text:span text:style-name="T78"><text:s text:c="3"/>Katie Richter was there to sing on a couple songs, play trumpet and generally have very </text:span><text:span text:style-name="T94">nice</text:span><text:span text:style-name="T78"> posture. We played through tunes and I got tired. When Juan said we were done, I said, “No takebacks!” I drove home, ate a popsicle, opened a hop water, turned out the lights, got undressed, sat at the computer and wrote, 11:07.</text:span></text:p>
      <text:p text:style-name="P87"><text:span text:style-name="T78"/></text:p>
      <text:p text:style-name="P359"><text:soft-page-break/><text:span text:style-name="T64">VIII.II</text:span></text:p>
      <text:p text:style-name="P360"><text:span text:style-name="T78"/></text:p>
      <text:p text:style-name="P360"><text:span text:style-name="T78">Erica asked if I was awake or would be home around 10:45. I said no to both and laid there a few more minutes. I played Wordle (FLAKE in three,) got up before my alarm, made a cup of coffee, crafted journal #11 from the cream cut and wrote, 8:47. . .</text:span><text:span text:style-name="T95">I wondered how Dulci was feeling and wanted to delay Moon &amp; You rehearsal, so I texted the group at 9:08, “Sup team, we feeling it? I need to be done by 1230. Also happy to push back until Sunday”</text:span></text:p>
      <text:p text:style-name="P360"><text:span text:style-name="T95"><text:s text:c="3"/>Dulce was feeling bad and Kev was down to delay, but no decision came until Kev </text:span><text:span text:style-name="T99">prodded</text:span><text:span text:style-name="T95"> at 9:51. “What's the word from the herd?” he said.</text:span></text:p>
      <text:p text:style-name="P360"><text:span text:style-name="T95"><text:s text:c="3"/>Ryan finally replied, saying he was down for Sunday. Tina texted shortly after </text:span><text:span text:style-name="T97">in a different thread;</text:span><text:span text:style-name="T95"> she was downtown and would be there soon, apparently with plans of babysitting. Melissa said, “Be where??” and then texted the band thread saying, “My apologies for not looking at my phone all morning! I had misplaced it under some banana bread last night.”</text:span></text:p>
      <text:p text:style-name="P275"><text:s text:c="3"/>Does that mean Tina drove all the way from Marshall for nothing? Not my circus nor monkeys. I wrote at the computer, 10:10.</text:p>
      <text:p text:style-name="P360"><text:span text:style-name="T95"/></text:p>
      <text:p text:style-name="P276">. . .</text:p>
      <text:p text:style-name="P361"><text:span text:style-name="T95"/></text:p>
      <text:p text:style-name="P362"><text:span text:style-name="T95">I </text:span><text:span text:style-name="T78">did basically nothing until Neighbor Scott texted me at 11:43: “Hey buddy, I want to come see your show tonight at funkatorium with Stacey at 6:30, yet i am wondering if there is a way to avoid paying a whole one day pass if i am to see only one show. </text:span></text:p>
      <text:p text:style-name="P277">This is me, poor at the moment. </text:p>
      <text:p text:style-name="P277">Thanks.”</text:p>
      <text:p text:style-name="P277"><text:s text:c="3"/>I said, “I just screenshotted your pathetic plea and have sent it to Hannah. She should have received one day pass per band member but I don't know how many she's given out. </text:p>
      <text:p text:style-name="P277"><text:s text:c="3"/>Oops, she texted me right this instant and said, ‘Of course! I still have the tickets!’”</text:p>
      <text:p text:style-name="P362"><text:span text:style-name="T78"><text:s text:c="3"/>I walked down to Hannah’s, said hey to her and </text:span><text:span text:style-name="T99">Bruce and Kingsley</text:span><text:span text:style-name="T78">, grabbed the passes, walked to </text:span><text:soft-page-break/><text:span text:style-name="T78">Odd’s, ordered a latte, took a photo of #11, gave </text:span><text:span text:style-name="T99">Scott</text:span><text:span text:style-name="T78"> the passes and the dark brown journal, walked home. Hannah said she was running behind. I offered to drive, and she soon called me. She said she was coming home after her panel, and I made some logistical suggestions. She was </text:span><text:span text:style-name="T99">clearly already </text:span><text:span text:style-name="T78">exasperated and said, “I can’t make a decision!”</text:span></text:p>
      <text:p text:style-name="P277"><text:s text:c="3"/>I said, “I’ll come get you since you’re closer to downtown.”</text:p>
      <text:p text:style-name="P362"><text:span text:style-name="T78"><text:s text:c="3"/>I drove to her house and we rode to Citizen Vinyl. I dropped her off, parked at the top of the parking deck, walked back. She was sitting with Amanda’s parents and invited me to join her. </text:span><text:span text:style-name="T99">Amanda’s mom said, “You’re a Holy Ghoster??” Amanda &amp; Hannah</text:span><text:span text:style-name="T78"> got up </text:span><text:span text:style-name="T99">on stage,</text:span><text:span text:style-name="T78"> answered questions from a journalist about, you know, being women in the industry.</text:span></text:p>
      <text:p text:style-name="P362"><text:span text:style-name="T78"><text:s text:c="3"/>We walked to the car in the rain, drove to Terra Nova’s employee parking, then walked behind Mamacita’s to Diana Wortham, where Millie and Will were playing. They sounded amazing. We then </text:span><text:span text:style-name="T99">went</text:span><text:span text:style-name="T78"> with her mom to Mamacita’s, where I got a steak burrito, and The Orange Peel. </text:span></text:p>
      <text:p text:style-name="P363"><text:span text:style-name="T78"><text:s text:c="3"/>I was pleasantly surprised by how good The Highdivers sounded and also by how excited Julia was to see me. We soon left, walked back to </text:span><text:span text:style-name="T99">the</text:span><text:span text:style-name="T78"> car, drove to </text:span><text:span text:style-name="T99">Hannah’s</text:span><text:span text:style-name="T78">. </text:span><text:span text:style-name="T99">I dropped her off and went to get gas.</text:span></text:p>
      <text:p text:style-name="P363"><text:span text:style-name="T99"><text:s text:c="3"/></text:span><text:span text:style-name="T100">Hannah texted saying, “Today I wish I was just a tiny bit more extroverted. Tired already!</text:span></text:p>
      <text:p text:style-name="P278"><text:s text:c="3"/>Gonna leave the door open for whenever you get here - I'm gonna have a pillow over my head for about 20 minutes”</text:p>
      <text:p text:style-name="P363"><text:span text:style-name="T99"><text:s text:c="3"/></text:span><text:span text:style-name="T78">I drove up to the Brew Pump in lots of traffic, filled the car, bought Hoppy Refreshers talked briefly with Michel and Maria and then realized it was a longer conversation than I wanted it to be </text:span><text:span text:style-name="T100">and was wondering if I had missed a cue that it would be okay to lay with Hannah.</text:span></text:p>
      <text:p text:style-name="P362"><text:span text:style-name="T78"><text:s text:c="3"/>I drove back and offered her a hop water. She said maybe soon; she was gonna have her head under her pillow until her alarm went off. I laid on the guest bed and she eventually got up, </text:span><text:span text:style-name="T100">came to see </text:span><text:soft-page-break/><text:span text:style-name="T100">where I was, </text:span><text:span text:style-name="T78">stood briefly in the doorway and said she was coming back online, </text:span><text:span text:style-name="T100">then went back to bed.</text:span></text:p>
      <text:p text:style-name="P364"><text:span text:style-name="T78"><text:s text:c="3"/>The door to her room was open wider than before, so I went in and laid on her bed with her, but as close to the edge as I could get. We stayed there for a couple minutes and she eventually got up and started doing things, then came back into the room and told me not to fall asleep, </text:span><text:span text:style-name="T100">reminded me</text:span><text:span text:style-name="T78"> her bed is very comfortable. Katheryn came over and got the rundown on merch while I loaded the car. We drove to Funkatorium with Kevin behind us, loaded in.</text:span></text:p>
      <text:p text:style-name="P364"><text:span text:style-name="T78"><text:s text:c="3"/>I moved the car, went to the green room, got dressed, sound checked, went to the bathroom, then relaxed on stage. We played a very fun an energetic set to a large crowd with only a few flubs from Melissa. Hannah was full of one-liners </text:span><text:span text:style-name="T100">and Charlie was clearly impressed</text:span><text:span text:style-name="T78">. We broke down, mingled.</text:span></text:p>
      <text:p text:style-name="P364"><text:span text:style-name="T78"><text:s text:c="3"/>I got the car, loaded it up, told friends we might join them at the Orange Peel for Floating Action, but </text:span><text:span text:style-name="T98">headed</text:span><text:span text:style-name="T78"> to Mamacita’s again instead. </text:span><text:span text:style-name="T98">We took the long way, mainly to talk about Melissa </text:span><text:span text:style-name="T100">being the weakest link</text:span><text:span text:style-name="T98">, but Hannah also wanted to tell me to please ask before getting in her bed next time, which she segued into telling me how much her family liked me. </text:span><text:span text:style-name="T78">I got a fried chicken taco and hung with cool people, including, eventually, Kevin, Alyse, Scott, Leann, Ryan, Melissa, Max.</text:span></text:p>
      <text:p text:style-name="P362"><text:span text:style-name="T78"><text:s text:c="3"/>Hannah and I decided </text:span><text:span text:style-name="T100">we’d walk </text:span><text:span text:style-name="T78">to go see Dulaney play with Pretty Little Goat down at Soverign Kava. The vibe was relaxing and she got a massage that cured her headache </text:span><text:span text:style-name="T100">while</text:span><text:span text:style-name="T78"> I relaxed on a comfy couch. </text:span><text:span text:style-name="T100">W</text:span><text:span text:style-name="T78">hen the set was over, we played a game of miniature pool, thought about getting a drink </text:span><text:span text:style-name="T100">as</text:span><text:span text:style-name="T78"> Woody Wood and Krekle </text:span><text:span text:style-name="T100">were starting</text:span><text:span text:style-name="T78"> to set up, but instead helped Dulaney out to his car </text:span><text:span text:style-name="T100">and then</text:span><text:span text:style-name="T78"> walked back to mine.</text:span></text:p>
      <text:p text:style-name="P362"><text:span text:style-name="T78"><text:s text:c="3"/></text:span><text:span text:style-name="T98">We were very tired. I drove us to Hannah’s house, loaded in, hugged, said goodbye. As I was pulling out of the driveway, she came outside with my Bruce &amp; Neville Records T-Shirt. I came home, sat at the computer and wrote, 11:55.</text:span></text:p>
      <text:p text:style-name="P362"><text:span text:style-name="T98"/></text:p>
      <text:p text:style-name="P362"><text:span text:style-name="T98"/></text:p>
      <text:p text:style-name="P365"><text:soft-page-break/><text:span text:style-name="T73">V</text:span><text:span text:style-name="T64">III.III</text:span></text:p>
      <text:p text:style-name="P365"><text:span text:style-name="T78"/></text:p>
      <text:p text:style-name="P279">I had feverish dreams and considered myself to be sick during them. My knees were very uncomfortable bumping into each other in the real world. When I woke, it took me a minute to process, but I seemed to be healthy. I got up, hobbled to the fridge for a plum, got back in bed for a few, played Wordle (SCALE in five.)</text:p>
      <text:p text:style-name="P279"><text:s text:c="3"/>I went downstairs, made a coffee. Erica had boxes everywhere even though she had already packed. She was trying to consolodate various projects and told me she had thought about selling her house, though didn’t currently think that was the right move. She showed me a manual she wrote for some inventory software she wrote in the ‘80s. It was very organized, but I had to poop.</text:p>
      <text:p text:style-name="P365"><text:span text:style-name="T78"><text:s text:c="3"/>I walked upstairs and only farted, but drank my coffee peacefully on the futon, then laid out a cut of black leather and cut it down to a size I could work with. </text:span><text:span text:style-name="T101">I decided I’d earned another coffee, made edits, then wrote, 9:51.</text:span></text:p>
      <text:p text:style-name="P365"><text:span text:style-name="T101"/></text:p>
      <text:p text:style-name="P366"><text:span text:style-name="T101">Dulci texted saying she was backing out and so the group is aflutter with what to do. I wish she had just shown up and waited to see if it rained; we could have made a plan while standing together instead of potentially bickering over text. . .</text:span><text:span text:style-name="T102">I crafted #12 while group text chaos ensued. My only contributions were, “moon and you songs are probably what we know best as a group, Biltmore style. Sorry you still feel bad Dulce</text:span></text:p>
      <text:p text:style-name="P280"><text:s text:c="3"/>I nominate Kev as new band leader and wanna do whatever he wants, but am confident a moon&amp;you jam would be dandy</text:p>
      <text:p text:style-name="P280"><text:s text:c="3"/>could even do a moon&amp;you trio set and relieve the pressure to perform from a bunch of peeps</text:p>
      <text:p text:style-name="P280"><text:s text:c="3"/>Let's say it's going to be a Moon &amp; You set with at least the three of us, and whomever else feels comfortable and excited to join should do so.”</text:p>
      <text:p text:style-name="P366"><text:span text:style-name="T102"/></text:p>
      <text:p text:style-name="P281">. . .</text:p>
      <text:p text:style-name="P366"><text:span text:style-name="T102"/></text:p>
      <text:p text:style-name="P367"><text:soft-page-break/><text:span text:style-name="T102">I </text:span><text:span text:style-name="T78">was already wearing my Bruce &amp; Neville shirt/shorts. I started putting drums in my car and packing a bag of alternative outfits, made a third cup of coffee, drove to New Belgium around 1130 and started slowly putting the house kit on stage. I had placed the hi-hat, kick w/ toms, pedal, snare, throne when River Whyless pulled up. Now </text:span><text:span text:style-name="T55">they’re</text:span><text:span text:style-name="T78"> early, I thought.</text:span></text:p>
      <text:p text:style-name="P367"><text:span text:style-name="T78"><text:s text:c="3"/>Dan tactfully told me I’d need to move the drums I had set up as they’d be sound checking and backlining, so I did that, helped Alex w/ his kit a bit (it was very dusty as they hadn’t played in a year,) and gave him journal #11. I sat in the field, wrote, then, upon seeing Charlie backstage, went &amp; said hello, 12:15. . .</text:span><text:span text:style-name="T105">He</text:span><text:span text:style-name="T78"> started playing his trumpet in the field and asked if I had a chess board </text:span><text:span text:style-name="T105">in my car</text:span><text:span text:style-name="T78">. I didn’t, but figured I could try asking Cam or Keon.</text:span></text:p>
      <text:p text:style-name="P282"><text:s text:c="3"/>Cam gave me an Athletic Mexican Copper, and, when Kevin/Alyse arrived, we went to help with their gear. Everyone had shown up soon after except for Ryan and Melissa, who texted saying Ryan had driven them to the Outpost.</text:p>
      <text:p text:style-name="P282"><text:s text:c="3"/>We had a rushed and frustrating sound check, and I was starting to get hangry, probably because of the Athletic again, but the set was fairly groovy, and our ten-minute finale of Only Takes a Minute was very fun. I got off stage, said hello to Chuck/Lucy/others, ordered a sandwich from Melt Your Heart, chugged it like a caveman under a tree and just kinda putzed around while Rahm Squad played.</text:p>
      <text:p text:style-name="P367"><text:span text:style-name="T78"><text:s text:c="3"/>When Scott arrived, I opened a </text:span><text:span text:style-name="T105">parking </text:span><text:span text:style-name="T78">spot for him and we loaded behind the stage. Our sound check was also a little frustrating as Calvin the monitor man seemed incapable of looking to see what was happening on the stage while talking to us, but, thanks to Scott being a pro, we were ready to go on time and played an amazingly fun set to a huge crowd, one of my favorite times playing music ever.</text:span></text:p>
      <text:p text:style-name="P367"><text:span text:style-name="T78"><text:s text:c="3"/>We got off stage and I said hello to Aren Blake, then B-lined it to Hannah. We sat on a blanket with Katheryn and Anne Marie for the Whole </text:span><text:span text:style-name="T105">R</text:span><text:span text:style-name="T78">iver </text:span><text:span text:style-name="T105">W</text:span><text:span text:style-name="T78">hyless set, drank limeades and ate Taco Billy. We were </text:span><text:soft-page-break/><text:span text:style-name="T78">eventually joined by Ryan, Leann, Scott, Tim, his brother and others.</text:span></text:p>
      <text:p text:style-name="P367"><text:span text:style-name="T78"><text:s text:c="3"/>After River Whyless, we started packing the van, and, at 8:20, I rolled out, sped downtown, parked in a loading zone, loaded in, hung in the green room, put on pants/blue flannel, then played a very loose set to a small/medium drunk crowd. I </text:span><text:span text:style-name="T105">was</text:span><text:span text:style-name="T78"> almost embarassed that Kevin, Alyse, Gary, Fox &amp; Hannah (who I knew was in the building from the sound of her laugh) had come to see us. It was fun, but I was glad when it was over.</text:span></text:p>
      <text:p text:style-name="P367"><text:span text:style-name="T78"><text:s text:c="3"/>I broke down, put Charlie’s keys in my car. Hannah wandered up, </text:span><text:span text:style-name="T107">pretending to cough,</text:span><text:span text:style-name="T78"> said she was going to Little Jumbo. </text:span><text:span text:style-name="T107">I said, “That’s our</text:span><text:span text:style-name="T78"> plan as well!” I drove Charlie to his car at Harris Teeter and we walked to the venue, wher</text:span><text:span text:style-name="T107">e</text:span><text:span text:style-name="T78"> everyone from the music scene was hanging out while a jazz organ trio played w/ Evan Martin on drums. </text:span><text:span text:style-name="T103">Hannah really seemed to want to be by my side, even when she went to sit with her sister.</text:span></text:p>
      <text:p text:style-name="P283"><text:s text:c="3"/>I walked her to her car, got a ride back to mine, drove home, messaged with her about purrmaids and fell asleep.</text:p>
      <text:p text:style-name="P367"><text:span text:style-name="T103"/></text:p>
      <text:p text:style-name="P174">VIII.IV</text:p>
      <text:p text:style-name="P368"><text:span text:style-name="T78"/></text:p>
      <text:p text:style-name="P368"><text:span text:style-name="T78">I woke before my 8:30 alarm, played Wordle (LOWER in five,) touched myself, got up and wrote in my journal at 9:05. . .</text:span><text:span text:style-name="T104">I crafted #13 rather quickly, then wrote, 9:29. . .</text:span><text:span text:style-name="T106">I put on my Dulci shirt + Rainbows, went downstairs, made a cup to go and told Erica I was late </text:span><text:span text:style-name="T107">for rehearsal</text:span><text:span text:style-name="T106"> but glad to have seen her at the show. She said that Raphiel had been pressuring her to sell her house and that she didn’t want to do that because I live here too.</text:span></text:p>
      <text:p text:style-name="P284"><text:s text:c="3"/>I said I would be more urgent about trying to find a roommate, went upstairs, put #13/phone/wallet/pens in my bag, walked swiftly up Brevard/Olney/Vance with coffee jumping out of my cup. Kevvy texted the group saying, “Hey buds what time you want to meet up for a rehearsal?”</text:p>
      <text:p text:style-name="P369"><text:span text:style-name="T106"><text:s text:c="3"/>Melissa said, “I was juuuust wondering the same. Haha. Ryan and Max are still sleeping, so maybe </text:span><text:soft-page-break/><text:span text:style-name="T106">let's say 11:30? Would that work for m'buds? I'd like to cut Glow and Easy Now, with apologies to anyone who spent time on them, bc I'm not ready to lead them”</text:span></text:p>
      <text:p text:style-name="P285"><text:s text:c="3"/>My pace slowed way down. I sauntered up Vermont/Haywood to Izzy’s, where I ordered a latte, sat outside at a picnic table, took a picture of #13, proofread &amp; pasted five pages, then wrote, 10:50. . .I ordered another latte——long line——sat and waited at the bar, wrote, 11:12. . .I walked down to Middlemont, searched around for drum pieces, set up and wrote, 11:49. . .We played Austen’s Lullaby, Down in the Lost &amp; Found, Just Driftin’, Sound &amp; Glory, Skeletor, ACJB, Time Warp, I Can Feel It, Asteroids, Old Ties, Mar Y Cello. </text:p>
      <text:p text:style-name="P368"><text:span text:style-name="T106"/></text:p>
      <text:p text:style-name="P286">. . .</text:p>
      <text:p text:style-name="P368"><text:span text:style-name="T106"/></text:p>
      <text:p text:style-name="P370"><text:span text:style-name="T106">I</text:span><text:span text:style-name="T78">t was about 1:30 when I stepped out onto the porch. I called UJ, talked to Wes, ordered a turkey pita w/ tots, walked up, took a Hoppy Refresher to go, </text:span><text:span text:style-name="T107">went</text:span><text:span text:style-name="T78"> out the back door, through the bank lot, down Vermont/Vance/Olney/Brevard/Meyers, into the house, grabbed my car key, a pair of pants, more journals, drove through the hood to Soverign Kava.</text:span></text:p>
      <text:p text:style-name="P287"><text:s text:c="3"/>I walked in with my food and bag, noticed there was indeed a house kit, sat at the end of the bar with sound man Daniel, ate my food while Keith Harry played some original tunes and then a Say It Aint So/Lucky Man mashup followed by Faith.</text:p>
      <text:p text:style-name="P287"><text:s text:c="3"/>When he finished, I grabbed my cymbals, snare and throne out of the car, set up, brushed my teeth and played a very fun set to Tina, Charlie, Hannah, Julia, Kingsley, Anne Marie, Gary, Fox, Darwin, Zelda, Millie, Will, Thomas Kozak, Steve, Marissa, Ellis. I said hello and thank-you to everyone, sold #11 (I think) to Ryan, then drove to the Greagle, where Hannah, Julia and Anne Marie were hanging.</text:p>
      <text:p text:style-name="P370"><text:span text:style-name="T78"><text:s text:c="3"/>I can’t remember the name of the band, but they reminded me of young Holy Ghost, which makes me realize how much fun we would have had if AVL Fest had been around back then. I walked up to the bar just as Hannah and Julia were ordering drinks, added </text:span><text:soft-page-break/><text:span text:style-name="T78">a Mexican Coke and handed over my card before Julia could. Hannah and I walked to my car, then drove to Terra Nova employee parking, watched some of the tribute to Malco</text:span><text:span text:style-name="T107">l</text:span><text:span text:style-name="T78">m Holcombe at Diana Wortham, left after two artists, said hey to Coop in the courtyard, went to Orange Peel for a song-and-a-half of Heavy Heavy, then drove to One World West, where The Fritz had just finished.</text:span></text:p>
      <text:p text:style-name="P370"><text:span text:style-name="T78"><text:s text:c="3"/>We said aloha to The Reckards on the way in, then hung out with Matt, Hank, Rebecca, Kev, Alyse, Charlie, Alex, Ben Mackel, Ryan and some weird guy named Will. I drank a kombucha and Hannah had a pink <text:s/>boozy seltzer. I drove her to her house, where her mom needed help unhooking a ratchet strap on her bike rack. It took a while, but we eventually got it. Hannah said Kingsley would give me her undying love and affection, which was a </text:span><text:span text:style-name="T107">harder</text:span><text:span text:style-name="T78"> for the sisters.</text:span></text:p>
      <text:p text:style-name="P287"><text:s text:c="3"/>I was slightly surprised but not the least bit disappointed that I didn’t get invited to dinner, said my goodbyes as they went inside to get ready. Hannah excitedly said we’d probably see each other tomorrow and I proposed Haywood Famous (and will probably suggest Green Tea as well.) I drove to Brew Pump, bought Hoppy Refreshers, talked to Justin about Colleen from Vermont, all my bands, Holy Ghost, Shakori Hills and Driftwood.</text:p>
      <text:p text:style-name="P287"><text:s text:c="3"/>I drove home, talked with Erica about the house situation, travel, gout, AVL Fest, hop water, then took a bath, shaved, put on my shorts for a walk to Ingles, realized it was too late, sat at the computer and wrote, 10:24.</text:p>
      <text:p text:style-name="P370"><text:span text:style-name="T78"/></text:p>
      <text:p text:style-name="P175">VIII.V</text:p>
      <text:p text:style-name="P371"><text:span text:style-name="T78"/></text:p>
      <text:p text:style-name="P371"><text:span text:style-name="T78">I woke up very early, played Wordle (ENSUE in four,) ate a plum, put on shorts/red shirt, sat at the computer and wrote, 7:39. . .</text:span><text:span text:style-name="T107">I brushed my teeth, let down my hair, put notebooks and a journal in my bag, put on my hat, wrote, 7:57.</text:span></text:p>
      <text:p text:style-name="P371"><text:span text:style-name="T107"/></text:p>
      <text:p text:style-name="P288">. . .</text:p>
      <text:p text:style-name="P371"><text:span text:style-name="T107"/></text:p>
      <text:p text:style-name="P372"><text:soft-page-break/><text:span text:style-name="T107">I </text:span><text:span text:style-name="T78">put on my flops, threw my wallet in my bag, left the house, turned right on Brevard, went around four trash bins, realized I had forgotten my phone, turned around, grabbed that + a hop water, left again, picked a crab apple, turned right at Haywood, walked to Battle Cat, ordered a latte, proofread &amp; pasted three pages, wrote, 8:53. I had a text from Matt that said, “Do you and Hannah swap DNA”</text:span></text:p>
      <text:p text:style-name="P289">. . .Kevin texted three different group chapts, saying, “Hey buds just wanted to let everyone know that I woke up feeling pretty crappy today and tested positive for COVID. Just thought I should let you guys know”</text:p>
      <text:p text:style-name="P372"><text:span text:style-name="T78"/></text:p>
      <text:p text:style-name="P372"><text:span text:style-name="T64">Hannah</text:span><text:span text:style-name="T78">: Oh man! Sorry bud that sucks. You had a long <text:tab/>weekend and I'm sure we're all run down <text:tab/>immunity wise! I hope you feel better soon. <text:tab/>Thanks for letting us know. </text:span></text:p>
      <text:p text:style-name="P372"><text:span text:style-name="T78"/></text:p>
      <text:p text:style-name="P372"><text:span text:style-name="T64">Melissa</text:span><text:span text:style-name="T78">: Noooooo Kev!! I'm so sorry, bud. I hope <text:tab/>it goes easy on you - please let us know if <text:tab/>you need anything!!</text:span></text:p>
      <text:p text:style-name="P372"><text:span text:style-name="T78"/></text:p>
      <text:p text:style-name="P372"><text:span text:style-name="T64">Ross</text:span><text:span text:style-name="T78">: Dang ol bud bug! I hope you feel better <text:tab/>IMMEDIATELY </text:span></text:p>
      <text:p text:style-name="P372"><text:span text:style-name="T78"/></text:p>
      <text:p text:style-name="P372"><text:span text:style-name="T64">Becca</text:span><text:span text:style-name="T78">: Damn sorry to hear that. Thanks for the heads <text:tab/>up. Feel better soon!!</text:span></text:p>
      <text:p text:style-name="P372"><text:span text:style-name="T78"/></text:p>
      <text:p text:style-name="P372"><text:span text:style-name="T64">Scott</text:span><text:span text:style-name="T78">: Oh man sorry to hear that kev. I hope your <text:tab/>feel better super soon, <text:s/>let me know if i can <text:tab/>help at all and thanks fir the heads up.</text:span></text:p>
      <text:p text:style-name="P372"><text:span text:style-name="T78"/></text:p>
      <text:p text:style-name="P372"><text:span text:style-name="T64">Hannah</text:span><text:span text:style-name="T78">: I'm sure there were lots of people carrying <text:tab/>it around at the festival. So even if I do <text:tab/>get sick, I ain't giving you credit for it</text:span></text:p>
      <text:p text:style-name="P372"><text:span text:style-name="T78"/></text:p>
      <text:p text:style-name="P372"><text:span text:style-name="T74">Melissa</text:span><text:span text:style-name="T108">: </text:span><text:span text:style-name="T78">Horribly rude virus, 0/10</text:span></text:p>
      <text:p text:style-name="P372"><text:span text:style-name="T78"/></text:p>
      <text:p text:style-name="P372"><text:span text:style-name="T64">Ryan</text:span><text:span text:style-name="T78">: Fuck I'm so sorry bud</text:span></text:p>
      <text:p text:style-name="P372"><text:span text:style-name="T78"/></text:p>
      <text:p text:style-name="P372"><text:soft-page-break/><text:span text:style-name="T64">Clay</text:span><text:span text:style-name="T78">: Becca and I just tested too. Becca negative <text:tab/>but I got positive. Sorry as well guys… Hope <text:tab/>everyone else keeps feeling good</text:span></text:p>
      <text:p text:style-name="P372"><text:span text:style-name="T78"/></text:p>
      <text:p text:style-name="P372"><text:span text:style-name="T64">Jacob</text:span><text:span text:style-name="T78">: Sorry y'all… This sucks. I hope it goes <text:tab/>smoothly. It kicked my ass last time</text:span></text:p>
      <text:p text:style-name="P372"><text:span text:style-name="T78"/></text:p>
      <text:p text:style-name="P373"><text:span text:style-name="T78">I walked down Haywood, across the bridge, up Clingman, across Hilliard, up Pearl to S Ann, through the grassy knoll and up to French Broad. I saw a waving hand approaching in the Space Bug. Hannah pulled over, rolled down her window and said, “What are you doing here?” She was going to a work meeting </text:span><text:span text:style-name="T113">and w</text:span><text:span text:style-name="T78">e made tentative plans for me to catch a ride back west </text:span><text:span text:style-name="T113">afterward</text:span><text:span text:style-name="T78">. She asked if I was feeling okay and I said, “Healthy as an NA mule.”</text:span></text:p>
      <text:p text:style-name="P290"><text:s text:c="3"/>“Oh my God,” she groaned. “I have to go.”</text:p>
      <text:p text:style-name="P290"><text:s text:c="3"/>I said, “I thought of that earlier and have been waiting for the opportunity to say it.”</text:p>
      <text:p text:style-name="P290"><text:s text:c="3"/>She started pushing me away and I said, “Byeee…” I walked to High Five, ordered a drip, used the restroom, went to Pritchard and wrote, 10:24. . .I sat blissed out in the park, went to Earth Guild, bought cuts of red and purplish/brown leather for $8.77, went across the street, ordered a latte from Thomas, used the restroom, went outside, sat at a table and wrote, 11:14.</text:p>
      <text:p text:style-name="P373"><text:span text:style-name="T78"/></text:p>
      <text:p text:style-name="P291">. . .</text:p>
      <text:p text:style-name="P373"><text:span text:style-name="T78"/></text:p>
      <text:p text:style-name="P374"><text:span text:style-name="T78">I finished my </text:span><text:span text:style-name="T113">coffee</text:span><text:span text:style-name="T78">, used the restroom, sat in Pritchard, got a text from Hannah: “I'm headed back to my house soon! Probably in 2-3 minutes. You want a ride back West?”</text:span></text:p>
      <text:p text:style-name="P374"><text:span text:style-name="T78"><text:s text:c="3"/>I walked down Church </text:span><text:span text:style-name="T113">S</text:span><text:span text:style-name="T78">treet and she picked me up just out side of Terra Nova. We rode to her house, where Melissa was waiting to print things. I drank a hop water, hung out, bought a Hannah Kaminer T-shirt, left</text:span><text:span text:style-name="T78"><text:note text:id="ftn10" text:note-class="footnote"><text:note-citation>10</text:note-citation><text:note-body><text:p text:style-name="P11">Ross and Hannah make plans to check out the new nighttime coffee shop, Haywood Famous after 5:45, <text:span text:style-name="T402">the time constraint being</text:span> because Hannah has dinner with the girls, <text:span text:style-name="T53">Burger and Beer Night</text:span>.</text:p></text:note-body></text:note></text:span><text:span text:style-name="T78">, walked to Simple, ordered a </text:span><text:soft-page-break/><text:span text:style-name="T78">Turkey</text:span><text:span text:style-name="T113">+</text:span><text:span text:style-name="T78">Havarti w/ chips, walked home, ate, brought my drums into the house, put Erica’s luggage into the car, drove her to B&amp;B, then the airport. </text:span><text:span text:style-name="T113">S</text:span><text:span text:style-name="T78">he talked the whole way.</text:span></text:p>
      <text:p text:style-name="P292"><text:s text:c="3"/>I helped her get her things out of the back, hugged. She said she’d probably see me next spring (!) I drove home in second gear, ate a popsicle, took a photo of #14 by the backyard pond, posted it from the Hammock, talked to Dad and then Mom, came upstairs, sat at the computer, wrote, 4:24.</text:p>
      <text:p text:style-name="P374"><text:span text:style-name="T78"/></text:p>
      <text:p text:style-name="P294">I forgot to mention that Scott had texted me while walking up the Clingman hill: </text:p>
      <text:p text:style-name="P294"><text:s text:c="3"/>“Good day man! <text:s/>I hope your getting some rest after a marathon of a weekend. <text:s/>Me n leann are heading out of town again for by bros wedding wednesday morning till monday after noon. <text:s/>We are thinking about/looking into bringing myrtle on the flight, <text:s/>but i just wanted to put the feelers out on your interest/availability for another house sitting sesh in the event that the notion of bringing myrtle is too wonky. <text:s/>No pressure at all of course! <text:s/>Its been a crazy summer and youve been immensely helpfull. <text:s/>So thankfull for that. <text:s/>But i completely understand if this times less than ideal! <text:s/>Either way good day to you!”</text:p>
      <text:p text:style-name="P294"><text:s text:c="3"/>I said, “A'good day indeed! That'd be fine by me. It's always a pleasure to hang with the critters and I'm stoked to help whenever I can, even if it's just with the Sal and THEE Theo”</text:p>
      <text:p text:style-name="P374"><text:span text:style-name="T78"/></text:p>
      <text:p text:style-name="P293">. . .</text:p>
      <text:p text:style-name="P375"><text:span text:style-name="T78"/></text:p>
      <text:p text:style-name="P376"><text:span text:style-name="T78">I did what felt like nothing, in no particular order: </text:span><text:span text:style-name="T113">took</text:span><text:span text:style-name="T78"> a bath, </text:span><text:span text:style-name="T113">ate</text:span><text:span text:style-name="T78"> a turkey bagel, ma</text:span><text:span text:style-name="T113">d</text:span><text:span text:style-name="T78">e my bed, watch</text:span><text:span text:style-name="T113">ed</text:span><text:span text:style-name="T78"> 15 minutes of Waiting for Guffman, put away some clothes, threw away my plum pits. I guess I figured there was a remote chance Hannah might want to come over.</text:span></text:p>
      <text:p text:style-name="P376"><text:span text:style-name="T109"><text:s text:c="3"/></text:span><text:span text:style-name="T112">Scott texted, saying, “Oh this is great news and so appreciated! <text:s/>If it still works for you i think we'll take you up on it! <text:s/>The airport angle with myrtle is still looking kinda hassle prone. <text:s/>Thank </text:span><text:soft-page-break/><text:span text:style-name="T112">you man! <text:s/>I'll suss out our exact departure and return and get right back at you. Thank you so much man! ”</text:span></text:p>
      <text:p text:style-name="P376"><text:span text:style-name="T112"><text:s text:c="3"/>Hannah</text:span><text:span text:style-name="T109"> texted at 7:49 saying, “Hi! So I had dinner with my friends and now I need to go lay down because I don't feel so good. I'm sure my tummy will settle down in like 30 minutes.”</text:span></text:p>
      <text:p text:style-name="P295"><text:s text:c="3"/></text:p>
      <text:p text:style-name="P416"><text:span text:style-name="T231">Hey, no sweat </text:span><text:span text:style-name="T75">(okay fingers)</text:span><text:span text:style-name="T110"> </text:span><text:span text:style-name="T231">I hope you feel better! I'm having a swell time listening to the Dr. Dog album </text:span></text:p>
      <text:p text:style-name="P391">New music!!?</text:p>
      <text:p text:style-name="P391">Right?</text:p>
      <text:p text:style-name="P394">It came out the day after the red rocks show but I didn't listen to much of it because I came to realize I had heard it all already </text:p>
      <text:p text:style-name="P396">Very much digging it as a whole piece at the moment though... Scott just asked me to house sit from Wednesday to Monday</text:p>
      <text:p text:style-name="P417"><text:span text:style-name="T76">[</text:span><text:span text:style-name="T75">sweat face</text:span><text:span text:style-name="T76">]</text:span></text:p>
      <text:p text:style-name="P391">That's cool!</text:p>
      <text:p text:style-name="P415"><text:span text:style-name="T231">Why </text:span><text:span text:style-name="T111">[</text:span><text:span text:style-name="T75">sweat face</text:span><text:span text:style-name="T76">]</text:span><text:span text:style-name="T231">? I think I might go on a walk around nine after I get a little bit of sit down time and a little bit of packing done. You</text:span></text:p>
      <text:p text:style-name="P392">want to go? Are you in for the evening?</text:p>
      <text:p text:style-name="P415"><text:span text:style-name="T231"/></text:p>
      <text:p text:style-name="P394">Just a little funny because of the short notice and I was excited to have the house to myself starting tonight </text:p>
      <text:p text:style-name="P394">I would love to go for a walk </text:p>
      <text:p text:style-name="P160">(19 minutes later)</text:p>
      <text:p text:style-name="P394">My 'just a little funny' text is about Scott not you !</text:p>
      <text:p text:style-name="P391">Oh yes! I'm sorry I'm justslow</text:p>
      <text:p text:style-name="P391">I like to have space to myself too :-)</text:p>
      <text:p text:style-name="P162">(Hannah loved “I would love to go for a walk”)</text:p>
      <text:p text:style-name="P161">(8:56)</text:p>
      <text:p text:style-name="P393">Okay putting on shoes and my weird high</text:p>
      <text:p text:style-name="P393">visibility vest!</text:p>
      <text:p text:style-name="P393">Is now good for you? I am not packing so I might</text:p>
      <text:p text:style-name="P393">as well go walking!</text:p>
      <text:p text:style-name="P395">Yeah I'll drive on down!</text:p>
      <text:p text:style-name="P414"><text:span text:style-name="T231"/></text:p>
      <text:p text:style-name="P414"><text:soft-page-break/><text:span text:style-name="T231"/></text:p>
      <text:p text:style-name="P163"><text:span text:style-name="T231">I </text:span><text:span text:style-name="T125">grabbed my car key, my wallet, phone, hop water, got in the car and drove up Brevard Road. Hannah texted at 9:01 saying, “</text:span><text:span text:style-name="T231">Or I can meet you!”</text:span></text:p>
      <text:p text:style-name="P163"><text:span text:style-name="T231"><text:s text:c="3"/></text:span><text:span text:style-name="T125">I pulled into the Ingles parking lot, unsure what to do, said aloud, “I’m having a freak out.” after 30 seconds, I decided I would just drive home and walk like nothing had happened. “</text:span><text:span text:style-name="T231">Ok!” </text:span><text:span text:style-name="T125">I said. I grabbed my blue bag, put Melissa’s journal in there, left the house, said “</text:span><text:span text:style-name="T231">Walking out now,” </text:span><text:span text:style-name="T125">realized I still had the car key, took it back, left again and walked to Sunny Point.</text:span></text:p>
      <text:p text:style-name="P163"><text:span text:style-name="T125"><text:s text:c="3"/>There was no sign of Hannah, so I called——no answer. I realized the plan was very unclear, but she definitely should have made it </text:span><text:span text:style-name="T234">there</text:span><text:span text:style-name="T125"> by </text:span><text:span text:style-name="T234">then</text:span><text:span text:style-name="T125">. I texted, saying, “</text:span><text:span text:style-name="T231">Are you walking to the coffee shop or looking to meet somewhere on Haywood?”</text:span></text:p>
      <text:p text:style-name="P163"><text:span text:style-name="T231"><text:s text:c="3"/></text:span><text:span text:style-name="T125">After a couple minutes I figured she could have easily forgotten her phone, and Haywood Famous is not that far away, so I walked past lots of wanderers and the </text:span><text:span text:style-name="T234">M</text:span><text:span text:style-name="T125">ashup, into the busy coffee shop, walked to the back of the room, said, “Doesn’t look like my friend got here yet,” and left. I walked </text:span><text:span text:style-name="T234">west</text:span><text:span text:style-name="T125"> and was at Tastee Diner when she called</text:span><text:span text:style-name="T62"> </text:span><text:span text:style-name="T125">saying she hadn’t left the house yet. I said I would walk down toward her, but still expected to see her somewhere </text:span><text:span text:style-name="T234">along</text:span><text:span text:style-name="T125"> the </text:span><text:span text:style-name="T234">way</text:span><text:span text:style-name="T125">.</text:span></text:p>
      <text:p text:style-name="P163"><text:span text:style-name="T125"><text:s text:c="3"/>Her back door was open when I walked up. </text:span><text:span text:style-name="T237">She was admiring </text:span><text:span text:style-name="T125">Bruce, </text:span><text:span text:style-name="T237">who</text:span><text:span text:style-name="T125"> was hanging out on the dryer </text:span><text:span text:style-name="T237">and </text:span><text:span text:style-name="T125">looked very cute in her hi-vis. We talked to Kathryn for a minute and then </text:span><text:span text:style-name="T234">went</text:span><text:span text:style-name="T125"> up toward Haywood </text:span><text:span text:style-name="T237">while</text:span><text:span text:style-name="T125"> </text:span><text:span text:style-name="T237">she told</text:span><text:span text:style-name="T125"> me a story about </text:span><text:span text:style-name="T232">being at the bank and </text:span><text:span text:style-name="T234">hearing a teller tell a drivethr</text:span><text:span text:style-name="T237">u</text:span><text:span text:style-name="T234"> person to come inside, and it being </text:span><text:span text:style-name="T232">Ryan with a bag full of money and checks. She was there for the same reason, but of course was orderly and organized. </text:span></text:p>
      <text:p text:style-name="P163"><text:span text:style-name="T232"><text:s text:c="3"/>The coffee shop </text:span><text:span text:style-name="T237">felt not-yet-lived-in</text:span><text:span text:style-name="T232"> but beautiful. </text:span><text:span text:style-name="T237">Hannah</text:span><text:span text:style-name="T232"> ordered a fruity iced tea and I got a cortad</text:span><text:span text:style-name="T237">ito</text:span><text:span text:style-name="T232">. We conversed with the owner, who said she was hoping to expand </text:span><text:span text:style-name="T237">in</text:span><text:span text:style-name="T232">to a </text:span><text:span text:style-name="T234">garage</text:span><text:span text:style-name="T232"> in the back </text:span><text:span text:style-name="T234">and use it as a music venue</text:span><text:span text:style-name="T232">. We started walking back toward </text:span><text:span text:style-name="T237">west</text:span><text:span text:style-name="T232">, saying hello to Buffalo outside One World, Maria outside Tastee. Cait drove by. When </text:span><text:soft-page-break/><text:span text:style-name="T232">we got down to </text:span><text:span text:style-name="T234">Hannah’s</text:span><text:span text:style-name="T232"> and touched the grass, she said, “You didn’t have to walk me all the way to my </text:span><text:span text:style-name="T237">door</text:span><text:span text:style-name="T232">!”</text:span></text:p>
      <text:p text:style-name="P163"><text:span text:style-name="T232"><text:s text:c="3"/>I stopped, said I hoped she’d have a great trip, that I’d miss her. She said she’d miss me too </text:span><text:span text:style-name="T238">and that I was, as their godfather, an emergency contact for the cats</text:span><text:span text:style-name="T232">. We hugged. She stepped away, and there was a moment of silence.</text:span></text:p>
      <text:p text:style-name="P165"><text:span text:style-name="T232"><text:s text:c="3"/>“Have fun with Myrtle time,” </text:span><text:span text:style-name="T238">she said.</text:span></text:p>
      <text:p text:style-name="P163"><text:span text:style-name="T232"><text:s text:c="3"/></text:span><text:span text:style-name="T238">I said, </text:span><text:span text:style-name="T232">“I will,” </text:span><text:span text:style-name="T238">and </text:span><text:span text:style-name="T232">then, quickly, “Can I kiss you?”</text:span></text:p>
      <text:p text:style-name="P163"><text:span text:style-name="T232"><text:s text:c="3"/>We switched positions on the hill somehow. </text:span><text:span text:style-name="T238">She</text:span><text:span text:style-name="T232"> said, “We’re not passing a line we can’t go back from.” It didn’t sound like a question at all, but I knew it was.</text:span></text:p>
      <text:p text:style-name="P163"><text:span text:style-name="T232"><text:s text:c="3"/>I said, “It doesn’t mean anything,” </text:span><text:span text:style-name="T234">even though </text:span><text:span text:style-name="T232">I meant to say, “It doesn’t </text:span><text:span text:style-name="T63">have</text:span><text:span text:style-name="T232"> to mean anything.”</text:span></text:p>
      <text:p text:style-name="P163"><text:span text:style-name="T232"><text:s text:c="3"/>She said yes, and we got close, kissed four times </text:span><text:span text:style-name="T235">softly and </text:span><text:span text:style-name="T232">slowly. I think my left hand touched her somewhere, but I don’t remember——probably her upper arm </text:span><text:span text:style-name="T235">or her hair</text:span><text:span text:style-name="T232">. Her eyes got big and she said, “Wow.”</text:span></text:p>
      <text:p text:style-name="P163"><text:span text:style-name="T232"><text:s text:c="3"/>I said, “Oh yeah, sorry about the espresso mouth.” I think I said something </text:span><text:span text:style-name="T234">stupid</text:span><text:span text:style-name="T232"> like, “It packs a punch.”</text:span></text:p>
      <text:p text:style-name="P296"><text:s text:c="3"/>She said, “I’m definitely going to be up packing now!” and laughed.</text:p>
      <text:p text:style-name="P296"><text:s text:c="3"/>“Have a great trip,” I said.</text:p>
      <text:p text:style-name="P296"><text:s text:c="3"/>“I’ll see you when I get back.”</text:p>
      <text:p text:style-name="P297"><text:s text:c="3"/>“Byeee.”</text:p>
      <text:p text:style-name="P164"><text:span text:style-name="T232"><text:s text:c="3"/>I walked up the hill, </text:span><text:span text:style-name="T233">texted Matt Martin, </text:span><text:span text:style-name="T232">went to Country Club, ordered an Athletic, smoked a bit of a joint with Cam, Kate, Dave and some </text:span><text:span text:style-name="T233">guy</text:span><text:span text:style-name="T232"> named Christian. The conversation was inane, and when Cam went to the restroom, I said my goodbyes, </text:span><text:span text:style-name="T233">walked home, sat at the computer, wrote until 11:55.</text:span></text:p>
      <text:p text:style-name="P164"><text:span text:style-name="T233"/></text:p>
      <text:p text:style-name="P166"><text:span text:style-name="T125">It is tough </text:span><text:span text:style-name="T238">for</text:span><text:span text:style-name="T125"> a kiss </text:span><text:span text:style-name="T238">to live up to</text:span><text:span text:style-name="T125"> five+ months of buildup and fantasy. It is also worth remembering terrible relationships I have </text:span><text:span text:style-name="T234">made</text:span><text:span text:style-name="T125"> around </text:span><text:span text:style-name="T236">explosive</text:span><text:span text:style-name="T125"> kisses. I am thrilled and relieved that she said yes, and excited to see how our feelings evolve over the next month. It has been more than an hour-and-a-</text:span><text:soft-page-break/><text:span text:style-name="T125">half since then, and neither of us have </text:span><text:span text:style-name="T234">said anything</text:span><text:span text:style-name="T125">. It may not </text:span><text:span text:style-name="T234">get</text:span><text:span text:style-name="T125"> mentioned </text:span><text:span text:style-name="T236">any time soon at all</text:span><text:span text:style-name="T125">, and that is the safety I sought with the timing I chose.</text:span></text:p>
      <text:p text:style-name="P166"><text:span text:style-name="T125"/></text:p>
      <text:p text:style-name="P298">Here’s my dream text I would send to Hannah in a world where I can never be too much:</text:p>
      <text:p text:style-name="P167"><text:span text:style-name="T125"><text:s text:c="3"/>Hey, I really enjoyed that and currently feel like I would love to </text:span><text:span text:style-name="T236">kiss you</text:span><text:span text:style-name="T125"> again someday. I tried to </text:span><text:span text:style-name="T235">make it something</text:span><text:span text:style-name="T125"> that fe</text:span><text:span text:style-name="T235">lt</text:span><text:span text:style-name="T125"> safe to you and our relationship dynamic as it stands, so I just want you to know you’re under no pressure to express or even know how you feel any time soon. </text:span></text:p>
      <text:p text:style-name="P167"><text:span text:style-name="T125"/></text:p>
      <text:p text:style-name="P168">VIII.VI</text:p>
      <text:p text:style-name="P168"><text:span text:style-name="T125"/></text:p>
      <text:p text:style-name="P169"><text:span text:style-name="T125">I woke at 6:44, went downstairs, made a cup of coffee, came up, played Wordle, watched five minutes of Guffman, put on pants, wrote, 7:10. . .</text:span><text:span text:style-name="T238">I made edits until 7:26.</text:span></text:p>
      <text:p text:style-name="P169"><text:span text:style-name="T238"/></text:p>
      <text:p text:style-name="P170"><text:span text:style-name="T125">I feel much more casually excited than my writings of last night’s hopeful significance indicate, </text:span><text:span text:style-name="T239">and, </text:span><text:span text:style-name="T125">once again, truly unworried about what will happen. It’s a position I’ve never been in before. I am optimistic and content. . .</text:span><text:span text:style-name="T239">I got my travel mug out of the sink, printed seven pages, stuffed them in my journal and my journal in my blue bag. I put on a purple Brew Pump shirt, ha</text:span><text:span text:style-name="T240">t</text:span><text:span text:style-name="T239">, Rainbows, grabbed my wallet, phone, key, hop water, drove down Brevard, missed 26, turned around, drove down 26, got off at Long Shoals, realized I wasn’t far enough south, went down </text:span><text:span text:style-name="T240">26 </text:span><text:span text:style-name="T239">to Airport Road, found Bimmer Logic between the Bojangles and the Burger King, told them about the car, sat on the couch, proofread, pasted, wrote until 8:34.</text:span></text:p>
      <text:p text:style-name="P299"><text:s text:c="3"/>Tina asked how we were feeling today and I said, “Like a vibrant and healthy collection of molecules held together with freakishly grand organization. You?”</text:p>
      <text:p text:style-name="P170"><text:span text:style-name="T239"/></text:p>
      <text:p text:style-name="P300">. . .</text:p>
      <text:p text:style-name="P170"><text:span text:style-name="T239"/></text:p>
      <text:p text:style-name="P171"><text:soft-page-break/><text:span text:style-name="T239">T</text:span><text:span text:style-name="T125">he tech warned me that the noise was coming from a slipping transmission. It would need to be replaced and probably cost about $4,000. The total for the day was in the 180s. I said they could text my mom about it, waited outside, eventually called her. I think I woke her up, but she went on to check her text, pay the bill. The new clutch wouldn’t be in for a month.</text:span></text:p>
      <text:p text:style-name="P171"><text:span text:style-name="T125"><text:s text:c="3"/>I drove up 26 to the house and saw I had a missed call from Mom, so I </text:span><text:span text:style-name="T241">rung</text:span><text:span text:style-name="T125"> her back with no answer. She had left a voicemail, and it was uneventful. She didn’t sound shocked or worried about the money. I went inside, texted Hannah:</text:span></text:p>
      <text:p text:style-name="P301"><text:s text:c="3"/>“Hi! I just made it home from the mechanic (happened to wake up at 6:44 today) so if you do end up needing or wanting a ride, I gotchu!” I laid there on the futon, nearly drifting off. Mom called and said she had ordered the clutch because it needed to be done, but might need to think about selling the money pit.</text:p>
      <text:p text:style-name="P301"><text:s text:c="3"/>Hannah texted back:</text:p>
      <text:p text:style-name="P171"><text:span text:style-name="T125"/></text:p>
      <text:p text:style-name="P397">I would love a ride! I'm still hoping to leave 12ish. Maybe 12:15?</text:p>
      <text:p text:style-name="P398">Works for meee. Have you made a plan for eating?</text:p>
      <text:p text:style-name="P397">I was definitely having some anxiety about</text:p>
      <text:p text:style-name="P397">the half-formed plan with Melissa and Ryan.</text:p>
      <text:p text:style-name="P397">I have some leftovers that I was gonna eat.</text:p>
      <text:p text:style-name="P397">Maybe I shouldn't eat them after I got a</text:p>
      <text:p text:style-name="P397">tummyache yesterday.</text:p>
      <text:p text:style-name="P397">So I guess that answer is no! I don't have</text:p>
      <text:p text:style-name="P397">a plan</text:p>
      <text:p text:style-name="P397">Do you have an idea? I'm open to it!</text:p>
      <text:p text:style-name="P398">Haha I'm looking at the time and thinking Chipotle might be the least stressful</text:p>
      <text:p text:style-name="P398">And easy on the tum</text:p>
      <text:p text:style-name="P398">Or maybe like taco billy if you have time for that </text:p>
      <text:p text:style-name="P397">Yea! I can order some chipotle for both of</text:p>
      <text:p text:style-name="P397">us if that is of interest!</text:p>
      <text:p text:style-name="P418"><text:span text:style-name="T78"/></text:p>
      <text:p text:style-name="P418"><text:soft-page-break/><text:span text:style-name="T78">I watched a few mins of Guffman, crafted #15 from the purplish leather, picked up the Chipotle, went to Hannah’s house. Her housesitter </text:span><text:span text:style-name="T115">Melissa </text:span><text:span text:style-name="T78">was there, getting the rundown. Hannah was in a baggy band shirt with a skirt underneath. I thought she was cute but surely not traveling in that. I took her bags to the car and then she asked me to do the dishes. I said no way.</text:span></text:p>
      <text:p text:style-name="P418"><text:span text:style-name="T78"><text:s text:c="3"/>Just kidding. She came back out wearing the black </text:span><text:span text:style-name="T117">number</text:span><text:span text:style-name="T78"> from MVA and the Greagle hat from Waffle House. We got in the car and I said I liked her travel dress. “Did you buy it for Music Video Asheville?” </text:span><text:span text:style-name="T115">I said.</text:span></text:p>
      <text:p text:style-name="P418"><text:span text:style-name="T78"><text:s text:c="3"/>She said, “Wait——I need to make sure I have all my things.” She opened the back door, found her wallet and passport and then decided she was ready to go. I </text:span><text:span text:style-name="T117">put the car in reverse</text:span><text:span text:style-name="T78"> and she said yes, she had bought the dress for that. “It’s more of a travel dress,” she said. “It’s not </text:span><text:span text:style-name="T115">technically</text:span><text:span text:style-name="T78"> formal.”</text:span></text:p>
      <text:p text:style-name="P418"><text:span text:style-name="T78"><text:s text:c="3"/>Her dad called while we were going down Haywood and she kept looking over at me to indicate he was saying ridiculous things. We drove down 26 listening to Dr. Dog. </text:span><text:span text:style-name="T114">She was a little worried about the low tire pressure and the sound of the slipping clutch. I drove up to the terminals and she decided we had enough time to sit down and eat, so we went to Dunkin’ Donuts.</text:span></text:p>
      <text:p text:style-name="P418"><text:span text:style-name="T114"><text:s text:c="3"/>She asked if I wanted to share an iced coffee and </text:span><text:span text:style-name="T115">I</text:span><text:span text:style-name="T114"> said sure, but I’d forgotten my cup. She said, “I figured we could just drink it unless you’re afraid of sharing germs.” I said I thought we were past that. We sat and ate, danced around the fact that we </text:span><text:span text:style-name="T117">had enjoyed kissing each other</text:span><text:span text:style-name="T114">. She hinted that she’d told Kathryn about it. She started taking pictures of her cards and ID to have as backup on her phone, and I went to the bathroom to pee and check my teeth.</text:span></text:p>
      <text:p text:style-name="P418"><text:span text:style-name="T114"><text:s text:c="3"/>When I came back, I sat next to her on the booth, and she quickly scooted in, rested her head on my shoulder. I rested my head on her head, and when she adjusted, put my arm around her. She said, “It’s cold in here.” We got in the car, went back to the </text:span><text:soft-page-break/><text:span text:style-name="T114">terminals. I helped her with her bags and said she would have an amazing trip. We looked each other in the eye</text:span><text:span text:style-name="T115">s</text:span><text:span text:style-name="T114">, went in for a hug that turned into a kiss. After the third one she moved her head to be done and I accidentally kissed her on the right ear.</text:span></text:p>
      <text:p text:style-name="P302"><text:s text:c="3"/>I went back to the Marathon, put air in the tire, let her know that I had done so. She had promised to update me on whether she was allowed to keep her bandana on, and apparently she was. I drove home listening to Dr. Dog and was particularly struck by Lovestruck. I responded to her text saying, “Everything is coming together!”</text:p>
      <text:p text:style-name="P418"><text:span text:style-name="T114"/></text:p>
      <text:p text:style-name="P303">. . .</text:p>
      <text:p text:style-name="P418"><text:span text:style-name="T114"/></text:p>
      <text:p text:style-name="P419"><text:span text:style-name="T114">K</text:span><text:span text:style-name="T78">eving texted me saying, “Hey bud what's happening? Would you be able to do me a massive favor? If you happen to be out somewhere at any point, would you be able to pick me up a pack o juul pods by chance?? No worries at all if not…”</text:span></text:p>
      <text:p text:style-name="P304"><text:s text:c="3"/>I put on my Hannah Kaminer shirt, stuffed my bag with journals, walked to the Brew Pump, bought two packs of pods, walked down to Hendrix, snuck around back, left them by the door, went into Malvern Hills, took a pic of #15, but didn’t like it, walked up to Orbit, bought Big, The Matrix, Pulp Fiction, Election, The Mask, Something About Mary and Mad Max on VHS, went across the street, bought a sixer of Hoppy Refresher, talked to Lady Francis and Derek, took a picture I liked better, walked home.</text:p>
      <text:p text:style-name="P419"><text:span text:style-name="T78"><text:s text:c="3"/>I finished waiting for Guffman while texting cutely with Hannah. I think I was on the futon the whole time she was in the air to Atlanta. I made two </text:span><text:span text:style-name="T117">ham</text:span><text:span text:style-name="T78"> bagels, ate, wrote, 6:18. . .</text:span><text:span text:style-name="T116">I walked up to the Brew Pump, drank two hop waters, sat near Jackie, Casey, Jake, sold journal #15 to Drunk Rob for $20 on Cash App, came home, finished my tortilla chips, made a basic page for the rewrite.montsinger.net subdomain, added an Instagram embed to it, wrote, 9:45.</text:span></text:p>
      <text:p text:style-name="P419"><text:span text:style-name="T116"/></text:p>
      <text:p text:style-name="P419"><text:span text:style-name="T116"/></text:p>
      <text:p text:style-name="P420"><text:span text:style-name="T77"/></text:p>
      <text:p text:style-name="P420"><text:soft-page-break/><text:span text:style-name="T77">V</text:span><text:span text:style-name="T64">III.VII</text:span></text:p>
      <text:p text:style-name="P422"><text:span text:style-name="T78"/></text:p>
      <text:p text:style-name="P305">I woke around 8:45 and saw that Hannah had liked my most recent journal post 21 minutes earlier. When I grabbed my phone, she liked my most recent text and said, “It's been a heckin long day. And not over yet! This is an interesting approach to travel…” and then, “How's your day?”</text:p>
      <text:p text:style-name="P305"><text:s text:c="3"/>I said, “Bonjour! I just woke up about 46 seconds ago… gonna drink a coffee and head to Scott's. Have you done the train yet?”</text:p>
      <text:p text:style-name="P422"><text:span text:style-name="T78"><text:s text:c="3"/>She was on train three of five. </text:span><text:span text:style-name="T118">I walked downstairs and made a coffee.</text:span></text:p>
      <text:p text:style-name="P422"><text:span text:style-name="T78"/></text:p>
      <text:p text:style-name="P399">We haven't stopped traveling since you dropped me on the curb </text:p>
      <text:p text:style-name="P399">How long has that been? </text:p>
      <text:p text:style-name="P422"><text:span text:style-name="T125"/></text:p>
      <text:p text:style-name="P400">That was about 20 hours ago. Did you get any sleep on the plane?</text:p>
      <text:p text:style-name="P399">Yes a little! </text:p>
      <text:p text:style-name="P422"><text:span text:style-name="T125"/></text:p>
      <text:p text:style-name="P400">What time is it there? Are you in the countryside yet?</text:p>
      <text:p text:style-name="P422"><text:span text:style-name="T125"/></text:p>
      <text:p text:style-name="P399">2:30pm and we're just getting into the countryside... I'll send you a photo if I can!</text:p>
      <text:p text:style-name="P422"><text:span text:style-name="T125"/></text:p>
      <text:p text:style-name="P400">Okay so like six hours difference. Instagram might be more reliable!</text:p>
      <text:p text:style-name="P421"><text:span text:style-name="T125"/></text:p>
      <text:p text:style-name="P172"><text:span text:style-name="T125">I printed a shipping label, made #16 got a video that looked like rural Illinois, asked if I could see the one of us in the car, admired that and wrote, 9:46. . .</text:span><text:span text:style-name="T242">I loaded my drums into the car while drinking a hop water, packed up leatherworking gear, a laundry basket of clothes and blue bag, made a third cup of coffee and wrote, 11:06.</text:span></text:p>
      <text:p text:style-name="P172"><text:span text:style-name="T242"/></text:p>
      <text:p text:style-name="P172"><text:span text:style-name="T242"/></text:p>
      <text:p text:style-name="P306">/ / /</text:p>
      <text:p text:style-name="P173"><text:span text:style-name="T242"/></text:p>
      <text:p text:style-name="P172"><text:span text:style-name="T242"/></text:p>
      <text:p text:style-name="P172"><text:span text:style-name="T242">I finished my coffee, drove to the Brew Pump, got gas. Hannah sent me a picture of happy Max, then sleeping Melissa. I took a selfie of myself buckled up looking tough in my Hannah Kaminer shirt and received </text:span><text:span text:style-name="T244">a cute </text:span><text:span text:style-name="T242">one of her in glasses before I could send </text:span><text:span text:style-name="T244">my own</text:span><text:span text:style-name="T242">. I also got one of tired Ryan holding Max. I drove to the post office, then to Scott's, listening to Dr. Dog. There was a big box in the yard and Scott was glad; it was a guitar.</text:span></text:p>
      <text:p text:style-name="P307"><text:s text:c="3"/>I fished the key from under a block, went inside to an excited Myrtle and found a note.</text:p>
      <text:p text:style-name="P172"><text:span text:style-name="T242"/></text:p>
      <text:p text:style-name="P401">Hi Ross!</text:p>
      <text:p text:style-name="P401">Sal + Theo + Myrtle are psyched for Ross time!</text:p>
      <text:p text:style-name="P423"><text:span text:style-name="T242"/></text:p>
      <text:p text:style-name="P423"><text:span text:style-name="T242">I've Still been feeding Sal + Theo in the yellow room (and a scoop of food in the fancy glass dish on the kitchen counter by the sink) haha. Myrtle is up to 1 scoop of food both morning + night (7am &amp; 5pm roughly) She's also got a new retractable leash but be careful not to let go of the handle part. We've done this twice and she is </text:span><text:span text:style-name="T404">terrified</text:span><text:span text:style-name="T242"> of that thing as it chases her around. We learned the hard way.</text:span></text:p>
      <text:p text:style-name="P423"><text:span text:style-name="T242"/></text:p>
      <text:p text:style-name="P401">There's some banana bread on the counter + a THC Seltz in the fridge for you. Please eat/drink whatever looks good. Have fun and Thank you 1 million times!!!</text:p>
      <text:p text:style-name="P423"><text:span text:style-name="T242"/></text:p>
      <text:p text:style-name="P401">We're back Mon 8/12 at around 9рm</text:p>
      <text:p text:style-name="P172"><text:span text:style-name="T242"/></text:p>
      <text:p text:style-name="P172"><text:span text:style-name="T242">I texted Scott, sent </text:span><text:span text:style-name="T244">animal </text:span><text:span text:style-name="T242">pictures to Hannah, ate grapes, peanuts, crackers, banana bread, started laundry and wrote on my Chromebook, 12:37. . .I continued snacking, napping, trying to stay away from </text:span><text:span text:style-name="T244">Instagram</text:span><text:span text:style-name="T242">, digging through vinyl. I proofread/pasted four pages and eventually wrote on my phone, 5:19.</text:span></text:p>
      <text:p text:style-name="P172"><text:soft-page-break/><text:span text:style-name="T242">. . .</text:span><text:span text:style-name="T243">Hannah messaged saying they’d arrived. She was having a shower and crashing </text:span><text:span text:style-name="T244">hard</text:span><text:span text:style-name="T243">. I hoped she would have a great rest and a delicious coffee/breakfast when she woke up. I left ScottLand, drove to the Brew Pump, ordered a bulgogi beef burrito, waited for it with Tate, Casey, Lenny, Libby, Mark, Travis, Adam, Big Adam, picked it up, moved to a different table, ate, drove to Meyers, made a tiny cup of coffee, took a bath, printed five pages of journal tags for the time I will be house sitting, wrote, 7:59.</text:span></text:p>
      <text:p text:style-name="P172"><text:span text:style-name="T243"/></text:p>
      <text:p text:style-name="P308">. . .</text:p>
      <text:p text:style-name="P172"><text:span text:style-name="T243"/></text:p>
      <text:p text:style-name="P309">I grabbed two gig shirts + my rain coat, drove to the Asheville Music School. Tina and Madison were there already. I sat at the drums and Maddy walked in shortly after. We played through ~25 songs while snacking on cheese and chocolate. I was slightly tired but more ready to be responsibility free. I missed Melissa. Maddy is a more intuitive musician, but having a bass player who has never even heard the songs is a drag.</text:p>
      <text:p text:style-name="P309"><text:s text:c="3"/>I snagged a Hop Splash, drove to Hillcrest, laid on the daybed, typed on my phone, 11:50, so glad I brought my magic blue blanket.</text:p>
      <text:p text:style-name="P172"><text:span text:style-name="T243"/></text:p>
      <text:p text:style-name="P176">VIII.VIII</text:p>
      <text:p text:style-name="P172"><text:span text:style-name="T243"/></text:p>
      <text:p text:style-name="P172"><text:span text:style-name="T243">Myrtle hopped off the bed, so I let her out, opened a new Call of the Wild bag, put a scoop in her bowl, let her in, sat in the comfy chair while she ate, let her back out, laid on the day bed and wrote while receiving a message from Hannah, 6:53. . .I let Myrtle in and slept more. Hannah said she stayed in bed until 1:30 and I said I was still in bed myself at 9:30. I got up, made four cups of coffee, went out to the porch, watched Sal/Myrtle playtime, imagined/hoped/suggested Hannah might want to cover Old Ties and wrote, 11:31. . .I did very little, mostly daydreamed about a keyboard case of cork/elastic/leather, crafted #17 at the island/table (blue suede,) made udon w/ </text:span><text:soft-page-break/><text:span text:style-name="T243">mushroom+pesto and eventually messaged a bunch with Hannah. She said she had missed me playing music and thanked me for the sunshine.</text:span></text:p>
      <text:p text:style-name="P309"><text:s text:c="3"/>The Wordle was SAUCY (in four) by the way.</text:p>
      <text:p text:style-name="P172"><text:span text:style-name="T243"/></text:p>
      <text:p text:style-name="P177">VIII.IX</text:p>
      <text:p text:style-name="P172"><text:span text:style-name="T243"/></text:p>
      <text:p text:style-name="P309">Myrtle didn't wake me up til 7. I let her out, started coffee, let her back out, messaged with Erica about a potential roommate, went out to the porch with coffee, phone, journal, blanket, wrote while Sal n' Myrtle played, 8:10, did Wordle (OUNCE in four). . .I crafted #18 from the extra soft, took some photos on the porch, uploaded to Instagram, scooped the litter box, took it to the bin at the street and rolled that back to the house, 11:14.</text:p>
      <text:p text:style-name="P309">. . .Cait called me around noon asking if I could give her a ride into work. I was very reluctant, but, after hanging up the phone, realized I didn't have pants or shoes for the gig. She said she would buy me a cheap lunch. I drove down 26 in first gear due to traffic, collected pants, boots and a delivery of three new journals from my house, drove to Cait's, but barely made it up the hill after some gentleman insisted I encroach upon his lane to get around the parked cars.</text:p>
      <text:p text:style-name="P309"><text:s text:c="3"/>She didn't answer when I knocked twice, so I texted her and sat on the stoop. We got in the car and I said I needed to trade for Erica's truck. We did that, went to Mamacita's, ate burritos, shared a Coke, went to her bank and then to Homegrown. I dropped her off, drove up Merrimon, organized my journals to be sold, opened an Athletic and took a little nap. I woke at 4:14.</text:p>
      <text:p text:style-name="P172"><text:span text:style-name="T243"/></text:p>
      <text:p text:style-name="P308">. . .</text:p>
      <text:p text:style-name="P172"><text:span text:style-name="T243"/></text:p>
      <text:p text:style-name="P172"><text:span text:style-name="T243">I put together journals, laid down a bit more, got dressed, started leaving the house, texted with Hannah while sitting in the truck, drove to Eda's Hideaway. Tina was already there and I was feeling very calm about everything. I set up, ordered an Athletc/cheese tamale, ate it, sound checked, then </text:span><text:soft-page-break/><text:span text:style-name="T243">sat outside at a picnic table with the Maddies while Schuler ate.</text:span></text:p>
      <text:p text:style-name="P309"><text:s text:c="3"/>We went inside and played a fun first set. A vaguely familiar looking but stunning girl came in by herself and I could not stop looking at her. She seemed to be looking at me a lot, too. I walked up behind her while she was ordering an old fashion and we chatted for a sec about some nutty liqueur she was going to put in it.</text:p>
      <text:p text:style-name="P309"><text:s text:c="3"/>The second set was even more fun, and the rowdy characters started to come out. I went and talked to Bri at the merch table and found out she had majored in percussion at an ag HBCU in Florida and had recently moved to Marshall, was working in farming. I asked if I could text her and she gave me her number. She was trying to buy something from Tina, so I packed up my drums, took them to the truck, saw she had ordered a PBR tallboy and decided to drink another Athletic.</text:p>
      <text:p text:style-name="P309"><text:s text:c="3"/>Drunk people were getting in her face and wanting her attention as much as I did. She said she was going down to the fire, so I met her down there and we talked about Ghibli. Tina and Martha came up and I realized I had left my blue bag inside. I came back to the fire and said, "I was going to set up my journals to sell, but felt embarassed." Martha and Bri were very interested; I sold one to each.</text:p>
      <text:p text:style-name="P309"><text:s text:c="3"/>I really thought Bri would want to come to Scott's with me, but I hugged her as she went home instead, and so did I. As I was approaching the house, I had a feeling I may have lost the key, and found my suspicion to be correct. Thankfully, after digging under rocks, I found another, went inside and got a text from Bri.</text:p>
      <text:p text:style-name="P309"><text:s text:c="3"/>"Hi Ross, it's great to connect with you. I was enamored watching you play tonight.... Also, you saying that I'm the girl from the cabin from Kiki's delivery service is the best compliment"</text:p>
      <text:p text:style-name="P309"><text:s text:c="3"/>I touched myself and fell asleep.</text:p>
      <text:p text:style-name="P172"><text:span text:style-name="T243"/></text:p>
      <text:p text:style-name="P172"><text:span text:style-name="T243"/></text:p>
      <text:p text:style-name="P172"><text:span text:style-name="T243"/></text:p>
      <text:p text:style-name="P172"><text:span text:style-name="T243"/></text:p>
      <text:p text:style-name="P172"><text:soft-page-break/><text:span text:style-name="T403">VIII.X</text:span></text:p>
      <text:p text:style-name="P172"><text:span text:style-name="T243"/></text:p>
      <text:p text:style-name="P309">I woke at 6:45, let Myrtle out and fed her, excitedly texted with Hannah. I fell back asleep and started feeling overwhelmed with things to do, including finding the key, meeting with Amy to look at the house, connect with Bri more and finish a conversation with Hannah. I got up at 11, made coffee and wrote on the Chromebook until 11:33. . .I messaged Hannah saying I had slept with crazy dreams and she asked about them, which turned into me venting about all the stuff I have to do, then wrote, 12:14.</text:p>
      <text:p text:style-name="P172"><text:span text:style-name="T243"/></text:p>
      <text:p text:style-name="P309">Hannah helped me feel a lot better and I was very grateful. I forgot to mention I had reached out to Bri at 11:07, saying, "Whoa, that was a lot of excitement and I slept very hard. It would be fun to get some lunch or go for a walk today if you still wanted, but no sweat if that's not in the cards"</text:p>
      <text:p text:style-name="P309"><text:s text:c="3"/>I am curious to see what she says, and a meet cute could fit well into my 'schedule,' but I do not want to put what life has conspired Hannah and I to work toward in jeopardy.</text:p>
      <text:p text:style-name="P172"><text:span text:style-name="T243"/></text:p>
      <text:p text:style-name="P308">. . .</text:p>
      <text:p text:style-name="P172"><text:span text:style-name="T243"/></text:p>
      <text:p text:style-name="P309">I drank four cups of coffee + a seltzer on the porch, went out to the truck, unfurled my drum rug just in case, flossed and brushed, drove to Eda's, looked around the fire pit, the picnic table, the stage. I told Jennie Lou what I was looking for and she started to help. She checked the stage and then we both looked outside by the picnic table and the fire pit again.</text:p>
      <text:p text:style-name="P172"><text:span text:style-name="T243"><text:s text:c="3"/>I checked the area where the truck had been parked even though I had scanned it when I arrived, and there it was. I went inside, ordered a tamale, got made an amazing spread with avacado, tomato, cheese, baby cucumbers, chili paste, lemon/lime and a Coke, which I traded for journal #19. I sent pictures of the key to Hannah, Amy and Bri. Bri </text:span><text:soft-page-break/><text:span text:style-name="T243">said, "Omg hey, I'm glad you found it! It turned out to be a crazy day for me, sorry!"</text:span></text:p>
      <text:p text:style-name="P309"><text:s text:c="3"/>I said, "Hey no worries at all! I hope it gets easier and more fun from here!" I drove to Scott's, let Myrtle out, sat at the table and wrote on my laptop, 4:10.</text:p>
      <text:p text:style-name="P172"><text:span text:style-name="T243"/></text:p>
      <text:p text:style-name="P309">I am glad Bri wrote back and perhaps a little relieved she couldn't hang out. I will try to leave the ball in her court, knowing I may never hear from her again. I also know myself a little bit better than that! . . .I spent a long time cooking rice and messaging with Hannah, mixed in mushrooms, pesto and salsa, ate, felt very full, almost sick, and laid down, almost slept. I felt better about an hour later, became alert and wrote, 8:42.</text:p>
      <text:p text:style-name="P172"><text:span text:style-name="T243"/></text:p>
      <text:p text:style-name="P308">. . .</text:p>
      <text:p text:style-name="P172"><text:span text:style-name="T243"/></text:p>
      <text:p text:style-name="P309">I mostly hung out in the darkness. Bri texted at 10:42 saying she had taken a drive and listened to the album; she liked the production. I said Ryan did a good job, that I'd made early dinner and had been having quiet time with the animals. She said that sounded nice and thanked me for encouraging her to get the full-band album.</text:p>
      <text:p text:style-name="P172"><text:span text:style-name="T243"/></text:p>
      <text:p text:style-name="P176">VIII.XI</text:p>
      <text:p text:style-name="P172"><text:span text:style-name="T243"/></text:p>
      <text:p text:style-name="P309">Hannah had sent a reel at <text:s/>four AM. I slept til six, when Myrtle got up, let her out, fed her, messaged Hannah back and slept til 9. I let Myrtle out again, made coffee, ate an apple, hung on the porch. Kev texted at 10:07 saying he was still testing positive. I replied to Bri saying, "Oh yeah! Gotta support your right to an informed decision"</text:p>
      <text:p text:style-name="P309"><text:s text:c="3"/>Dulci said she would ask Sav and Dan to play. I asked if Wyndham was on the gig and Kev agreed he would be a better choice. I wrote on my phone at 10:47.</text:p>
      <text:p text:style-name="P172"><text:span text:style-name="T243"/></text:p>
      <text:p text:style-name="P308">. . .</text:p>
      <text:p text:style-name="P172"><text:span text:style-name="T243"/></text:p>
      <text:p text:style-name="P172"><text:soft-page-break/><text:span text:style-name="T243">I crafted journal #20, took a pic outside, made noodles with veggie broth, mushrooms, soy sauce pesto, texted with Hannah, took a bit of a nap, drove to the Black Mountain Starbucks. The barista asked if he could have a good name for the order and I said mine was Ross, then asked if he thought that was a good name.</text:span></text:p>
      <text:p text:style-name="P309"><text:s text:c="3"/>He said, "It's okay, I guess."</text:p>
      <text:p text:style-name="P309"><text:s text:c="3"/>I asked what his was and he said Chris. I said, "Oh, that is a good name, a strong name." I drove to White Horse, started loading in, said what's up to Josh from Southeastern Container, who was now running sound. Dulci arrived shortly after, then Charlie. We had a scary sound check, but worked everything out quite nicely eventually. I suggested we walk down to Foothills because I wanted a hot dog, and they joined me. I ate French fries and drank a Devil's Foot orange soda as well.</text:p>
      <text:p text:style-name="P309"><text:s text:c="3"/>We walked back to the venue, ordered drinks, took the stage, were introduced by Mary Ellen just as Wyndham showed up, so we got him up, played a fun set, got more drinks and played another. Wyndham left first, then Charlie. I poked my head into the office, said goodnight to Dulci, Mary Ellen, Bob, drove to Scott's singing Shadow People, let Myrtle out, fed her, let her out again.</text:p>
      <text:p text:style-name="P309"><text:s text:c="3"/>She was in a wild mood and, when I got up to check on her, she was eating a poop she had just dropped in the kitchen, which really annoyed me. We did not get along for the rest of the night. I drank the THC seltzer, sent a detailed report about the new and improved White Horse to Hannah and fell asleep.</text:p>
      <text:p text:style-name="P172"><text:span text:style-name="T243"/></text:p>
      <text:p text:style-name="P177">VIII.XII</text:p>
      <text:p text:style-name="P172"><text:span text:style-name="T243"/></text:p>
      <text:p text:style-name="P172"><text:span text:style-name="T243">Woke at six, played Wordle (SKIFF in five,) let out Myrtle, fed her, let her out and in, went back to sleep until ten. I had messages from Hannah, responded to those, made coffee, went out to the porch, drank coffee, explored sheds two and three, cut out a piece of journal, took my blanket to the </text:span><text:soft-page-break/><text:span text:style-name="T243">car as well as my shoes, started some pasta, took my laptop to the porch and wrote, 1:27.</text:span></text:p>
      <text:p text:style-name="P172"><text:span text:style-name="T243"/></text:p>
      <text:p text:style-name="P310">. . .</text:p>
      <text:p text:style-name="P172"><text:span text:style-name="T243"/></text:p>
      <text:p text:style-name="P448"><text:span text:style-name="T264">I </text:span><text:span text:style-name="T265">ate on the porch, poked holes in the leather, cleaned up, finished #21, took a photo, emptied the litter, took out the trash and laid on the daybed until 7:30, when I said goodbye to the animals, got in the truck drove to Lowe’s. They didn’t have any cork or seem to know what I was talking about, so I went to Ingles, bought grapes, CheezIts, bananas, went to Chick-Fil-A, ate a #1 deluxe, drove home, took a bath, shaved, wrote, 9:29. . .</text:span><text:span text:style-name="T266">Hannah messaged me at 10 freaking out about her passport, not knowing where it was and not wanting to make a bunch of noise looking. I told her the Hannah I knew would have put it somewhere safe; it was in her DI bag.</text:span></text:p>
      <text:p text:style-name="P311"><text:s text:c="3"/>Amy texted at 2AM, saying, “hey brother mine, let’s talk tomorrow <text:s/>if you’re able”</text:p>
      <text:p text:style-name="P311"><text:s text:c="3"/>I laid in bed twitching with songs in my brain and body. Hannah texted again at 5:30 with a picture of her waving goodbye to everyone. We talked for a while and I eventually put on Fat Dog, Talk is Cheap and the new Honeycutters album, played Wordle (BEING in four.)</text:p>
      <text:p text:style-name="P448"><text:span text:style-name="T266"/></text:p>
      <text:p text:style-name="P178">VIII.XIII</text:p>
      <text:p text:style-name="P450"><text:span text:style-name="T270"/></text:p>
      <text:p text:style-name="P312">I woke when Hannah sent a reel of a goldendoodle looking like a cloud in a stream. I realized I had finally slept, ate some grapes, wrote, 8:54.</text:p>
      <text:p text:style-name="P451"><text:span text:style-name="T270"/></text:p>
      <text:p text:style-name="P313">. . .</text:p>
      <text:p text:style-name="P451"><text:span text:style-name="T270"/></text:p>
      <text:p text:style-name="P452"><text:span text:style-name="T270">I put on my shorts, hat, Hannah Kaminer shirt, slipped into my Rainbows, grabbed my bag w/ journal, cup, two bananas, walked out the door and expeditiously to High Five downtown. I ordered a drip, sat in the park, called my sister. She said she was on a walk and would call me later. I said I’d be free til 11 or after 2. I walked up to AVL Club, but they were not open yet so I sat on some </text:span><text:soft-page-break/><text:span text:style-name="T270">benches by the flat iron I’d never noticed. I went into Earth Guild at 11, bought five cuts of leather for $40, got a walking milk from Thomas, peed, went to Battle Cat and heard from Scott. Amazingly, he was waiting on me outside. I hopped in the van and we drove to Kev’s, picked him up, said hey to Alyse and Charlie the Dog.</text:span></text:p>
      <text:p text:style-name="P314"><text:s text:c="3"/>We drove to Drop of Sun, grabbed two dollies Evan had left outside, went down 26 to Hendersonville, had an easy load of the S6 and even got a second organ for free, a Moon Glow. We got gas, drove to the Tamaleria, ate burritos, drank Mexican Cokes, went to Kev’s, loaded the organs and played around. I said I was skidaddling, got a call from Lucy; she had found the pasta art I had made for her birthday a couple years earlier.</text:p>
      <text:p text:style-name="P314"><text:s text:c="3"/>I sat in the park and called Amy. They were buying a house, but also she would have to take 18 days of radiation. I walked up Harris, left at Carrier, right at Woodgate, left at Sand Hill, right at Olney, right at Brevard, ran into Molly at the end of my street and encouraged her to salvage a massive power strip from a pile of free stuff.</text:p>
      <text:p text:style-name="P452"><text:span text:style-name="T270"><text:s text:c="3"/>I went inside, crafted #22 from some maroon leather, posted to Instagram, ate a bunch of grapes and started to nod off. Hannah messaged me at six, which woke me up, so I got a hop water out of the fridge, sat at the computer and wrote, 6:18. . .</text:span><text:span text:style-name="T271">I laid on the futon unsure what to watch, eat, read, listen to, not wanting to go anywhere and no longer feeling tired.</text:span></text:p>
      <text:p text:style-name="P315"><text:s text:c="3"/>I moved my lamp off of the nightstand so I could see out the window unobstructed and felt better. I started to look around and realized I was in denial about the fact that my room was a cluttered disaster. I looked around and talked out loud, eventually realizing the best plan was to go back into bed mode. I moved the nightstand to the closet corner, the rolly cubby under the workdesk, and that’s about it.</text:p>
      <text:p text:style-name="P315"><text:s text:c="3"/>I watched ten minutes of the Matrix, enjoyed laying on my big bed, looked out the window, got up, sat at the computer and wrote, 9:20.</text:p>
      <text:p text:style-name="P453"><text:soft-page-break/><text:span text:style-name="T271">V</text:span><text:span text:style-name="T270">III.XIV</text:span></text:p>
      <text:p text:style-name="P453"><text:span text:style-name="T262"/></text:p>
      <text:p text:style-name="P316">I woke at six and was disappointed/worried to not have any updates from Hannah. I slept a bit more, then messaged her at eight, saying, “I hope you have the best time navigating into a new country,” and, “I’m starting to suspect I might not leave my house until playing jazz with Wyndham, Charlie and Steve later.”</text:p>
      <text:p text:style-name="P316"><text:s text:c="3"/>She wrote saying she had found Laura and would send a picture when she could. I relaxed, fell back asleep, waking up and messaging intermitently until 10:30. Being on the far corner of the bed made me feel like it was 1PM.</text:p>
      <text:p text:style-name="P454"><text:span text:style-name="T262"><text:s text:c="3"/>I went downstairs, made a small coffee, drank it on the edge of the bed and decided I would go to Kota Kai after all. I ate an apple on the way, said hi to Quetzal, ordered a latte, pasted seven pages, wrote, noon. . .</text:span><text:span text:style-name="T267">I walked home, reparked the driveway, started a load of laundry, cleaned the coffee ground receptor, did the dishes, ate a banana, swept off the top porch, wrote, 1:00.</text:span></text:p>
      <text:p text:style-name="P454"><text:span text:style-name="T267">. . .</text:span><text:span text:style-name="T268">I made a coffee, messaged with Hannah, went to UJ, ate a burger w/ tots &amp; Coke, walked outside, said hey to Michel and Maria, walked home, unloaded the dryer, got a call from Cait, who desperately needed a ride into work, put the fitted sheet on my bed, drove Cait through Trump traffic, came home, set down my comforter, laid on the bed, looked at my phone and wrote, 4:41. . .</text:span><text:span text:style-name="T269">I switched the little Panasonic TV for the big JVC, watched the many previews at the start of Enemy of the State, and then watched the first five minutes.</text:span></text:p>
      <text:p text:style-name="P454"><text:span text:style-name="T269"/></text:p>
      <text:p text:style-name="P317">. . .</text:p>
      <text:p text:style-name="P454"><text:span text:style-name="T269"/></text:p>
      <text:p text:style-name="P455"><text:span text:style-name="T269">I </text:span><text:span text:style-name="T262">walked to Brew Pump, bought some hop waters, talked to Big Adam, walked down to Middlemont, set up drums. Hannah messaged me saying, “Please tell me stories about horrible times staying in people's houses when touring. This isn't that horrible but I would like to know how it could be so much worse.”</text:span></text:p>
      <text:p text:style-name="P455"><text:soft-page-break/><text:span text:style-name="T262"><text:s text:c="3"/>Me, Wyndham and Charlie played through Nefertiti, Song for My Father, Four, Night in Tunisia, Impressions, Giant Steps, and a couple others. It was very fun, but we yearned for bass and I was starting to get a sore throat. I walked home the long way, glancing over at the Pump but trucking along. I went into the house, laid on the bed and sent horrible times staying in peoples’ houses to Hannah:</text:span></text:p>
      <text:p text:style-name="P455"><text:span text:style-name="T262"/></text:p>
      <text:p text:style-name="P402">One time we got to a place and, apart from the one couch upstairs, they opened a door to a basement, said, "There's plenty of room down here!” and it was just a bald soiled mattress in the dark.</text:p>
      <text:list text:style-name="L1">
        <text:list-header>
          <text:p text:style-name="P504"><text:s text:c="3"/>One time we stayed with this guy Jersey Bob and he gave us all what he said were mild weed cookies. They were so strong, I laid in the darkness thinking the white light was taking me and the cops were gonna bust in any minute. Steve slept on a pile of shoes. When we got in the van the next morning I asked if anyone thought they were gonna die and everyone said yes, but they couldn't seem to say anything about it.</text:p>
        </text:list-header>
      </text:list>
      <text:p text:style-name="P402"><text:s text:c="3"/>One time before that, we couldn't figure out which house was Jersey Bob's and he wouldn't answer his phone so we just slept in the van on his culdesac.</text:p>
      <text:p text:style-name="P402"><text:s text:c="3"/>Do you know John Verba? One time we flooded his sister's house in Florida while she was gone for a couple hours.</text:p>
      <text:p text:style-name="P402">You sent</text:p>
      <text:p text:style-name="P402"><text:s text:c="3"/>There were multiple occasions where eight of us shared a single hotel room, like when we broke down in Canada and had to get towed to the border and walk across in a snowstorm... and then everyone started passing around a violent stomach virus</text:p>
      <text:p text:style-name="P402">You sent</text:p>
      <text:p text:style-name="P456"><text:span text:style-name="T272"><text:s text:c="3"/>Oh God, we used to sometimes stay with this New Orleans band Dirty Bourbon River Show and they lived in absolute squalor. The </text:span><text:soft-page-break/><text:span text:style-name="T272">shower was so gross they would wrap their feet in grocery bags to take one.</text:span></text:p>
      <text:p text:style-name="P402"><text:s text:c="3"/>One time we were on tour with them in Louisiana and the interstate got shut down while we were on a bridge. We just sat there all night long.</text:p>
      <text:p text:style-name="P456"><text:span text:style-name="T272"/></text:p>
      <text:p text:style-name="P179">VIII.XV</text:p>
      <text:p text:style-name="P457"><text:span text:style-name="T272"/></text:p>
      <text:p text:style-name="P457"><text:span text:style-name="T272">I noticed Hannah was messaging me at six AM but stayed asleep until nine. I wasn’t sure what to do with my day, so I started with making journal 24 out of the rhino grey, then wrote, 9:41. . .</text:span><text:span text:style-name="T273">I put all eight journals in my bag, started walking downtown, ran into an attractive unhoused person outside of Weirdo Central who sounded just like Barbie. She said she was pregnant and wanted an [inaudible].</text:span></text:p>
      <text:p text:style-name="P457"><text:span text:style-name="T273"><text:s text:c="3"/>“A </text:span><text:span text:style-name="T371">what</text:span><text:span text:style-name="T273">??” I said.</text:span></text:p>
      <text:p text:style-name="P318"><text:s text:c="3"/>She said, “A Pop-Tart——I’m really craving a Pop-Tart and a Dr. Pepper.”</text:p>
      <text:p text:style-name="P318"><text:s text:c="3"/>I said I would do that, went inside, bout a 20-ounce DP, two blueberry Pop-Tarts and a bag of Lil’ Baby All-In Rap Snacks. She was very grateful. I continued walking, saw I had a reel from Hannah, sat down outside of the Double Crown to finish my chips and write back. It was a reel of a lazy cat, which made me realize I was feeling like a lazy cat. I decided to get a 20-ounce iced latte and walk home.</text:p>
      <text:p text:style-name="P319"><text:s text:c="3"/>I went inside the house, messaged with Hannah a bit more, made a post from my Rewrite account saying I had eight journals available for $20 + shipping, put up a story for each available journal, then shared a post from my main Insty account. I sat at the computer and wrote, 12:09.</text:p>
      <text:p text:style-name="P458"><text:span text:style-name="T273">. . .</text:span><text:span text:style-name="T274">I got a text from Alyse asking if I could let Charlie out at 2:30 and agreed, plus a message from Troy about buying #21. I also sent Random Animals a message asking if I could play all their drums in hopes of walking to Eulogy. I put two journals in my bag, walked to Hendrix, let out Charlie the Dog, used the restroom, perused the fridge &amp; pantry for snacks, sat on the veranda, pasted two pages, proofread another and wrote, 2:34.</text:span></text:p>
      <text:p text:style-name="P457"><text:soft-page-break/><text:span text:style-name="T274">. . .I hung out for at least a half-hour while Chuck pretended to do important things in the yard. I eventually took her inside, used the restroom again, walked to Aldi, bought plums, ham, CheezIts, walked to The Odd. I asked about the new restaurant, but they were not open yet; they would actually be sharing the space with the regular Odd kitchen on alternating days.</text:span></text:p>
      <text:p text:style-name="P457"><text:span text:style-name="T274"><text:s text:c="3"/>I walked down to the Brew Pump, excited to see Smasheville, but they were not open til five, so I sat on the bench, ate CheezIts and thought about what to do. I forgot to mention I had eaten three plums on the walk there. I went across the street, ordered their special, Spicy Cajun Pasta w/ an RC Cola from KT, sat at the bar and wrote, 4:20. . .</text:span><text:span text:style-name="T275">I ate while talking with an unusually friendly KT and Hungover Doug, who had just driven back from Savannah.</text:span></text:p>
      <text:p text:style-name="P457"><text:span text:style-name="T275"><text:s text:c="3"/>I ran into Jessa before and after, who I had just been thinking about. She was registering people to vote. I walked home, watched two minutes of Enemy of the State and had some meaningful texts with Hannah, particuarly about appreciating each other for being willing to do the work to be good communicators. I sat at the computer and wrote, 5:52. . .</text:span><text:span text:style-name="T276">Amy came over and took a look around the house. Apparently she was vetting a friend as a possible roommate, not considering moving in, herself.</text:span></text:p>
      <text:p text:style-name="P320"><text:s text:c="3"/>I drove to FBRA, finally met Jason Ross Martin, had rehearsal with Juan, Charlie, Shane, Katie, came home, organized sold journals, printed shipping labels, laid in bed, got up and wrote, 12:47.</text:p>
      <text:p text:style-name="P457"><text:span text:style-name="T276"/></text:p>
      <text:p text:style-name="P459"><text:span text:style-name="T377">V</text:span><text:span text:style-name="T376">III.XVI</text:span></text:p>
      <text:p text:style-name="P459"><text:span text:style-name="T272"/></text:p>
      <text:p text:style-name="P459"><text:span text:style-name="T272">I woke, played Wordle (BRACE in three,) ate a plum, crafted #25 and wrote, 7:53. . .</text:span><text:span text:style-name="T277">I printed and pasted labels, 8:17. . .</text:span><text:span text:style-name="T278">I laid in bed, brushed, flossed, put on blue Lems/pants/Bruce &amp; Neville/Platt Plaid/hat, stuffed my bag with all the journals, wrote, 9:06.</text:span></text:p>
      <text:p text:style-name="P459"><text:span text:style-name="T278"/></text:p>
      <text:p text:style-name="P321">/ / /</text:p>
      <text:p text:style-name="P460"><text:span text:style-name="T278">I </text:span><text:span text:style-name="T272">added a raincoat &amp; drumsticks to my bag, left the house, met up w/ Lynn by the Suntrust, conversed with her until </text:span><text:span text:style-name="T285">we reached </text:span><text:span text:style-name="T272">12 Baskets, walked to Battle Cat, ordered an Americano, sat on the porch, chatted w/ Fletcher about his new job, Aurora’s band cancelling on the bus and </text:span><text:span text:style-name="T285">my </text:span><text:span text:style-name="T272">journals. I proof-pasted two pages and wrote, 10:04. . .I took a photo, didn’t like it, left, gave four packages to a mailman as he passed Story Parlor, snuck down into the </text:span><text:span text:style-name="T285">Cooperative Coffee</text:span><text:span text:style-name="T272"> pit, took a much better photo, posted it, wrote, 10:42.</text:span></text:p>
      <text:p text:style-name="P322">. . .I walked to Downtown Books &amp; News, found nothing useful, walked to Staples, exchanged some messages w/ Hannah, still found nothing useful, went to Malaprops and found three perfect notebooks, the teNeues 120-page small bullet journal, black. (It’s about half the size of Midori, but only $8 and readily available online, so I may end up trying it out as my personal. I could maybe even rip the cover off.)</text:p>
      <text:p text:style-name="P322"><text:s text:c="3"/>Anyway, I walked to the Vault, sat next to JB, ate a burger w/ tots and Coke, went to High Five, ordered a latte, took it to the park, let Juan know that’s what I was doing and wrote, 2:16. . .Juan thankfully said he was too tired to play Splendor and had forgotten to put it in his van, so I messaged with Hannah and enjoyed sitting in the park until someone nearby started bucket drumming. I walked down Church and sat under a tree at Central UMC, which is a much better abbreviation than I had come up with, 2:57.</text:p>
      <text:p text:style-name="P322">. . .I watched some teenagers try to paralell park, then walked to Double D’s. The line was long, but Scott &amp; Leann were hopping off the bus, said they were glad to see me as they had just had a strange exchange with someone who had called them peasants.</text:p>
      <text:p text:style-name="P322"><text:s text:c="3"/>I offered Leann a journal and she gave me $20. I ordered a latte and traded some strangers cash for Venmo while I waited. I told them about the B-Sides show, grabbed my drink, walked down to Lazoom Room, sat in a comfy chair, chatted w/ Stacey, moved over to the window and wrote, 4:22.</text:p>
      <text:p text:style-name="P461"><text:span text:style-name="T272"/></text:p>
      <text:p text:style-name="P462"><text:soft-page-break/><text:span text:style-name="T272">. . .</text:span></text:p>
      <text:p text:style-name="P461"><text:span text:style-name="T272"/></text:p>
      <text:p text:style-name="P463"><text:span text:style-name="T272">I said hello to Tony, David, sold a journal to Courtney, then Troy, conversed with Alex, walked to Eulogy, said hello to Michael and the band, went down to the green room, hung with Juan, helped Charlie load in, had a beer at Burial, sound checked, went to Little Chango with Charlie and Katie, got rained on, walked back, hung in the green room, tried to make coffee, failed, played a tight and fun set for </text:span><text:span text:style-name="T285">nearly </text:span><text:span text:style-name="T272">no</text:span><text:span text:style-name="T285">body</text:span><text:span text:style-name="T272">, watched a fair amount of Random Animals, walked down to the green room, hung with Juan, Charlie and Katie, walked back West, used the restroom </text:span><text:span text:style-name="T279">at Country Club</text:span><text:span text:style-name="T272">, got a beer with Tate and that dude, walked home, updated my journey stats on Bamboo Forest, sent Hannah a message about my camping trip and slept.</text:span></text:p>
      <text:p text:style-name="P463"><text:span text:style-name="T272"/></text:p>
      <text:p text:style-name="P180">VIII.XVII</text:p>
      <text:p text:style-name="P463"><text:span text:style-name="T272"/></text:p>
      <text:p text:style-name="P323">I woke around 7:15ish feeling nervous, thought about the ways this trip could go wrong, packed my two bags with whatever I thought essential (plaid shirt, blanket, towel, Hollister pants, toothbrush, floss, toothpaste, cup, two journals and an extra notebook, pen, USB cable, Bronner’s.</text:p>
      <text:p text:style-name="P463"><text:span text:style-name="T272"/></text:p>
      <text:p text:style-name="P323">I should take another T-shirt.</text:p>
      <text:p text:style-name="P463"><text:span text:style-name="T272"/></text:p>
      <text:p text:style-name="P324">. . .</text:p>
      <text:p text:style-name="P463"><text:span text:style-name="T272"/></text:p>
      <text:p text:style-name="P464"><text:span text:style-name="T272">I got picked up by Elisha, rode to the Cantingles, used the restroom, bought a 12 of hop water + a latte, waited outside. He came up behind me, said, “</text:span><text:span text:style-name="T370">ROSS</text:span><text:span text:style-name="T272">.” We got in his truck and drove west with our ETA an hour late. Eli </text:span><text:span text:style-name="T285">had </text:span><text:span text:style-name="T272">said he spent three days packing and was held up trying to fix a disco ball. We listened to lo-fi hip-hop beats the whole way there, but with a strong house/drum&amp;bass influence.</text:span></text:p>
      <text:p text:style-name="P464"><text:span text:style-name="T272"><text:s text:c="3"/></text:span><text:span text:style-name="T280">We arrived at Prince boat dock and started unloading his tailgate, which was entirely full. The dock was busy and the staff were unwelcoming. It was obvious we were overprepared. Gary was texting from </text:span><text:soft-page-break/><text:span text:style-name="T280">a stump. I saw Jason and said, “</text:span><text:span text:style-name="T372">Meeta Menta</text:span><text:span text:style-name="T280">,” which made him laugh. They loaded Locke’s motor canoe and departed. I laid on the dock with my head on my bag while Gary and Elisha inflated boats and staged coolers. His truck was </text:span><text:span text:style-name="T285">partly</text:span><text:span text:style-name="T280"> blocking the boat ramp, so once he went to park it, I helped inflate things. We waited for Jason and Locke to return, which ended up being around an hour later.</text:span></text:p>
      <text:p text:style-name="P464"><text:span text:style-name="T280"><text:s text:c="3"/>We loaded up their boat again, watched them depart, then set sail, Elisha on his standup paddleboard, Gary and </text:span><text:span text:style-name="T285">myself</text:span><text:span text:style-name="T280"> in the inflatable kayak. It didn’t take long for me to say, “Okay Gary, I’m having fun.” We paddled past boat houses, had a smoke break with Jason and Locke, hung around the rope swing for a while, ran into them again at the 2/3rds mark and finally approached Double Island aka Backwater Campsite 78.</text:span></text:p>
      <text:p text:style-name="P464"><text:span text:style-name="T280"><text:s text:c="3"/>We went around the back as per Locke’s instructions, beached onto some plywood and checked out camp while it started to sprinkle. I set up my tent. Locke and Jason arrived from their third and final trip </text:span><text:span text:style-name="T281">and we swiftly constructed </text:span><text:span text:style-name="T285">T</text:span><text:span text:style-name="T281">arp </text:span><text:span text:style-name="T285">City</text:span><text:span text:style-name="T281">. I took a short nap.</text:span><text:span text:style-name="T280"> </text:span><text:span text:style-name="T281">Locke and Gary took Elisha out to paddleboard ski while Ben and Noah arrived. They, Jason and I went to explore the eastern point, where we quietly watched the boaters. </text:span><text:span text:style-name="T282">I realized my legs were horribly sunburned.</text:span></text:p>
      <text:p text:style-name="P325"><text:s text:c="3"/>When they returned, gary made delicious spaghetti with the help of Jason’s sausages for the sauce. We talked about going out for sunset, but it was too late. I soon went to sleep, and there was a heavy rain.</text:p>
      <text:p text:style-name="P464"><text:span text:style-name="T281"/></text:p>
      <text:p text:style-name="P181">VIII.XVIII</text:p>
      <text:p text:style-name="P465"><text:span text:style-name="T272"/></text:p>
      <text:p text:style-name="P466"><text:span text:style-name="T272">I woke and stumbled down the hill to coffee at camp. Everyone was up but Jason. We ate bacon, eggs and toast. Locke and Noah went back to the dock to get gas and arrange something else for Noah’s early departure. I went up to the top of the hill, got service for Wordle, then, when they returned, boated around the island; I sat in the middle of </text:span><text:span text:style-name="T285">Ben’s</text:span><text:span text:style-name="T272"> canoe with Gary up front and Jason in the back.</text:span></text:p>
      <text:p text:style-name="P466"><text:soft-page-break/><text:span text:style-name="T272"><text:s text:c="3"/>We went back to camp so Ben could make Fatoush for lunch, which took a while, but was delicious. </text:span><text:span text:style-name="T283">Locke and Ben to</text:span><text:span text:style-name="T285">o</text:span><text:span text:style-name="T283">k Noah to the dock. </text:span><text:span text:style-name="T272">We eventually went back out in the same configuration for sunset and got a bit rained on, returned to camp for meat mania: steak, sausages and pretzel dogs. I caught a little nap before that, and then fell asleep hard shortly after. I woke up very thirsty at three or four AM, got two hop waters from camp, walked back to the tent in the dark, realized I badly had to </text:span><text:span text:style-name="T285">poop</text:span><text:span text:style-name="T272">, wan</text:span><text:span text:style-name="T285">d</text:span><text:span text:style-name="T272">ered up from my site a little, went off the trail and took what I think was my first ever shit on the ground.</text:span></text:p>
      <text:p text:style-name="P326"><text:s text:c="3"/>I didn’t have a light, shovel or toilet paper, and maybe even got some on my shoe. I just went to bed, feeling lighter but not particularly comfortable.</text:p>
      <text:p text:style-name="P466"><text:span text:style-name="T272"/></text:p>
      <text:p text:style-name="P182">VIII.XIX</text:p>
      <text:p text:style-name="P466"><text:span text:style-name="T376"/></text:p>
      <text:p text:style-name="P501"><text:span text:style-name="T376">Jason and I woke around the same time. We all drank coffee while Gary made breakfast burritos. We packed up camp while </text:span><text:span text:style-name="T379">he</text:span><text:span text:style-name="T376"> and Locke went to rent a pontoon. We loaded that up and it became apparent that I would be part of the rowing crew with Ben and Elisha since Locke’s car was full and Jason would only be going to Canton. </text:span></text:p>
      <text:p text:style-name="P501"><text:span text:style-name="T376"><text:s text:c="3"/>We rowed all the way there with only a short hangout/smoke near the rope swing. I navigated, which helped me feel like I </text:span><text:span text:style-name="T379">had</text:span><text:span text:style-name="T376"> contributed </text:span><text:span text:style-name="T375">something</text:span><text:span text:style-name="T376"> all weekend. We arrived at the dock, loaded Ben’s car. Elisha repacked his truck while Ben fastened the canoe to the roof. We said goodbye to Eli, started driving away.</text:span></text:p>
      <text:p text:style-name="P501"><text:span text:style-name="T376"><text:s text:c="3"/>I deleted a few first messages to Hannah. I didn’t want to seem </text:span><text:span text:style-name="T375">too</text:span><text:span text:style-name="T376"> eager to message her. I eventually said, “I'm alive and enriched! How's Germany??”</text:span></text:p>
      <text:p text:style-name="P501"><text:span text:style-name="T376"><text:s text:c="3"/>She texted back right away and distracted me greatly from talking to Ben. I forgot she was spending four days in Belgium with a friend, which seems like the best part of her trip. I wasn’t fully focused because of Ben, but I was glad to reach her </text:span><text:soft-page-break/><text:span text:style-name="T376">before she went to bed. We stopped at the Catamount Pump &amp; Go (The Wrong Way,) outside of Sylva, then snacked on chips and hummus on the way home. I took off my clothes, ordered a Dominos pizza with Italian sausage, green/banana peppers, pineapple &amp; spinach </text:span><text:span text:style-name="T378">w/ a 20-ounce Coke</text:span><text:span text:style-name="T376">, took a bath. The water burned my legs. I started writing at the computer, ate some pizza and continued until 8:13.</text:span></text:p>
      <text:p text:style-name="P501"><text:span text:style-name="T376"/></text:p>
      <text:p text:style-name="P327">. . .</text:p>
      <text:p text:style-name="P501"><text:span text:style-name="T376"/></text:p>
      <text:p text:style-name="P502"><text:span text:style-name="T376">I slept til around 3AM, </text:span><text:span text:style-name="T379">then</text:span><text:span text:style-name="T376"> decided to shake out my sheets and remake my bed, which felt amazing. I soon had a message from Hannah. We chatted til about 5AM and I gave myself an electric shave + finished my Coca Cola.</text:span></text:p>
      <text:p text:style-name="P502"><text:span text:style-name="T376"/></text:p>
      <text:p text:style-name="P183">VIII.XX</text:p>
      <text:p text:style-name="P467"><text:span text:style-name="T272"/></text:p>
      <text:p text:style-name="P467"><text:span text:style-name="T272">I woke around 930, texted with Hannah. She asked if I wanted and was able to pick her up </text:span><text:span text:style-name="T285">from</text:span><text:span text:style-name="T272"> the airport, which made me feel very </text:span><text:span text:style-name="T285">happy</text:span><text:span text:style-name="T272">. I emptied both of my bags and put my things where they belong, put my torn </text:span><text:span text:style-name="T370">Thank You, Butt</text:span><text:span text:style-name="T272"> pants over my black leggings and then my Hypos shirt so that my sunburns were fully covered, grabbed both bags + hat &amp; shoes, went downstairs, made a coffee in my to-go cup, left the house.</text:span></text:p>
      <text:p text:style-name="P467"><text:span text:style-name="T272"><text:s text:c="3"/>I walked to Aldi, bought plums, grapes, bananas, then went to Izzy’s for a latte. Dad texted his Worlde score, so I sat at the bar and played while sipping my overflowing latte. SJ came in and we talked for a minute. </text:span><text:span text:style-name="T286">She had heard the camping trip was happening via Anelise.</text:span><text:span text:style-name="T272"> I then walked to the Brew Pump, went toward the cooler and heard the lady who had called the cops on me say, “Hey, how’s it goin’, </text:span><text:span text:style-name="T370">Non-Alcoholic</text:span><text:span text:style-name="T272">?</text:span><text:span text:style-name="T370">”</text:span></text:p>
      <text:p text:style-name="P467"><text:span text:style-name="T370"><text:s text:c="3"/></text:span><text:span text:style-name="T272">I bought some hop waters, walked to Vance Crescent and remembered I needed coffee beans, so I turned around, walked to Kota Kai and bought a big ba</text:span><text:span text:style-name="T286">g</text:span><text:span text:style-name="T272"> of Black Widow from Josh, had him add a couple pumps of drip to my latte, walked home down brevard, took a poop, texted the camping thread saying, “I’m </text:span><text:soft-page-break/><text:span text:style-name="T272">on the toilet, Darwin,” got naked, laid on the bed and thought about whether I should play WoW all week in order to level my druid up one rank in PVP (to 11?,) then wrote, 12:16. . .</text:span><text:span text:style-name="T284">I placed an order for three blank and three ruled Midori notebooks ($50,) 12:32. . .</text:span><text:span text:style-name="T286">I took a bath, shaved, made journal #26 from ruby red, proofread on the computer and wrote, 1:30. . .</text:span><text:span text:style-name="T287">I printed five pages, grabbed a banana, went out to the back porch with the intention of proof-pasting but only took a photo/posted. I went into QMK and changed my tapping term in hopes of being able to shift appropriately while still being able to use the same key for casting roots.</text:span></text:p>
      <text:p text:style-name="P467"><text:span text:style-name="T287"><text:s text:c="3"/>I </text:span><text:span text:style-name="T288">changed the tapping term to 200, then 300, then 100. I eventually realized I needed very different tapping terms for space bar vs shift, so I looked up how to set them differently and was pleased with the results. The only problem I see so far is that sometimes I hit shift to prepare to capitalize something and then change my mind, so perhaps it should be pgdn instead of up. </text:span><text:span text:style-name="T289">I did that and got rid of the separate time code for space, 2:41. . .</text:span><text:span text:style-name="T290">I proof-pasted and decided I would indeed try to play WoW again, </text:span><text:span text:style-name="T291">3:14.</text:span></text:p>
      <text:p text:style-name="P467"><text:span text:style-name="T291"/></text:p>
      <text:p text:style-name="P328">. . .</text:p>
      <text:p text:style-name="P467"><text:span text:style-name="T291"/></text:p>
      <text:p text:style-name="P468"><text:span text:style-name="T291">I </text:span><text:span text:style-name="T272">played WoW, got a reel from Hannah, messaged with her until she went to bed, walked up to Ingles, bought Canadian Bacon, CheezIts, arugula, toilet paper, came home, played WoW until I had about 60,000 honor, called it quits, wrote, 10:07.</text:span></text:p>
      <text:p text:style-name="P468"><text:span text:style-name="T272"/></text:p>
      <text:p text:style-name="P184">VIII.XXI</text:p>
      <text:p text:style-name="P469"><text:span text:style-name="T272"/></text:p>
      <text:p text:style-name="P470"><text:span text:style-name="T272">I woke around 4:30 and played two AVs + Wordle (MULCH in four,) then wrote, 5:25. . .</text:span><text:span text:style-name="T292">I slept for a couple hours and started to have progressively weirder and more realistic dreams. I woke up and decided that was enough, took my cup downtstairs, turned on the coffee maker, came back up, picked out a cut of leather, cleaned clothes off my floor, made the bed, sat at the computer, wrote, 8:59. . .</text:span><text:span text:style-name="T293">I </text:span><text:soft-page-break/><text:span text:style-name="T293">poured a cup of coffee, came upstairs, crafted #27 from the cut that looks like espresso foam, 9:25.</text:span></text:p>
      <text:p text:style-name="P470"><text:span text:style-name="T293">. . .</text:span><text:span text:style-name="T294">I went downstairs, took a photo on the little round table, emptied the coffee grounds, made another cup, proofpasted one page, 9:47. . .</text:span><text:span text:style-name="T295">I played lots of AV including one that must have been two hours long. Hannah messaged me with a selfie and about her travels, so I wrote back, got a coffee, played a short one, started sending crazy filter selfies and decided to take a break from WoW, 12:30.</text:span></text:p>
      <text:p text:style-name="P469"><text:span text:style-name="T295">. . .</text:span><text:span text:style-name="T296">I spent a while looking at social media like a bad boy, 1:08. . .</text:span><text:span text:style-name="T297">I took a nice bath and shaved against the grain, 1:33. . .</text:span><text:span text:style-name="T298">I played an AV, started some peas n’oodles, 2:00. . .</text:span><text:span text:style-name="T299">I ate noodles, played a bunch, messaged with Hannah, 4:24. . .</text:span><text:span text:style-name="T300">I cleaned out the tub, made another coffee, took another bath, played more AV, moved my small TV to the top of the dresser, watched part of Something About Mary, hated it, put on some Attenborough and continued AVing until 8:12. I told Ancient I would run ZG with them and was excited to see Decalf in the raid, but realized I wasn’t prepared for that social dynamic and didn’t want to give up on PVP yet.</text:span></text:p>
      <text:p text:style-name="P469"><text:span text:style-name="T300">. . .</text:span><text:span text:style-name="T301">I laid in bed in the dark for a while, somehow looked at social media, decided to make a bagel, 10:12. . .</text:span><text:span text:style-name="T302">I </text:span><text:span text:style-name="T303">made and ate a delicious bagel, smoked, </text:span><text:span text:style-name="T302">lost a few AV, 11:39.</text:span></text:p>
      <text:p text:style-name="P469"><text:span text:style-name="T302"/></text:p>
      <text:p text:style-name="P471"><text:span text:style-name="T380">V</text:span><text:span text:style-name="T376">III.XXII</text:span></text:p>
      <text:p text:style-name="P472"><text:span text:style-name="T272"/></text:p>
      <text:p text:style-name="P472"><text:span text:style-name="T272">I had a frustrating dream playing a gig where our cars and gear got stolen, woke, cut up some maroon leather, poked holes, went downstairs, made coffee, drank it in bed while playing Wordle (BRUTE in four) and researching facts about Nottingham, sent Hannah a message saying, “Omg say hi to Robinhood for me,” weighed down the leather with the Honeycrisp in hopes of flattening it out, went down for another cup of coffee, came back and wrote, 9:17. . .</text:span><text:span text:style-name="T304">I pasted the label, stitched up the journal, took it to the front porch, took a photo and shared it with Cane on the Brazos as its song.</text:span></text:p>
      <text:p text:style-name="P472"><text:soft-page-break/><text:span text:style-name="T304">. . .</text:span><text:span text:style-name="T305">I did three more AV while drinking a third coffee, hit my honor cap of 175K, teleported to Moonglade, started flying to Orgrimmar and wondered what to do next, either in real life or Azeroth. . .</text:span><text:span text:style-name="T306">I looked around the Hall of Champions, checked my bank, remembered about Mooncloth, teleported to Moonglade, made a piece, then a bag, flew back to Org, put the Runecloth bag I had replaced on the AH, 12:11.</text:span></text:p>
      <text:p text:style-name="P472"><text:span text:style-name="T306">. . .</text:span><text:span text:style-name="T307">I laid in bed bored for a while, made two bagels, stood on the Org mailbox and eventually got a DM from Nochill, who had seen me in AV and assumed I was Hawaiian. They invited me to join Loot the Dog, and I warned about my schedule; they said it was no big deal, so I accepted, thus joining the best guild on the server, 1:54. . .</text:span><text:span text:style-name="T308">I stood around Org, laid in bed, ate a plum + grapes, put on my shorts, hypos shirt, hat &amp; backpack, 2:39.</text:span></text:p>
      <text:p text:style-name="P472"><text:span text:style-name="T308">. . .</text:span><text:span text:style-name="T309">I put on my shoes, walked up Brevard, noticing a message from Hannah along the way; she was nervous about her first </text:span><text:span text:style-name="T373">real</text:span><text:span text:style-name="T309"> show of the tour. I said she would do great and talked about my itchy legs, walked to Ingles, where I bought CheezIts, floss, paste and Hop Slams, walked home, put away my groceries and sat at the computer, 3:23. . .</text:span><text:span text:style-name="T310">I stood on the Org bank, ate CheezIts, drank hop water, made coffee, took a bath, 4:19.</text:span></text:p>
      <text:p text:style-name="P472"><text:span text:style-name="T310">. . .</text:span><text:span text:style-name="T311">I got verified on </text:span><text:span text:style-name="T315">LTD </text:span><text:span text:style-name="T311">Discord, chatted with Hannah, signed up for raids (ZG, MC, AQ20, </text:span><text:span text:style-name="T315">Ony,</text:span><text:span text:style-name="T311">) installed addons, 5:47. . .</text:span><text:span text:style-name="T312">I made two bagels, stood around Org, went to STV, hung around the entrance to ZG, then ran my first raid with LTD, the fastest and smoothest ZG has ever been, 10:08. </text:span><text:span text:style-name="T313">. .I went and checked out ZG island, got a new belt, pined over </text:span><text:span text:style-name="T315">the</text:span><text:span text:style-name="T313"> chest</text:span><text:span text:style-name="T315">piece</text:span><text:span text:style-name="T313"> and turned in some quests for rep. I took the zep back to Org, put things in the bank, 10:56.</text:span></text:p>
      <text:p text:style-name="P472"><text:span text:style-name="T313">. . .</text:span><text:span text:style-name="T314">I laid in bed for a while, </text:span><text:span text:style-name="T315">decided to get</text:span><text:span text:style-name="T314"> back on WoW </text:span><text:span text:style-name="T315">to go fishing</text:span><text:span text:style-name="T314">, went to Moonglade, made two casts, got invited to and ran LTD LBRS with a chance of the rejuv idol dropping, went back to Org, disenchanted and sold a bunch of things from the run and from the bank, wrote 12:58.</text:span></text:p>
      <text:p text:style-name="P473"><text:soft-page-break/><text:span text:style-name="T381">V</text:span><text:span text:style-name="T376">III.XXIII</text:span></text:p>
      <text:p text:style-name="P474"><text:span text:style-name="T272"/></text:p>
      <text:p text:style-name="P474"><text:span text:style-name="T272">I woke from vivid but pleasant-enough dreams, played Wordle (LEECH in five,) picked out a rugged cut of leather, made as few cuts as I could, marked the hole placements, washed my mouth with hop water, made the bed, tidied my room, went downstairs, made a coffee, came back, poked holes, strung up #29, went to the back yard, took a photo, posted, made another coffee, came upstairs, wrote, 10:44, </text:span><text:span text:style-name="T316">proofpasted a page.</text:span></text:p>
      <text:p text:style-name="P474"><text:span text:style-name="T316">. . .</text:span><text:span text:style-name="T317">I played a few AV, a WSG, watched some Pulp Fiction, drank a third coffee, ate a banana, sold #29 to Sunny, put on my shorts, hypos shirt, hat, 2:34. . .</text:span><text:span text:style-name="T318">I walked up Brevard and Haywood, running into Steve outside of Drop of Sun. “What’s up, playboy?” I said.</text:span></text:p>
      <text:p text:style-name="P329"><text:s text:c="3"/>He was getting out of his car to go tune their piano. We chatted for a while about practicing, his lazy eye, journals, fatherhood. I carried on down Haywood to the post office. I was getting worried that Hannah had liked my last three messages without responding to anything. I checked her Facebook status, saw she was online and sent a message hoping she had had a comfy stay, would have a good gig and facts about my day.</text:p>
      <text:p text:style-name="P329"><text:s text:c="3"/>She responded warmly and we talked for a few minutes while I sat under a shady tree. She was lonely, overwhelmed, getting a sore throat. I told her I missed her and was among many people who believed in her and were excited to see her, gave my advice about carving out one’s own time. She said she missed me too and got on stage.</text:p>
      <text:p text:style-name="P474"><text:span text:style-name="T318"><text:s text:c="3"/>I bought mini grapes, plums, mini bagels, CheezIts, turkey, went to the market, didn’t see anything I wanted, went into Kota Kai and got a $7 beverage with cold brew, Cherry Coke, vanilla syrup, half &amp; half + a cherry/cherry juice. I walked home, put away my groceries, ate a plum + some CheezIts, wrote, 4:16. . .</text:span><text:span text:style-name="T319">I made noodles, did a </text:span><text:span text:style-name="T374">bunch</text:span><text:span text:style-name="T319"> of AV, took a break, 7:52. . .</text:span><text:span text:style-name="T320">I took a bath, shaved, 8:14.</text:span></text:p>
      <text:p text:style-name="P474"><text:span text:style-name="T320">. . .</text:span><text:span text:style-name="T321">I did an MC bindings run, ported to Thunderbluff, then won a bunch of AV, 11:40.</text:span></text:p>
      <text:p text:style-name="P475"><text:soft-page-break/><text:span text:style-name="T382">V</text:span><text:span text:style-name="T376">III.XXIV</text:span></text:p>
      <text:p text:style-name="P475"><text:span text:style-name="T272"/></text:p>
      <text:p text:style-name="P475"><text:span text:style-name="T272">Hannah messaged me around six AM saying she was doing some good people watching in London. I played Wordle (FILET in four,) made some coffee, picked out some leather, crafted #30, turned around, took a photo on the ottoman, posted, wrote, 8:10. . .</text:span><text:span text:style-name="T322">I played a WSG, realized my gig was actually in Banner Elk, won a bunch of AV, 11:42. . .</text:span><text:span text:style-name="T323">I took a bath, shaved, laid on the bed, made two bagels, touched myself, went out and inspected the truck for signs that I should cancel on Taylor.</text:span></text:p>
      <text:p text:style-name="P330"><text:s text:c="3"/>Lo and behold, the sticker on the plate said the registration had lapsed in May. I looked in the glove compartment and couldn’t find any remotely up-to-date paperwork, so I went inside and texted him:</text:p>
      <text:p text:style-name="P330"><text:s text:c="3"/>“Hey man I’ve been feeling wonky all day and just failed at taking a COVID test. I hate to back out last minute and hope it doesn’t cause you any stress with the venue but there’s no way I can make it. I’m sure you will sound good as a duo and hope they pay you for my share too!”</text:p>
      <text:p text:style-name="P330"><text:s text:c="3"/>I felt a lot better knowing I was going to not be taking so many risks for a $200 eight-hour day with almost four hours of driving, not to mention that I’ll get more PVP done and possibly make it into BWL.</text:p>
      <text:p text:style-name="P475"><text:span text:style-name="T323"/></text:p>
      <text:p text:style-name="P331">. . .</text:p>
      <text:p text:style-name="P475"><text:span text:style-name="T323"/></text:p>
      <text:p text:style-name="P476"><text:span text:style-name="T272">I played more AV, got a copy of The Emerald Dream from the guild,</text:span><text:span text:style-name="T323"> </text:span><text:span text:style-name="T272">hit my second cap, went to Dire Maul, realized I needed a key to get in, entered as a ghost, realized I still needed a key to get to the library, asked guild chat if anyone could help. Noskill was parked nearby and escorted me. I ported to Kargath as a Strat Live orb run was forming, did that with only one drop total. I went </text:span><text:span text:style-name="T324">Blackrock Mountain, realized I was already attuned for BWL, ported to Moonglade, started to fish but realized Nightfin is more common after midnight, flew </text:span><text:span text:style-name="T272">to Org, made a sandwich and have mostly been spacing out, 7:5</text:span><text:span text:style-name="T324">3</text:span><text:span text:style-name="T272">.</text:span></text:p>
      <text:p text:style-name="P476"><text:soft-page-break/><text:span text:style-name="T272">. . .</text:span><text:span text:style-name="T325">I went to Blackrock Mountain, laid in bed for a minute, decided I’d reboot my computer, 8:38. . .I </text:span><text:span text:style-name="T326">ran BWL, won Stormrage bracers and chest, ported to Moonglade, thought I might do some fishing but laid in bed instead. It was around midnight and I was very tired.</text:span></text:p>
      <text:p text:style-name="P476"><text:span text:style-name="T326"/></text:p>
      <text:p text:style-name="P185">VIII.XXV</text:p>
      <text:p text:style-name="P478"><text:span text:style-name="T272"/></text:p>
      <text:p text:style-name="P332">I had had very realistic dreams, memorably, the feeling of stepping on a pebble. I woke, played Wordle (SKATE in four,) ate a plum, flossed, decided on the rhino grey, tried to flatten it out, made a cup of coffee, did cuts, poked holes, wrote, 9:34.</text:p>
      <text:p text:style-name="P477"><text:span text:style-name="T272">. . .</text:span><text:span text:style-name="T327">I printed a label, ran the elastic, crafted #31 at 9:44. . .</text:span><text:span text:style-name="T328">I went downstairs, took a photo, posted, made another coffee, wrote, 10:01. . .</text:span><text:span text:style-name="T329">I played a bunch of AV, enchanted a thorium bar, flew to Thunderbluff, played one more then flew to Silithus, </text:span><text:span text:style-name="T330">2:05.</text:span></text:p>
      <text:p text:style-name="P477"><text:span text:style-name="T330"/></text:p>
      <text:p text:style-name="P333">. . .</text:p>
      <text:p text:style-name="P477"><text:span text:style-name="T330"/></text:p>
      <text:p text:style-name="P479"><text:span text:style-name="T330">I </text:span><text:span text:style-name="T272">ran AQ20, ported to Org, took the zepplin to Gromgol, ran ZG, hearthed to Kargath, made some dinner, ported to Moonglade, flew to Winterspring, did some banking, flew to Silithus, hearthed back to Kargath, ran UBRS, ported to Org, flew to Dustwallow, ran Ony, wiped once, then ran AV until my next milestone had been met; Hannah started messaging me around 1AM and I was grateful to listen to her talk about what was keeping her awake.</text:span></text:p>
      <text:p text:style-name="P479"><text:span text:style-name="T272"/></text:p>
      <text:p text:style-name="P186">VIII.XXVI</text:p>
      <text:p text:style-name="P480"><text:span text:style-name="T272"/></text:p>
      <text:p text:style-name="P480"><text:span text:style-name="T272">I woke up feeling a bit panicy about my life, probably because my top contender of plans for the day is to play AV for 15 hours. I played Wordle (STAKE in four,) put on PJs, made my bed, cut up some black leather, poked holes in it, 10:58. . .</text:span><text:span text:style-name="T331">I printed, stiched and tied </text:span><text:span text:style-name="T332">#32 at</text:span><text:span text:style-name="T331"> 11:04.</text:span></text:p>
      <text:p text:style-name="P480"><text:span text:style-name="T331">. . .</text:span><text:span text:style-name="T333">I played ten hours of AV and hit my 80K honor goal, drinking weaker and weaker coffees as I went, </text:span><text:soft-page-break/><text:span text:style-name="T333">eating grapes and eventually ramen. I ported to Moonglade, hopped a flight to Orgrimmar, put the game in windowed mode and wrote in my journal, 9:30. I also had a very good talk with Hannah in which I got to say the flirty thing I wanted and she even matched some of that energy. . .</text:span><text:span text:style-name="T334">I took a bath and, after having my hair in a bun for a week straight, a bunch was falling out, so I decided to wash it, and so much more came out, and I decided to brush it, and so much more came out, 10:32.</text:span></text:p>
      <text:p text:style-name="P480"><text:span text:style-name="T334"/></text:p>
      <text:p text:style-name="P480"><text:span text:style-name="T334">I think I still have a healthy amount, and I feel lighter. . .</text:span><text:span text:style-name="T335">I watched the end of Manhattan on the big TV and then checked WoW, so Enigmatic needed a healer for Scholo, which was very rough. The warrior refused to wear a shield. The warlock didn’t know about passing blues to the enchanter. It was a mess, but I stuck with it; nothing else was going on.</text:span></text:p>
      <text:p text:style-name="P481"><text:span text:style-name="T335"><text:s text:c="3"/>I ported to Moonglade, flew to Org, made a mooncloth bag, reorganized the gear in my bank, realized I had a couple easy-to-turn-in quest items, one of which I think will give me a mainhand healing upgrade in Silithus, so I hopped on the bird to there. . .</text:span><text:span text:style-name="T336">I turned that in, got a good weapon, hearthed to Kargath, flew to Light’s Hope, turned in a pointless quest, ported to Moonglade, flew to Org, did more banking, </text:span><text:span text:style-name="T337">2:26.</text:span></text:p>
      <text:p text:style-name="P481"><text:span text:style-name="T337"/></text:p>
      <text:p text:style-name="P482"><text:span text:style-name="T383">V</text:span><text:span text:style-name="T376">III.XXVII</text:span></text:p>
      <text:p text:style-name="P482"><text:span text:style-name="T272"/></text:p>
      <text:p text:style-name="P334">I woke, ate a plum, played Wordle (CROWN in five,) put on my shorts, 9:04.</text:p>
      <text:p text:style-name="P482"><text:span text:style-name="T272">. . .</text:span><text:span text:style-name="T338">I grabbed my bag with just my personal journal, two pens, cup, walked to a very quiet High Five, ordered a drip, went to Pritchard, got leafblown, went to Malaprops, bought two notebooks, back to High Five, back to Pritchard, learned of the Oasis reunion, texted Cait and Hannah, walked to the Fentaningles, bought peas x2, ramen x2, arugula, tiny mayonaise, Hop Splash, walked home, unpacked, wrote, 12:32. . .</text:span><text:span text:style-name="T339">I bought my General’s armor, rearranged my bags and bank, 12:49.</text:span></text:p>
      <text:p text:style-name="P482"><text:soft-page-break/><text:span text:style-name="T339">. . .</text:span><text:span text:style-name="T340">I left the house again, this time wearing my hat, and with only my cup in my bag. I walked to Aldi, bought grapes, plums, bananas, walked to Odd, but they weren’t open yet, which was okay because I really wanted a burger from UJ anyway. I sat next to Michel and talked about WoW/Diablo, ate, walked home, unpacked, flossed, wrote, 2:26.</text:span></text:p>
      <text:p text:style-name="P482"><text:span text:style-name="T340">. . .</text:span><text:span text:style-name="T341">I cut up leather from the extra tough for a Junior, poked holes, 2:54. . .</text:span><text:span text:style-name="T342">I printed a label (which somehow still fits,) ran the elastic, took a photo on the coffee table, got my image overlay option taken away on Instagram, fought it forever, gave up, posted, wrote, 3:39.</text:span></text:p>
      <text:p text:style-name="P482"><text:span text:style-name="T342"/></text:p>
      <text:p text:style-name="P335">. . .</text:p>
      <text:p text:style-name="P482"><text:span text:style-name="T342"/></text:p>
      <text:p text:style-name="P483"><text:span text:style-name="T342">I </text:span><text:span text:style-name="T272">tried to enchant my gloves for riding skill, realized there were no large radiant shards anywhere, saw someone was running ZF and decided to carry them through it, which was laborious, and the dude who was most cool with it accidentally rolled on the only blue that dropped. I was grumpy. They were on the AH after that, though, for 15 gold a pop. He offered to buy me two and I said just one would be nice.</text:span></text:p>
      <text:p text:style-name="P483"><text:span text:style-name="T272"><text:s text:c="3"/>I did a few BRD arenas with someone on their dualboxing rogue/warrior setup, ported to Moonglade, flew to Org, talked to Milrond about how cool druids are, did UBRS with mostly Second Wind. I did some BRD with Dookem and a couple other LTD, ported to Moonglade and fished. . .</text:span><text:span text:style-name="T343">I did a Strat Live run w/ Axeuaquestion and others, ported to Moonglade and started flying to Org, 2:46.</text:span></text:p>
      <text:p text:style-name="P483"><text:span text:style-name="T343"/></text:p>
      <text:p text:style-name="P484"><text:span text:style-name="T384">V</text:span><text:span text:style-name="T376">III.XXVIII</text:span></text:p>
      <text:p text:style-name="P484"><text:span text:style-name="T272"/></text:p>
      <text:p text:style-name="P336">I woke, played Wordle with blurry eyes (LITHE in four. I don’t know what that is.) I ate a plum, picked out a piece of leather, made a coffee, crafted journal #34, went to the back patio, took a photo, posted, added a half cup to my coffee, came upstairs, wrote, 9:41.</text:p>
      <text:p text:style-name="P484"><text:span text:style-name="T272"/></text:p>
      <text:p text:style-name="P485"><text:soft-page-break/><text:span text:style-name="T272">. . .</text:span></text:p>
      <text:p text:style-name="P484"><text:span text:style-name="T272"/></text:p>
      <text:p text:style-name="P337">I drove to Side House, recorded a song with Lucy, Hunter, Kevin and Dan, ate White Duck, recorded another song, drove to the shed and played music for the first time as the S6 organ trio. I drove home, ate a plum, wrote, 1:49.</text:p>
      <text:p text:style-name="P486"><text:span text:style-name="T272"/></text:p>
      <text:p text:style-name="P187">VIII.XXIX</text:p>
      <text:p text:style-name="P487"><text:span text:style-name="T272"/></text:p>
      <text:p text:style-name="P488"><text:span text:style-name="T272">I woke, played Wordle (SPUNK in five,) brushed my teeth, ate a handful of grapes, went downstairs, made coffee, came back up, wrote, 8:28. . .</text:span><text:span text:style-name="T344">I stood around Orgrimmar and laid in bed until 10:44. </text:span><text:span text:style-name="T345">. .I walked to Kota Kai, ordered a latte, walked to Aldi, bought grapes/CheezIts, walked to Brew Pump, bought hop water, walked home, unpacked, wrote, 12:03.</text:span></text:p>
      <text:p text:style-name="P488"><text:span text:style-name="T345">. . .I </text:span><text:span text:style-name="T346">ran a difficult Strat UD, then a difficult Scholo, came very close to a nap, made a sandwich, ran a light ZG with the guild, wrote, 10:47. . .</text:span><text:span text:style-name="T347">I got bored and a little sad, laid down for a while, got back up, stood around Org but was lagging, 11:57.</text:span></text:p>
      <text:p text:style-name="P488"><text:span text:style-name="T347"/></text:p>
      <text:p text:style-name="P489"><text:span text:style-name="T385">V</text:span><text:span text:style-name="T376">III.XXX</text:span></text:p>
      <text:p text:style-name="P489"><text:span text:style-name="T272"/></text:p>
      <text:p text:style-name="P338">I woke, played wordle (KNAVE in five,) crafted #36 Junior from some extra soft leather, went downstairs, made a coffee, took a photo in the back yard, sat on the bench and drank in quiet reflection, came upstairs, wrote, 12:09.</text:p>
      <text:p text:style-name="P489"><text:span text:style-name="T272"/></text:p>
      <text:p text:style-name="P489"><text:span text:style-name="T272">I am feeling a big transition. I miss my parents. I know it’s time to be done with WoW. The Ever-Expanding is entering a </text:span><text:span text:style-name="T370">very</text:span><text:span text:style-name="T272"> exciting new phase. I strangely have two shows with Fwuit this weekend. I’ll be seeing Ryan and Melissa today. I am open to being flexible and rolling with everything, knowing that nothing lasts and I’m grateful I had a week-and-a-half to be mostly alone with my Tauren druid.</text:span></text:p>
      <text:p text:style-name="P489"><text:span text:style-name="T272"/></text:p>
      <text:p text:style-name="P339">/ / /</text:p>
      <text:p text:style-name="P490"><text:span text:style-name="T272"/></text:p>
      <text:p text:style-name="P491"><text:soft-page-break/><text:span text:style-name="T272">I went to UJ, ordered a burger/tots/coke, walked home, laid in bed, somehow looked at Instagram and got fed an infographic about autistic burnout, which I strongly related to. I took an autism test online and ended up in the borderline section, indicating that I experience many autistic tendencies, 1:24.</text:span></text:p>
      <text:p text:style-name="P491"><text:span text:style-name="T272"/></text:p>
      <text:p text:style-name="P340">. . .</text:p>
      <text:p text:style-name="P491"><text:span text:style-name="T272"/></text:p>
      <text:p text:style-name="P341">I loaded my drums into Kev’s car, made a coffee, rode to Boone, arriving at the same time as Ryan &amp; Melissa. We set up, sound checked, played a Moon &amp; You set, a Fwuit set, a MoonFwuit set, tore down, walked to Black Cat, enjoyed each other’s company and talked about our families.</text:p>
      <text:p text:style-name="P341"><text:s text:c="3"/>We walked back to the Jones House and Kevin realized he didn’t know where his keys were. I went back to Black Cat looked around, walked back to Jones House, and, as I was approaching the back parking lot, noticed they were on a bench where Kevin, Ryan and I had sat for a minute after the show.</text:p>
      <text:p text:style-name="P341"><text:s text:c="3"/>We said our goodbyes, got in the car, rode home listening to the New Scott jams, Link Wray and a beautiful collection of songs by Wyndham. I put my drums back in the truck, went inside, ate grapes, looked at my phone, wrote, 11:07.</text:p>
      <text:p text:style-name="P492"><text:span text:style-name="T272"/></text:p>
      <text:p text:style-name="P188">VIII.XXXI</text:p>
      <text:p text:style-name="P493"><text:span text:style-name="T272"/></text:p>
      <text:p text:style-name="P493"><text:span text:style-name="T272">I woke, played Wordle (SPOUT in four,) responded to Hannah, went downstairs, made coffee, drank it on the bench, made another, ate some fruit, came upstairs, wrote, 11:26. . .</text:span><text:span text:style-name="T348">I made #37, took a bath, shaved, 12:34.</text:span></text:p>
      <text:p text:style-name="P493"><text:span text:style-name="T348"/></text:p>
      <text:p text:style-name="P342">. . .</text:p>
      <text:p text:style-name="P494"><text:span text:style-name="T348"/></text:p>
      <text:p text:style-name="P493"><text:span text:style-name="T348">I put on underwear and pants, green T-shirt, took my boots, journal bag, backup snare stand out to the car. I put on ol trusty blue button up, flossed, brushed, got in the truck, drove to Guitar Center, bought a mount from Wyndham, drove him to Rosetta's, </text:span><text:soft-page-break/><text:span text:style-name="T348">then myself to Black Mountain. I ate a Dave's Single in the most chaotic Wendy's ever, drove to Beradu, bought an NA Guinness, sat on the patio, looked at my phone, wrote, 5:17.</text:span></text:p>
      <text:p text:style-name="P493"><text:span text:style-name="T348">. . .</text:span><text:span text:style-name="T349">We played a set to no one, took a break. I grabbed another beer and a couple showed up for our second set. They ended up being very enthusiastic, called their parents. Our second set was very fun. I sped home, took off my boots, ordered Dominos, 8:45.</text:span></text:p>
      <text:p text:style-name="P493"><text:span text:style-name="T349"/></text:p>
      <text:p text:style-name="P505">. . .</text:p>
      <text:p text:style-name="P493"><text:span text:style-name="T349"/></text:p>
      <text:p text:style-name="P506">I raided BWL, won Stormrage boots and shoulders (!,) raided MC, won Cenarion helm, a bit of a sidegrade but good for PVP for now. We scored a binding and, after much guild coordination over mats, fought the Thunderfury boss in Silithus, which was the first time I've ever done such and the most fun I had seen LtD have so far. I was very tired and went to bed.</text:p>
      <text:p text:style-name="P506"><text:s text:c="3"/>Hannah responded to me at 4AM and I did my best to communicate like a human. She said, "You're up late/early!"</text:p>
      <text:p text:style-name="P506"><text:s text:c="3"/>I said, "Just for a moment methinks," and, "I was thirsty!"</text:p>
      <text:p text:style-name="P506"><text:s text:c="3"/>"Get some sleeeeeeeep," she said, which I found cute and sweet.</text:p>
      <text:p text:style-name="P506"><text:s text:c="3"/>I said, "Okay goodniiiiight safe travels"</text:p>
      <text:p text:style-name="P506"><text:s text:c="3"/>And she said, "Good night!!"</text:p>
      <text:p text:style-name="P493"><text:span text:style-name="T349"/></text:p>
      <text:p text:style-name="P495"><text:span text:style-name="T386">I</text:span><text:span text:style-name="T376">X.I</text:span></text:p>
      <text:p text:style-name="P495"><text:span text:style-name="T272"/></text:p>
      <text:p text:style-name="P507">I woke, started Wordle, checked the weather, saw it was going to rain from noon to nine, put on clothes, walked up Brevard, cut behind the church, crossed over Haywood, heard someone yell, “Hey, Mary!,” thought it sounded like Isiah, realized they could have been saying hey nerd, and indeed; we talked about him moving to Durham, slowly getting into relationships, sobriety.</text:p>
      <text:p text:style-name="P495"><text:span text:style-name="T272"><text:s text:c="3"/>I went into Bad Manners, ordered a double shot, sat on the ridiculously jankily cute back patio, wrote in Keep, went over to to Ingles, bought Canadian bacon, grapes, went back to Bad Manners, </text:span><text:soft-page-break/><text:span text:style-name="T272">ordered a drip, walked home, put groceries away, took out the trash/recycling, started my dirty clothes pile, </text:span><text:span text:style-name="T350">finished Wordle (MUSHY in four,) </text:span><text:span text:style-name="T272">wrote, 11:56. . .</text:span><text:span text:style-name="T351">I pooped, then signed up for a surprise 8PM Ony and 2PM Pughouse ZG, 12:09.</text:span></text:p>
      <text:p text:style-name="P495"><text:span text:style-name="T351">. . .</text:span><text:span text:style-name="T352">I cleaned the tub, took a bath, decided I had had my last shave of the year, moved the mirror back to the living room, ate a banana, put my toiletries in the medicine cabinet, cleaned the sink, sat at the computer and wrote, 12:45. . .</text:span><text:span text:style-name="T353">I cut and marked some ruby red leather for a Junior, 12:52. . .</text:span><text:span text:style-name="T354">I poked, printed, stitched, 1:04.</text:span></text:p>
      <text:p text:style-name="P495"><text:span text:style-name="T354">...</text:span><text:span text:style-name="T355">I ran a pug ZG, changed over my laundry, made mooncloth and a bag, pasted a couple pages, played an AB, 4:25. . .</text:span><text:span text:style-name="T356">Hannah was having a tough time and wanted some stories, so I told her everything I knew. I hopped on my warrior, walked to Hammerfall, killing things on the way, flew to UC, hopped on the zep, went to Org, tried to respec but didn’t have enough.</text:span></text:p>
      <text:p text:style-name="P495"><text:span text:style-name="T356"><text:s text:c="3"/>I switched to Kamaka, mailed some money, flew to Dustwallow, watched the end of Robinhood and put in Enemy of the State. . .</text:span><text:span text:style-name="T357">I did Only with LtD but got nothing, played Tokup for a while, did an UBRS, bounced around from potential group to potential group, finished Enemy of the State, wrote, 11:44.</text:span></text:p>
      <text:p text:style-name="P495"><text:span text:style-name="T357">. . .</text:span><text:span text:style-name="T358">I went to bed, got back up, fished, played some Tokup, did a Strat Live, fished, played some Tokup, 2:52. . .</text:span><text:span text:style-name="T359">I think I went back to bed, and got back on again.</text:span></text:p>
      <text:p text:style-name="P495"><text:span text:style-name="T359"/></text:p>
      <text:p text:style-name="P510">IX.II</text:p>
      <text:p text:style-name="P496"><text:span text:style-name="T272"/></text:p>
      <text:p text:style-name="P497"><text:span text:style-name="T272">Played Wordle, fell back asleep, got a text from Scott asking about availability, got up and sat at the computer, 10:05. . .</text:span><text:span text:style-name="T360">I played Tokup until his bags were full, laid back in bed, got up, made coffee, 10:55. . .</text:span><text:span text:style-name="T361">I did some runaround quests and took another nap, got up, made a sandwich and started stripping my bed, 2:02. . .</text:span><text:span text:style-name="T362">I started a load, found Hemm</text:span><text:span text:style-name="T363">e</text:span><text:span text:style-name="T362">t Nessingwary, wrote, 2:20.</text:span></text:p>
      <text:p text:style-name="P497"><text:span text:style-name="T362">. . .</text:span><text:span text:style-name="T363">I walked to Aldi, bought green grapes, bananas, CheezIts, went to Odd’s, ordered a latte, drank it </text:span><text:soft-page-break/><text:span text:style-name="T363">at the Brew Pump, walked home, put my groceries away, grabbed a hop water, wrote, 4:09. . .</text:span><text:span text:style-name="T364">I cut some leather, poked some holes, ran around Salt Flats on Tokup killing things until I hit 32, ported, flew to Org, trained, quit, 5:29.</text:span></text:p>
      <text:p text:style-name="P497"><text:span text:style-name="T364">. . .</text:span><text:span text:style-name="T365">I made journal 39, took a pic with all the others, posted then shared all the available ones from my personal profile and heard from Hannah. I made a sandwich, ate it with CheezIts, heard from Scott that we would start at 11 and dinner would be on him, checked on my bedding in the dryer, wrote, 6:28. . .</text:span><text:span text:style-name="T366">I logged in, got Nef buff, ported to 1kN, killed some turtles n’ such, 6:49.</text:span></text:p>
      <text:p text:style-name="P497"><text:span text:style-name="T366">. . .</text:span><text:span text:style-name="T367">I made my bed, packed up hop water, grapes, CheezIts, drove to the airport, waited around in the Marathon parking lot, picked up Hannah, drove to her house, helped her with her bags, said hello to the cats, gave her some grapes and two hop waters, had a long hug, gave her a kiss on the head, said I would surely see her soon.</text:span></text:p>
      <text:p text:style-name="P508"><text:s text:c="3"/>“See you I don’t know when,” she said.</text:p>
      <text:p text:style-name="P498"><text:span text:style-name="T272"><text:s text:c="3"/>I turned the truck around as she waved goodbye from the kitchen door. I drove home, laid on the bed for a few, then wrote, 9:50. . .</text:span><text:span text:style-name="T368">I stood around Org, laid in bed, stood around Org, 10:56.</text:span></text:p>
      <text:p text:style-name="P498"><text:span text:style-name="T368"/></text:p>
      <text:p text:style-name="P499"><text:span text:style-name="T387">I</text:span><text:span text:style-name="T376">X.III</text:span></text:p>
      <text:p text:style-name="P499"><text:span text:style-name="T272"/></text:p>
      <text:p text:style-name="P509">My alarm went off at nine. I made a coffee, played Wordle (FAINT in two,) made a coffee to go, got in the truck, drove to the shed, hung out on the porch with Kev, Scott, Leann, Myrtle and Charlie the Dog for a while, recorded Doctor Doctor and Interruption, hung with Alyse, ate burritos, recorded Dark Horse, The Star Spangled Banner, Kevvy’s Instrumental and Mountain Dew. I said, “I need to sleep,” drove home, threw off my clothes, got in bed and slept. I dreamt I was in a town much like Little Washington, doing all kinds of activities.</text:p>
      <text:p text:style-name="P499"><text:span text:style-name="T272"/></text:p>
      <text:p text:style-name="P499"><text:span text:style-name="T376"/></text:p>
      <text:p text:style-name="P499"><text:span text:style-name="T376"/></text:p>
      <text:p text:style-name="P500"><text:soft-page-break/><text:span text:style-name="T376">IX.IV</text:span></text:p>
      <text:p text:style-name="P503"><text:span text:style-name="T376"/></text:p>
      <text:p text:style-name="P509">My alarm went off at 8:40. I played Wordle (STERN in four,) made a coffee, walked to Odd’s, ordered a quad latte, talked to Alyse’s ex Will, walked to Kev’s, worked on recording Dulci’s Christmas tune. We started with Ethan’s base track, added Dulci vocals, scratch guitar, drums/bass, sleigh bells, stereo inverted shaker, tambo, potato drum, real guitar, high-strung guitar.</text:p>
      <text:p text:style-name="P509"><text:s text:c="3"/>We listened to the Scott songs while setting up to record piano. I announced I was gonna skeedaddle, walked up towards Aldi. I stopped in a shady spot outside of Ace and texted Hannah saying it was perfect outside. She agreed, said she was going to work on PR stuff at Lazoom. I told her I would be free later and the following day if she wanted to walk, eat and/or listen.</text:p>
      <text:p text:style-name="P503"><text:span text:style-name="T376"><text:s text:c="3"/>I bought grapes, bananas, gave Jackie a hug, walked to Izzy’s, ordered a latte, went to Brew Pump, bought hop water, walked home, put away my groceries, sat at the computer, wrote, 2:45. . .</text:span><text:span text:style-name="T388">I played some Tokup, made tentative plans to get ice cream with Hannah, took a bath, made two sandwiches, respec</text:span><text:span text:style-name="T389">ced to</text:span><text:span text:style-name="T388"> deep prot, killed a few things, cooked a few things, 5:43.</text:span></text:p>
      <text:p text:style-name="P503"><text:span text:style-name="T388">. . .</text:span><text:span text:style-name="T389">I grinded, decided to go for a blend of prot/arms, bought a new mace/shield, enchanted, killed some things on the Shimmering Flats, 8:20.</text:span></text:p>
      <text:p text:style-name="P503"><text:span text:style-name="T389"/></text:p>
      <text:p text:style-name="P512"><text:span text:style-name="T389">. . .</text:span></text:p>
      <text:p text:style-name="P503"><text:span text:style-name="T389"/></text:p>
      <text:p text:style-name="P513"><text:span text:style-name="T389">H</text:span><text:span text:style-name="T376">annah said she was done with yoga and almost home, so I walked down to her house. We went up to the Hop for ice cream, then to my house. She made tea and we transformed my bed into a futon, listened to the new Scott songs while she played with my magnet sphere. During the instrumental, I kissed her on the cheek. She turned her back to me and leaned in for cuddles.</text:span></text:p>
      <text:p text:style-name="P513"><text:span text:style-name="T376"><text:s text:c="3"/>When the album was over, I suggested a movie, perhaps the one about animals. She said, “If you want me to pay attention to you instead of cats, you should put on music.” I put on K. Frimpong and we </text:span><text:soft-page-break/><text:span text:style-name="T376">made out, transformed the futon back into bed. We got naked and I put on the Andy Shaulf album, but only made it halfway through before changing over to Khruangbin. We had many false starts as I was nervous and she was tight, but after going down on each other many times, made amazing love.</text:span></text:p>
      <text:p text:style-name="P513"><text:span text:style-name="T376"><text:s text:c="3"/>We cuddled for a while and, as she started to fall asleep, she realized she should probably do so in her own bed. I had a hard time getting the truck out of the driveway, but drove her home, kissed her on both sides of the truck. I drove back to the house, wrote, 12:29. . .</text:span><text:span text:style-name="T390">I ran around STV with Tokup until 2:38.</text:span></text:p>
      <text:p text:style-name="P513"><text:span text:style-name="T390"/></text:p>
      <text:p text:style-name="P514"><text:span text:style-name="T390">I</text:span><text:span text:style-name="T376">X.V</text:span></text:p>
      <text:p text:style-name="P514"><text:span text:style-name="T272"/></text:p>
      <text:p text:style-name="P514"><text:span text:style-name="T272">Hannah texted before nine asking if I was awake, and I started to freak out. I said, “Yeah, what’s up?” Her meeting was in West Asheville and she wanted to come over, which was nice. We cuddled until almost 9:30. I played Wordle and fell back asleep til 12:30. Lucy had texted me asking what I was up to, but I didn’t know how to respond.</text:span></text:p>
      <text:p text:style-name="P514"><text:span text:style-name="T272"><text:s text:c="3"/>I made coffee, drank it on the couch, made another, went to the computer, wrote, 1:17.</text:span></text:p>
      <text:p text:style-name="P514"><text:span text:style-name="T272"/></text:p>
      <text:p text:style-name="P514"><text:span text:style-name="T272">Being free to have Hannah stop by whenver she likes is a new priority for me, and so my already-fading friendship with Lucy becomes even tougher to rectify. If it was really important, I could find a way to explain the friendship to Hannah, but it’s not. I feel bad, but we are so far apart now. I don’t see how she or Cait can fit into my life anymore, and that’s okay. . .</text:span><text:span text:style-name="T369">I killed things in the jungle, 2:13.</text:span></text:p>
      <text:p text:style-name="P514"><text:span text:style-name="T369"/></text:p>
      <text:p text:style-name="P515"><text:span text:style-name="T369">. . .</text:span></text:p>
      <text:p text:style-name="P514"><text:span text:style-name="T369"/></text:p>
      <text:p text:style-name="P516"><text:span text:style-name="T369">I </text:span><text:span text:style-name="T272">paid rent and realized I should go to the bank, so I walked straight there, deposted $100, went and sat in the park. Hannah said she was doing computer work a bit early at Terra Nova, so I walked down there, sat with her, had cutely awkward conversation, left </text:span><text:soft-page-break/><text:span text:style-name="T272">when her shift began. I walked to Olde London Road, ordered a double burger with fries, Coke, NA Guinness, crushed my burger in an Aderondak chair, talked with a cool lady selling hats. I walked up the hill, went to ingles for grapes/CheezIts, walked home, took off my heavy-ass bag, put new grapes in the fridge, took old ones out w/ a hop water, sat at the computer and wrote, 7:20.</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37</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9-05T19:20:03.517676298</dc:date>
    <meta:editing-duration>P46DT5H16M53S</meta:editing-duration>
    <meta:editing-cycles>599</meta:editing-cycles>
    <meta:generator>LibreOffice/24.2.5.2$MacOSX_X86_64 LibreOffice_project/bffef4ea93e59bebbeaf7f431bb02b1a39ee8a59</meta:generator>
    <meta:print-date>2024-09-05T14:41:57.848793742</meta:print-date>
    <meta:document-statistic meta:table-count="0" meta:image-count="0" meta:object-count="0" meta:page-count="137" meta:paragraph-count="1122" meta:word-count="42077" meta:character-count="221226" meta:non-whitespace-character-count="178732"/>
  </office:meta>
</office:document-meta>
</file>